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Helvetica Neue" svg:font-family="'Helvetica Neue'"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000000"/>
    </style:style>
    <style:style style:name="gr2" style:family="graphic" style:parent-style-name="standard">
      <style:graphic-properties draw:stroke="none" draw:fill="solid" draw:fill-color="#ebebeb"/>
    </style:style>
    <style:style style:name="gr3" style:family="graphic" style:parent-style-name="standard">
      <style:graphic-properties draw:stroke="solid" svg:stroke-width="0.037cm" svg:stroke-color="#333333" draw:stroke-linejoin="miter" svg:stroke-linecap="butt" draw:fill="none" fo:padding-top="0.018cm" fo:padding-bottom="0.018cm" fo:padding-left="0.018cm" fo:padding-right="0.018cm"/>
    </style:style>
    <style:style style:name="gr4" style:family="graphic" style:parent-style-name="standard">
      <style:graphic-properties draw:stroke="solid" svg:stroke-width="0.037cm" svg:stroke-color="#333333" draw:stroke-linejoin="miter" svg:stroke-linecap="butt" draw:fill="solid" draw:fill-color="#000000" fo:padding-top="0.018cm" fo:padding-bottom="0.018cm" fo:padding-left="0.018cm" fo:padding-right="0.018cm"/>
    </style:style>
    <style:style style:name="gr5" style:family="graphic" style:parent-style-name="standard">
      <style:graphic-properties draw:stroke="none" draw:fill="solid" draw:fill-color="#000000" draw:opacity="30%"/>
    </style:style>
    <style:style style:name="gr6" style:family="graphic" style:parent-style-name="standard">
      <style:graphic-properties draw:stroke="solid" svg:stroke-width="0.025cm" svg:stroke-color="#000000" svg:stroke-opacity="30%" draw:stroke-linejoin="round" svg:stroke-linecap="round" draw:fill="none" fo:padding-top="0.012cm" fo:padding-bottom="0.012cm" fo:padding-left="0.012cm" fo:padding-right="0.012cm"/>
    </style:style>
    <style:style style:name="gr7" style:family="graphic" style:parent-style-name="standard">
      <style:graphic-properties draw:stroke="solid" svg:stroke-width="0.037cm" svg:stroke-color="#333333" draw:stroke-linejoin="miter" svg:stroke-linecap="butt" draw:fill="solid" draw:fill-color="#bebebe" fo:padding-top="0.018cm" fo:padding-bottom="0.018cm" fo:padding-left="0.018cm" fo:padding-right="0.018cm"/>
    </style:style>
    <style:style style:name="gr8" style:family="graphic" style:parent-style-name="standard">
      <style:graphic-properties draw:stroke="solid" svg:stroke-width="0.037cm" svg:stroke-color="#333333" draw:stroke-linejoin="miter" svg:stroke-linecap="butt" draw:fill="solid" draw:fill-color="#ffa500" fo:padding-top="0.018cm" fo:padding-bottom="0.018cm" fo:padding-left="0.018cm" fo:padding-right="0.018cm"/>
    </style:style>
    <style:style style:name="gr9" style:family="graphic" style:parent-style-name="standard">
      <style:graphic-properties draw:stroke="none" svg:stroke-color="#000000" draw:fill="none" draw:fill-color="#ffffff" draw:textarea-horizontal-align="left" draw:auto-grow-height="true" draw:auto-grow-width="false" fo:min-height="1.512cm" fo:min-width="0cm"/>
      <style:paragraph-properties style:writing-mode="lr-tb"/>
    </style:style>
    <style:style style:name="gr10" style:family="graphic" style:parent-style-name="standard">
      <style:graphic-properties draw:stroke="solid" svg:stroke-width="0.037cm" svg:stroke-color="#ffffff" draw:stroke-linejoin="round" svg:stroke-linecap="round" draw:fill="solid" draw:fill-color="#ffffff" fo:padding-top="0.018cm" fo:padding-bottom="0.018cm" fo:padding-left="0.018cm" fo:padding-right="0.018cm"/>
    </style:style>
    <style:style style:name="gr11"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12" style:family="graphic" style:parent-style-name="standard">
      <style:graphic-properties draw:stroke="solid" svg:stroke-width="0.075cm" svg:stroke-color="#333333" draw:stroke-linejoin="miter" svg:stroke-linecap="butt" draw:fill="none" fo:padding-top="0.037cm" fo:padding-bottom="0.037cm" fo:padding-left="0.037cm" fo:padding-right="0.037cm"/>
    </style:style>
    <style:style style:name="gr13" style:family="graphic" style:parent-style-name="standard">
      <style:graphic-properties draw:stroke="none" draw:fill="solid" draw:fill-color="#43cd80" draw:opacity="70%"/>
    </style:style>
    <style:style style:name="gr14" style:family="graphic" style:parent-style-name="standard">
      <style:graphic-properties draw:stroke="none" draw:fill="solid" draw:fill-color="#836fff" draw:opacity="70%"/>
    </style:style>
    <style:style style:name="gr15" style:family="graphic" style:parent-style-name="standard">
      <style:graphic-properties draw:stroke="none" draw:fill="solid" draw:fill-color="#4d4d4d"/>
    </style:style>
    <style:style style:name="gr16" style:family="graphic" style:parent-style-name="standard">
      <style:graphic-properties draw:stroke="none" svg:stroke-color="#000000" draw:fill="none" draw:fill-color="#ffffff" draw:textarea-horizontal-align="left" draw:auto-grow-height="true" draw:auto-grow-width="false" fo:min-height="1.517cm" fo:min-width="0.726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1.517cm" fo:min-width="0.773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17cm" fo:min-width="0.772cm"/>
      <style:paragraph-properties style:writing-mode="lr-tb"/>
    </style:style>
    <style:style style:name="P1" style:family="paragraph">
      <loext:graphic-properties draw:fill="solid" draw:fill-color="#000000"/>
    </style:style>
    <style:style style:name="P2" style:family="paragraph">
      <loext:graphic-properties draw:fill="solid" draw:fill-color="#ebebeb"/>
    </style:style>
    <style:style style:name="P3" style:family="paragraph">
      <loext:graphic-properties draw:fill="none"/>
    </style:style>
    <style:style style:name="P4" style:family="paragraph">
      <loext:graphic-properties draw:fill="solid" draw:fill-color="#000000" draw:opacity="30%"/>
    </style:style>
    <style:style style:name="P5" style:family="paragraph">
      <loext:graphic-properties draw:fill="solid" draw:fill-color="#bebebe"/>
    </style:style>
    <style:style style:name="P6" style:family="paragraph">
      <loext:graphic-properties draw:fill="solid" draw:fill-color="#ffa500"/>
    </style:style>
    <style:style style:name="P7" style:family="paragraph">
      <loext:graphic-properties draw:fill="none" draw:fill-color="#ffffff"/>
      <style:paragraph-properties style:writing-mode="lr-tb"/>
      <style:text-properties style:font-name="Helvetica Neue"/>
    </style:style>
    <style:style style:name="P8" style:family="paragraph">
      <loext:graphic-properties draw:fill="solid" draw:fill-color="#ffffff"/>
    </style:style>
    <style:style style:name="P9" style:family="paragraph">
      <loext:graphic-properties draw:fill="solid" draw:fill-color="#43cd80" draw:opacity="70%"/>
    </style:style>
    <style:style style:name="P10" style:family="paragraph">
      <loext:graphic-properties draw:fill="solid" draw:fill-color="#836fff" draw:opacity="70%"/>
    </style:style>
    <style:style style:name="P11" style:family="paragraph">
      <loext:graphic-properties draw:fill="solid" draw:fill-color="#4d4d4d"/>
    </style:style>
    <style:style style:name="P12" style:family="paragraph">
      <loext:graphic-properties draw:fill="none" draw:fill-color="#ffffff"/>
      <style:paragraph-properties style:writing-mode="lr-tb"/>
      <style:text-properties style:font-name="Helvetica Neue" fo:font-weight="bold" style:font-weight-asian="bold" style:font-weight-complex="bold"/>
    </style:style>
    <style:style style:name="T1" style:family="text">
      <style:text-properties style:font-name="Helvetica Neue" fo:font-size="36pt" style:font-size-asian="36pt" style:font-size-complex="36pt"/>
    </style:style>
    <style:style style:name="T2" style:family="text">
      <style:text-properties style:font-name="Helvetica Neue"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0.952cm" svg:height="1.097cm" svg:x="32.244cm" svg:y="2.813cm" svg:viewBox="0 0 953 1098" draw:points="591,177 591,1098 359,1098 359,177 0,177 0,0 953,0 953,177">
          <text:p/>
        </draw:polygon>
        <draw:polygon draw:style-name="gr1" draw:text-style-name="P1" draw:layer="layout" svg:width="0.499cm" svg:height="0.858cm" svg:x="33.32cm" svg:y="3.051cm" svg:viewBox="0 0 500 859" draw:points="7,859 7,213 7,208 7,203 7,196 7,192 7,185 7,180 7,174 7,168 5,163 5,157 5,150 5,144 5,139 5,132 5,127 5,121 5,114 5,109 5,103 3,99 3,94 3,89 3,82 3,77 3,73 3,68 3,63 3,58 3,53 3,48 2,45 2,40 2,37 2,33 2,29 2,26 2,25 2,21 0,18 0,16 211,16 211,18 213,21 213,23 213,26 213,29 213,33 215,35 215,40 215,43 215,48 215,53 215,58 216,63 216,68 216,73 216,77 216,82 218,89 218,94 218,99 218,103 220,109 220,114 220,121 220,126 220,130 220,137 220,142 221,148 221,153 221,158 221,163 221,168 221,172 221,177 221,180 221,185 223,188 223,192 223,196 225,196 230,187 233,177 235,170 239,162 242,153 245,144 249,137 252,129 255,121 259,114 262,108 265,100 268,94 272,87 277,81 280,74 283,69 288,63 293,58 297,53 302,46 306,43 311,38 316,34 322,31 327,26 332,23 339,20 346,16 352,15 359,11 365,8 372,7 379,5 386,3 394,2 403,2 411,0 421,0 429,0 434,0 438,0 443,0 447,0 450,2 455,2 458,2 462,3 467,3 470,3 473,5 478,5 481,7 485,7 488,7 490,8 493,8 495,10 498,11 500,11 500,193 496,193 491,192 488,192 483,190 478,190 473,188 470,188 465,188 462,187 457,187 452,185 448,185 443,183 438,183 431,183 426,183 421,182 414,182 409,182 403,182 388,183 372,185 357,188 342,193 329,200 317,206 305,214 295,226 283,237 273,248 265,263 257,277 250,297 244,314 239,332 236,353 233,374 231,396 230,421 230,446 230,859">
          <text:p/>
        </draw:polygon>
        <draw:path draw:style-name="gr1" draw:text-style-name="P1" draw:layer="layout" svg:width="0.781cm" svg:height="0.872cm" svg:x="33.907cm" svg:y="3.052cm" svg:viewBox="0 0 782 873" svg:d="M401 873l-18-1h-18l-18-2-16-2-19-3-15-2-17-3-15-5-16-5-14-4-15-4-14-7-15-8-13-7-12-8-12-8-11-10-12-10-12-8-10-10-12-12-8-13-10-13-10-13-9-12-6-15-8-15-7-14-6-16-5-16-5-16-5-20-5-17-3-20-3-19-2-20-3-18v-23l-2-22v-20-24l2-23 1-22 2-21 3-22 4-18 3-20 7-19 5-18 6-16 6-18 7-15 8-14 8-14 8-13 10-15 10-11 10-12 11-11 12-11 11-9 12-10 11-8 13-8 11-9 14-8 15-5 13-5 13-7 14-5 15-3 15-5 15-3 16-3 15-2 15-2 16-1 15-2h16 16 20 19l19 2 18 3 18 3 17 3 15 5 17 5 15 7 15 6 14 8 13 6 13 10 14 8 11 10 11 10 12 9 10 11 9 11 10 13 9 14 8 13 7 13 9 13 6 15 7 16 7 15 5 17 5 17 5 16 3 18 3 17 4 19 3 18 3 20 2 19 2 19v22 18 21 7h-547v11 10l1 10v11 9l2 10 1 10 1 10 2 10 2 8 1 9 4 8 1 10 4 8 1 8 5 8 3 8 4 7 3 7 5 7 5 6 3 7 5 4 5 7 7 5 5 5 6 5 6 5 5 5 9 3 6 5 7 2 8 2 9 3 8 2 5 1 10 2h9l10 1h10 11l10-1h11l10-2 10-3 10-3 8-2 8-4 9-3 8-5 7-5 7-7 7-6 5-7 5-8 5-6 5-10 5-8 3-9 3-10 210 18-3 6-2 8-5 6-3 8-5 9-4 6-3 8-5 9-5 8-5 7-7 8-5 8-4 8-6 9-9 6-6 8-7 7-8 8-8 6-9 6-8 7-9 6-10 7-10 6-10 5-12 7-11 5-12 5-10 4-14 4-13 5-13 4-15 3-14 3-15 2-15 1-17 2-15 2h-19zM401 137h-7-6-7l-7 2-5 1h-7l-6 2-7 3-7 2-5 1-6 2-5 3-5 4-7 3-5 3-4 3-5 4-5 4-5 5-5 4-3 5-4 7-5 5-3 6-3 5-4 7-3 8-3 6-3 6-4 8-1 8-4 9-1 9-2 9-2 9-1 10v9l-1 10-2 11v10h333l-2-20-3-18-4-18-3-17-5-16-5-14-7-14-6-13-9-12-8-10-7-9-10-9-10-8-12-7-11-5-12-5-13-3-13-3-13-2z">
          <text:p/>
        </draw:path>
        <draw:path draw:style-name="gr1" draw:text-style-name="P1" draw:layer="layout" svg:width="0.862cm" svg:height="0.872cm" svg:x="34.791cm" svg:y="3.052cm" svg:viewBox="0 0 863 873" svg:d="M262 873l-12-1h-12-12l-11-2-10-2-12-1-12-2-10-3-9-3-9-4-10-3-10-2-9-5-8-3-10-7-7-5-7-5-8-5-7-6-7-7-8-6-5-7-6-8-5-6-7-8-5-10-4-8-3-8-5-10-4-10-5-9-1-9-4-10-1-11-4-10-1-12v-11l-2-11v-11-13-15-16l2-12 1-13 4-13 1-13 4-12 5-11 3-11 7-10 5-11 5-10 5-8 7-10 8-8 8-7 7-8 8-7 9-8 10-5 9-7 10-6 10-5 10-7 10-3 11-5 11-4 11-3 12-3 13-3 12-4 13-1 13-4 11-1 13-2 14-2h15l12-1h13 15l185-5v-42-9-9l-2-8v-8l-1-8v-8l-2-7v-6l-2-6-1-6-4-7v-7l-2-4-2-5-1-7-4-5-3-5-2-3-3-5-3-5-4-3-3-2-3-4-4-3-5-3-3-2-5-3-3-2-5-3-5-2h-5l-4-1-5-2-5-1-5-2h-5-7l-5-2h-6-5-7-5-5l-5 2h-4-5l-5 2-6 1h-5l-5 2h-4l-5 1-3 2-5 2-3 1-4 4-3 1-3 2-5 3-2 3-3 2-3 2-3 4-3 3-2 3-3 5-2 3-3 5-2 3-2 5-3 5-2 5v5l-1 7-2 5-2 6-1 6v6l-2 7-2 6-231-11 2-11 3-9 4-12 1-10 4-10 4-11 4-10 5-7 5-10 3-10 7-9 5-9 6-8 7-10 6-6 6-7 9-8 8-9 7-6 10-7 8-6 10-7 9-6 11-5 10-5 12-6 12-3 13-5 11-5 13-3 13-3 13-4 15-3 14-3 15-2 17-1h17l16-2h17 19 15 16l14 2h15l15 1 13 4 14 1 14 3 13 4 12 5 13 3 11 5 11 5 12 4 10 5 11 6 10 7 10 6 9 8 9 8 8 7 8 8 8 10 7 7 7 10 6 10 7 10 5 11 4 10 7 10 3 12 3 11 5 13 2 13 3 12 2 14 2 13 1 14v13 17 307 5l2 7v4 7 5 5 4 5l2 5v4 5l1 5v5l2 3 2 5v4l1 3 2 5v3l2 3 1 4 2 3 2 1 3 4 2 2 1 2 4 1 1 4 4 1 1 2 4 1 2 2h3l3 2 4 1h3 5l3 2h5 4 6 4 6l5-2h5 5l5-1h3l6-2h4v118l-4 2h-5l-3 2h-2-4-3l-5 2h-2l-3 2h-5l-2 1h-3l-3 2h-4l-3 2h-3-4l-3 1h-3-4l-3 2h-2-5-3l-2 1h-3-4-3-3l-4 2h-5-3-3-5-4-5-3l-5 2h-5-3l-18-2h-15l-14-3-14-2-13-5-11-3-11-6-10-4-10-9-9-6-8-10-7-10-5-10-7-9-5-11-3-13-5-13-2-15-3-14-2-14h-5l-10 14-10 14-10 15-9 13-11 13-12 12-13 12-12 9-13 10-14 10-13 8-15 7-15 5-16 7-18 5-17 3-18 3-19 4h-18zM522 466l-114 1-7 2h-7-6-9l-5 1h-7l-6 2h-9-6l-7 2h-7l-6 1-5 2-7 2-5 1-4 2-7 2-5 3-5 3-5 2-5 3-5 3-3 4-5 3-3 3-5 4-3 5-4 3-3 5-2 5-3 7-3 4-1 7-2 6-1 7-2 8v7l-2 7v8 12 11 11l4 10 1 10 2 9 2 10 4 6 5 8 5 7 5 6 4 7 7 5 7 3 8 3 7 5 8 1 7 2 9 1 8 2h10 8l9-2h10l8-1 7-2 7-1 8-1 7-4 8-3 7-3 6-3 7-5 7-4 6-4 6-5 5-5 5-5 5-5 7-7 3-4 6-7 4-4 5-6 3-9 5-6 3-7 4-6 3-8 3-9 4-8v-8l4-7 1-7 2-8 2-8v-8l1-8v-7l2-8v-7z">
          <text:p/>
        </draw:path>
        <draw:polygon draw:style-name="gr1" draw:text-style-name="P1" draw:layer="layout" svg:width="0.5cm" svg:height="1.053cm" svg:x="35.662cm" svg:y="2.87cm" svg:viewBox="0 0 501 1054" draw:points="312,1054 295,1053 277,1051 259,1049 242,1045 228,1041 213,1035 198,1028 186,1020 173,1012 162,1000 153,989 144,979 136,965 129,951 123,934 118,918 114,901 111,881 109,862 109,842 109,347 0,347 0,198 121,198 190,0 329,0 329,198 491,198 491,347 329,347 329,783 329,794 331,806 331,817 332,827 336,837 337,845 341,852 346,860 349,867 354,873 359,880 364,885 370,888 376,891 383,896 391,898 399,899 408,901 418,903 428,903 431,903 436,903 439,903 442,903 447,901 450,901 453,901 457,901 460,899 463,899 467,899 470,898 475,898 478,896 481,896 485,896 490,895 493,895 496,893 501,891 501,1027 493,1030 485,1031 476,1035 467,1036 458,1038 450,1041 441,1043 433,1045 424,1045 414,1046 404,1048 396,1049 386,1051 376,1051 367,1053 356,1053 346,1053 336,1053 324,1054">
          <text:p/>
        </draw:polygon>
        <draw:polygon draw:style-name="gr1" draw:text-style-name="P1" draw:layer="layout" svg:width="1.232cm" svg:height="0.858cm" svg:x="36.287cm" svg:y="3.051cm" svg:viewBox="0 0 1233 859" draw:points="510,859 510,386 510,377 510,368 510,358 510,350 510,340 508,330 508,322 506,314 506,306 505,299 503,290 501,281 500,272 498,266 496,258 493,251 490,245 488,238 485,232 481,226 478,221 475,214 471,210 468,205 465,200 460,195 455,192 450,187 447,183 442,180 438,177 433,174 426,172 421,170 414,168 408,166 403,166 394,165 388,165 381,165 374,165 369,165 362,166 356,168 349,170 344,170 337,172 331,175 326,179 319,182 314,185 309,188 305,193 300,198 295,203 290,208 285,213 280,219 277,226 272,232 268,238 265,245 260,251 257,259 254,267 250,274 249,284 245,292 242,302 240,309 239,319 236,329 235,337 233,347 231,356 230,366 230,377 230,386 228,398 228,408 228,859 7,859 7,205 7,198 7,193 7,188 7,182 7,177 7,170 7,166 7,160 7,153 7,148 7,142 5,137 5,130 5,126 5,121 5,114 5,109 5,104 5,100 5,94 5,89 3,84 3,79 3,74 3,69 3,64 3,60 3,55 2,51 2,46 2,43 2,40 2,35 2,33 2,29 2,26 2,23 0,21 0,18 0,16 211,16 213,18 213,21 213,23 213,26 213,28 215,33 215,35 215,38 215,42 215,46 215,50 216,55 216,60 216,63 216,68 216,73 218,77 218,82 218,87 218,92 218,97 218,102 220,106 220,111 220,116 220,121 220,127 220,132 220,137 220,142 221,147 221,152 221,157 221,160 223,165 223,170 223,172 223,175 223,180 223,183 226,183 235,165 244,147 252,130 262,114 272,100 283,87 295,74 305,63 316,53 329,43 341,35 354,28 369,21 381,16 396,11 411,7 426,3 442,2 458,0 475,0 495,0 512,2 530,5 547,8 564,11 579,16 594,23 607,31 621,38 632,46 646,56 655,68 665,79 675,92 683,104 691,119 698,134 704,150 709,166 714,183 717,183 722,172 727,163 732,153 737,144 742,135 747,127 752,119 757,111 762,103 767,97 773,91 778,82 782,76 789,71 794,64 800,60 807,55 812,50 819,45 825,40 832,35 839,33 845,28 851,25 859,21 866,18 873,16 881,13 887,11 894,10 902,8 911,7 918,5 926,3 935,2 943,2 951,2 960,0 968,0 978,0 990,0 1003,2 1017,2 1030,3 1042,7 1053,8 1064,13 1076,16 1086,21 1095,25 1105,31 1114,35 1123,42 1131,46 1139,55 1148,61 1154,69 1161,76 1169,84 1174,94 1181,102 1186,111 1192,121 1197,130 1200,140 1205,152 1208,162 1211,172 1216,183 1218,196 1221,208 1225,219 1226,232 1228,245 1230,258 1231,269 1231,284 1231,299 1233,311 1233,325 1233,859 1012,859 1012,386 1012,377 1012,368 1012,358 1012,350 1010,340 1010,330 1008,322 1008,314 1007,306 1005,299 1003,290 1002,281 1000,272 998,266 997,258 993,251 992,245 989,238 987,232 983,226 981,221 978,214 973,210 970,205 966,200 961,195 958,192 953,187 948,183 943,180 938,177 933,174 928,172 921,170 916,168 911,166 904,166 897,165 891,165 883,165 876,165 869,165 863,166 858,168 851,168 845,170 840,172 834,175 829,177 822,180 817,183 812,188 807,192 802,196 797,201 792,206 787,211 782,216 780,223 775,229 772,236 767,240 763,248 762,254 757,261 755,269 752,277 748,287 747,295 743,303 742,311 740,320 738,329 737,338 735,348 733,358 733,368 732,377 732,386 732,398 732,859">
          <text:p/>
        </draw:polygon>
        <draw:path draw:style-name="gr1" draw:text-style-name="P1" draw:layer="layout" svg:width="0.781cm" svg:height="0.872cm" svg:x="37.682cm" svg:y="3.052cm" svg:viewBox="0 0 782 873" svg:d="M401 873l-18-1h-19l-18-2-19-2-16-3-16-2-17-3-15-5-16-5-14-4-15-4-13-7-15-8-14-7-10-8-13-8-12-10-12-10-11-8-12-10-9-12-10-13-8-13-10-13-9-12-8-15-6-15-7-14-6-16-5-16-6-16-4-20-5-17-3-20-3-19-4-20-1-18-2-23v-22-20-24l2-23 1-22 2-21 3-22 4-18 5-20 3-19 7-18 6-16 6-18 7-15 8-14 8-14 8-13 10-15 10-11 10-12 9-11 12-11 10-9 13-10 12-8 13-8 11-9 13-8 15-5 13-5 15-7 13-5 14-3 15-5 15-3 14-3 17-2 15-2 17-1 14-2h18 16 20 19l19 2 18 3 18 3 16 3 16 5 17 5 15 7 15 6 12 8 15 6 13 10 12 8 13 10 11 10 12 9 10 11 9 11 10 13 9 14 10 13 5 13 9 13 6 15 7 16 7 15 5 17 5 17 5 16 3 18 3 17 5 19 2 18 2 20 3 19 2 19v22 18 21 7h-549v11 10l2 10v11l1 9v10l2 10 1 10 1 10 2 8 2 9 3 8 2 10 3 8 3 8 2 8 3 8 5 7 3 7 5 7 4 6 5 7 5 4 6 7 5 5 5 5 6 5 7 5 5 5 6 3 9 5 6 2 9 2 6 3 8 2 9 1 10 2h9l10 1h8 13l10-1h11l10-2 10-3 10-3 8-2 10-4 7-3 8-5 6-5 6-7 7-6 7-7 5-8 6-6 4-10 5-8 3-9 3-10 210 18-3 6-4 8-3 6-3 8-4 9-5 6-5 8-5 9-3 8-7 7-5 8-5 8-5 8-7 9-5 6-8 8-7 7-8 8-8 6-9 6-8 7-9 6-10 7-10 6-10 5-12 7-11 5-12 5-10 4-14 4-13 5-13 4-15 3-14 3-15 2-17 1-15 2-17 2h-17zM401 137h-7-6-9l-5 2-7 1h-6l-7 2-7 3-6 2-5 1-7 2-5 3-7 4-5 3-5 3-4 3-5 4-5 4-5 5-3 4-5 5-5 7-3 5-4 6-3 5-5 7-1 8-4 6-3 6-3 8-2 8-3 9-2 9-2 9-1 9-1 10-2 9v10l-1 11v10h334l-2-20-3-18-4-18-3-17-5-16-5-14-7-14-6-13-9-12-8-10-7-9-10-9-10-8-12-7-11-5-12-5-13-3-13-3-13-2z">
          <text:p/>
        </draw:path>
        <draw:polygon draw:style-name="gr1" draw:text-style-name="P1" draw:layer="layout" svg:width="0.781cm" svg:height="0.858cm" svg:x="38.625cm" svg:y="3.051cm" svg:viewBox="0 0 782 859" draw:points="562,859 562,386 562,377 562,368 560,358 560,350 560,340 559,330 557,322 555,314 555,306 554,299 552,290 550,281 547,272 545,266 542,258 540,251 537,245 534,238 530,232 527,226 524,221 519,214 515,210 510,205 506,200 501,195 496,192 491,187 485,183 480,180 473,177 467,174 462,172 453,170 447,168 441,166 433,166 424,165 418,165 408,165 401,165 393,165 384,166 378,168 370,170 364,170 356,172 349,175 342,179 336,182 329,185 322,188 316,193 311,198 305,203 300,208 295,213 288,219 285,226 278,232 275,238 270,245 265,251 262,259 259,267 254,274 250,284 247,292 245,302 242,309 239,319 238,329 236,337 235,347 233,356 231,366 231,377 230,386 230,398 230,408 230,859 7,859 7,205 7,198 7,193 7,188 7,182 7,177 5,170 5,166 5,160 5,153 5,148 5,142 5,137 5,130 5,126 5,121 5,114 5,109 5,104 3,100 3,94 3,89 3,84 3,79 3,74 2,69 2,64 2,60 2,55 2,51 2,46 2,43 2,40 2,35 2,33 0,29 0,26 0,23 0,21 0,18 0,16 213,16 213,18 213,21 215,23 215,26 215,28 215,33 215,35 216,38 216,42 216,46 216,50 216,55 216,60 218,63 218,68 218,73 218,77 218,82 220,87 220,92 220,97 220,102 220,106 220,111 221,116 221,121 221,127 221,132 221,137 221,142 221,147 221,152 223,157 223,160 223,165 223,170 223,172 223,175 223,180 223,183 226,183 236,165 245,147 255,130 265,114 277,100 288,87 300,74 312,63 326,53 339,43 354,35 367,28 383,21 398,16 414,11 429,7 447,3 465,2 483,0 501,0 515,0 530,2 545,2 560,3 573,7 584,8 597,13 609,16 621,21 632,25 642,31 651,35 661,42 671,46 679,55 689,61 696,69 704,76 711,84 718,94 725,102 732,111 737,121 742,130 748,140 752,152 757,162 760,172 765,183 768,196 770,208 773,219 775,232 778,245 780,258 780,269 782,284 782,299 782,311 782,325 782,859">
          <text:p/>
        </draw:polygon>
        <draw:polygon draw:style-name="gr1" draw:text-style-name="P1" draw:layer="layout" svg:width="0.5cm" svg:height="1.053cm" svg:x="39.526cm" svg:y="2.87cm" svg:viewBox="0 0 501 1054" draw:points="314,1054 295,1053 277,1051 259,1049 242,1045 228,1041 213,1035 196,1028 185,1020 171,1012 161,1000 151,989 143,979 134,965 128,951 121,934 116,918 113,901 109,881 108,862 108,842 108,347 0,347 0,198 119,198 188,0 329,0 329,198 491,198 491,347 329,347 329,783 329,794 331,806 331,817 334,827 336,837 337,845 341,852 346,860 349,867 354,873 359,880 364,885 370,888 376,891 383,896 391,898 399,899 408,901 418,903 426,903 431,903 434,903 439,903 442,903 445,901 450,901 453,901 457,901 460,899 463,899 467,899 470,898 475,898 478,896 481,896 485,896 488,895 493,895 496,893 501,891 501,1027 493,1030 485,1031 476,1035 467,1036 458,1038 450,1041 441,1043 433,1045 423,1045 414,1046 404,1048 394,1049 386,1051 376,1051 365,1053 356,1053 346,1053 336,1053 324,1054">
          <text:p/>
        </draw:polygon>
        <draw:polygon draw:style-name="gr2" draw:text-style-name="P2" draw:layer="layout" svg:width="2.216cm" svg:height="2.181cm" svg:x="32.223cm" svg:y="4.755cm" svg:viewBox="0 0 2217 2182" draw:points="0,2182 2217,2182 2217,0 0,0">
          <text:p/>
        </draw:polygon>
        <draw:line draw:style-name="gr3" draw:text-style-name="P3" draw:layer="layout" svg:x1="33.327cm" svg:y1="6.715cm" svg:x2="33.327cm" svg:y2="6.39cm">
          <text:p/>
        </draw:line>
        <draw:line draw:style-name="gr3" draw:text-style-name="P3" draw:layer="layout" svg:x1="33.327cm" svg:y1="5.299cm" svg:x2="33.327cm" svg:y2="4.97cm">
          <text:p/>
        </draw:line>
        <draw:polygon draw:style-name="gr4" draw:text-style-name="P1" draw:layer="layout" svg:width="1.664cm" svg:height="1.094cm" svg:x="32.499cm" svg:y="5.299cm" svg:viewBox="0 0 1665 1095" draw:points="0,1095 1665,1095 1665,0 0,0">
          <text:p/>
        </draw:polygon>
        <draw:line draw:style-name="gr3" draw:text-style-name="P3" draw:layer="layout" svg:x1="32.499cm" svg:y1="5.847cm" svg:x2="34.161cm" svg:y2="5.847cm">
          <text:p/>
        </draw:line>
        <draw:path draw:style-name="gr5" draw:text-style-name="P4" draw:layer="layout" svg:width="0.505cm" svg:height="0.497cm" svg:x="33.076cm" svg:y="5.596cm" svg:viewBox="0 0 506 498" svg:d="M0 254c0-140 112-254 251-254 141 0 255 114 255 254 0 132-114 244-255 244-139 0-251-112-251-244z">
          <text:p/>
        </draw:path>
        <draw:path draw:style-name="gr6" draw:text-style-name="P3" draw:layer="layout" svg:width="0.505cm" svg:height="0.497cm" svg:x="33.076cm" svg:y="5.596cm" svg:viewBox="0 0 506 498" svg:d="M0 254c0-140 112-254 251-254 141 0 255 114 255 254 0 132-114 244-255 244-139 0-251-112-251-244z">
          <text:p/>
        </draw:path>
        <draw:polygon draw:style-name="gr2" draw:text-style-name="P2" draw:layer="layout" svg:width="2.216cm" svg:height="2.185cm" svg:x="32.223cm" svg:y="6.934cm" svg:viewBox="0 0 2217 2186" draw:points="0,2186 2217,2186 2217,0 0,0">
          <text:p/>
        </draw:polygon>
        <draw:line draw:style-name="gr3" draw:text-style-name="P3" draw:layer="layout" svg:x1="33.327cm" svg:y1="8.898cm" svg:x2="33.327cm" svg:y2="8.573cm">
          <text:p/>
        </draw:line>
        <draw:line draw:style-name="gr3" draw:text-style-name="P3" draw:layer="layout" svg:x1="33.327cm" svg:y1="7.482cm" svg:x2="33.327cm" svg:y2="7.153cm">
          <text:p/>
        </draw:line>
        <draw:polygon draw:style-name="gr7" draw:text-style-name="P5" draw:layer="layout" svg:width="1.664cm" svg:height="1.094cm" svg:x="32.499cm" svg:y="7.482cm" svg:viewBox="0 0 1665 1095" draw:points="0,1095 1665,1095 1665,0 0,0">
          <text:p/>
        </draw:polygon>
        <draw:line draw:style-name="gr3" draw:text-style-name="P3" draw:layer="layout" svg:x1="32.499cm" svg:y1="8.025cm" svg:x2="34.161cm" svg:y2="8.025cm">
          <text:p/>
        </draw:line>
        <draw:polygon draw:style-name="gr2" draw:text-style-name="P2" draw:layer="layout" svg:width="2.216cm" svg:height="2.185cm" svg:x="32.223cm" svg:y="9.117cm" svg:viewBox="0 0 2217 2186" draw:points="0,2186 2217,2186 2217,0 0,0">
          <text:p/>
        </draw:polygon>
        <draw:line draw:style-name="gr3" draw:text-style-name="P3" draw:layer="layout" svg:x1="33.327cm" svg:y1="11.081cm" svg:x2="33.327cm" svg:y2="10.752cm">
          <text:p/>
        </draw:line>
        <draw:line draw:style-name="gr3" draw:text-style-name="P3" draw:layer="layout" svg:x1="33.327cm" svg:y1="9.66cm" svg:x2="33.327cm" svg:y2="9.335cm">
          <text:p/>
        </draw:line>
        <draw:polygon draw:style-name="gr8" draw:text-style-name="P6" draw:layer="layout" svg:width="1.664cm" svg:height="1.094cm" svg:x="32.499cm" svg:y="9.66cm" svg:viewBox="0 0 1665 1095" draw:points="0,1095 1665,1095 1665,0 0,0">
          <text:p/>
        </draw:polygon>
        <draw:line draw:style-name="gr3" draw:text-style-name="P3" draw:layer="layout" svg:x1="32.499cm" svg:y1="10.208cm" svg:x2="34.161cm" svg:y2="10.208cm">
          <text:p/>
        </draw:line>
        <draw:frame draw:style-name="gr9" draw:text-style-name="P7" draw:layer="layout" svg:width="5.74cm" svg:height="1.762cm" svg:x="34.837cm" svg:y="5.079cm">
          <draw:text-box>
            <text:p><text:span text:style-name="T1">N</text:span><text:span text:style-name="T1">o</text:span><text:span text:style-name="T1"> </text:span><text:span text:style-name="T1">l</text:span><text:span text:style-name="T1">i</text:span><text:span text:style-name="T1">g</text:span><text:span text:style-name="T1">h</text:span><text:span text:style-name="T1">t</text:span></text:p>
          </draw:text-box>
        </draw:frame>
        <draw:frame draw:style-name="gr9" draw:text-style-name="P7" draw:layer="layout" svg:width="5.74cm" svg:height="1.762cm" svg:x="34.838cm" svg:y="7.218cm">
          <draw:text-box>
            <text:p><text:span text:style-name="T1">W</text:span><text:span text:style-name="T1">h</text:span><text:span text:style-name="T1">i</text:span><text:span text:style-name="T1">t</text:span><text:span text:style-name="T1">e</text:span></text:p>
          </draw:text-box>
        </draw:frame>
        <draw:frame draw:style-name="gr9" draw:text-style-name="P7" draw:layer="layout" svg:width="5.74cm" svg:height="1.762cm" svg:x="34.839cm" svg:y="9.454cm">
          <draw:text-box>
            <text:p><text:span text:style-name="T1">A</text:span><text:span text:style-name="T1">m</text:span><text:span text:style-name="T1">b</text:span><text:span text:style-name="T1">e</text:span><text:span text:style-name="T1">r</text:span></text:p>
          </draw:text-box>
        </draw:frame>
        <draw:polygon draw:style-name="gr10" draw:text-style-name="P8" draw:layer="layout" svg:width="22.86cm" svg:height="22.86cm" svg:x="1.301cm" svg:y="1.501cm" svg:viewBox="0 0 22861 22861" draw:points="0,22861 22861,22861 22861,0 0,0">
          <text:p/>
        </draw:polygon>
        <draw:polygon draw:style-name="gr10" draw:text-style-name="P8" draw:layer="layout" svg:width="22.86cm" svg:height="22.86cm" svg:x="1.939cm" svg:y="25.639cm" svg:viewBox="0 0 22861 22861" draw:points="0,22861 22861,22861 22861,0 0,0">
          <text:p/>
        </draw:polygon>
        <draw:polygon draw:style-name="gr2" draw:text-style-name="P2" draw:layer="layout" svg:width="19.055cm" svg:height="22.377cm" svg:x="4.944cm" svg:y="25.832cm" svg:viewBox="0 0 19056 22378" draw:points="0,22378 19056,22378 19056,0 0,0">
          <text:p/>
        </draw:polygon>
        <draw:line draw:style-name="gr11" draw:text-style-name="P3" draw:layer="layout" svg:x1="8.63cm" svg:y1="35.824cm" svg:x2="8.63cm" svg:y2="30.426cm">
          <text:p/>
        </draw:line>
        <draw:line draw:style-name="gr11" draw:text-style-name="P3" draw:layer="layout" svg:x1="8.63cm" svg:y1="39.606cm" svg:x2="8.63cm" svg:y2="44.851cm">
          <text:p/>
        </draw:line>
        <draw:polygon draw:style-name="gr4" draw:text-style-name="P1" draw:layer="layout" svg:width="4.608cm" svg:height="3.782cm" svg:x="6.326cm" svg:y="35.824cm" svg:viewBox="0 0 4609 3783" draw:points="0,0 0,3783 4609,3783 4609,0">
          <text:p/>
        </draw:polygon>
        <draw:line draw:style-name="gr12" draw:text-style-name="P3" draw:layer="layout" svg:x1="6.326cm" svg:y1="37.52cm" svg:x2="10.934cm" svg:y2="37.52cm">
          <text:p/>
        </draw:line>
        <draw:line draw:style-name="gr11" draw:text-style-name="P3" draw:layer="layout" svg:x1="14.574cm" svg:y1="34.523cm" svg:x2="14.574cm" svg:y2="29.223cm">
          <text:p/>
        </draw:line>
        <draw:line draw:style-name="gr11" draw:text-style-name="P3" draw:layer="layout" svg:x1="14.574cm" svg:y1="39.884cm" svg:x2="14.574cm" svg:y2="44.851cm">
          <text:p/>
        </draw:line>
        <draw:polygon draw:style-name="gr7" draw:text-style-name="P5" draw:layer="layout" svg:width="4.609cm" svg:height="5.361cm" svg:x="12.27cm" svg:y="34.523cm" svg:viewBox="0 0 4610 5362" draw:points="0,0 0,5362 4610,5362 4610,0">
          <text:p/>
        </draw:polygon>
        <draw:line draw:style-name="gr12" draw:text-style-name="P3" draw:layer="layout" svg:x1="12.27cm" svg:y1="36.92cm" svg:x2="16.879cm" svg:y2="36.92cm">
          <text:p/>
        </draw:line>
        <draw:line draw:style-name="gr11" draw:text-style-name="P3" draw:layer="layout" svg:x1="20.519cm" svg:y1="35.256cm" svg:x2="20.519cm" svg:y2="30.194cm">
          <text:p/>
        </draw:line>
        <draw:line draw:style-name="gr11" draw:text-style-name="P3" draw:layer="layout" svg:x1="20.519cm" svg:y1="38.721cm" svg:x2="20.519cm" svg:y2="43.743cm">
          <text:p/>
        </draw:line>
        <draw:polygon draw:style-name="gr8" draw:text-style-name="P6" draw:layer="layout" svg:width="4.608cm" svg:height="3.465cm" svg:x="18.215cm" svg:y="35.256cm" svg:viewBox="0 0 4609 3466" draw:points="0,0 0,3466 4609,3466 4609,0">
          <text:p/>
        </draw:polygon>
        <draw:line draw:style-name="gr12" draw:text-style-name="P3" draw:layer="layout" svg:x1="18.215cm" svg:y1="37.178cm" svg:x2="22.823cm" svg:y2="37.178cm">
          <text:p/>
        </draw:line>
        <draw:polygon draw:style-name="gr13" draw:text-style-name="P9" draw:layer="layout" svg:width="0.372cm" svg:height="0.322cm" svg:x="7.868cm" svg:y="36.765cm" svg:viewBox="0 0 373 323" draw:points="186,0 373,323 0,323">
          <text:p/>
        </draw:polygon>
        <draw:polygon draw:style-name="gr13" draw:text-style-name="P9" draw:layer="layout" svg:width="0.371cm" svg:height="0.322cm" svg:x="20.019cm" svg:y="33.51cm" svg:viewBox="0 0 372 323" draw:points="185,0 372,323 0,323">
          <text:p/>
        </draw:polygon>
        <draw:polygon draw:style-name="gr13" draw:text-style-name="P9" draw:layer="layout" svg:width="0.371cm" svg:height="0.322cm" svg:x="8.624cm" svg:y="37.741cm" svg:viewBox="0 0 372 323" draw:points="186,0 372,323 0,323">
          <text:p/>
        </draw:polygon>
        <draw:polygon draw:style-name="gr13" draw:text-style-name="P9" draw:layer="layout" svg:width="0.371cm" svg:height="0.322cm" svg:x="9.448cm" svg:y="42.228cm" svg:viewBox="0 0 372 323" draw:points="187,0 372,323 0,323">
          <text:p/>
        </draw:polygon>
        <draw:polygon draw:style-name="gr13" draw:text-style-name="P9" draw:layer="layout" svg:width="0.372cm" svg:height="0.322cm" svg:x="7.711cm" svg:y="35.639cm" svg:viewBox="0 0 373 323" draw:points="186,0 373,323 0,323">
          <text:p/>
        </draw:polygon>
        <draw:polygon draw:style-name="gr13" draw:text-style-name="P9" draw:layer="layout" svg:width="0.371cm" svg:height="0.322cm" svg:x="15.368cm" svg:y="39.85cm" svg:viewBox="0 0 372 323" draw:points="186,0 372,323 0,323">
          <text:p/>
        </draw:polygon>
        <draw:polygon draw:style-name="gr13" draw:text-style-name="P9" draw:layer="layout" svg:width="0.371cm" svg:height="0.322cm" svg:x="15.482cm" svg:y="33.393cm" svg:viewBox="0 0 372 323" draw:points="186,0 372,323 0,323">
          <text:p/>
        </draw:polygon>
        <draw:polygon draw:style-name="gr13" draw:text-style-name="P9" draw:layer="layout" svg:width="0.371cm" svg:height="0.322cm" svg:x="14.784cm" svg:y="29.426cm" svg:viewBox="0 0 372 323" draw:points="187,0 372,323 0,323">
          <text:p/>
        </draw:polygon>
        <draw:polygon draw:style-name="gr13" draw:text-style-name="P9" draw:layer="layout" svg:width="0.371cm" svg:height="0.321cm" svg:x="14.706cm" svg:y="36.634cm" svg:viewBox="0 0 372 322" draw:points="186,0 372,322 0,322">
          <text:p/>
        </draw:polygon>
        <draw:polygon draw:style-name="gr13" draw:text-style-name="P9" draw:layer="layout" svg:width="0.372cm" svg:height="0.321cm" svg:x="7.367cm" svg:y="35.737cm" svg:viewBox="0 0 373 322" draw:points="186,0 373,322 0,322">
          <text:p/>
        </draw:polygon>
        <draw:polygon draw:style-name="gr13" draw:text-style-name="P9" draw:layer="layout" svg:width="0.372cm" svg:height="0.322cm" svg:x="19.61cm" svg:y="38.787cm" svg:viewBox="0 0 373 323" draw:points="186,0 373,323 0,323">
          <text:p/>
        </draw:polygon>
        <draw:polygon draw:style-name="gr13" draw:text-style-name="P9" draw:layer="layout" svg:width="0.371cm" svg:height="0.321cm" svg:x="7.65cm" svg:y="39.622cm" svg:viewBox="0 0 372 322" draw:points="186,0 372,322 0,322">
          <text:p/>
        </draw:polygon>
        <draw:polygon draw:style-name="gr13" draw:text-style-name="P9" draw:layer="layout" svg:width="0.372cm" svg:height="0.321cm" svg:x="20.792cm" svg:y="37.753cm" svg:viewBox="0 0 373 322" draw:points="186,0 373,322 0,322">
          <text:p/>
        </draw:polygon>
        <draw:polygon draw:style-name="gr13" draw:text-style-name="P9" draw:layer="layout" svg:width="0.371cm" svg:height="0.321cm" svg:x="8.16cm" svg:y="34.073cm" svg:viewBox="0 0 372 322" draw:points="185,0 372,322 0,322">
          <text:p/>
        </draw:polygon>
        <draw:polygon draw:style-name="gr13" draw:text-style-name="P9" draw:layer="layout" svg:width="0.371cm" svg:height="0.322cm" svg:x="9.108cm" svg:y="36.286cm" svg:viewBox="0 0 372 323" draw:points="187,0 372,323 0,323">
          <text:p/>
        </draw:polygon>
        <draw:polygon draw:style-name="gr13" draw:text-style-name="P9" draw:layer="layout" svg:width="0.371cm" svg:height="0.322cm" svg:x="8.439cm" svg:y="35.252cm" svg:viewBox="0 0 372 323" draw:points="186,0 372,323 0,323">
          <text:p/>
        </draw:polygon>
        <draw:polygon draw:style-name="gr13" draw:text-style-name="P9" draw:layer="layout" svg:width="0.371cm" svg:height="0.322cm" svg:x="14.924cm" svg:y="32.843cm" svg:viewBox="0 0 372 323" draw:points="185,0 372,323 0,323">
          <text:p/>
        </draw:polygon>
        <draw:polygon draw:style-name="gr13" draw:text-style-name="P9" draw:layer="layout" svg:width="0.372cm" svg:height="0.321cm" svg:x="9.653cm" svg:y="36.055cm" svg:viewBox="0 0 373 322" draw:points="186,0 373,322 0,322">
          <text:p/>
        </draw:polygon>
        <draw:polygon draw:style-name="gr13" draw:text-style-name="P9" draw:layer="layout" svg:width="0.371cm" svg:height="0.322cm" svg:x="8.15cm" svg:y="37.308cm" svg:viewBox="0 0 372 323" draw:points="185,0 372,323 0,323">
          <text:p/>
        </draw:polygon>
        <draw:polygon draw:style-name="gr13" draw:text-style-name="P9" draw:layer="layout" svg:width="0.371cm" svg:height="0.322cm" svg:x="15.071cm" svg:y="38.778cm" svg:viewBox="0 0 372 323" draw:points="185,0 372,323 0,323">
          <text:p/>
        </draw:polygon>
        <draw:polygon draw:style-name="gr13" draw:text-style-name="P9" draw:layer="layout" svg:width="0.371cm" svg:height="0.322cm" svg:x="9.513cm" svg:y="38.067cm" svg:viewBox="0 0 372 323" draw:points="187,0 372,323 0,323">
          <text:p/>
        </draw:polygon>
        <draw:polygon draw:style-name="gr13" draw:text-style-name="P9" draw:layer="layout" svg:width="0.372cm" svg:height="0.322cm" svg:x="19.625cm" svg:y="35.338cm" svg:viewBox="0 0 373 323" draw:points="186,0 373,323 0,323">
          <text:p/>
        </draw:polygon>
        <draw:polygon draw:style-name="gr13" draw:text-style-name="P9" draw:layer="layout" svg:width="0.371cm" svg:height="0.321cm" svg:x="20.706cm" svg:y="32.143cm" svg:viewBox="0 0 372 322" draw:points="186,0 372,322 0,322">
          <text:p/>
        </draw:polygon>
        <draw:polygon draw:style-name="gr13" draw:text-style-name="P9" draw:layer="layout" svg:width="0.371cm" svg:height="0.321cm" svg:x="19.413cm" svg:y="40.61cm" svg:viewBox="0 0 372 322" draw:points="186,0 372,322 0,322">
          <text:p/>
        </draw:polygon>
        <draw:polygon draw:style-name="gr13" draw:text-style-name="P9" draw:layer="layout" svg:width="0.371cm" svg:height="0.321cm" svg:x="19.761cm" svg:y="30.354cm" svg:viewBox="0 0 372 322" draw:points="186,0 372,322 0,322">
          <text:p/>
        </draw:polygon>
        <draw:polygon draw:style-name="gr13" draw:text-style-name="P9" draw:layer="layout" svg:width="0.371cm" svg:height="0.322cm" svg:x="20.053cm" svg:y="28.98cm" svg:viewBox="0 0 372 323" draw:points="186,0 372,323 0,323">
          <text:p/>
        </draw:polygon>
        <draw:polygon draw:style-name="gr13" draw:text-style-name="P9" draw:layer="layout" svg:width="0.371cm" svg:height="0.322cm" svg:x="7.249cm" svg:y="32.082cm" svg:viewBox="0 0 372 323" draw:points="186,0 372,323 0,323">
          <text:p/>
        </draw:polygon>
        <draw:polygon draw:style-name="gr13" draw:text-style-name="P9" draw:layer="layout" svg:width="0.372cm" svg:height="0.322cm" svg:x="14.099cm" svg:y="34.891cm" svg:viewBox="0 0 373 323" draw:points="187,0 373,323 0,323">
          <text:p/>
        </draw:polygon>
        <draw:polygon draw:style-name="gr13" draw:text-style-name="P9" draw:layer="layout" svg:width="0.372cm" svg:height="0.322cm" svg:x="9.353cm" svg:y="35.636cm" svg:viewBox="0 0 373 323" draw:points="186,0 373,323 0,323">
          <text:p/>
        </draw:polygon>
        <draw:polygon draw:style-name="gr13" draw:text-style-name="P9" draw:layer="layout" svg:width="0.372cm" svg:height="0.322cm" svg:x="13.996cm" svg:y="35.954cm" svg:viewBox="0 0 373 323" draw:points="187,0 373,323 0,323">
          <text:p/>
        </draw:polygon>
        <draw:polygon draw:style-name="gr13" draw:text-style-name="P9" draw:layer="layout" svg:width="0.371cm" svg:height="0.322cm" svg:x="20.289cm" svg:y="31.105cm" svg:viewBox="0 0 372 323" draw:points="186,0 372,323 0,323">
          <text:p/>
        </draw:polygon>
        <draw:polygon draw:style-name="gr13" draw:text-style-name="P9" draw:layer="layout" svg:width="0.372cm" svg:height="0.322cm" svg:x="8.689cm" svg:y="33.462cm" svg:viewBox="0 0 373 323" draw:points="187,0 373,323 0,323">
          <text:p/>
        </draw:polygon>
        <draw:polygon draw:style-name="gr13" draw:text-style-name="P9" draw:layer="layout" svg:width="0.371cm" svg:height="0.322cm" svg:x="8.429cm" svg:y="41.858cm" svg:viewBox="0 0 372 323" draw:points="186,0 372,323 0,323">
          <text:p/>
        </draw:polygon>
        <draw:polygon draw:style-name="gr13" draw:text-style-name="P9" draw:layer="layout" svg:width="0.372cm" svg:height="0.323cm" svg:x="7.673cm" svg:y="34.787cm" svg:viewBox="0 0 373 324" draw:points="187,0 373,324 0,324">
          <text:p/>
        </draw:polygon>
        <draw:polygon draw:style-name="gr13" draw:text-style-name="P9" draw:layer="layout" svg:width="0.372cm" svg:height="0.321cm" svg:x="9.249cm" svg:y="32.721cm" svg:viewBox="0 0 373 322" draw:points="186,0 373,322 0,322">
          <text:p/>
        </draw:polygon>
        <draw:polygon draw:style-name="gr13" draw:text-style-name="P9" draw:layer="layout" svg:width="0.371cm" svg:height="0.321cm" svg:x="20.747cm" svg:y="30.237cm" svg:viewBox="0 0 372 322" draw:points="186,0 372,322 0,322">
          <text:p/>
        </draw:polygon>
        <draw:polygon draw:style-name="gr13" draw:text-style-name="P9" draw:layer="layout" svg:width="0.371cm" svg:height="0.322cm" svg:x="9.168cm" svg:y="35.635cm" svg:viewBox="0 0 372 323" draw:points="187,0 372,323 0,323">
          <text:p/>
        </draw:polygon>
        <draw:polygon draw:style-name="gr13" draw:text-style-name="P9" draw:layer="layout" svg:width="0.371cm" svg:height="0.322cm" svg:x="7.481cm" svg:y="37.447cm" svg:viewBox="0 0 372 323" draw:points="186,0 372,323 0,323">
          <text:p/>
        </draw:polygon>
        <draw:polygon draw:style-name="gr13" draw:text-style-name="P9" draw:layer="layout" svg:width="0.372cm" svg:height="0.322cm" svg:x="8.994cm" svg:y="40.085cm" svg:viewBox="0 0 373 323" draw:points="187,0 373,323 0,323">
          <text:p/>
        </draw:polygon>
        <draw:polygon draw:style-name="gr13" draw:text-style-name="P9" draw:layer="layout" svg:width="0.371cm" svg:height="0.322cm" svg:x="20.115cm" svg:y="34.015cm" svg:viewBox="0 0 372 323" draw:points="187,0 372,323 0,323">
          <text:p/>
        </draw:polygon>
        <draw:polygon draw:style-name="gr13" draw:text-style-name="P9" draw:layer="layout" svg:width="0.372cm" svg:height="0.321cm" svg:x="9.233cm" svg:y="34.977cm" svg:viewBox="0 0 373 322" draw:points="186,0 373,322 0,322">
          <text:p/>
        </draw:polygon>
        <draw:polygon draw:style-name="gr13" draw:text-style-name="P9" draw:layer="layout" svg:width="0.371cm" svg:height="0.323cm" svg:x="14.75cm" svg:y="29.009cm" svg:viewBox="0 0 372 324" draw:points="187,0 372,324 0,324">
          <text:p/>
        </draw:polygon>
        <draw:polygon draw:style-name="gr13" draw:text-style-name="P9" draw:layer="layout" svg:width="0.372cm" svg:height="0.322cm" svg:x="21.028cm" svg:y="35.844cm" svg:viewBox="0 0 373 323" draw:points="186,0 373,323 0,323">
          <text:p/>
        </draw:polygon>
        <draw:polygon draw:style-name="gr13" draw:text-style-name="P9" draw:layer="layout" svg:width="0.372cm" svg:height="0.322cm" svg:x="20.463cm" svg:y="35.33cm" svg:viewBox="0 0 373 323" draw:points="187,0 373,323 0,323">
          <text:p/>
        </draw:polygon>
        <draw:polygon draw:style-name="gr13" draw:text-style-name="P9" draw:layer="layout" svg:width="0.372cm" svg:height="0.322cm" svg:x="8.517cm" svg:y="30.211cm" svg:viewBox="0 0 373 323" draw:points="186,0 373,323 0,323">
          <text:p/>
        </draw:polygon>
        <draw:polygon draw:style-name="gr13" draw:text-style-name="P9" draw:layer="layout" svg:width="0.371cm" svg:height="0.321cm" svg:x="15.1cm" svg:y="32.564cm" svg:viewBox="0 0 372 322" draw:points="187,0 372,322 0,322">
          <text:p/>
        </draw:polygon>
        <draw:polygon draw:style-name="gr13" draw:text-style-name="P9" draw:layer="layout" svg:width="0.371cm" svg:height="0.322cm" svg:x="7.273cm" svg:y="33.939cm" svg:viewBox="0 0 372 323" draw:points="187,0 372,323 0,323">
          <text:p/>
        </draw:polygon>
        <draw:polygon draw:style-name="gr13" draw:text-style-name="P9" draw:layer="layout" svg:width="0.371cm" svg:height="0.322cm" svg:x="8.389cm" svg:y="42.616cm" svg:viewBox="0 0 372 323" draw:points="186,0 372,323 0,323">
          <text:p/>
        </draw:polygon>
        <draw:polygon draw:style-name="gr13" draw:text-style-name="P9" draw:layer="layout" svg:width="0.371cm" svg:height="0.322cm" svg:x="9.016cm" svg:y="41.51cm" svg:viewBox="0 0 372 323" draw:points="186,0 372,323 0,323">
          <text:p/>
        </draw:polygon>
        <draw:polygon draw:style-name="gr13" draw:text-style-name="P9" draw:layer="layout" svg:width="0.371cm" svg:height="0.322cm" svg:x="14.863cm" svg:y="35.159cm" svg:viewBox="0 0 372 323" draw:points="186,0 372,323 0,323">
          <text:p/>
        </draw:polygon>
        <draw:polygon draw:style-name="gr13" draw:text-style-name="P9" draw:layer="layout" svg:width="0.372cm" svg:height="0.322cm" svg:x="8.389cm" svg:y="44.646cm" svg:viewBox="0 0 373 323" draw:points="187,0 373,323 0,323">
          <text:p/>
        </draw:polygon>
        <draw:polygon draw:style-name="gr13" draw:text-style-name="P9" draw:layer="layout" svg:width="0.372cm" svg:height="0.322cm" svg:x="9.332cm" svg:y="35.943cm" svg:viewBox="0 0 373 323" draw:points="186,0 373,323 0,323">
          <text:p/>
        </draw:polygon>
        <draw:polygon draw:style-name="gr13" draw:text-style-name="P9" draw:layer="layout" svg:width="0.371cm" svg:height="0.322cm" svg:x="20.181cm" svg:y="29.281cm" svg:viewBox="0 0 372 323" draw:points="187,0 372,323 0,323">
          <text:p/>
        </draw:polygon>
        <draw:polygon draw:style-name="gr13" draw:text-style-name="P9" draw:layer="layout" svg:width="0.371cm" svg:height="0.322cm" svg:x="19.706cm" svg:y="29.986cm" svg:viewBox="0 0 372 323" draw:points="185,0 372,323 0,323">
          <text:p/>
        </draw:polygon>
        <draw:polygon draw:style-name="gr13" draw:text-style-name="P9" draw:layer="layout" svg:width="0.371cm" svg:height="0.322cm" svg:x="13.334cm" svg:y="35.254cm" svg:viewBox="0 0 372 323" draw:points="186,0 372,323 0,323">
          <text:p/>
        </draw:polygon>
        <draw:polygon draw:style-name="gr13" draw:text-style-name="P9" draw:layer="layout" svg:width="0.372cm" svg:height="0.322cm" svg:x="13.404cm" svg:y="35.16cm" svg:viewBox="0 0 373 323" draw:points="187,0 373,323 0,323">
          <text:p/>
        </draw:polygon>
        <draw:polygon draw:style-name="gr13" draw:text-style-name="P9" draw:layer="layout" svg:width="0.371cm" svg:height="0.321cm" svg:x="7.993cm" svg:y="35.537cm" svg:viewBox="0 0 372 322" draw:points="187,0 372,322 0,322">
          <text:p/>
        </draw:polygon>
        <draw:polygon draw:style-name="gr13" draw:text-style-name="P9" draw:layer="layout" svg:width="0.371cm" svg:height="0.322cm" svg:x="14.435cm" svg:y="36.527cm" svg:viewBox="0 0 372 323" draw:points="186,0 372,323 0,323">
          <text:p/>
        </draw:polygon>
        <draw:polygon draw:style-name="gr13" draw:text-style-name="P9" draw:layer="layout" svg:width="0.371cm" svg:height="0.322cm" svg:x="8.843cm" svg:y="40.344cm" svg:viewBox="0 0 372 323" draw:points="185,0 372,323 0,323">
          <text:p/>
        </draw:polygon>
        <draw:polygon draw:style-name="gr13" draw:text-style-name="P9" draw:layer="layout" svg:width="0.372cm" svg:height="0.322cm" svg:x="8.215cm" svg:y="29.015cm" svg:viewBox="0 0 373 323" draw:points="186,0 373,323 0,323">
          <text:p/>
        </draw:polygon>
        <draw:polygon draw:style-name="gr13" draw:text-style-name="P9" draw:layer="layout" svg:width="0.372cm" svg:height="0.322cm" svg:x="9.459cm" svg:y="33.022cm" svg:viewBox="0 0 373 323" draw:points="187,0 373,323 0,323">
          <text:p/>
        </draw:polygon>
        <draw:polygon draw:style-name="gr13" draw:text-style-name="P9" draw:layer="layout" svg:width="0.372cm" svg:height="0.322cm" svg:x="7.937cm" svg:y="36.29cm" svg:viewBox="0 0 373 323" draw:points="187,0 373,323 0,323">
          <text:p/>
        </draw:polygon>
        <draw:polygon draw:style-name="gr13" draw:text-style-name="P9" draw:layer="layout" svg:width="0.371cm" svg:height="0.322cm" svg:x="8.344cm" svg:y="38.072cm" svg:viewBox="0 0 372 323" draw:points="187,0 372,323 0,323">
          <text:p/>
        </draw:polygon>
        <draw:polygon draw:style-name="gr13" draw:text-style-name="P9" draw:layer="layout" svg:width="0.371cm" svg:height="0.322cm" svg:x="8.033cm" svg:y="38.065cm" svg:viewBox="0 0 372 323" draw:points="186,0 372,323 0,323">
          <text:p/>
        </draw:polygon>
        <draw:polygon draw:style-name="gr13" draw:text-style-name="P9" draw:layer="layout" svg:width="0.371cm" svg:height="0.322cm" svg:x="20.704cm" svg:y="35.851cm" svg:viewBox="0 0 372 323" draw:points="185,0 372,323 0,323">
          <text:p/>
        </draw:polygon>
        <draw:polygon draw:style-name="gr13" draw:text-style-name="P9" draw:layer="layout" svg:width="0.371cm" svg:height="0.322cm" svg:x="7.85cm" svg:y="35.151cm" svg:viewBox="0 0 372 323" draw:points="186,0 372,323 0,323">
          <text:p/>
        </draw:polygon>
        <draw:polygon draw:style-name="gr13" draw:text-style-name="P9" draw:layer="layout" svg:width="0.371cm" svg:height="0.322cm" svg:x="14.336cm" svg:y="34.3cm" svg:viewBox="0 0 372 323" draw:points="186,0 372,323 0,323">
          <text:p/>
        </draw:polygon>
        <draw:polygon draw:style-name="gr13" draw:text-style-name="P9" draw:layer="layout" svg:width="0.372cm" svg:height="0.322cm" svg:x="15.043cm" svg:y="32.729cm" svg:viewBox="0 0 373 323" draw:points="186,0 373,323 0,323">
          <text:p/>
        </draw:polygon>
        <draw:polygon draw:style-name="gr13" draw:text-style-name="P9" draw:layer="layout" svg:width="0.371cm" svg:height="0.321cm" svg:x="13.367cm" svg:y="31.719cm" svg:viewBox="0 0 372 322" draw:points="187,0 372,322 0,322">
          <text:p/>
        </draw:polygon>
        <draw:polygon draw:style-name="gr13" draw:text-style-name="P9" draw:layer="layout" svg:width="0.372cm" svg:height="0.322cm" svg:x="15.311cm" svg:y="30.428cm" svg:viewBox="0 0 373 323" draw:points="186,0 373,323 0,323">
          <text:p/>
        </draw:polygon>
        <draw:polygon draw:style-name="gr13" draw:text-style-name="P9" draw:layer="layout" svg:width="0.372cm" svg:height="0.321cm" svg:x="13.993cm" svg:y="35.249cm" svg:viewBox="0 0 373 322" draw:points="187,0 373,322 0,322">
          <text:p/>
        </draw:polygon>
        <draw:polygon draw:style-name="gr13" draw:text-style-name="P9" draw:layer="layout" svg:width="0.372cm" svg:height="0.322cm" svg:x="21.167cm" svg:y="38.079cm" svg:viewBox="0 0 373 323" draw:points="186,0 373,323 0,323">
          <text:p/>
        </draw:polygon>
        <draw:polygon draw:style-name="gr13" draw:text-style-name="P9" draw:layer="layout" svg:width="0.371cm" svg:height="0.322cm" svg:x="19.956cm" svg:y="40.093cm" svg:viewBox="0 0 372 323" draw:points="186,0 372,323 0,323">
          <text:p/>
        </draw:polygon>
        <draw:polygon draw:style-name="gr13" draw:text-style-name="P9" draw:layer="layout" svg:width="0.371cm" svg:height="0.321cm" svg:x="8.036cm" svg:y="38.246cm" svg:viewBox="0 0 372 322" draw:points="187,0 372,322 0,322">
          <text:p/>
        </draw:polygon>
        <draw:polygon draw:style-name="gr13" draw:text-style-name="P9" draw:layer="layout" svg:width="0.371cm" svg:height="0.322cm" svg:x="20.275cm" svg:y="39.397cm" svg:viewBox="0 0 372 323" draw:points="185,0 372,323 0,323">
          <text:p/>
        </draw:polygon>
        <draw:polygon draw:style-name="gr13" draw:text-style-name="P9" draw:layer="layout" svg:width="0.372cm" svg:height="0.322cm" svg:x="9.408cm" svg:y="33.662cm" svg:viewBox="0 0 373 323" draw:points="187,0 373,323 0,323">
          <text:p/>
        </draw:polygon>
        <draw:polygon draw:style-name="gr13" draw:text-style-name="P9" draw:layer="layout" svg:width="0.371cm" svg:height="0.322cm" svg:x="9.34cm" svg:y="38.229cm" svg:viewBox="0 0 372 323" draw:points="186,0 372,323 0,323">
          <text:p/>
        </draw:polygon>
        <draw:polygon draw:style-name="gr13" draw:text-style-name="P9" draw:layer="layout" svg:width="0.372cm" svg:height="0.322cm" svg:x="8.174cm" svg:y="37.309cm" svg:viewBox="0 0 373 323" draw:points="186,0 373,323 0,323">
          <text:p/>
        </draw:polygon>
        <draw:polygon draw:style-name="gr13" draw:text-style-name="P9" draw:layer="layout" svg:width="0.371cm" svg:height="0.322cm" svg:x="9.126cm" svg:y="36.057cm" svg:viewBox="0 0 372 323" draw:points="187,0 372,323 0,323">
          <text:p/>
        </draw:polygon>
        <draw:polygon draw:style-name="gr13" draw:text-style-name="P9" draw:layer="layout" svg:width="0.372cm" svg:height="0.322cm" svg:x="9.576cm" svg:y="41.853cm" svg:viewBox="0 0 373 323" draw:points="186,0 373,323 0,323">
          <text:p/>
        </draw:polygon>
        <draw:polygon draw:style-name="gr13" draw:text-style-name="P9" draw:layer="layout" svg:width="0.372cm" svg:height="0.321cm" svg:x="14.228cm" svg:y="39.4cm" svg:viewBox="0 0 373 322" draw:points="186,0 373,322 0,322">
          <text:p/>
        </draw:polygon>
        <draw:polygon draw:style-name="gr13" draw:text-style-name="P9" draw:layer="layout" svg:width="0.371cm" svg:height="0.322cm" svg:x="8.967cm" svg:y="37.606cm" svg:viewBox="0 0 372 323" draw:points="185,0 372,323 0,323">
          <text:p/>
        </draw:polygon>
        <draw:polygon draw:style-name="gr13" draw:text-style-name="P9" draw:layer="layout" svg:width="0.372cm" svg:height="0.321cm" svg:x="20.087cm" svg:y="40.35cm" svg:viewBox="0 0 373 322" draw:points="186,0 373,322 0,322">
          <text:p/>
        </draw:polygon>
        <draw:polygon draw:style-name="gr13" draw:text-style-name="P9" draw:layer="layout" svg:width="0.371cm" svg:height="0.322cm" svg:x="19.904cm" svg:y="36.391cm" svg:viewBox="0 0 372 323" draw:points="185,0 372,323 0,323">
          <text:p/>
        </draw:polygon>
        <draw:polygon draw:style-name="gr13" draw:text-style-name="P9" draw:layer="layout" svg:width="0.371cm" svg:height="0.322cm" svg:x="15.021cm" svg:y="34.304cm" svg:viewBox="0 0 372 323" draw:points="185,0 372,323 0,323">
          <text:p/>
        </draw:polygon>
        <draw:polygon draw:style-name="gr13" draw:text-style-name="P9" draw:layer="layout" svg:width="0.372cm" svg:height="0.322cm" svg:x="13.658cm" svg:y="35.444cm" svg:viewBox="0 0 373 323" draw:points="187,0 373,323 0,323">
          <text:p/>
        </draw:polygon>
        <draw:polygon draw:style-name="gr13" draw:text-style-name="P9" draw:layer="layout" svg:width="0.371cm" svg:height="0.322cm" svg:x="14.908cm" svg:y="37.909cm" svg:viewBox="0 0 372 323" draw:points="186,0 372,323 0,323">
          <text:p/>
        </draw:polygon>
        <draw:polygon draw:style-name="gr13" draw:text-style-name="P9" draw:layer="layout" svg:width="0.371cm" svg:height="0.322cm" svg:x="7.515cm" svg:y="35.535cm" svg:viewBox="0 0 372 323" draw:points="186,0 372,323 0,323">
          <text:p/>
        </draw:polygon>
        <draw:polygon draw:style-name="gr13" draw:text-style-name="P9" draw:layer="layout" svg:width="0.372cm" svg:height="0.322cm" svg:x="13.763cm" svg:y="36.522cm" svg:viewBox="0 0 373 323" draw:points="187,0 373,323 0,323">
          <text:p/>
        </draw:polygon>
        <draw:polygon draw:style-name="gr13" draw:text-style-name="P9" draw:layer="layout" svg:width="0.371cm" svg:height="0.322cm" svg:x="7.568cm" svg:y="36.047cm" svg:viewBox="0 0 372 323" draw:points="187,0 372,323 0,323">
          <text:p/>
        </draw:polygon>
        <draw:polygon draw:style-name="gr13" draw:text-style-name="P9" draw:layer="layout" svg:width="0.372cm" svg:height="0.322cm" svg:x="7.804cm" svg:y="36.176cm" svg:viewBox="0 0 373 323" draw:points="186,0 373,323 0,323">
          <text:p/>
        </draw:polygon>
        <draw:polygon draw:style-name="gr13" draw:text-style-name="P9" draw:layer="layout" svg:width="0.372cm" svg:height="0.322cm" svg:x="7.36cm" svg:y="37.023cm" svg:viewBox="0 0 373 323" draw:points="186,0 373,323 0,323">
          <text:p/>
        </draw:polygon>
        <draw:polygon draw:style-name="gr13" draw:text-style-name="P9" draw:layer="layout" svg:width="0.371cm" svg:height="0.321cm" svg:x="20.683cm" svg:y="36.652cm" svg:viewBox="0 0 372 322" draw:points="185,0 372,322 0,322">
          <text:p/>
        </draw:polygon>
        <draw:polygon draw:style-name="gr13" draw:text-style-name="P9" draw:layer="layout" svg:width="0.372cm" svg:height="0.322cm" svg:x="9.369cm" svg:y="30.985cm" svg:viewBox="0 0 373 323" draw:points="187,0 373,323 0,323">
          <text:p/>
        </draw:polygon>
        <draw:polygon draw:style-name="gr13" draw:text-style-name="P9" draw:layer="layout" svg:width="0.372cm" svg:height="0.322cm" svg:x="15.074cm" svg:y="41.522cm" svg:viewBox="0 0 373 323" draw:points="186,0 373,323 0,323">
          <text:p/>
        </draw:polygon>
        <draw:polygon draw:style-name="gr13" draw:text-style-name="P9" draw:layer="layout" svg:width="0.371cm" svg:height="0.321cm" svg:x="21.064cm" svg:y="34.719cm" svg:viewBox="0 0 372 322" draw:points="185,0 372,322 0,322">
          <text:p/>
        </draw:polygon>
        <draw:polygon draw:style-name="gr13" draw:text-style-name="P9" draw:layer="layout" svg:width="0.371cm" svg:height="0.322cm" svg:x="8.335cm" svg:y="38.232cm" svg:viewBox="0 0 372 323" draw:points="186,0 372,323 0,323">
          <text:p/>
        </draw:polygon>
        <draw:polygon draw:style-name="gr13" draw:text-style-name="P9" draw:layer="layout" svg:width="0.371cm" svg:height="0.321cm" svg:x="14.168cm" svg:y="31.307cm" svg:viewBox="0 0 372 322" draw:points="185,0 372,322 0,322">
          <text:p/>
        </draw:polygon>
        <draw:polygon draw:style-name="gr13" draw:text-style-name="P9" draw:layer="layout" svg:width="0.371cm" svg:height="0.322cm" svg:x="21.097cm" svg:y="35.157cm" svg:viewBox="0 0 372 323" draw:points="186,0 372,323 0,323">
          <text:p/>
        </draw:polygon>
        <draw:polygon draw:style-name="gr13" draw:text-style-name="P9" draw:layer="layout" svg:width="0.371cm" svg:height="0.322cm" svg:x="20.591cm" svg:y="43.055cm" svg:viewBox="0 0 372 323" draw:points="187,0 372,323 0,323">
          <text:p/>
        </draw:polygon>
        <draw:polygon draw:style-name="gr13" draw:text-style-name="P9" draw:layer="layout" svg:width="0.371cm" svg:height="0.321cm" svg:x="8.825cm" svg:y="39.189cm" svg:viewBox="0 0 372 322" draw:points="186,0 372,322 0,322">
          <text:p/>
        </draw:polygon>
        <draw:polygon draw:style-name="gr13" draw:text-style-name="P9" draw:layer="layout" svg:width="0.371cm" svg:height="0.322cm" svg:x="8.084cm" svg:y="36.9cm" svg:viewBox="0 0 372 323" draw:points="185,0 372,323 0,323">
          <text:p/>
        </draw:polygon>
        <draw:polygon draw:style-name="gr13" draw:text-style-name="P9" draw:layer="layout" svg:width="0.371cm" svg:height="0.321cm" svg:x="7.88cm" svg:y="44.042cm" svg:viewBox="0 0 372 322" draw:points="187,0 372,322 0,322">
          <text:p/>
        </draw:polygon>
        <draw:polygon draw:style-name="gr13" draw:text-style-name="P9" draw:layer="layout" svg:width="0.371cm" svg:height="0.322cm" svg:x="9.656cm" svg:y="37.447cm" svg:viewBox="0 0 372 323" draw:points="185,0 372,323 0,323">
          <text:p/>
        </draw:polygon>
        <draw:polygon draw:style-name="gr13" draw:text-style-name="P9" draw:layer="layout" svg:width="0.372cm" svg:height="0.322cm" svg:x="20.661cm" svg:y="35.631cm" svg:viewBox="0 0 373 323" draw:points="186,0 373,323 0,323">
          <text:p/>
        </draw:polygon>
        <draw:polygon draw:style-name="gr13" draw:text-style-name="P9" draw:layer="layout" svg:width="0.371cm" svg:height="0.321cm" svg:x="7.74cm" svg:y="37.034cm" svg:viewBox="0 0 372 322" draw:points="185,0 372,322 0,322">
          <text:p/>
        </draw:polygon>
        <draw:polygon draw:style-name="gr13" draw:text-style-name="P9" draw:layer="layout" svg:width="0.371cm" svg:height="0.322cm" svg:x="13.478cm" svg:y="38.073cm" svg:viewBox="0 0 372 323" draw:points="185,0 372,323 0,323">
          <text:p/>
        </draw:polygon>
        <draw:polygon draw:style-name="gr13" draw:text-style-name="P9" draw:layer="layout" svg:width="0.371cm" svg:height="0.321cm" svg:x="14.335cm" svg:y="30.702cm" svg:viewBox="0 0 372 322" draw:points="186,0 372,322 0,322">
          <text:p/>
        </draw:polygon>
        <draw:path draw:style-name="gr14" draw:text-style-name="P10" draw:layer="layout" svg:width="0.275cm" svg:height="0.276cm" svg:x="9.535cm" svg:y="36.589cm" svg:viewBox="0 0 276 277" svg:d="M0 138c0-76 62-138 137-138 76 0 139 62 139 138 0 77-63 139-139 139-75 0-137-62-137-139z">
          <text:p/>
        </draw:path>
        <draw:path draw:style-name="gr14" draw:text-style-name="P10" draw:layer="layout" svg:width="0.276cm" svg:height="0.276cm" svg:x="20.623cm" svg:y="36.964cm" svg:viewBox="0 0 277 277" svg:d="M0 139c0-77 64-139 139-139 76 0 138 62 138 139 0 76-62 138-138 138-75 0-139-62-139-138z">
          <text:p/>
        </draw:path>
        <draw:path draw:style-name="gr14" draw:text-style-name="P10" draw:layer="layout" svg:width="0.275cm" svg:height="0.276cm" svg:x="9.663cm" svg:y="36.712cm" svg:viewBox="0 0 276 277" svg:d="M0 139c0-77 62-139 139-139 75 0 137 62 137 139 0 76-62 138-137 138-77 0-139-62-139-138z">
          <text:p/>
        </draw:path>
        <draw:path draw:style-name="gr14" draw:text-style-name="P10" draw:layer="layout" svg:width="0.276cm" svg:height="0.276cm" svg:x="9.062cm" svg:y="42.693cm" svg:viewBox="0 0 277 277" svg:d="M0 139c0-77 62-139 138-139 77 0 139 62 139 139 0 76-62 138-139 138-76 0-138-62-138-138z">
          <text:p/>
        </draw:path>
        <draw:path draw:style-name="gr14" draw:text-style-name="P10" draw:layer="layout" svg:width="0.276cm" svg:height="0.276cm" svg:x="8.14cm" svg:y="36.724cm" svg:viewBox="0 0 277 277" svg:d="M0 139c0-76 62-139 138-139s139 63 139 139-63 138-139 138-138-62-138-138z">
          <text:p/>
        </draw:path>
        <draw:path draw:style-name="gr14" draw:text-style-name="P10" draw:layer="layout" svg:width="0.276cm" svg:height="0.275cm" svg:x="14.268cm" svg:y="42.694cm" svg:viewBox="0 0 277 276" svg:d="M0 138c0-76 62-138 138-138s139 62 139 138-63 138-139 138-138-62-138-138z">
          <text:p/>
        </draw:path>
        <draw:path draw:style-name="gr14" draw:text-style-name="P10" draw:layer="layout" svg:width="0.276cm" svg:height="0.276cm" svg:x="13.572cm" svg:y="39.043cm" svg:viewBox="0 0 277 277" svg:d="M0 138c0-76 62-138 139-138 76 0 138 62 138 138 0 77-62 139-138 139-77 0-139-62-139-139z">
          <text:p/>
        </draw:path>
        <draw:path draw:style-name="gr14" draw:text-style-name="P10" draw:layer="layout" svg:width="0.276cm" svg:height="0.276cm" svg:x="13.24cm" svg:y="41.275cm" svg:viewBox="0 0 277 277" svg:d="M0 138c0-76 62-138 138-138 77 0 139 62 139 138s-62 139-139 139c-76 0-138-63-138-139z">
          <text:p/>
        </draw:path>
        <draw:path draw:style-name="gr14" draw:text-style-name="P10" draw:layer="layout" svg:width="0.276cm" svg:height="0.276cm" svg:x="14.966cm" svg:y="44.715cm" svg:viewBox="0 0 277 277" svg:d="M0 139c0-76 62-139 139-139 76 0 138 63 138 139s-62 138-138 138c-77 0-139-62-139-138z">
          <text:p/>
        </draw:path>
        <draw:path draw:style-name="gr14" draw:text-style-name="P10" draw:layer="layout" svg:width="0.276cm" svg:height="0.275cm" svg:x="7.517cm" svg:y="37.376cm" svg:viewBox="0 0 277 276" svg:d="M0 137c0-75 63-137 139-137s138 62 138 137c0 77-62 139-138 139s-139-62-139-139z">
          <text:p/>
        </draw:path>
        <draw:path draw:style-name="gr14" draw:text-style-name="P10" draw:layer="layout" svg:width="0.276cm" svg:height="0.276cm" svg:x="20.249cm" svg:y="36.255cm" svg:viewBox="0 0 277 277" svg:d="M0 138c0-76 62-138 139-138 76 0 138 62 138 138 0 75-62 139-138 139-77 0-139-64-139-139z">
          <text:p/>
        </draw:path>
        <draw:path draw:style-name="gr14" draw:text-style-name="P10" draw:layer="layout" svg:width="0.276cm" svg:height="0.276cm" svg:x="8.837cm" svg:y="40.972cm" svg:viewBox="0 0 277 277" svg:d="M0 138c0-76 62-138 139-138 76 0 138 62 138 138 0 77-62 139-138 139-77 0-139-62-139-139z">
          <text:p/>
        </draw:path>
        <draw:path draw:style-name="gr14" draw:text-style-name="P10" draw:layer="layout" svg:width="0.275cm" svg:height="0.276cm" svg:x="21.59cm" svg:y="38.149cm" svg:viewBox="0 0 276 277" svg:d="M0 139c0-76 61-139 138-139 76 0 138 63 138 139s-62 138-138 138c-77 0-138-62-138-138z">
          <text:p/>
        </draw:path>
        <draw:path draw:style-name="gr14" draw:text-style-name="P10" draw:layer="layout" svg:width="0.276cm" svg:height="0.275cm" svg:x="8.481cm" svg:y="37.39cm" svg:viewBox="0 0 277 276" svg:d="M0 137c0-75 63-137 138-137 77 0 139 62 139 137 0 77-62 139-139 139-75 0-138-62-138-139z">
          <text:p/>
        </draw:path>
        <draw:path draw:style-name="gr14" draw:text-style-name="P10" draw:layer="layout" svg:width="0.276cm" svg:height="0.276cm" svg:x="8.454cm" svg:y="35.511cm" svg:viewBox="0 0 277 277" svg:d="M0 138c0-76 62-138 138-138s139 62 139 138-63 139-139 139-138-63-138-139z">
          <text:p/>
        </draw:path>
        <draw:path draw:style-name="gr14" draw:text-style-name="P10" draw:layer="layout" svg:width="0.276cm" svg:height="0.276cm" svg:x="7.69cm" svg:y="39.909cm" svg:viewBox="0 0 277 277" svg:d="M0 138c0-75 62-138 138-138 77 0 139 63 139 138 0 77-62 139-139 139-76 0-138-62-138-139z">
          <text:p/>
        </draw:path>
        <draw:path draw:style-name="gr14" draw:text-style-name="P10" draw:layer="layout" svg:width="0.276cm" svg:height="0.276cm" svg:x="15.063cm" svg:y="38.661cm" svg:viewBox="0 0 277 277" svg:d="M0 139c0-76 63-139 139-139s138 63 138 139-62 138-138 138-139-62-139-138z">
          <text:p/>
        </draw:path>
        <draw:path draw:style-name="gr14" draw:text-style-name="P10" draw:layer="layout" svg:width="0.276cm" svg:height="0.276cm" svg:x="8.379cm" svg:y="39.695cm" svg:viewBox="0 0 277 277" svg:d="M0 139c0-77 63-139 139-139s138 62 138 139c0 76-62 138-138 138s-139-62-139-138z">
          <text:p/>
        </draw:path>
        <draw:path draw:style-name="gr14" draw:text-style-name="P10" draw:layer="layout" svg:width="0.275cm" svg:height="0.276cm" svg:x="8.52cm" svg:y="38.858cm" svg:viewBox="0 0 276 277" svg:d="M0 139c0-77 62-139 138-139 77 0 138 62 138 139 0 76-61 138-138 138-76 0-138-62-138-138z">
          <text:p/>
        </draw:path>
        <draw:path draw:style-name="gr14" draw:text-style-name="P10" draw:layer="layout" svg:width="0.276cm" svg:height="0.276cm" svg:x="13.718cm" svg:y="40.972cm" svg:viewBox="0 0 277 277" svg:d="M0 138c0-76 62-138 138-138s139 62 139 138-63 139-139 139-138-63-138-139z">
          <text:p/>
        </draw:path>
        <draw:path draw:style-name="gr14" draw:text-style-name="P10" draw:layer="layout" svg:width="0.276cm" svg:height="0.276cm" svg:x="7.825cm" svg:y="38.855cm" svg:viewBox="0 0 277 277" svg:d="M0 139c0-77 63-139 139-139s138 62 138 139c0 76-62 138-138 138s-139-62-139-138z">
          <text:p/>
        </draw:path>
        <draw:path draw:style-name="gr14" draw:text-style-name="P10" draw:layer="layout" svg:width="0.276cm" svg:height="0.276cm" svg:x="20.616cm" svg:y="37.99cm" svg:viewBox="0 0 277 277" svg:d="M0 138c0-76 63-138 139-138s138 62 138 138c0 77-62 139-138 139s-139-62-139-139z">
          <text:p/>
        </draw:path>
        <draw:path draw:style-name="gr14" draw:text-style-name="P10" draw:layer="layout" svg:width="0.276cm" svg:height="0.276cm" svg:x="20.565cm" svg:y="37.828cm" svg:viewBox="0 0 277 277" svg:d="M0 139c0-76 62-139 139-139 76 0 138 63 138 139s-62 138-138 138c-77 0-139-62-139-138z">
          <text:p/>
        </draw:path>
        <draw:path draw:style-name="gr14" draw:text-style-name="P10" draw:layer="layout" svg:width="0.276cm" svg:height="0.276cm" svg:x="19.341cm" svg:y="39.263cm" svg:viewBox="0 0 277 277" svg:d="M0 138c0-76 63-138 138-138 77 0 139 62 139 138s-62 139-139 139c-75 0-138-63-138-139z">
          <text:p/>
        </draw:path>
        <draw:path draw:style-name="gr14" draw:text-style-name="P10" draw:layer="layout" svg:width="0.276cm" svg:height="0.276cm" svg:x="19.239cm" svg:y="37.677cm" svg:viewBox="0 0 277 277" svg:d="M0 138c0-76 63-138 139-138s138 62 138 138c0 77-62 139-138 139s-139-62-139-139z">
          <text:p/>
        </draw:path>
        <draw:path draw:style-name="gr14" draw:text-style-name="P10" draw:layer="layout" svg:width="0.276cm" svg:height="0.276cm" svg:x="20.732cm" svg:y="37.67cm" svg:viewBox="0 0 277 277" svg:d="M0 138c0-76 62-138 138-138 77 0 139 62 139 138s-62 139-139 139c-76 0-138-63-138-139z">
          <text:p/>
        </draw:path>
        <draw:path draw:style-name="gr14" draw:text-style-name="P10" draw:layer="layout" svg:width="0.276cm" svg:height="0.276cm" svg:x="9.546cm" svg:y="38.491cm" svg:viewBox="0 0 277 277" svg:d="M0 138c0-76 62-138 138-138s139 62 139 138c0 77-63 139-139 139s-138-62-138-139z">
          <text:p/>
        </draw:path>
        <draw:path draw:style-name="gr14" draw:text-style-name="P10" draw:layer="layout" svg:width="0.276cm" svg:height="0.275cm" svg:x="14.678cm" svg:y="33.224cm" svg:viewBox="0 0 277 276" svg:d="M0 138c0-76 62-138 139-138 75 0 138 62 138 138 0 75-63 138-138 138-77 0-139-63-139-138z">
          <text:p/>
        </draw:path>
        <draw:path draw:style-name="gr14" draw:text-style-name="P10" draw:layer="layout" svg:width="0.276cm" svg:height="0.275cm" svg:x="8.642cm" svg:y="37.669cm" svg:viewBox="0 0 277 276" svg:d="M0 138c0-76 63-138 139-138s138 62 138 138-62 138-138 138-139-62-139-138z">
          <text:p/>
        </draw:path>
        <draw:path draw:style-name="gr14" draw:text-style-name="P10" draw:layer="layout" svg:width="0.275cm" svg:height="0.275cm" svg:x="14.501cm" svg:y="36.847cm" svg:viewBox="0 0 276 276" svg:d="M0 138c0-76 63-138 139-138 75 0 137 62 137 138s-62 138-137 138c-76 0-139-62-139-138z">
          <text:p/>
        </draw:path>
        <draw:path draw:style-name="gr14" draw:text-style-name="P10" draw:layer="layout" svg:width="0.276cm" svg:height="0.276cm" svg:x="21.573cm" svg:y="31.822cm" svg:viewBox="0 0 277 277" svg:d="M0 139c0-76 62-139 138-139 77 0 139 63 139 139 0 75-62 138-139 138-76 0-138-63-138-138z">
          <text:p/>
        </draw:path>
        <draw:path draw:style-name="gr14" draw:text-style-name="P10" draw:layer="layout" svg:width="0.276cm" svg:height="0.276cm" svg:x="8.511cm" svg:y="33.038cm" svg:viewBox="0 0 277 277" svg:d="M0 138c0-76 62-138 138-138 77 0 139 62 139 138 0 77-62 139-139 139-76 0-138-62-138-139z">
          <text:p/>
        </draw:path>
        <draw:path draw:style-name="gr14" draw:text-style-name="P10" draw:layer="layout" svg:width="0.276cm" svg:height="0.276cm" svg:x="8.941cm" svg:y="33.269cm" svg:viewBox="0 0 277 277" svg:d="M0 138c0-76 64-138 139-138 76 0 138 62 138 138 0 77-62 139-138 139-75 0-139-62-139-139z">
          <text:p/>
        </draw:path>
        <draw:path draw:style-name="gr14" draw:text-style-name="P10" draw:layer="layout" svg:width="0.276cm" svg:height="0.275cm" svg:x="8.742cm" svg:y="39.477cm" svg:viewBox="0 0 277 276" svg:d="M0 138c0-75 62-138 138-138 77 0 139 63 139 138 0 76-62 138-139 138-76 0-138-62-138-138z">
          <text:p/>
        </draw:path>
        <draw:path draw:style-name="gr14" draw:text-style-name="P10" draw:layer="layout" svg:width="0.275cm" svg:height="0.276cm" svg:x="7.851cm" svg:y="31.296cm" svg:viewBox="0 0 276 277" svg:d="M0 138c0-76 62-138 138-138s138 62 138 138c0 75-62 139-138 139s-138-64-138-139z">
          <text:p/>
        </draw:path>
        <draw:path draw:style-name="gr14" draw:text-style-name="P10" draw:layer="layout" svg:width="0.276cm" svg:height="0.275cm" svg:x="19.786cm" svg:y="33.87cm" svg:viewBox="0 0 277 276" svg:d="M0 137c0-75 63-137 139-137s138 62 138 137c0 77-62 139-138 139s-139-62-139-139z">
          <text:p/>
        </draw:path>
        <draw:path draw:style-name="gr14" draw:text-style-name="P10" draw:layer="layout" svg:width="0.276cm" svg:height="0.276cm" svg:x="9.056cm" svg:y="39.928cm" svg:viewBox="0 0 277 277" svg:d="M0 138c0-76 62-138 138-138 77 0 139 62 139 138 0 77-62 139-139 139-76 0-138-62-138-139z">
          <text:p/>
        </draw:path>
        <draw:path draw:style-name="gr14" draw:text-style-name="P10" draw:layer="layout" svg:width="0.276cm" svg:height="0.276cm" svg:x="8.376cm" svg:y="39.057cm" svg:viewBox="0 0 277 277" svg:d="M0 138c0-76 63-138 139-138 75 0 138 62 138 138 0 77-63 139-138 139-76 0-139-62-139-139z">
          <text:p/>
        </draw:path>
        <draw:path draw:style-name="gr14" draw:text-style-name="P10" draw:layer="layout" svg:width="0.276cm" svg:height="0.276cm" svg:x="7.694cm" svg:y="37.82cm" svg:viewBox="0 0 277 277" svg:d="M0 139c0-76 62-139 138-139 77 0 139 63 139 139s-62 138-139 138c-76 0-138-62-138-138z">
          <text:p/>
        </draw:path>
        <draw:path draw:style-name="gr14" draw:text-style-name="P10" draw:layer="layout" svg:width="0.276cm" svg:height="0.276cm" svg:x="20.987cm" svg:y="36.724cm" svg:viewBox="0 0 277 277" svg:d="M0 139c0-76 62-139 138-139s139 63 139 139-63 138-139 138-138-62-138-138z">
          <text:p/>
        </draw:path>
        <draw:path draw:style-name="gr14" draw:text-style-name="P10" draw:layer="layout" svg:width="0.275cm" svg:height="0.276cm" svg:x="7.522cm" svg:y="37.24cm" svg:viewBox="0 0 276 277" svg:d="M0 139c0-77 63-139 138-139 76 0 138 62 138 139 0 76-62 138-138 138-75 0-138-62-138-138z">
          <text:p/>
        </draw:path>
        <draw:path draw:style-name="gr14" draw:text-style-name="P10" draw:layer="layout" svg:width="0.276cm" svg:height="0.276cm" svg:x="15.332cm" svg:y="36.469cm" svg:viewBox="0 0 277 277" svg:d="M0 139c0-75 64-139 139-139 76 0 138 64 138 139 0 76-62 138-138 138-75 0-139-62-139-138z">
          <text:p/>
        </draw:path>
        <draw:path draw:style-name="gr14" draw:text-style-name="P10" draw:layer="layout" svg:width="0.275cm" svg:height="0.275cm" svg:x="20.663cm" svg:y="37.252cm" svg:viewBox="0 0 276 276" svg:d="M0 139c0-77 62-139 138-139 75 0 138 62 138 139 0 75-63 137-138 137-76 0-138-62-138-137z">
          <text:p/>
        </draw:path>
        <draw:path draw:style-name="gr14" draw:text-style-name="P10" draw:layer="layout" svg:width="0.276cm" svg:height="0.276cm" svg:x="20.521cm" svg:y="35.809cm" svg:viewBox="0 0 277 277" svg:d="M0 138c0-76 62-138 139-138 76 0 138 62 138 138 0 77-62 139-138 139-77 0-139-62-139-139z">
          <text:p/>
        </draw:path>
        <draw:path draw:style-name="gr14" draw:text-style-name="P10" draw:layer="layout" svg:width="0.275cm" svg:height="0.275cm" svg:x="8.072cm" svg:y="35.607cm" svg:viewBox="0 0 276 276" svg:d="M0 138c0-77 63-138 138-138 76 0 138 61 138 138 0 76-62 138-138 138-75 0-138-62-138-138z">
          <text:p/>
        </draw:path>
        <draw:path draw:style-name="gr14" draw:text-style-name="P10" draw:layer="layout" svg:width="0.276cm" svg:height="0.275cm" svg:x="14.321cm" svg:y="36.478cm" svg:viewBox="0 0 277 276" svg:d="M0 139c0-77 62-139 138-139 77 0 139 62 139 139 0 75-62 137-139 137-76 0-138-62-138-137z">
          <text:p/>
        </draw:path>
        <draw:path draw:style-name="gr14" draw:text-style-name="P10" draw:layer="layout" svg:width="0.276cm" svg:height="0.276cm" svg:x="8.493cm" svg:y="35.417cm" svg:viewBox="0 0 277 277" svg:d="M0 138c0-76 63-138 138-138 77 0 139 62 139 138s-62 139-139 139c-75 0-138-63-138-139z">
          <text:p/>
        </draw:path>
        <draw:path draw:style-name="gr14" draw:text-style-name="P10" draw:layer="layout" svg:width="0.276cm" svg:height="0.275cm" svg:x="7.708cm" svg:y="37.984cm" svg:viewBox="0 0 277 276" svg:d="M0 138c0-76 62-138 138-138 77 0 139 62 139 138s-62 138-139 138c-76 0-138-62-138-138z">
          <text:p/>
        </draw:path>
        <draw:path draw:style-name="gr14" draw:text-style-name="P10" draw:layer="layout" svg:width="0.276cm" svg:height="0.276cm" svg:x="8.565cm" svg:y="34.696cm" svg:viewBox="0 0 277 277" svg:d="M0 138c0-76 62-138 139-138 76 0 138 62 138 138 0 77-62 139-138 139-77 0-139-62-139-139z">
          <text:p/>
        </draw:path>
        <draw:path draw:style-name="gr14" draw:text-style-name="P10" draw:layer="layout" svg:width="0.275cm" svg:height="0.276cm" svg:x="13.393cm" svg:y="37.68cm" svg:viewBox="0 0 276 277" svg:d="M0 138c0-76 63-138 138-138 76 0 138 62 138 138 0 77-62 139-138 139-75 0-138-62-138-139z">
          <text:p/>
        </draw:path>
        <draw:path draw:style-name="gr14" draw:text-style-name="P10" draw:layer="layout" svg:width="0.276cm" svg:height="0.275cm" svg:x="7.946cm" svg:y="47.054cm" svg:viewBox="0 0 277 276" svg:d="M0 137c0-75 62-137 138-137 77 0 139 62 139 137 0 77-62 139-139 139-76 0-138-62-138-139z">
          <text:p/>
        </draw:path>
        <draw:path draw:style-name="gr14" draw:text-style-name="P10" draw:layer="layout" svg:width="0.276cm" svg:height="0.276cm" svg:x="7.786cm" svg:y="37.829cm" svg:viewBox="0 0 277 277" svg:d="M0 139c0-76 62-139 139-139 76 0 138 63 138 139s-62 138-138 138c-77 0-139-62-139-138z">
          <text:p/>
        </draw:path>
        <draw:path draw:style-name="gr14" draw:text-style-name="P10" draw:layer="layout" svg:width="0.276cm" svg:height="0.276cm" svg:x="19.852cm" svg:y="38.32cm" svg:viewBox="0 0 277 277" svg:d="M0 139c0-77 62-139 138-139s139 62 139 139c0 76-63 138-139 138s-138-62-138-138z">
          <text:p/>
        </draw:path>
        <draw:path draw:style-name="gr14" draw:text-style-name="P10" draw:layer="layout" svg:width="0.275cm" svg:height="0.275cm" svg:x="21.352cm" svg:y="33.792cm" svg:viewBox="0 0 276 276" svg:d="M0 137c0-75 62-137 139-137 76 0 137 62 137 137 0 76-61 139-137 139-77 0-139-63-139-139z">
          <text:p/>
        </draw:path>
        <draw:path draw:style-name="gr14" draw:text-style-name="P10" draw:layer="layout" svg:width="0.276cm" svg:height="0.276cm" svg:x="14.304cm" svg:y="37.834cm" svg:viewBox="0 0 277 277" svg:d="M0 139c0-76 63-139 138-139 76 0 139 63 139 139s-63 138-139 138c-75 0-138-62-138-138z">
          <text:p/>
        </draw:path>
        <draw:path draw:style-name="gr14" draw:text-style-name="P10" draw:layer="layout" svg:width="0.276cm" svg:height="0.276cm" svg:x="15.125cm" svg:y="35.711cm" svg:viewBox="0 0 277 277" svg:d="M0 138c0-76 62-138 138-138 75 0 139 62 139 138s-64 139-139 139c-76 0-138-63-138-139z">
          <text:p/>
        </draw:path>
        <draw:path draw:style-name="gr14" draw:text-style-name="P10" draw:layer="layout" svg:width="0.275cm" svg:height="0.276cm" svg:x="9.428cm" svg:y="36.361cm" svg:viewBox="0 0 276 277" svg:d="M0 138c0-76 62-138 139-138 75 0 137 62 137 138 0 77-62 139-137 139-77 0-139-62-139-139z">
          <text:p/>
        </draw:path>
        <draw:path draw:style-name="gr14" draw:text-style-name="P10" draw:layer="layout" svg:width="0.276cm" svg:height="0.275cm" svg:x="14.223cm" svg:y="44.127cm" svg:viewBox="0 0 277 276" svg:d="M0 138c0-76 63-138 139-138s138 62 138 138-62 138-138 138-139-62-139-138z">
          <text:p/>
        </draw:path>
        <draw:path draw:style-name="gr14" draw:text-style-name="P10" draw:layer="layout" svg:width="0.276cm" svg:height="0.276cm" svg:x="7.42cm" svg:y="38.487cm" svg:viewBox="0 0 277 277" svg:d="M0 138c0-76 62-138 138-138 77 0 139 62 139 138s-62 139-139 139c-76 0-138-63-138-139z">
          <text:p/>
        </draw:path>
        <draw:path draw:style-name="gr14" draw:text-style-name="P10" draw:layer="layout" svg:width="0.276cm" svg:height="0.276cm" svg:x="8.088cm" svg:y="32.465cm" svg:viewBox="0 0 277 277" svg:d="M0 138c0-76 63-138 139-138s138 62 138 138c0 77-62 139-138 139s-139-62-139-139z">
          <text:p/>
        </draw:path>
        <draw:path draw:style-name="gr14" draw:text-style-name="P10" draw:layer="layout" svg:width="0.276cm" svg:height="0.276cm" svg:x="9.042cm" svg:y="37.248cm" svg:viewBox="0 0 277 277" svg:d="M0 139c0-77 62-139 138-139 77 0 139 62 139 139 0 76-62 138-139 138-76 0-138-62-138-138z">
          <text:p/>
        </draw:path>
        <draw:path draw:style-name="gr14" draw:text-style-name="P10" draw:layer="layout" svg:width="0.276cm" svg:height="0.276cm" svg:x="8.093cm" svg:y="40.974cm" svg:viewBox="0 0 277 277" svg:d="M0 138c0-75 63-138 139-138s138 63 138 138c0 77-62 139-138 139s-139-62-139-139z">
          <text:p/>
        </draw:path>
        <draw:path draw:style-name="gr14" draw:text-style-name="P10" draw:layer="layout" svg:width="0.276cm" svg:height="0.277cm" svg:x="8.813cm" svg:y="34.301cm" svg:viewBox="0 0 277 278" svg:d="M0 139c0-76 62-139 138-139 77 0 139 63 139 139s-62 139-139 139c-76 0-138-63-138-139z">
          <text:p/>
        </draw:path>
        <draw:path draw:style-name="gr14" draw:text-style-name="P10" draw:layer="layout" svg:width="0.275cm" svg:height="0.275cm" svg:x="9.33cm" svg:y="40.155cm" svg:viewBox="0 0 276 276" svg:d="M0 138c0-76 62-138 137-138 77 0 139 62 139 138 0 77-62 138-139 138-75 0-137-61-137-138z">
          <text:p/>
        </draw:path>
        <draw:path draw:style-name="gr14" draw:text-style-name="P10" draw:layer="layout" svg:width="0.276cm" svg:height="0.276cm" svg:x="21.256cm" svg:y="35.719cm" svg:viewBox="0 0 277 277" svg:d="M0 138c0-76 62-138 138-138s139 62 139 138-63 139-139 139-138-63-138-139z">
          <text:p/>
        </draw:path>
        <draw:path draw:style-name="gr14" draw:text-style-name="P10" draw:layer="layout" svg:width="0.276cm" svg:height="0.276cm" svg:x="8.225cm" svg:y="38.481cm" svg:viewBox="0 0 277 277" svg:d="M0 138c0-76 62-138 138-138 77 0 139 62 139 138 0 75-62 139-139 139-76 0-138-64-138-139z">
          <text:p/>
        </draw:path>
        <draw:path draw:style-name="gr14" draw:text-style-name="P10" draw:layer="layout" svg:width="0.276cm" svg:height="0.276cm" svg:x="14.143cm" svg:y="37.114cm" svg:viewBox="0 0 277 277" svg:d="M0 138c0-76 62-138 139-138 76 0 138 62 138 138s-62 139-138 139c-77 0-139-63-139-139z">
          <text:p/>
        </draw:path>
        <draw:path draw:style-name="gr14" draw:text-style-name="P10" draw:layer="layout" svg:width="0.276cm" svg:height="0.275cm" svg:x="15.408cm" svg:y="40.977cm" svg:viewBox="0 0 277 276" svg:d="M0 138c0-76 62-138 138-138s139 62 139 138-63 138-139 138-138-62-138-138z">
          <text:p/>
        </draw:path>
        <draw:path draw:style-name="gr14" draw:text-style-name="P10" draw:layer="layout" svg:width="0.276cm" svg:height="0.275cm" svg:x="14.791cm" svg:y="40.408cm" svg:viewBox="0 0 277 276" svg:d="M0 137c0-75 63-137 139-137s138 62 138 137c0 76-62 139-138 139s-139-63-139-139z">
          <text:p/>
        </draw:path>
        <draw:path draw:style-name="gr14" draw:text-style-name="P10" draw:layer="layout" svg:width="0.276cm" svg:height="0.275cm" svg:x="15.029cm" svg:y="38.491cm" svg:viewBox="0 0 277 276" svg:d="M0 137c0-75 63-137 139-137s138 62 138 137c0 77-62 139-138 139s-139-62-139-139z">
          <text:p/>
        </draw:path>
        <draw:path draw:style-name="gr14" draw:text-style-name="P10" draw:layer="layout" svg:width="0.276cm" svg:height="0.275cm" svg:x="14.695cm" svg:y="42.707cm" svg:viewBox="0 0 277 276" svg:d="M0 139c0-77 62-139 139-139 76 0 138 62 138 139 0 75-62 137-138 137-77 0-139-62-139-137z">
          <text:p/>
        </draw:path>
        <draw:path draw:style-name="gr14" draw:text-style-name="P10" draw:layer="layout" svg:width="0.276cm" svg:height="0.276cm" svg:x="21.371cm" svg:y="37.109cm" svg:viewBox="0 0 277 277" svg:d="M0 138c0-75 62-138 139-138 76 0 138 63 138 138 0 76-62 139-138 139-77 0-139-63-139-139z">
          <text:p/>
        </draw:path>
        <draw:path draw:style-name="gr14" draw:text-style-name="P10" draw:layer="layout" svg:width="0.276cm" svg:height="0.276cm" svg:x="19.874cm" svg:y="38.487cm" svg:viewBox="0 0 277 277" svg:d="M0 138c0-76 62-138 138-138s139 62 139 138-63 139-139 139-138-63-138-139z">
          <text:p/>
        </draw:path>
        <draw:path draw:style-name="gr14" draw:text-style-name="P10" draw:layer="layout" svg:width="0.275cm" svg:height="0.275cm" svg:x="7.734cm" svg:y="39.472cm" svg:viewBox="0 0 276 276" svg:d="M0 139c0-76 62-139 139-139 75 0 137 63 137 139 0 75-62 137-137 137-77 0-139-62-139-137z">
          <text:p/>
        </draw:path>
        <draw:path draw:style-name="gr14" draw:text-style-name="P10" draw:layer="layout" svg:width="0.276cm" svg:height="0.276cm" svg:x="21.33cm" svg:y="41.936cm" svg:viewBox="0 0 277 277" svg:d="M0 139c0-76 62-139 138-139 77 0 139 63 139 139s-62 138-139 138c-76 0-138-62-138-138z">
          <text:p/>
        </draw:path>
        <draw:path draw:style-name="gr14" draw:text-style-name="P10" draw:layer="layout" svg:width="0.275cm" svg:height="0.276cm" svg:x="8.501cm" svg:y="37.114cm" svg:viewBox="0 0 276 277" svg:d="M0 138c0-76 62-138 137-138 77 0 139 62 139 138s-62 139-139 139c-75 0-137-63-137-139z">
          <text:p/>
        </draw:path>
        <draw:path draw:style-name="gr14" draw:text-style-name="P10" draw:layer="layout" svg:width="0.276cm" svg:height="0.276cm" svg:x="9.419cm" svg:y="39.253cm" svg:viewBox="0 0 277 277" svg:d="M0 138c0-76 62-138 139-138 76 0 138 62 138 138s-62 139-138 139c-77 0-139-63-139-139z">
          <text:p/>
        </draw:path>
        <draw:path draw:style-name="gr14" draw:text-style-name="P10" draw:layer="layout" svg:width="0.276cm" svg:height="0.276cm" svg:x="7.728cm" svg:y="35.422cm" svg:viewBox="0 0 277 277" svg:d="M0 138c0-75 62-138 139-138 76 0 138 63 138 138 0 76-62 139-138 139-77 0-139-63-139-139z">
          <text:p/>
        </draw:path>
        <draw:path draw:style-name="gr14" draw:text-style-name="P10" draw:layer="layout" svg:width="0.276cm" svg:height="0.276cm" svg:x="9.127cm" svg:y="40.407cm" svg:viewBox="0 0 277 277" svg:d="M0 138c0-76 62-138 139-138 75 0 138 62 138 138s-63 139-138 139c-77 0-139-63-139-139z">
          <text:p/>
        </draw:path>
        <draw:path draw:style-name="gr14" draw:text-style-name="P10" draw:layer="layout" svg:width="0.276cm" svg:height="0.276cm" svg:x="9.044cm" svg:y="39.68cm" svg:viewBox="0 0 277 277" svg:d="M0 139c0-77 62-139 138-139 77 0 139 62 139 139 0 76-62 138-139 138-76 0-138-62-138-138z">
          <text:p/>
        </draw:path>
        <draw:path draw:style-name="gr14" draw:text-style-name="P10" draw:layer="layout" svg:width="0.276cm" svg:height="0.276cm" svg:x="15.527cm" svg:y="41.924cm" svg:viewBox="0 0 277 277" svg:d="M0 139c0-77 62-139 139-139 76 0 138 62 138 139 0 76-62 138-138 138-77 0-139-62-139-138z">
          <text:p/>
        </draw:path>
        <draw:path draw:style-name="gr14" draw:text-style-name="P10" draw:layer="layout" svg:width="0.275cm" svg:height="0.275cm" svg:x="8.61cm" svg:y="40.681cm" svg:viewBox="0 0 276 276" svg:d="M0 137c0-76 62-137 138-137s138 61 138 137-62 139-138 139-138-63-138-139z">
          <text:p/>
        </draw:path>
        <draw:path draw:style-name="gr14" draw:text-style-name="P10" draw:layer="layout" svg:width="0.276cm" svg:height="0.276cm" svg:x="20.901cm" svg:y="40.688cm" svg:viewBox="0 0 277 277" svg:d="M0 138c0-76 63-138 139-138s138 62 138 138c0 77-62 139-138 139s-139-62-139-139z">
          <text:p/>
        </draw:path>
        <draw:path draw:style-name="gr14" draw:text-style-name="P10" draw:layer="layout" svg:width="0.276cm" svg:height="0.276cm" svg:x="20.108cm" svg:y="39.462cm" svg:viewBox="0 0 277 277" svg:d="M0 139c0-77 62-139 138-139 75 0 139 62 139 139 0 76-64 138-139 138-76 0-138-62-138-138z">
          <text:p/>
        </draw:path>
        <draw:path draw:style-name="gr14" draw:text-style-name="P10" draw:layer="layout" svg:width="0.276cm" svg:height="0.276cm" svg:x="13.456cm" svg:y="32.985cm" svg:viewBox="0 0 277 277" svg:d="M0 138c0-75 62-138 138-138 75 0 139 63 139 138 0 76-64 139-139 139-76 0-138-63-138-139z">
          <text:p/>
        </draw:path>
        <draw:path draw:style-name="gr14" draw:text-style-name="P10" draw:layer="layout" svg:width="0.275cm" svg:height="0.276cm" svg:x="15.487cm" svg:y="36.964cm" svg:viewBox="0 0 276 277" svg:d="M0 139c0-76 62-139 138-139s138 63 138 139-62 138-138 138-138-62-138-138z">
          <text:p/>
        </draw:path>
        <draw:path draw:style-name="gr14" draw:text-style-name="P10" draw:layer="layout" svg:width="0.276cm" svg:height="0.276cm" svg:x="13.904cm" svg:y="39.678cm" svg:viewBox="0 0 277 277" svg:d="M0 139c0-77 62-139 139-139 75 0 138 62 138 139 0 76-63 138-138 138-77 0-139-62-139-138z">
          <text:p/>
        </draw:path>
        <draw:path draw:style-name="gr14" draw:text-style-name="P10" draw:layer="layout" svg:width="0.276cm" svg:height="0.276cm" svg:x="8.715cm" svg:y="36.028cm" svg:viewBox="0 0 277 277" svg:d="M0 138c0-76 62-138 138-138s139 62 139 138c0 77-63 139-139 139s-138-62-138-139z">
          <text:p/>
        </draw:path>
        <draw:path draw:style-name="gr14" draw:text-style-name="P10" draw:layer="layout" svg:width="0.276cm" svg:height="0.276cm" svg:x="13.479cm" svg:y="40.157cm" svg:viewBox="0 0 277 277" svg:d="M0 138c0-76 62-138 138-138s139 62 139 138c0 77-63 139-139 139s-138-62-138-139z">
          <text:p/>
        </draw:path>
        <draw:path draw:style-name="gr14" draw:text-style-name="P10" draw:layer="layout" svg:width="0.276cm" svg:height="0.276cm" svg:x="9.329cm" svg:y="35.041cm" svg:viewBox="0 0 277 277" svg:d="M0 139c0-76 62-139 138-139 77 0 139 63 139 139s-62 138-139 138c-76 0-138-62-138-138z">
          <text:p/>
        </draw:path>
        <draw:path draw:style-name="gr14" draw:text-style-name="P10" draw:layer="layout" svg:width="0.276cm" svg:height="0.276cm" svg:x="8.045cm" svg:y="38.143cm" svg:viewBox="0 0 277 277" svg:d="M0 139c0-75 62-139 139-139 76 0 138 64 138 139 0 76-62 138-138 138-77 0-139-62-139-138z">
          <text:p/>
        </draw:path>
        <draw:path draw:style-name="gr14" draw:text-style-name="P10" draw:layer="layout" svg:width="0.276cm" svg:height="0.276cm" svg:x="9.187cm" svg:y="37.383cm" svg:viewBox="0 0 277 277" svg:d="M0 138c0-76 63-138 139-138s138 62 138 138-62 139-138 139-139-63-139-139z">
          <text:p/>
        </draw:path>
        <draw:path draw:style-name="gr14" draw:text-style-name="P10" draw:layer="layout" svg:width="0.276cm" svg:height="0.276cm" svg:x="19.809cm" svg:y="37.242cm" svg:viewBox="0 0 277 277" svg:d="M0 139c0-76 63-139 139-139s138 63 138 139-62 138-138 138-139-62-139-138z">
          <text:p/>
        </draw:path>
        <draw:path draw:style-name="gr14" draw:text-style-name="P10" draw:layer="layout" svg:width="0.276cm" svg:height="0.276cm" svg:x="7.801cm" svg:y="36.364cm" svg:viewBox="0 0 277 277" svg:d="M0 139c0-77 63-139 139-139s138 62 138 139c0 76-62 138-138 138s-139-62-139-138z">
          <text:p/>
        </draw:path>
        <draw:path draw:style-name="gr14" draw:text-style-name="P10" draw:layer="layout" svg:width="0.276cm" svg:height="0.276cm" svg:x="14.478cm" svg:y="42.297cm" svg:viewBox="0 0 277 277" svg:d="M0 138c0-76 63-138 139-138 75 0 138 62 138 138s-63 139-138 139c-76 0-139-63-139-139z">
          <text:p/>
        </draw:path>
        <draw:path draw:style-name="gr14" draw:text-style-name="P10" draw:layer="layout" svg:width="0.276cm" svg:height="0.275cm" svg:x="19.813cm" svg:y="39.682cm" svg:viewBox="0 0 277 276" svg:d="M0 138c0-76 63-138 139-138s138 62 138 138-62 138-138 138-139-62-139-138z">
          <text:p/>
        </draw:path>
        <draw:path draw:style-name="gr14" draw:text-style-name="P10" draw:layer="layout" svg:width="0.275cm" svg:height="0.276cm" svg:x="7.709cm" svg:y="41.935cm" svg:viewBox="0 0 276 277" svg:d="M0 139c0-77 62-139 137-139 78 0 139 62 139 139 0 76-61 138-139 138-75 0-137-62-137-138z">
          <text:p/>
        </draw:path>
        <draw:path draw:style-name="gr14" draw:text-style-name="P10" draw:layer="layout" svg:width="0.276cm" svg:height="0.276cm" svg:x="14.482cm" svg:y="32.691cm" svg:viewBox="0 0 277 277" svg:d="M0 138c0-76 63-138 139-138s138 62 138 138-62 139-138 139-139-63-139-139z">
          <text:p/>
        </draw:path>
        <draw:path draw:style-name="gr14" draw:text-style-name="P10" draw:layer="layout" svg:width="0.276cm" svg:height="0.276cm" svg:x="20.535cm" svg:y="43.601cm" svg:viewBox="0 0 277 277" svg:d="M0 139c0-76 62-139 139-139 76 0 138 63 138 139s-62 138-138 138c-77 0-139-62-139-138z">
          <text:p/>
        </draw:path>
        <draw:path draw:style-name="gr14" draw:text-style-name="P10" draw:layer="layout" svg:width="0.276cm" svg:height="0.276cm" svg:x="19.469cm" svg:y="43.612cm" svg:viewBox="0 0 277 277" svg:d="M0 139c0-76 62-139 139-139 76 0 138 63 138 139s-62 138-138 138c-77 0-139-62-139-138z">
          <text:p/>
        </draw:path>
        <draw:path draw:style-name="gr14" draw:text-style-name="P10" draw:layer="layout" svg:width="0.276cm" svg:height="0.276cm" svg:x="7.893cm" svg:y="43.608cm" svg:viewBox="0 0 277 277" svg:d="M0 139c0-76 62-139 138-139s139 63 139 139-63 138-139 138-138-62-138-138z">
          <text:p/>
        </draw:path>
        <draw:path draw:style-name="gr14" draw:text-style-name="P10" draw:layer="layout" svg:width="0.276cm" svg:height="0.276cm" svg:x="9.028cm" svg:y="40.418cm" svg:viewBox="0 0 277 277" svg:d="M0 138c0-75 62-138 138-138 77 0 139 63 139 138 0 77-62 139-139 139-76 0-138-62-138-139z">
          <text:p/>
        </draw:path>
        <draw:path draw:style-name="gr14" draw:text-style-name="P10" draw:layer="layout" svg:width="0.276cm" svg:height="0.276cm" svg:x="9.626cm" svg:y="37.994cm" svg:viewBox="0 0 277 277" svg:d="M0 138c0-76 62-138 138-138 77 0 139 62 139 138 0 77-62 139-139 139-76 0-138-62-138-139z">
          <text:p/>
        </draw:path>
        <draw:path draw:style-name="gr14" draw:text-style-name="P10" draw:layer="layout" svg:width="0.275cm" svg:height="0.275cm" svg:x="7.51cm" svg:y="40.408cm" svg:viewBox="0 0 276 276" svg:d="M0 137c0-75 62-137 139-137 75 0 137 62 137 137 0 76-62 139-137 139-77 0-139-63-139-139z">
          <text:p/>
        </draw:path>
        <draw:path draw:style-name="gr14" draw:text-style-name="P10" draw:layer="layout" svg:width="0.276cm" svg:height="0.276cm" svg:x="21.028cm" svg:y="37.375cm" svg:viewBox="0 0 277 277" svg:d="M0 138c0-76 62-138 138-138s139 62 139 138-63 139-139 139-138-63-138-139z">
          <text:p/>
        </draw:path>
        <draw:path draw:style-name="gr14" draw:text-style-name="P10" draw:layer="layout" svg:width="0.276cm" svg:height="0.276cm" svg:x="9.593cm" svg:y="43.597cm" svg:viewBox="0 0 277 277" svg:d="M0 139c0-76 62-139 138-139 77 0 139 63 139 139 0 75-62 138-139 138-76 0-138-63-138-138z">
          <text:p/>
        </draw:path>
        <draw:path draw:style-name="gr14" draw:text-style-name="P10" draw:layer="layout" svg:width="0.275cm" svg:height="0.276cm" svg:x="15.22cm" svg:y="41.261cm" svg:viewBox="0 0 276 277" svg:d="M0 138c0-76 62-138 138-138s138 62 138 138c0 77-62 139-138 139s-138-62-138-139z">
          <text:p/>
        </draw:path>
        <draw:path draw:style-name="gr14" draw:text-style-name="P10" draw:layer="layout" svg:width="0.276cm" svg:height="0.276cm" svg:x="13.965cm" svg:y="37.684cm" svg:viewBox="0 0 277 277" svg:d="M0 138c0-76 64-138 139-138 76 0 138 62 138 138 0 77-62 139-138 139-75 0-139-62-139-139z">
          <text:p/>
        </draw:path>
        <draw:polygon draw:style-name="gr15" draw:text-style-name="P11" draw:layer="layout" svg:width="0.395cm" svg:height="0.631cm" svg:x="3.82cm" svg:y="43.427cm" svg:viewBox="0 0 396 632" draw:points="0,632 0,564 160,564 160,77 18,179 18,103 167,0 241,0 241,564 396,564 396,632">
          <text:p/>
        </draw:polygon>
        <draw:path draw:style-name="gr15" draw:text-style-name="P11" draw:layer="layout" svg:width="0.439cm" svg:height="0.649cm" svg:x="4.295cm" svg:y="43.418cm" svg:viewBox="0 0 440 650" svg:d="M440 325v18l-1 18v17l-2 15-1 16-2 15-3 15-2 14-3 13-4 12-3 13-4 11-4 12-4 10-5 11-5 9-5 10-5 8-6 9-6 8-6 7-6 7-6 7-7 6-7 5-7 6-7 5-8 4-7 4-8 4-9 3-8 3-8 2-9 2-8 2-9 1-8 1-9 2h-9-10-9-9l-8-2-9-1-9-1-8-2-9-2-8-2-9-3-7-3-8-4-8-4-8-4-7-5-7-6-6-5-7-6-6-7-7-7-6-7-5-8-7-8-5-9-5-9-5-10-4-10-5-11-4-11-3-12-4-12-3-13-3-13-2-14-3-15-1-14-2-16-1-16-1-17v-18l-1-18 1-18v-18l1-18 1-17 2-16 1-15 3-15 2-14 3-13 3-13 4-13 3-11 4-12 5-10 4-10 5-10 5-9 5-9 7-8 6-9 6-7 6-7 6-6 7-6 7-6 7-5 7-4 8-4 8-4 7-3 9-3 8-3 8-2 9-2 8-1 10-2 8-1h10l9-1h9 9l9 1h9l9 1 8 2 8 1 9 2 8 2 8 3 8 3 8 3 7 4 8 4 7 4 7 5 7 6 7 6 6 6 6 7 6 7 6 9 6 8 5 9 5 9 5 10 4 10 5 10 4 12 3 11 4 13 3 13 3 13 2 14 3 15 2 15 1 16 2 17v18l1 18zM358 325v-14-15l-1-13v-14l-1-12-1-13-2-11-1-12-1-10-2-11-2-9-2-10-2-9-3-8-2-9-3-7-3-8-3-7-3-6-4-6-3-6-4-6-3-4-5-5-4-5-4-4-5-3-4-4-5-3-6-2-5-3-5-2-5-2-6-1-5-3-6-1-6-1h-6l-6-1h-7-6l-7 1h-7l-6 1-6 1-6 3-5 1-6 2-5 2-6 3-5 2-5 3-5 4-4 3-5 5-4 4-4 5-4 5-4 5-4 6-3 6-3 7-3 7-3 7-3 8-2 8-3 9-2 9-2 9-2 10-2 10-1 11-2 11-1 12-1 12-1 13v13l-1 13v15 14 15 14l1 13v13l1 12 1 12 1 12 2 11 1 11 2 10 2 9 2 10 2 9 3 8 2 9 3 7 3 8 3 7 3 6 4 7 3 6 4 5 4 5 4 5 5 5 4 4 4 4 5 3 5 3 5 3 6 3 5 2 5 2 6 2 5 1 6 1 6 1 7 1h6 6 7 6l6-1 6-1 6-1 5-1 6-2 5-2 6-2 5-3 5-3 5-3 4-3 5-4 4-4 5-5 4-5 4-5 3-5 4-6 3-7 4-6 3-7 3-8 3-7 2-9 3-8 2-9 2-10 2-9 2-10 2-11 1-11 2-12 1-12v-12l1-13 1-13v-14z">
          <text:p/>
        </draw:path>
        <draw:polygon draw:style-name="gr15" draw:text-style-name="P11" draw:layer="layout" svg:width="0.434cm" svg:height="0.649cm" svg:x="3.785cm" svg:y="37.961cm" svg:viewBox="0 0 435 650" draw:points="435,467 435,476 435,484 434,492 433,501 432,508 430,516 428,523 426,531 424,538 421,545 418,551 415,558 412,564 408,570 404,576 400,582 395,587 390,593 385,598 380,603 374,607 369,611 363,616 356,619 349,623 343,627 336,630 328,633 321,636 312,638 304,641 296,643 288,644 279,646 270,647 261,648 251,649 242,650 231,650 221,650 210,650 198,650 188,649 177,648 167,647 158,645 148,643 139,641 130,639 122,636 115,633 106,630 99,626 92,623 85,619 78,615 72,611 66,607 61,602 55,598 50,593 45,588 41,582 37,577 33,572 29,566 25,561 22,555 19,549 17,543 14,537 12,531 9,524 7,518 6,511 4,505 3,499 1,492 0,486 0,479 83,472 84,477 84,482 85,486 86,491 88,496 89,500 91,504 92,509 94,513 96,517 98,521 100,525 102,529 105,533 107,537 111,540 114,543 117,546 120,550 123,553 127,556 130,558 134,561 137,563 142,566 146,568 150,570 154,572 159,574 164,576 169,577 174,579 179,580 185,581 190,582 196,582 202,583 208,583 215,583 221,583 233,583 245,582 255,581 266,579 275,576 285,573 293,569 302,564 310,559 317,553 323,547 329,540 334,533 339,525 343,516 346,507 348,497 350,487 351,476 352,465 351,458 351,451 350,445 349,439 348,433 346,428 344,422 341,417 339,413 336,408 333,404 329,400 326,396 322,393 319,389 315,386 311,383 306,380 302,378 297,375 293,373 288,371 283,369 278,367 273,365 268,364 263,362 258,361 252,360 247,359 242,358 237,358 231,357 226,357 221,356 216,356 212,356 207,355 202,355 197,355 152,355 152,284 196,284 200,284 205,284 209,284 214,284 219,283 224,283 228,282 233,282 238,281 243,280 248,279 253,278 257,276 262,275 267,273 271,271 275,270 280,267 284,265 288,263 292,260 296,258 300,254 303,252 307,248 310,245 313,241 316,237 319,233 322,229 324,225 327,221 328,216 330,211 331,205 333,200 334,194 334,188 335,182 335,175 335,165 334,156 332,147 330,138 328,130 324,122 320,115 316,108 311,102 305,96 299,90 292,85 285,81 277,77 268,74 259,71 249,69 239,67 228,66 217,66 206,66 196,67 187,69 177,71 169,73 160,76 152,80 145,84 137,88 130,94 124,99 118,106 113,112 109,119 103,126 100,134 97,143 94,152 93,161 91,170 10,164 11,156 13,148 14,140 16,133 18,125 21,118 24,111 26,104 30,98 33,92 37,86 41,80 45,74 49,69 53,64 58,59 63,54 68,49 73,45 78,41 84,37 90,33 96,29 102,26 109,23 115,20 122,17 129,14 135,12 142,10 149,8 157,6 164,5 171,4 179,2 187,1 194,1 202,0 210,0 218,0 228,0 238,0 248,1 257,2 267,3 276,5 284,6 293,8 301,11 309,13 316,16 323,19 330,22 337,25 343,29 349,32 355,36 360,41 366,45 371,49 376,54 380,59 384,63 388,68 392,74 395,79 398,84 401,90 404,96 406,102 408,108 411,114 412,121 414,127 415,133 416,140 417,147 417,153 418,160 418,167 418,173 418,178 417,183 417,189 416,194 415,199 414,204 413,209 412,214 410,219 409,224 407,228 405,233 403,237 401,242 398,246 395,251 393,254 390,259 387,262 383,266 380,270 376,273 372,277 368,280 364,284 359,287 355,290 350,293 345,296 340,298 335,301 330,303 324,306 318,308 312,310 306,312 299,313 293,315 286,316 286,318 293,319 300,320 308,322 315,323 321,325 328,327 334,328 340,331 346,333 352,337 358,339 363,342 368,345 373,348 378,351 382,355 387,358 391,362 395,366 399,370 402,374 406,377 409,382 412,386 415,390 417,395 420,400 422,405 424,409 426,414 428,419 429,424 431,430 432,435 433,440 434,446 435,451 435,456 435,462">
          <text:p/>
        </draw:polygon>
        <draw:path draw:style-name="gr15" draw:text-style-name="P11" draw:layer="layout" svg:width="0.439cm" svg:height="0.649cm" svg:x="4.295cm" svg:y="37.961cm" svg:viewBox="0 0 440 650" svg:d="M440 325v19l-1 17v16l-2 17-1 16-2 14-3 15-2 14-3 13-4 13-3 12-4 12-4 11-4 11-5 10-5 10-5 9-5 9-6 8-6 8-6 8-6 6-6 7-7 6-7 6-7 5-7 5-8 4-7 4-8 4-9 3-8 3-8 2-9 2-8 2-9 2-8 1-9 1h-9-10-9-9l-8-1-9-1-9-2-8-2-9-2-8-2-9-3-7-3-8-4-8-4-8-4-7-5-7-5-6-6-7-6-6-7-7-6-6-8-5-8-7-8-5-9-5-9-5-10-4-10-5-11-4-11-3-12-4-12-3-13-3-13-2-14-3-14-1-15-2-16-1-16-1-17v-17l-1-19 1-19v-18l1-18 1-16 2-17 1-15 3-15 2-14 3-13 3-13 4-12 3-12 4-11 5-11 4-10 5-10 5-9 5-9 7-8 6-8 6-7 6-7 6-6 7-6 7-5 7-5 7-5 8-4 8-4 7-3 9-3 8-2 8-3 9-2 8-1 10-2 8-1 10-1h9 9 9 9l9 1 9 1 8 2 8 1 9 2 8 3 8 2 8 3 8 3 7 4 8 4 7 5 7 5 7 5 7 6 6 6 6 7 6 7 6 8 6 8 5 9 5 9 5 10 4 10 5 11 4 11 3 12 4 12 3 13 3 13 2 14 3 15 2 15 1 17 2 16v18l1 18zM358 325v-15-14l-1-14v-14l-1-12-1-13-2-11-1-11-1-11-2-10-2-10-2-10-2-9-3-8-2-8-3-8-3-8-3-6-3-7-4-6-3-6-4-5-3-6-5-4-4-4-4-5-5-3-4-4-5-3-6-2-5-2-5-3-5-2-6-1-5-2-6-1-6-1h-6l-6-1h-7-6l-7 1h-7l-6 1-6 1-6 2-5 1-6 2-5 3-6 2-5 2-5 4-5 3-4 4-5 4-4 4-4 5-4 5-4 6-4 5-3 7-3 6-3 7-3 7-3 8-2 8-3 9-2 9-2 9-2 10-2 10-1 11-2 11-1 12-1 12-1 13v13l-1 14v14 15 15 14l1 13v13l1 13 1 12 1 11 2 11 1 11 2 10 2 10 2 9 2 9 3 9 2 8 3 8 3 7 3 7 3 7 4 6 3 6 4 5 4 6 4 4 5 5 4 4 4 4 5 3 5 4 5 2 6 3 5 2 5 2 6 2 5 1 6 1 6 1 7 1 6 1h6 7l6-1 6-1 6-1 6-1 5-1 6-2 5-2 6-2 5-3 5-2 5-4 4-3 5-4 4-4 5-5 4-4 4-6 3-5 4-6 3-6 4-7 3-7 3-7 3-8 2-8 3-9 2-9 2-9 2-10 2-10 2-11 1-11 2-11 1-12v-13l1-13 1-13v-14z">
          <text:p/>
        </draw:path>
        <draw:polygon draw:style-name="gr15" draw:text-style-name="P11" draw:layer="layout" svg:width="0.396cm" svg:height="0.631cm" svg:x="3.309cm" svg:y="31.99cm" svg:viewBox="0 0 397 632" draw:points="0,632 0,564 162,564 162,77 20,179 20,103 169,0 243,0 243,564 397,564 397,632">
          <text:p/>
        </draw:polygon>
        <draw:path draw:style-name="gr15" draw:text-style-name="P11" draw:layer="layout" svg:width="0.439cm" svg:height="0.649cm" svg:x="3.785cm" svg:y="31.981cm" svg:viewBox="0 0 440 650" svg:d="M440 325l-1 17v18l-1 17-1 16-1 15-3 15-2 15-2 14-3 13-4 14-3 12-4 11-4 12-4 10-5 10-5 10-5 10-5 9-6 8-6 8-6 7-6 7-6 7-7 6-7 6-7 5-7 5-8 4-7 4-9 4-8 3-8 3-8 2-9 2-8 2-9 1-9 2h-8l-10 1h-9-9l-9-1h-9l-8-2-9-1-9-2-8-2-8-2-9-3-7-3-10-4-7-4-8-4-7-5-7-5-7-6-6-6-7-7-6-7-6-7-6-8-5-8-5-9-5-9-5-10-5-10-4-11-4-11-4-12-3-12-3-14-3-13-3-14-2-14-1-15-2-16-1-16-1-17v-17l-1-18 1-19v-18l1-18 1-17 2-15 1-16 2-15 3-14 3-13 3-13 3-12 4-12 4-11 4-11 5-10 5-10 5-10 5-8 6-8 5-8 6-7 7-7 6-6 7-6 7-6 7-5 7-4 8-4 9-4 7-3 8-3 9-2 8-3 9-2 8-1 9-2 9-1 9-1h10 9 9 9l9 1 8 1 9 2 8 1 8 2 9 3 8 2 8 3 8 3 7 4 8 4 7 4 7 5 7 6 7 6 6 6 6 7 6 7 6 8 6 8 5 8 5 10 5 10 4 10 5 11 3 11 4 12 4 12 3 13 3 13 2 14 3 15 2 16 1 15 1 17 1 18v18zM358 325v-15-15l-1-13v-13l-2-13v-12l-2-12-1-11-1-11-2-11-2-9-2-10-2-9-3-8-2-8-3-8-3-8-3-7-3-6-4-6-3-6-4-6-4-5-4-4-4-5-4-4-5-3-4-4-5-3-6-2-5-3-5-2-5-2-6-1-6-2-5-1-6-1h-6l-7-1h-6-7l-6 1h-7l-6 1-6 1-6 2-6 1-5 2-6 2-5 3-5 3-5 2-5 4-4 3-5 5-4 4-4 5-4 5-5 5-4 6-3 6-3 7-3 7-3 7-3 8-3 8-2 9-2 9-2 9-2 10-2 10-2 11-1 11-1 12-1 12-1 13-1 13v14 14 15 14 14 13l1 13 1 12 1 12 1 12 1 11 2 10 2 11 2 10 2 9 2 10 3 8 2 9 3 8 3 7 3 7 3 7 4 6 3 6 5 5 4 5 4 5 5 5 4 4 4 4 5 3 5 3 5 4 5 2 6 2 5 2 6 2 5 1 6 1 6 1 7 1h6 6 7 6l6-1 6-1 6-1 5-1 6-2 5-2 6-2 5-2 5-4 4-3 5-3 5-4 4-4 4-5 5-5 4-5 3-5 4-6 3-6 4-7 3-7 3-7 2-8 3-9 3-8 2-10 2-9 2-10 2-11 2-10 1-11 1-12 1-12 1-12 1-13 1-13v-14z">
          <text:p/>
        </draw:path>
        <draw:path draw:style-name="gr15" draw:text-style-name="P11" draw:layer="layout" svg:width="0.439cm" svg:height="0.649cm" svg:x="4.295cm" svg:y="31.981cm" svg:viewBox="0 0 440 650" svg:d="M440 325v17l-1 18v17l-2 16-1 15-2 15-3 15-2 14-3 13-4 14-3 12-4 11-4 12-4 10-5 10-5 10-5 10-5 9-6 8-6 8-6 7-6 7-6 7-7 6-7 6-7 5-7 5-8 4-7 4-8 4-9 3-8 3-8 2-9 2-8 2-9 1-8 2h-9l-9 1h-10-9l-9-1h-8l-9-2-9-1-8-2-9-2-8-2-9-3-7-3-8-4-8-4-8-4-7-5-7-5-6-6-7-6-6-7-7-7-6-7-5-8-7-8-5-9-5-9-5-10-4-10-5-11-4-11-3-12-4-12-3-14-3-13-2-14-3-14-1-15-2-16-1-16-1-17v-17l-1-18 1-19v-18l1-18 1-17 2-15 1-16 3-15 2-14 3-13 3-13 4-12 3-12 4-11 5-11 4-10 5-10 5-10 5-8 7-8 6-8 6-7 6-7 6-6 7-6 7-6 7-5 7-4 8-4 8-4 7-3 9-3 8-2 8-3 9-2 8-1 10-2 8-1 10-1h9 9 9 9l9 1 9 1 8 2 8 1 9 2 8 3 8 2 8 3 8 3 7 4 8 4 7 4 7 5 7 6 7 6 6 6 6 7 6 7 6 8 6 8 5 8 5 10 5 10 4 10 5 11 4 11 3 12 4 12 3 13 3 13 2 14 3 15 2 16 1 15 2 17v18l1 18zM358 325v-15-15l-1-13v-13l-1-13-1-12-2-12-1-11-1-11-2-11-2-9-2-10-2-9-3-8-2-8-3-8-3-8-3-7-3-6-4-6-3-6-4-6-3-5-5-4-4-5-4-4-5-3-4-4-5-3-6-2-5-3-5-2-5-2-6-1-5-2-6-1-6-1h-6l-6-1h-7-6l-7 1h-7l-6 1-6 1-6 2-5 1-6 2-5 2-6 3-5 3-5 2-5 4-4 3-5 5-4 4-4 5-4 5-4 5-4 6-3 6-3 7-3 7-3 7-3 8-2 8-3 9-2 9-2 9-2 10-2 10-1 11-2 11-1 12-1 12-1 13v13l-1 14v14 15 14 14l1 13v13l1 12 1 12 1 12 2 11 1 10 2 11 2 10 2 9 2 10 3 8 2 9 3 8 3 7 3 7 3 7 4 6 3 6 4 5 4 5 4 5 5 5 4 4 4 4 5 3 5 3 5 4 6 2 5 2 5 2 6 2 5 1 6 1 6 1 7 1h6 6 7 6l6-1 6-1 6-1 5-1 6-2 5-2 6-2 5-2 5-4 5-3 4-3 5-4 4-4 5-5 4-5 4-5 3-5 4-6 3-6 4-7 3-7 3-7 3-8 2-9 3-8 2-10 2-9 2-10 2-11 2-10 1-11 2-12 1-12v-12l1-13 1-13v-14z">
          <text:p/>
        </draw:path>
        <draw:polygon draw:style-name="gr15" draw:text-style-name="P11" draw:layer="layout" svg:width="0.435cm" svg:height="0.649cm" svg:x="3.274cm" svg:y="26.524cm" svg:viewBox="0 0 436 650" draw:points="436,467 436,476 436,484 435,492 434,501 433,508 431,516 429,523 427,531 424,538 422,545 419,551 416,558 412,564 409,570 405,576 400,582 396,587 391,593 386,598 381,602 375,607 369,611 363,616 357,619 350,623 344,626 337,630 329,633 321,636 313,638 306,641 297,643 289,644 280,646 271,647 261,648 252,649 242,650 232,650 222,650 211,650 199,650 188,649 177,648 167,647 157,645 148,643 139,641 130,639 122,636 114,633 107,630 100,626 93,623 86,619 79,615 73,611 67,607 62,602 56,598 51,593 46,588 42,582 38,577 34,572 30,566 26,560 23,555 20,549 17,543 15,537 12,530 10,524 8,518 6,511 5,505 4,499 2,492 1,486 0,479 84,472 84,477 85,481 86,486 87,491 89,496 90,500 91,505 93,509 95,513 97,517 99,521 101,526 103,529 106,533 108,536 111,540 114,544 117,547 120,550 123,553 126,556 130,558 134,561 137,564 142,566 146,568 150,570 154,572 159,574 164,576 169,577 174,578 179,580 186,581 191,582 197,582 203,583 209,583 216,584 222,584 234,583 246,582 256,581 267,579 276,576 286,573 294,569 303,564 311,559 318,554 324,547 330,540 335,533 340,525 344,516 347,507 349,497 351,487 352,476 352,465 352,458 352,451 351,445 350,439 349,433 347,427 345,423 342,418 340,413 337,408 334,404 330,400 327,396 323,393 320,389 315,386 312,383 307,381 303,378 298,375 294,373 289,371 284,369 279,367 274,365 269,364 264,363 259,361 253,360 248,359 243,359 237,358 232,357 227,357 222,356 217,356 212,356 208,356 203,355 198,355 152,355 152,285 197,285 201,285 206,285 210,285 215,285 220,284 225,284 229,283 234,282 239,282 244,281 249,280 254,279 258,277 263,276 267,274 272,272 276,270 281,268 285,266 289,264 293,261 297,259 301,256 304,253 308,249 311,246 314,242 317,238 320,235 322,230 325,226 327,221 329,217 331,212 332,206 334,201 334,195 335,189 336,183 336,177 336,167 335,157 333,148 331,140 328,132 325,124 321,116 317,109 312,103 306,97 300,91 293,85 285,81 278,77 269,74 260,71 250,69 240,67 229,67 218,66 207,67 197,67 187,69 177,71 168,73 160,76 152,80 144,84 137,90 130,94 124,100 118,106 113,113 108,120 104,128 101,135 98,144 95,153 94,162 92,172 11,165 12,157 14,149 15,141 17,134 19,127 22,119 24,112 27,106 30,99 34,93 38,86 41,80 46,74 50,69 54,63 59,59 64,54 69,49 74,45 79,41 85,37 90,33 96,29 102,26 109,23 115,20 122,17 129,15 135,12 142,10 149,8 157,7 164,5 171,4 179,2 187,2 195,1 203,0 211,0 218,0 229,0 239,1 249,1 258,2 268,4 277,5 285,7 294,8 302,11 309,13 317,16 324,19 331,22 338,25 344,29 350,32 356,36 361,41 367,45 372,49 376,54 381,59 385,63 389,68 393,74 396,79 399,85 402,91 405,97 407,103 409,109 411,116 413,122 415,128 416,135 417,141 418,148 418,154 418,161 419,168 419,173 418,179 418,184 417,190 417,195 416,200 415,205 414,210 412,215 411,220 410,225 408,230 406,234 404,238 402,243 399,247 396,251 393,256 391,260 387,263 384,267 381,271 377,274 373,278 369,281 365,285 360,288 356,291 351,294 346,297 341,299 336,302 331,304 325,306 319,309 313,311 307,313 300,315 294,316 287,318 287,320 294,320 301,321 308,323 315,324 322,326 329,328 335,330 341,332 347,334 353,337 358,340 364,342 369,345 374,348 379,352 383,355 387,358 392,362 396,366 399,370 403,374 406,378 410,382 413,386 416,391 418,395 421,400 423,405 425,409 427,414 429,419 430,425 432,430 433,435 434,440 435,445 435,451 436,456 436,462">
          <text:p/>
        </draw:polygon>
        <draw:path draw:style-name="gr15" draw:text-style-name="P11" draw:layer="layout" svg:width="0.439cm" svg:height="0.649cm" svg:x="3.785cm" svg:y="26.524cm" svg:viewBox="0 0 440 650" svg:d="M440 326l-1 18v17l-1 17-1 16-1 15-3 16-2 14-2 14-3 13-4 13-3 12-4 12-4 11-4 10-5 11-5 10-5 9-5 9-6 8-6 8-6 8-6 7-6 6-7 6-7 6-7 5-7 5-8 4-7 4-9 4-8 3-8 3-8 2-9 2-8 2-9 2-9 1-8 1h-10-9-9-9l-9-1-8-1-9-2-9-2-8-2-8-2-9-3-7-3-10-4-7-4-8-4-7-5-7-5-7-6-6-6-7-6-6-7-6-8-6-8-5-8-5-9-5-9-5-10-5-10-4-11-4-11-4-12-3-12-3-12-3-14-3-14-2-14-1-15-2-16-1-16-1-17v-17l-1-18 1-19v-18l1-17 1-17 2-16 1-16 2-15 3-14 3-13 3-13 3-12 4-12 4-11 4-11 5-10 5-10 5-9 5-10 6-8 5-8 6-7 7-7 6-6 7-6 7-5 7-5 7-5 8-4 9-4 7-3 8-3 9-2 8-3 9-1 8-2 9-2 9-1h9l10-1h9 9l9 1h9l8 1 9 2 8 2 8 1 9 3 8 2 8 3 8 3 7 4 8 4 7 5 7 5 7 5 7 6 6 6 6 7 6 7 6 8 6 8 5 10 5 9 5 10 4 10 5 11 3 11 4 12 4 12 3 13 3 13 2 14 3 15 2 16 1 16 1 17 1 17v18zM358 326v-15-14l-1-14v-14l-2-12v-12l-2-12-1-11-1-11-2-10-2-10-2-9-2-10-3-8-2-8-3-8-3-7-3-7-3-7-4-6-3-6-4-5-4-5-4-5-4-4-4-4-5-5-4-3-5-4-6-2-5-3-5-2-5-1-6-2-6-2-5-1h-6l-6-1h-7l-6-1-7 1h-6l-7 1h-6l-6 1-6 2-6 2-5 1-6 2-5 3-5 3-5 3-5 3-4 5-5 4-4 4-4 5-4 5-5 6-4 6-3 6-3 6-3 7-3 7-3 8-3 8-2 9-2 9-2 9-2 10-2 10-2 11-1 11-1 12-1 12-1 13-1 13v14 14 15 14 14 13l1 13 1 13 1 12 1 11 1 11 2 11 2 10 2 10 2 9 2 9 3 9 2 8 3 8 3 7 3 7 3 7 4 6 3 6 5 5 4 6 4 5 5 4 4 4 4 4 5 3 5 4 5 2 5 3 6 2 5 2 6 2 5 1 6 1 6 1 7 1h6 6 7 6l6-1 6-1 6-1 5-1 6-2 5-2 6-2 5-3 5-2 4-4 5-3 5-4 4-4 4-4 5-5 4-6 3-5 4-6 3-6 4-7 3-7 3-7 2-8 3-8 3-9 2-9 2-9 2-10 2-10 2-11 1-11 1-11 1-12 1-13 1-13 1-13v-14z">
          <text:p/>
        </draw:path>
        <draw:path draw:style-name="gr15" draw:text-style-name="P11" draw:layer="layout" svg:width="0.439cm" svg:height="0.649cm" svg:x="4.295cm" svg:y="26.524cm" svg:viewBox="0 0 440 650" svg:d="M440 326v18l-1 17v17l-2 16-1 15-2 16-3 14-2 14-3 13-4 13-3 12-4 12-4 11-4 10-5 11-5 10-5 9-5 9-6 8-6 8-6 8-6 7-6 6-7 6-7 6-7 5-7 5-8 4-7 4-8 4-9 3-8 3-8 2-9 2-8 2-9 2-8 1-9 1h-9-10-9-9l-8-1-9-1-9-2-8-2-9-2-8-2-9-3-7-3-8-4-8-4-8-4-7-5-7-5-6-6-7-6-6-6-7-7-6-8-5-8-7-8-5-9-5-9-5-10-4-10-5-11-4-11-3-12-4-12-3-12-3-14-2-14-3-14-1-15-2-16-1-16-1-17v-17l-1-18 1-19v-18l1-17 1-17 2-16 1-16 3-15 2-14 3-13 3-13 4-12 3-12 4-11 5-11 4-10 5-10 5-9 5-10 7-8 6-8 6-7 6-7 6-6 7-6 7-5 7-5 7-5 8-4 8-4 7-3 9-3 8-2 8-3 9-1 8-2 10-2 8-1h10l9-1h9 9l9 1h9l9 1 8 2 8 2 9 1 8 3 8 2 8 3 8 3 7 4 8 4 7 5 7 5 7 5 7 6 6 6 6 7 6 7 6 8 6 8 5 10 5 9 5 10 4 10 5 11 4 11 3 12 4 12 3 13 3 13 2 14 3 15 2 16 1 16 2 17v17l1 18zM358 326v-15-14l-1-14v-14l-1-12-1-12-2-12-1-11-1-11-2-10-2-10-2-9-2-10-3-8-2-8-3-8-3-7-3-7-3-7-4-6-3-6-4-5-3-5-5-5-4-4-4-4-5-5-4-3-5-4-6-2-5-3-5-2-5-1-6-2-5-2-6-1h-6l-6-1h-6l-7-1-6 1h-7l-7 1h-6l-6 1-6 2-5 2-6 1-5 2-6 3-5 3-5 3-5 3-4 5-5 4-4 4-4 5-4 5-4 6-4 6-3 6-3 6-3 7-3 7-3 8-2 8-3 9-2 9-2 9-2 10-2 10-1 11-2 11-1 12-1 12-1 13v13l-1 14v14 15 14 14l1 13v13l1 13 1 12 1 11 2 11 1 11 2 10 2 10 2 9 2 9 3 9 2 8 3 8 3 7 3 7 3 7 4 6 3 6 4 5 4 6 4 5 5 4 4 4 4 4 5 3 5 4 5 2 6 3 5 2 5 2 6 2 5 1 6 1 6 1 7 1h6 6 7 6l6-1 6-1 6-1 5-1 6-2 5-2 6-2 5-3 5-2 5-4 4-3 5-4 4-4 5-4 4-5 4-6 3-5 4-6 3-6 4-7 3-7 3-7 3-8 2-8 3-9 2-9 2-9 2-10 2-10 2-11 1-11 2-11 1-12v-13l1-13 1-13v-14z">
          <text:p/>
        </draw:path>
        <draw:line draw:style-name="gr11" draw:text-style-name="P3" draw:layer="layout" svg:x1="4.847cm" svg:y1="43.743cm" svg:x2="4.944cm" svg:y2="43.743cm">
          <text:p/>
        </draw:line>
        <draw:line draw:style-name="gr11" draw:text-style-name="P3" draw:layer="layout" svg:x1="4.847cm" svg:y1="38.286cm" svg:x2="4.944cm" svg:y2="38.286cm">
          <text:p/>
        </draw:line>
        <draw:line draw:style-name="gr11" draw:text-style-name="P3" draw:layer="layout" svg:x1="4.847cm" svg:y1="32.306cm" svg:x2="4.944cm" svg:y2="32.306cm">
          <text:p/>
        </draw:line>
        <draw:line draw:style-name="gr11" draw:text-style-name="P3" draw:layer="layout" svg:x1="4.847cm" svg:y1="26.849cm" svg:x2="4.944cm" svg:y2="26.849cm">
          <text:p/>
        </draw:line>
        <draw:polygon draw:style-name="gr1" draw:text-style-name="P1" draw:layer="layout" svg:width="0.777cm" svg:height="0.665cm" svg:x="1.432cm" svg:y="42.206cm" svg:viewBox="0 0 778 666" draw:points="125,252 778,252 778,415 125,415 125,666 0,666 0,0 125,0">
          <text:p/>
        </draw:polygon>
        <draw:path draw:style-name="gr1" draw:text-style-name="P1" draw:layer="layout" svg:width="0.619cm" svg:height="0.602cm" svg:x="1.601cm" svg:y="41.548cm" svg:viewBox="0 0 620 603" svg:d="M309 0h13l14 1 13 1 12 2 13 1 12 2 13 3 12 3 11 3 12 5 11 4 11 4 11 5 10 5 10 5 10 6 9 6 9 7 9 7 8 8 8 7 8 9 7 8 7 9 7 9 6 10 6 10 6 10 5 11 5 11 4 12 4 12 3 12 3 13 3 13 2 13 1 14 2 14v15l1 14-1 15v14l-2 14-1 13-2 13-3 13-3 12-3 12-4 12-4 11-5 11-5 11-5 10-6 10-6 9-8 10-7 8-7 9-7 8-9 8-8 7-8 7-9 7-10 6-9 6-10 5-10 5-11 5-11 4-11 5-12 3-12 4-11 2-13 3-12 2-13 2-13 1-13 1-14 1h-13-14l-13-1-12-1-13-1-12-2-13-2-12-2-11-3-12-3-11-3-12-4-10-5-11-4-10-5-10-6-10-6-9-6-9-6-9-7-8-8-8-7-8-8-8-9-6-9-7-9-6-9-6-11-6-10-5-11-5-11-4-11-4-12-4-13-3-12-2-13-2-14-2-14-1-14-1-15v-15-16l1-15 1-15 2-14 2-14 2-14 3-13 4-12 4-12 4-12 5-11 5-11 6-10 6-10 6-9 7-10 6-8 8-9 8-7 8-8 8-7 9-6 9-6 9-6 9-6 10-5 11-5 10-4 11-4 11-5 12-3 11-3 12-2 12-3 12-1 13-2 12-1 13-1 13-1zM309 163l-21 1-19 1-19 2-17 2-16 3-15 4-13 5-13 5-11 6-11 6-9 7-8 8-7 9-6 9-6 10-4 10-3 11-3 12-1 12-1 13 1 14 1 12 3 12 3 12 5 10 5 11 6 9 7 9 9 8 9 8 10 7 12 6 12 5 14 5 14 4 17 3 17 3 18 2 19 1h21 10 11l10-1h9l10-1 8-1 9-1 9-2 8-1 8-2 7-2 8-2 7-3 6-2 7-3 6-3 6-3 6-3 5-3 5-4 5-3 5-4 4-4 4-4 4-4 3-4 4-5 3-5 3-4 2-5 2-5 2-5 2-6 2-5 1-5 1-6 1-5v-6-6l1-6-1-6v-7-7l-1-6-1-6-1-6-2-6-2-6-2-5-2-5-2-6-3-5-3-5-4-5-3-4-4-5-4-4-4-4-5-4-5-4-5-3-5-4-6-3-6-3-6-2-7-3-6-3-7-2-8-2-7-2-8-2-8-2-9-1-9-1-8-1-10-1-9-1h-10-11z">
          <text:p/>
        </draw:path>
        <draw:polygon draw:style-name="gr1" draw:text-style-name="P1" draw:layer="layout" svg:width="0.747cm" svg:height="0.349cm" svg:x="1.472cm" svg:y="41.142cm" svg:viewBox="0 0 748 350" draw:points="748,131 747,144 746,157 744,169 742,180 738,191 734,201 729,211 724,220 718,228 710,236 703,243 694,249 684,255 674,260 664,264 652,267 639,270 626,272 612,273 598,273 246,273 246,350 140,350 140,265 0,217 0,120 140,120 140,7 246,7 246,120 556,120 564,120 572,119 580,118 587,117 593,116 600,114 605,112 611,109 616,106 620,103 624,100 628,96 630,92 633,87 635,82 637,77 639,71 640,65 640,59 641,52 640,49 640,46 640,44 640,41 640,38 640,36 639,33 639,31 639,28 638,26 638,24 637,21 637,19 636,16 636,14 635,11 635,8 634,6 633,3 633,0 729,0 731,6 732,12 734,18 736,24 737,30 738,36 739,42 740,48 742,54 743,61 743,67 744,74 745,80 746,88 746,94 746,101 747,109 747,116 747,123">
          <text:p/>
        </draw:polygon>
        <draw:path draw:style-name="gr1" draw:text-style-name="P1" draw:layer="layout" svg:width="0.619cm" svg:height="0.602cm" svg:x="1.601cm" svg:y="40.493cm" svg:viewBox="0 0 620 603" svg:d="M620 419l-1 8v9 8l-1 8-1 8-2 7-1 8-2 7-2 7-2 7-3 8-2 6-3 6-3 6-4 6-3 6-4 5-4 6-4 4-5 5-5 5-6 4-5 4-5 4-6 4-5 4-6 3-6 3-7 3-6 3-7 2-8 2-7 2-7 2-7 1-8 1-8 1-8 1h-9-8-11-10l-9-1-10-2-9-1-8-2-9-3-8-2-7-3-8-4-7-4-7-4-6-4-7-5-6-5-5-5-6-6-5-5-5-6-4-7-5-6-4-7-4-7-3-7-4-7-3-9-3-8-2-8-3-8-2-8-2-9-2-9-1-9-2-9-1-9-1-9-1-10v-9l-1-9v-10l-2-129h-30-7l-6 1h-6-6l-5 1-6 1-5 1h-4l-5 1-5 2-4 1-4 1-4 1-4 2-3 1-4 2-3 2-4 2-2 2-3 2-3 2-3 3-2 2-2 3-2 3-2 2-1 3-2 3-1 3-2 4-1 3-1 3-1 4-1 3v4l-1 4v4 3l-1 4v5 3 4l1 4v3 4l1 3v4l1 3 1 3v3l1 3 1 3 1 3 1 3 2 2 1 3 2 2 1 3 2 2 2 2 2 2 2 2 2 3 3 1 2 2 3 2 3 2 3 1 3 2 3 2 3 1 4 1 3 1 4 1 4 1 4 1 5 1 4 1h5l5 1-8 162-8-1-7-2-8-2-7-2-7-2-8-3-6-3-7-2-7-4-6-3-7-4-6-3-6-5-6-4-5-5-6-5-5-5-6-6-5-5-4-6-5-8-4-6-5-7-3-8-4-7-4-8-3-8-3-9-3-8-3-9-2-9-2-10-2-10-2-10-2-11-1-11-1-11v-11l-1-12v-12-11l1-11v-10l1-11 1-10 2-10 2-9 2-9 2-9 3-9 3-9 3-8 3-8 4-8 4-8 4-7 5-7 5-6 5-7 5-6 6-6 5-6 6-5 7-5 6-5 7-4 7-5 7-4 8-3 8-3 8-3 8-3 9-3 9-1 9-2 9-2 10-1 9-1h11 10 217 4 4 4 4l4-1h4 3l4-1h3 4l3-1h3l3-1h3l3-1 3-1h2l3-1 2-1 3-1 2-1 2-1 2-2 2-1 1-2 2-1 2-2 1-2 1-1 2-2 1-2 1-2 1-2v-3l1-2v-3l1-3v-3-2-4-3-4-3-3l-1-4v-3-4l-1-3v-3l-1-4h85v3l1 3 1 2v3l1 2v3l1 2 1 3v2l1 2v2l1 3v2l1 2v2l1 2v2 3l1 2v2 2l1 3v2l1 2v3 2 2l1 3v2 3 2 3l1 3v2 3 3 3 3 3 4 11l-1 11-1 10-3 9-2 10-3 8-4 7-4 8-5 6-6 6-6 5-6 5-7 5-9 4-8 3-9 3-9 3-10 2-10 2-11 1v4l11 6 10 7 10 7 10 7 8 8 9 8 9 8 7 9 7 9 7 10 6 10 5 10 4 11 4 11 4 11 3 12 2 12 1 13 1 13zM331 238l1 80 1 5v5 5l1 5v4l1 5v5l1 4v5l1 4v5l1 4 1 4 1 4 1 4 2 4 1 4 2 3 2 4 1 4 3 3 2 3 2 3 3 3 2 2 3 3 3 2 3 3 3 2 4 2 4 2 4 2 4 1 5 1 4 1 6 1 5 1 6 1h6 6 8l8-1 7-1 7-1 7-2 6-2 6-3 5-2 5-4 4-4 4-4 4-4 2-5 3-5 2-4 2-6 2-5 1-6v-6l1-7-1-6v-5l-1-6v-6l-2-5-1-6-2-5-1-5-3-5-2-5-3-5-3-4-3-5-3-4-3-4-3-4-4-4-3-4-4-3-4-4-4-3-5-3-4-3-5-3-5-3-5-2-5-3-5-2-5-2-5-2-6-2-5-2-5-1-6-1-5-1-6-1-6-1h-5-6l-5-1z">
          <text:p/>
        </draw:path>
        <draw:polygon draw:style-name="gr1" draw:text-style-name="P1" draw:layer="layout" svg:width="0.818cm" svg:height="0.155cm" svg:x="1.391cm" svg:y="40.267cm" svg:viewBox="0 0 819 156" draw:points="819,156 0,156 0,0 819,0">
          <text:p/>
        </draw:polygon>
        <draw:path draw:style-name="gr1" draw:text-style-name="P1" draw:layer="layout" svg:width="0.619cm" svg:height="0.602cm" svg:x="1.601cm" svg:y="39.238cm" svg:viewBox="0 0 620 603" svg:d="M620 418l-1 9v8 9l-1 8-1 7-2 8-1 8-2 7-2 7-2 7-3 6-2 7-3 6-3 6-4 7-3 5-4 6-4 5-4 5-5 5-5 5-6 4-5 4-5 4-6 4-5 4-6 3-6 3-7 3-6 3-7 2-8 2-7 2-7 2-7 1-8 1-8 1-8 1h-9-8-11-10l-9-1-10-2-9-1-8-2-9-3-8-2-7-4-8-3-7-4-7-4-6-4-7-5-6-5-5-5-6-6-5-6-5-6-4-6-5-6-4-8-4-7-3-7-4-7-3-8-3-8-2-8-3-8-2-9-2-8-2-9-1-9-2-9-1-9-1-9-1-9v-10l-1-10v-9l-2-128h-30-7-6-6-6l-5 1-6 1h-5l-4 1-5 1-5 2-4 1-4 1-4 1-4 2-3 1-4 2-3 2-4 2-2 2-3 2-3 2-3 3-2 2-2 3-2 2-2 3-1 3-2 3-1 3-2 4-1 3-1 3-1 4-1 3v4l-1 3v4 4l-1 4v4 4 4l1 4v3 4l1 3v4l1 3 1 3v3l1 3 1 3 1 3 1 3 2 2 1 3 2 2 1 2 2 3 2 2 2 2 2 2 2 2 3 2 2 2 3 2 3 2 3 1 3 2 3 1 3 1 4 2 3 1 4 1 4 1 4 1 5 1h4l5 1 5 1-8 162-8-1-7-2-8-2-7-2-7-2-8-3-6-2-7-4-7-3-6-3-7-4-6-4-6-4-6-4-5-5-6-5-5-6-6-6-5-6-4-6-5-6-4-7-5-7-3-7-4-7-4-8-3-8-3-9-3-8-3-9-2-10-2-9-2-10-2-10-2-11-1-11-1-11v-11l-1-12v-12-11l1-11v-10l1-11 1-10 2-9 2-10 2-9 2-10 3-8 3-9 3-8 3-8 4-8 4-8 4-7 5-7 5-7 5-6 5-6 6-6 5-6 6-5 7-5 6-5 7-4 7-4 7-4 8-4 8-3 8-4 8-2 9-3 9-2 9-1 9-2 10-1 9-1h11l10-1h217 4 4 4 4 4 4 3l4-1h3 4l3-1h3l3-1h3l3-1 3-1 2-1h3l2-1 3-1 2-2 2-1 2-1 2-1 1-2 2-1 2-2 1-2 1-2 2-1 1-2 1-3 1-2v-2l1-3v-2l1-3v-3-3-3-3-3-4-3l-1-4v-3-4l-1-3v-3l-1-4h85v3l1 3 1 2v3l1 2v3l1 2 1 3v2l1 2v2l1 2v3l1 2v2l1 2v3 2l1 2v2 2l1 3v2l1 2v3 2 2l1 3v2 3 2 3l1 2v3 3 3 3 3 3 4 11l-1 11-1 10-3 10-2 8-3 9-4 8-4 7-5 6-6 6-6 5-6 5-7 4-9 5-8 3-9 3-9 3-10 2-10 2-11 1v3l11 7 10 6 10 7 10 8 8 8 9 8 9 8 7 9 7 9 7 10 6 10 5 10 4 10 4 11 4 12 3 12 2 12 1 13 1 13zM331 239l1 79 1 5v4 5l1 5v5l1 5v4l1 5v5l1 4v4l1 5 1 4 1 4 1 4 2 4 1 3 2 4 2 4 1 3 3 4 2 3 2 3 3 2 2 3 3 3 3 2 3 3 3 2 4 2 4 2 4 1 4 2 5 1 4 1 6 1 5 1h6l6 1h6l8-1h8l7-1 7-1 7-2 6-2 6-3 5-3 5-3 4-4 4-4 4-4 2-5 3-4 2-6 2-5 2-6 1-6v-6l1-6-1-6v-6l-1-5v-6l-2-5-1-6-2-5-1-5-3-5-2-5-3-5-3-4-3-5-3-4-3-4-3-4-4-4-3-4-4-3-4-4-4-3-5-3-4-3-5-3-5-3-5-2-5-3-5-2-5-2-5-2-6-2-5-1-5-2-6-1-5-1-6-1-6-1h-5-6-5z">
          <text:p/>
        </draw:path>
        <draw:polygon draw:style-name="gr1" draw:text-style-name="P1" draw:layer="layout" svg:width="0.609cm" svg:height="0.348cm" svg:x="1.6cm" svg:y="38.823cm" svg:viewBox="0 0 610 349" draw:points="610,344 152,344 148,344 144,344 140,345 136,345 132,345 128,345 124,345 120,345 115,345 111,345 107,345 103,345 99,345 94,345 90,346 86,346 82,346 78,346 75,346 71,346 66,346 63,347 59,347 55,347 52,347 48,347 45,347 42,347 38,347 35,347 32,348 29,348 27,348 24,348 21,348 19,348 17,348 15,349 14,349 12,349 12,201 14,201 15,201 17,201 19,201 21,200 24,200 26,200 29,199 32,199 35,199 39,199 42,199 45,198 48,198 52,198 55,198 59,198 63,197 67,197 71,197 74,197 78,196 82,196 86,196 90,196 94,196 97,196 101,196 105,195 109,195 113,195 116,195 120,195 123,195 126,195 129,194 132,194 135,194 137,194 139,194 139,192 133,190 127,187 120,185 114,183 109,180 103,178 97,175 92,172 87,170 82,168 76,165 71,163 67,160 62,158 58,155 53,153 49,150 45,147 42,144 38,141 34,137 31,134 28,131 25,127 22,123 19,119 17,116 15,111 12,107 10,103 9,98 7,93 5,88 4,83 3,78 2,73 2,67 1,61 0,55 0,48 0,45 0,43 1,40 1,37 1,34 2,32 2,29 2,26 3,24 3,21 4,19 4,16 5,14 5,11 6,9 6,7 7,5 8,3 8,2 9,0 138,0 138,3 137,6 136,9 136,12 135,15 135,18 134,21 134,24 133,27 133,31 132,33 132,37 131,40 131,43 131,47 131,51 130,54 130,58 130,62 130,66 131,78 132,88 134,99 138,109 142,118 147,127 153,135 160,143 168,150 177,157 187,163 197,168 209,173 222,178 235,182 250,185 265,187 281,189 298,189 316,190 610,190">
          <text:p/>
        </draw:polygon>
        <draw:polygon draw:style-name="gr1" draw:text-style-name="P1" draw:layer="layout" svg:width="0.747cm" svg:height="0.348cm" svg:x="1.472cm" svg:y="38.444cm" svg:viewBox="0 0 748 349" draw:points="748,131 747,144 746,157 744,169 742,180 738,191 734,201 729,211 724,220 718,228 710,236 703,243 694,250 684,256 674,261 664,265 652,268 639,271 626,272 612,273 598,274 246,274 246,349 140,349 140,266 0,217 0,120 140,120 140,7 246,7 246,120 556,120 564,120 572,119 580,118 587,117 593,115 600,114 605,111 611,109 616,106 620,103 624,99 628,96 630,91 633,87 635,82 637,77 639,71 640,65 640,59 641,52 640,49 640,46 640,43 640,41 640,38 640,36 639,33 639,31 639,28 638,26 638,24 637,21 637,19 636,16 636,14 635,11 635,8 634,6 633,3 633,0 729,0 731,6 732,12 734,18 736,23 737,30 738,36 739,42 740,48 742,54 743,61 743,67 744,74 745,80 746,87 746,94 746,101 747,108 747,116 747,123">
          <text:p/>
        </draw:polygon>
        <draw:polygon draw:style-name="gr1" draw:text-style-name="P1" draw:layer="layout" svg:width="0.818cm" svg:height="0.54cm" svg:x="1.391cm" svg:y="37.811cm" svg:viewBox="0 0 819 541" draw:points="341,388 328,381 315,374 304,367 292,360 282,352 273,344 264,336 255,327 248,318 241,309 235,299 230,289 225,279 221,268 218,257 215,245 213,234 211,221 211,209 210,196 210,185 211,175 212,165 213,155 214,146 217,137 219,129 221,120 224,112 228,105 231,97 235,90 239,84 244,77 249,71 254,65 260,59 265,54 271,49 277,44 283,40 290,35 297,31 304,27 311,24 318,21 326,18 334,15 342,12 350,10 358,8 367,6 376,5 384,3 394,2 403,1 412,0 421,0 431,0 440,0 819,0 819,154 485,154 478,154 471,154 464,155 458,155 451,155 445,156 439,157 433,157 427,158 421,160 415,161 410,162 404,163 399,165 394,167 389,169 384,171 380,173 376,175 371,178 367,180 364,183 360,186 356,189 353,192 350,196 347,199 344,203 341,207 339,211 337,215 335,219 333,224 331,228 330,233 329,238 328,244 328,249 328,254 327,260 328,266 328,271 329,277 329,282 330,287 332,292 334,297 335,302 337,307 340,312 342,316 345,320 348,325 352,329 355,333 359,337 362,340 366,344 371,347 375,351 380,354 385,357 390,360 395,363 400,366 406,368 412,371 418,373 424,375 430,377 436,378 443,380 449,381 456,382 463,383 470,384 477,385 484,385 492,385 499,385 819,385 819,541 0,541 0,385 223,385 226,385 230,385 233,386 237,386 240,386 244,386 248,386 251,386 255,386 259,386 263,386 267,386 270,386 273,386 277,387 280,387 283,387 287,387 290,387 293,388 296,388 299,388 302,388 305,388 308,388 311,389 313,389 316,389 319,389 321,389 324,389 326,389 328,389 330,389 333,389 335,390 336,390 338,390 340,390 341,390">
          <text:p/>
        </draw:polygon>
        <draw:polygon draw:style-name="gr1" draw:text-style-name="P1" draw:layer="layout" svg:width="0.609cm" svg:height="0.348cm" svg:x="1.6cm" svg:y="37.318cm" svg:viewBox="0 0 610 349" draw:points="610,345 152,345 148,345 144,345 140,345 136,345 132,345 128,345 124,345 120,345 115,345 111,345 107,345 103,345 99,346 94,346 90,346 86,346 82,346 78,346 75,346 71,346 66,347 63,347 59,347 55,347 52,347 48,347 45,347 42,347 38,347 35,348 32,348 29,348 27,348 24,348 21,348 19,348 17,349 15,349 14,349 12,349 12,201 14,200 15,200 17,200 19,200 21,199 24,199 26,199 29,199 32,199 35,198 39,198 42,198 45,197 48,197 52,197 55,197 59,197 63,196 67,196 71,196 74,196 78,196 82,195 86,195 90,195 94,195 97,195 101,195 105,195 109,194 113,194 116,194 120,194 123,194 126,194 129,194 132,193 135,193 137,193 139,193 139,191 133,189 127,187 120,184 114,182 109,179 103,177 97,175 92,172 87,170 82,168 76,166 71,163 67,161 62,158 58,155 53,153 49,150 45,147 42,144 38,141 34,138 31,134 28,131 25,127 22,123 19,120 17,116 15,111 12,107 10,103 9,98 7,94 5,89 4,84 3,78 2,73 2,67 1,61 0,55 0,48 0,45 0,43 1,40 1,37 1,35 2,32 2,29 2,27 3,24 3,21 4,19 4,16 5,14 5,11 6,9 6,7 7,5 8,3 8,2 9,0 138,0 138,3 137,6 136,9 136,12 135,15 135,19 134,21 134,25 133,28 133,31 132,34 132,37 131,40 131,44 131,47 131,51 130,55 130,58 130,62 130,67 131,78 132,89 134,99 138,109 142,118 147,127 153,135 160,143 168,150 177,157 187,163 197,169 209,173 222,177 235,181 250,184 265,186 281,188 298,189 316,189 610,189">
          <text:p/>
        </draw:polygon>
        <draw:path draw:style-name="gr1" draw:text-style-name="P1" draw:layer="layout" svg:width="0.619cm" svg:height="0.601cm" svg:x="1.601cm" svg:y="36.656cm" svg:viewBox="0 0 620 602" svg:d="M309 0h13 14l13 2 12 1 13 2 12 2 13 2 12 3 11 3 12 4 11 4 11 4 11 5 10 5 10 6 10 5 9 7 9 6 9 8 8 7 8 8 8 8 7 8 7 10 7 10 6 9 6 10 6 11 5 11 5 11 4 11 4 12 3 12 3 13 3 13 2 14 1 13 2 15v14l1 15-1 14v14l-2 14-1 14-2 13-3 12-3 13-3 12-4 11-4 12-5 10-5 11-5 10-6 10-6 10-8 9-7 9-7 8-7 8-9 8-8 7-8 8-9 6-10 6-9 6-10 5-10 6-11 4-11 5-11 4-12 4-12 3-11 3-13 2-12 2-13 2-13 1-13 2h-14-13-14-13l-12-2-13-1-12-1-13-2-12-3-11-2-12-4-11-3-12-4-10-4-11-5-10-5-10-5-10-6-9-6-9-7-9-7-8-7-8-8-8-8-8-9-6-8-7-10-6-9-6-10-6-11-5-10-5-11-4-12-4-12-4-12-3-13-2-13-2-14-2-13-1-15-1-14v-15-16l1-15 1-16 2-14 2-14 2-13 3-13 4-13 4-12 4-12 5-11 5-10 6-11 6-10 6-9 7-9 6-10 8-8 8-8 8-7 8-7 9-7 9-6 9-6 9-5 10-6 11-4 10-5 11-3 11-4 12-3 11-3 12-3 12-2 12-2 13-1 12-1 13-2h13zM309 163h-21l-19 1-19 2-17 2-16 3-15 4-13 5-13 5-11 6-11 7-9 7-8 8-7 8-6 9-6 10-4 11-3 10-3 12-1 12-1 13 1 14 1 13 3 12 3 11 5 11 5 10 6 10 7 8 9 9 9 7 10 7 12 6 12 6 14 5 14 3 17 4 17 2 18 2 19 1 21 1h10l11-1h10l9-1 10-1 8-1 9-1 9-1 8-2 8-2 7-2 8-2 7-2 6-3 7-3 6-2 6-4 6-3 5-3 5-3 5-4 5-4 4-4 4-4 4-4 3-4 4-5 3-4 3-5 2-5 2-5 2-5 2-5 2-6 1-5 1-5 1-6v-6-5l1-6-1-7v-7-6l-1-7-1-6-1-6-2-6-2-5-2-5-2-6-2-5-3-5-3-5-4-5-3-5-4-4-4-5-4-4-5-3-5-4-5-4-5-3-6-3-6-3-6-3-7-3-6-2-7-3-8-2-7-2-8-2-8-1-9-1-9-2-8-1-10-1h-9l-10-1h-11z">
          <text:p/>
        </draw:path>
        <draw:path draw:style-name="gr1" draw:text-style-name="P1" draw:layer="layout" svg:width="0.844cm" svg:height="0.568cm" svg:x="1.599cm" svg:y="35.969cm" svg:viewBox="0 0 845 569" svg:d="M309 0h14 13l13 1 13 1 13 1 12 1 12 2 12 2 12 2 12 3 11 3 11 3 10 3 11 4 10 4 10 4 9 5 9 5 9 5 8 6 8 5 8 7 8 6 7 7 6 7 6 7 6 7 6 9 5 8 5 8 5 9 4 9 3 9 3 10 3 10 2 12 1 10 2 11v11l1 12v5l-1 6v5 5l-1 6-1 5v5l-1 5-1 6-1 5-1 5-2 5-1 6-1 5-2 4-2 5-2 5-2 5-2 5-3 5-2 4-3 5-3 5-3 4-3 5-3 4-4 4-3 4-4 5-4 4-4 4-5 4-4 3-5 4-5 3-5 4-5 3-6 3-6 3-5 3v3h1 1 1 1 2 2 1l2-1h3 2 2 3 2 2 3 3l3-1h2 3 3 3 3 3 3 3l3-1h4 3 3 3 4 2 4 3 3 2 3 3 3 229v155h-694-9-9-8-9-8-8l-8 1h-8-7-7l-7 1h-8-6-6l-6 1h-6l-5 1h-4-5-4v-150h1l1-1h1 1 2 1l2-1h2 2l2-1h2 2 3l2-1h3 2 3 3 2l3-1h3 3 4 3l3-1h3 3 3 3 3 3 3 3 3l2-1h3 3 2 3 2v-2l-12-6-10-6-10-7-10-7-9-7-8-8-8-9-7-8-6-10-5-9-5-10-4-10-4-11-3-11-3-11-3-12-1-11-2-13v-12l-1-13 1-11v-11l2-11 1-11 2-10 3-9 3-10 3-9 4-8 5-9 4-8 6-8 5-7 6-8 6-7 7-6 8-6 7-7 7-5 9-6 8-5 8-5 9-5 10-4 9-4 10-4 10-4 11-3 11-3 11-2 12-3 11-2 12-2 12-2 12-1 13-1 12-1 13-1h13zM309 161h-19l-19 1-18 2-17 2-15 3-15 3-13 4-13 6-11 5-11 6-9 6-8 8-8 7-6 8-6 9-4 10-4 10-2 11-2 11v12 4 5l1 5v5l1 4 2 5 1 4 1 5 2 5 2 4 2 5 2 4 3 4 3 5 3 4 3 4 4 4 4 4 4 3 5 4 5 4 5 3 5 3 6 3 6 3 7 3 6 3 8 2 7 3 8 2 8 2 8 2 9 2 9 1 10 1 10 1 11 1 11 1h11 12 11 12l10-1 11-1 10-1 9-1 9-1 9-2 9-2 7-2 8-2 7-3 7-2 7-3 6-2 6-4 6-2 5-4 5-3 5-4 5-3 4-4 4-4 4-4 3-4 3-4 3-4 3-4 2-5 2-4 2-5 2-4 1-5 1-5 1-4 1-5 1-4v-5-4l1-5-1-6v-6-5l-1-6-1-5-1-5-2-6-2-4-2-5-2-5-2-5-3-4-3-4-4-4-3-4-4-4-4-4-4-3-5-3-5-3-5-4-6-2-5-3-6-3-7-3-6-3-7-2-7-2-8-2-7-2-8-1-9-2-8-1-9-1-9-1-10-1h-10l-9-1h-11z">
          <text:p/>
        </draw:path>
        <draw:path draw:style-name="gr1" draw:text-style-name="P1" draw:layer="layout" svg:width="0.619cm" svg:height="0.601cm" svg:x="1.601cm" svg:y="35.277cm" svg:viewBox="0 0 620 602" svg:d="M309 0h13 14l13 2 12 1 13 1 12 3 13 2 12 3 11 3 12 4 11 4 11 4 11 5 10 5 10 5 10 6 9 7 9 6 9 7 8 8 8 8 8 8 7 8 7 9 7 10 6 9 6 10 6 11 5 11 5 10 4 12 4 12 3 12 3 13 3 13 2 13 1 14 2 14v16l1 15-1 14v14l-2 14-1 13-2 13-3 13-3 12-3 12-4 12-4 11-5 11-5 11-5 10-6 10-6 10-8 9-7 9-7 8-7 8-9 8-8 7-8 7-9 7-10 6-9 6-10 5-10 5-11 5-11 5-11 4-12 3-12 4-11 3-13 2-12 2-13 2-13 1-13 1-14 1h-13-14l-13-1-12-1-13-1-12-1-13-2-12-3-11-2-12-4-11-3-12-4-10-4-11-5-10-5-10-5-10-6-9-6-9-7-9-7-8-7-8-8-8-8-8-9-6-8-7-10-6-9-6-10-6-11-5-10-5-12-4-11-4-12-4-12-3-13-2-13-2-14-2-14-1-14-1-15v-14-16l1-17 1-15 2-14 2-14 2-14 3-13 4-12 4-12 4-12 5-11 5-10 6-11 6-10 6-9 7-9 6-9 8-8 8-8 8-7 8-7 9-7 9-7 9-5 9-6 10-5 11-5 10-4 11-4 11-3 12-3 11-3 12-3 12-2 12-2 13-1 12-2 13-1h13zM309 162h-21l-19 1-19 2-17 2-16 3-15 4-13 5-13 5-11 6-11 7-9 7-8 8-7 8-6 9-6 10-4 11-3 10-3 12-1 13-1 13 1 14 1 12 3 13 3 11 5 11 5 10 6 9 7 9 9 9 9 7 10 7 12 6 12 6 14 4 14 4 17 4 17 2 18 2 19 1 21 1 10-1h11 10l9-1 10-1 8-1 9-1 9-1 8-2 8-2 7-2 8-2 7-3 6-2 7-3 6-3 6-3 6-3 5-3 5-3 5-4 5-4 4-4 4-4 4-4 3-4 4-5 3-4 3-5 2-5 2-5 2-5 2-5 2-6 1-5 1-6 1-5v-6-5l1-6-1-7v-7-6l-1-8-1-6-1-6-2-6-2-5-2-6-2-5-2-5-3-6-3-5-4-4-3-5-4-4-4-5-4-4-5-4-5-3-5-4-5-3-6-4-6-2-6-3-7-3-6-2-7-3-8-2-7-2-8-2-8-1-9-2-9-1-8-1-10-1h-9l-10-1h-11z">
          <text:p/>
        </draw:path>
        <draw:path draw:style-name="gr1" draw:text-style-name="P1" draw:layer="layout" svg:width="0.829cm" svg:height="0.569cm" svg:x="1.391cm" svg:y="34.617cm" svg:viewBox="0 0 830 570" svg:d="M819 150l-1 1h-1-2-1l-2 1h-1-2-2l-2 1h-2l-2 1h-3-2-3-2l-3 1h-3-2l-3 1h-3-3-3l-2 1h-3-3-3-3l-3 1h-3-3-3-3-3-3-2-3-2-3-2l-2 1v2l11 6 10 6 10 6 10 7 8 7 8 8 8 8 6 9 6 9 6 9 4 10 5 10 3 11 3 11 3 11 3 12 1 12 2 12v13l1 13-1 12v10l-2 11-1 10-2 10-3 11-3 9-3 9-4 9-5 8-5 8-5 8-5 7-6 7-6 8-7 6-7 7-7 6-8 5-8 6-9 5-8 5-9 5-10 4-9 4-10 4-10 4-11 3-11 3-11 3-11 2-12 2-12 2-12 2-12 1-12 1-13 1-13 1h-13-13-14-13l-13-1-13-1-12-1-13-2-12-1-12-2-11-3-12-2-11-3-11-3-10-3-11-4-10-4-9-4-9-5-9-5-9-5-8-6-8-6-8-6-8-6-6-7-8-7-6-7-6-8-6-7-5-8-5-9-4-9-4-9-4-9-3-11-2-10-2-11-2-11-1-11-1-11v-12-6-6l1-6v-5l1-6v-5l1-6 1-5 1-6 1-5 1-6 2-5 1-5 2-5 2-5 2-5 2-5 2-5 2-5 3-4 2-5 3-5 3-4 3-4 3-4 3-5 4-4 4-4 4-4 4-3 5-4 4-3 4-4 5-4 4-3 5-3 5-3 5-3 6-3 5-2v-1h-1-1-2-1-1-2-2-2-1-3-2-2-3-2-2-3-3-2-3-3-2-3-3-3-3l-4 1h-2-3-3-3-3-3-3-3-3-2-3-3-3-3-217v-155h688 9 8 9 8l8-1h7 8 7 7l7-1h7 6l6-1h6 5l5-1h5 5 3l5-1zM517 157l-12 1h-11-10l-11 1-10 1-9 2-10 1-8 1-9 3-8 2-7 2-8 2-7 3-6 3-7 2-6 3-5 3-6 4-5 3-4 4-5 3-4 4-4 4-4 4-3 4-3 4-3 4-2 4-2 5-2 5-2 4-2 5-1 4-1 5-1 4-1 5-1 5v5l-1 4v5 6l1 5v6l1 6 1 5 2 5 1 5 2 5 2 5 2 5 2 4 3 4 3 5 3 4 4 4 4 3 4 4 4 4 4 3 5 3 5 3 6 3 5 3 6 2 6 3 7 2 7 2 7 3 7 1 8 2 8 2 8 1 8 1 9 1 9 1h10l9 1 11 1h10 11l38-2 35-3 30-6 27-9 22-11 18-13 14-16 11-18 6-21 2-23-1-5v-4-5l-1-5-1-4-1-5-1-4-2-5-1-5-2-4-2-5-3-4-3-5-2-4-4-4-3-4-4-4-4-4-4-4-5-4-5-3-5-4-6-3-6-3-6-3-6-3-7-3-7-2-7-3-8-2-9-2-8-2-9-2-9-1-10-1-11-1-10-2h-11-11z">
          <text:p/>
        </draw:path>
        <draw:polygon draw:style-name="gr1" draw:text-style-name="P1" draw:layer="layout" svg:width="0.619cm" svg:height="0.55cm" svg:x="1.601cm" svg:y="33.635cm" svg:viewBox="0 0 620 551" draw:points="620,267 619,281 619,295 617,308 616,321 614,334 611,346 609,358 605,369 602,381 597,391 593,402 588,412 583,422 577,431 571,440 564,449 556,457 549,465 542,473 534,480 526,487 517,493 509,499 499,505 490,511 480,516 470,521 459,525 449,530 438,534 426,537 415,540 403,543 390,545 378,547 365,548 353,550 340,551 326,551 313,551 298,551 283,551 269,549 256,548 242,546 229,544 216,542 204,539 192,536 180,532 169,527 157,523 147,518 137,513 126,508 117,502 108,496 99,489 90,483 82,475 74,468 67,460 60,452 53,444 47,435 41,426 35,416 30,407 25,396 21,386 17,375 14,364 10,353 8,341 5,329 3,317 2,304 1,291 0,278 0,265 0,253 1,242 2,231 3,220 4,210 5,200 8,190 10,181 13,171 15,162 19,153 22,145 26,136 30,128 34,120 38,112 43,105 47,98 53,91 58,85 63,78 69,72 75,66 81,61 87,55 93,50 100,45 107,40 113,36 121,32 128,28 136,25 143,21 151,18 159,15 166,12 174,10 183,8 191,6 199,4 207,160 198,161 189,164 181,166 173,169 166,172 159,175 152,179 146,183 140,188 134,193 129,199 124,205 120,211 116,218 113,225 111,233 109,241 107,250 107,259 106,268 107,280 108,292 111,302 114,312 119,322 125,331 131,339 139,346 148,353 158,359 168,364 180,369 193,374 206,377 221,381 236,383 252,385 269,387 287,387 306,388 346,387 381,383 411,377 438,368 461,357 480,344 494,328 504,310 511,289 513,266 512,257 512,249 510,241 508,233 506,225 503,218 499,211 495,205 490,198 485,192 479,186 473,181 466,176 458,172 450,168 441,164 433,161 423,159 413,157 402,155 409,0 417,1 426,2 433,4 441,6 450,9 457,12 465,14 473,18 481,21 488,25 496,29 503,33 510,38 517,43 524,48 530,53 537,59 543,65 549,71 555,78 561,85 567,92 572,99 577,107 582,115 586,123 591,131 595,140 599,149 602,158 606,168 609,178 611,188 613,199 615,209 617,220 618,231 619,243 619,255">
          <text:p/>
        </draw:polygon>
        <draw:path draw:style-name="gr1" draw:text-style-name="P1" draw:layer="layout" svg:width="0.619cm" svg:height="0.601cm" svg:x="1.601cm" svg:y="32.956cm" svg:viewBox="0 0 620 602" svg:d="M309 0h13l14 1 13 1 12 1 13 2 12 2 13 2 12 4 11 3 12 3 11 4 11 5 11 4 10 6 10 5 10 6 9 6 9 7 9 7 8 7 8 8 8 8 7 9 7 9 7 9 6 10 6 9 6 11 5 11 5 11 4 12 4 12 3 13 3 12 3 13 2 14 1 13 2 15v14l1 15-1 15v14l-2 13-1 14-2 13-3 12-3 13-3 12-4 11-4 12-5 11-5 10-5 10-6 10-6 10-8 9-7 9-7 9-7 8-9 7-8 8-8 7-9 6-10 7-9 5-10 6-10 5-11 5-11 4-11 4-12 4-12 3-11 3-13 3-12 2-13 1-13 2-13 1h-14-13-14-13l-12-1-13-2-12-1-13-2-12-3-11-2-12-3-11-4-12-4-10-4-11-5-10-5-10-5-10-6-9-6-9-7-9-7-8-7-8-8-8-8-8-8-6-9-7-9-6-10-6-10-6-10-5-11-5-11-4-12-4-12-4-12-3-13-2-13-2-13-2-14-1-14-1-15v-15-16l1-15 1-15 2-15 2-14 2-13 3-13 4-14 4-12 4-11 5-11 5-11 6-11 6-10 6-9 7-9 6-9 8-8 8-8 8-7 8-7 9-7 9-6 9-6 9-5 10-5 11-5 10-4 11-4 11-4 12-3 11-3 12-3 12-2 12-2 13-1 12-1 13-1 13-1zM309 162h-21l-19 2-19 1-17 3-16 3-15 4-13 4-13 5-11 6-11 8-9 7-8 8-7 9-6 9-6 9-4 11-3 11-3 12-1 12-1 13 1 13 1 13 3 12 3 11 5 11 5 10 6 10 7 8 9 9 9 7 10 7 12 6 12 6 14 5 14 4 17 3 17 2 18 2 19 1 21 1h10l11-1h10l9-1h10l8-2 9-1 9-1 8-2 8-1 7-3 8-2 7-2 6-3 7-2 6-3 6-3 6-3 5-3 5-4 5-4 5-3 4-4 4-4 4-4 3-5 4-4 3-5 3-5 2-5 2-5 2-5 2-5 2-5 1-5 1-6 1-6v-5-6l1-6-1-7v-6-7l-1-6-1-6-1-6-2-6-2-6-2-5-2-6-2-5-3-5-3-5-4-5-3-4-4-5-4-4-4-4-5-4-5-4-5-3-5-5-6-3-6-3-6-3-7-3-6-2-7-2-8-3-7-1-8-2-8-2-9-1-9-1-8-1-10-1-9-1-10-1h-11z">
          <text:p/>
        </draw:path>
        <draw:polygon draw:style-name="gr1" draw:text-style-name="P1" draw:layer="layout" svg:width="0.608cm" svg:height="0.545cm" svg:x="1.612cm" svg:y="32.297cm" svg:viewBox="0 0 609 546" draw:points="0,391 335,391 342,391 348,391 355,391 362,390 368,390 374,389 380,389 387,387 393,387 399,386 404,384 410,383 415,381 420,380 425,378 430,377 435,374 440,372 444,370 448,367 452,365 456,362 460,359 463,356 466,353 470,350 472,346 475,343 478,339 480,335 482,331 484,326 486,322 488,317 489,312 490,307 491,302 491,296 492,291 492,285 492,280 491,274 491,269 490,264 489,258 487,253 486,248 484,244 482,239 480,234 477,230 474,226 471,221 468,217 464,213 461,209 457,205 453,202 449,198 444,195 440,192 435,189 430,186 424,183 419,180 414,178 408,175 402,173 396,171 390,169 383,168 377,166 370,165 363,163 356,162 349,162 342,161 335,161 327,160 320,160 0,160 0,4 463,4 467,4 471,4 475,4 478,4 482,4 486,4 490,4 494,4 499,4 503,4 507,4 511,4 515,4 519,4 523,4 527,4 531,3 534,3 539,3 543,3 546,3 550,3 554,3 557,2 560,2 563,2 567,2 570,2 573,2 576,2 579,1 581,1 584,1 586,1 588,1 591,0 592,0 594,0 596,0 598,0 598,148 596,148 594,148 593,148 591,148 589,148 587,149 585,149 582,149 579,149 576,150 574,150 570,150 567,150 564,150 561,151 558,151 554,151 551,152 548,152 544,152 540,152 536,152 532,152 529,153 525,153 522,153 518,153 515,153 511,153 508,154 504,154 501,154 498,154 494,154 492,154 489,154 486,154 483,154 481,154 478,154 478,158 491,164 504,171 515,178 526,185 537,193 547,201 556,209 564,218 571,227 578,237 584,246 589,257 593,267 597,277 601,289 604,300 606,312 607,324 608,337 609,350 608,360 608,371 607,380 606,390 604,399 602,408 600,417 597,425 594,433 591,441 587,448 583,455 579,462 575,469 570,475 565,481 560,486 555,492 549,497 543,502 536,506 529,511 523,514 516,518 508,522 501,525 493,528 486,531 477,533 469,536 461,537 452,539 444,541 435,542 426,543 416,544 407,545 398,546 389,546 379,546 0,546">
          <text:p/>
        </draw:polygon>
        <draw:polygon draw:style-name="gr1" draw:text-style-name="P1" draw:layer="layout" svg:width="0.609cm" svg:height="0.545cm" svg:x="1.6cm" svg:y="31.603cm" svg:viewBox="0 0 610 546" draw:points="610,154 274,154 267,154 260,154 254,155 247,155 241,155 234,156 228,157 222,158 216,159 210,160 205,161 199,162 194,164 188,165 184,167 179,169 174,171 169,173 165,175 161,178 157,181 153,183 149,186 146,189 142,193 139,196 136,199 133,203 131,207 129,211 126,215 124,219 123,224 121,229 120,233 119,239 118,244 117,249 117,255 117,261 117,266 117,272 118,277 119,282 120,287 121,292 123,297 125,302 127,308 130,313 132,317 135,322 138,326 141,330 144,334 148,338 152,341 156,345 160,349 165,352 169,355 174,358 179,361 184,364 190,367 195,369 201,372 207,374 213,376 219,378 226,379 232,381 239,382 246,384 252,384 259,385 266,386 274,387 281,387 289,387 610,387 610,542 145,542 142,542 138,542 134,542 130,542 126,542 122,542 118,542 114,542 110,542 106,542 102,542 98,542 94,542 90,542 86,542 82,542 78,543 75,543 71,543 67,543 64,543 60,543 56,543 53,544 49,544 46,544 43,544 40,544 37,544 34,544 31,545 28,545 26,545 23,545 21,545 19,545 17,545 15,546 14,546 12,546 12,398 14,398 15,398 17,397 19,397 21,397 23,397 25,397 28,396 31,396 34,396 36,396 39,396 42,395 46,395 49,395 52,395 55,395 59,394 62,394 65,394 69,394 72,394 76,393 79,393 83,393 87,393 90,392 94,392 97,392 101,392 104,392 108,392 111,392 114,391 117,391 120,391 123,391 125,391 128,391 131,391 131,389 117,382 105,376 93,369 82,361 72,353 62,346 53,337 45,328 38,319 31,310 25,299 20,290 16,279 12,268 8,257 5,246 3,234 2,221 1,209 0,196 1,185 1,175 2,165 3,155 5,146 7,137 9,129 12,121 15,113 18,105 22,98 26,91 30,84 34,78 39,71 44,65 49,60 55,54 60,49 67,44 73,40 79,36 86,31 93,28 100,24 108,21 115,18 123,15 131,13 139,10 148,8 156,7 165,5 174,3 183,2 192,2 201,1 211,0 220,0 230,0 610,0">
          <text:p/>
        </draw:polygon>
        <draw:polygon draw:style-name="gr1" draw:text-style-name="P1" draw:layer="layout" svg:width="0.747cm" svg:height="0.348cm" svg:x="1.472cm" svg:y="31.171cm" svg:viewBox="0 0 748 349" draw:points="748,130 747,144 746,156 744,168 742,180 738,191 734,201 729,212 724,221 718,229 710,237 703,243 694,250 684,255 674,260 664,264 652,267 639,270 626,272 612,273 598,273 246,273 246,349 140,349 140,266 0,217 0,119 140,119 140,6 246,6 246,119 556,119 564,119 572,119 580,118 587,117 593,115 600,113 605,111 611,109 616,106 620,103 624,99 628,95 630,91 633,87 635,82 637,76 639,71 640,65 640,58 641,52 640,49 640,46 640,43 640,40 640,38 640,35 639,33 639,30 639,28 638,26 638,23 637,21 637,18 636,16 636,13 635,11 635,8 634,5 633,3 633,0 729,0 731,5 732,11 734,17 736,23 737,29 738,35 739,41 740,48 742,54 743,60 743,67 744,73 745,80 746,87 746,94 746,101 747,108 747,115 747,123">
          <text:p/>
        </draw:polygon>
        <draw:frame draw:style-name="gr16" draw:text-style-name="P12" draw:layer="layout" svg:width="1.195cm" svg:height="1.767cm" svg:x="7.941cm" svg:y="26.02cm">
          <draw:text-box>
            <text:p><text:span text:style-name="T2">a</text:span></text:p>
          </draw:text-box>
        </draw:frame>
        <draw:frame draw:style-name="gr17" draw:text-style-name="P12" draw:layer="layout" svg:width="1.242cm" svg:height="1.767cm" svg:x="13.965cm" svg:y="26.021cm">
          <draw:text-box>
            <text:p><text:span text:style-name="T2">b</text:span></text:p>
          </draw:text-box>
        </draw:frame>
        <draw:frame draw:style-name="gr18" draw:text-style-name="P12" draw:layer="layout" svg:width="1.241cm" svg:height="1.767cm" svg:x="19.895cm" svg:y="26.022cm">
          <draw:text-box>
            <text:p><text:span text:style-name="T2">b</text:span></text:p>
          </draw:text-box>
        </draw:frame>
        <draw:polygon draw:style-name="gr10" draw:text-style-name="P8" draw:layer="layout" svg:width="22.86cm" svg:height="22.86cm" svg:x="25.25cm" svg:y="25.639cm" svg:viewBox="0 0 22861 22861" draw:points="0,22861 22861,22861 22861,0 0,0">
          <text:p/>
        </draw:polygon>
        <draw:polygon draw:style-name="gr2" draw:text-style-name="P2" draw:layer="layout" svg:width="19.661cm" svg:height="22.377cm" svg:x="28.255cm" svg:y="25.832cm" svg:viewBox="0 0 19662 22378" draw:points="0,22378 19662,22378 19662,0 0,0">
          <text:p/>
        </draw:polygon>
        <draw:line draw:style-name="gr11" draw:text-style-name="P3" draw:layer="layout" svg:x1="31.941cm" svg:y1="31.737cm" svg:x2="31.941cm" svg:y2="27.687cm">
          <text:p/>
        </draw:line>
        <draw:line draw:style-name="gr11" draw:text-style-name="P3" draw:layer="layout" svg:x1="31.941cm" svg:y1="35.181cm" svg:x2="31.941cm" svg:y2="39.864cm">
          <text:p/>
        </draw:line>
        <draw:polygon draw:style-name="gr4" draw:text-style-name="P1" draw:layer="layout" svg:width="4.608cm" svg:height="3.444cm" svg:x="29.637cm" svg:y="31.737cm" svg:viewBox="0 0 4609 3445" draw:points="0,0 0,3445 4609,3445 4609,0">
          <text:p/>
        </draw:polygon>
        <draw:line draw:style-name="gr12" draw:text-style-name="P3" draw:layer="layout" svg:x1="29.637cm" svg:y1="33.204cm" svg:x2="34.245cm" svg:y2="33.204cm">
          <text:p/>
        </draw:line>
        <draw:line draw:style-name="gr11" draw:text-style-name="P3" draw:layer="layout" svg:x1="38.085cm" svg:y1="31.387cm" svg:x2="38.085cm" svg:y2="29.036cm">
          <text:p/>
        </draw:line>
        <draw:line draw:style-name="gr11" draw:text-style-name="P3" draw:layer="layout" svg:x1="38.085cm" svg:y1="33.844cm" svg:x2="38.085cm" svg:y2="37.493cm">
          <text:p/>
        </draw:line>
        <draw:polygon draw:style-name="gr7" draw:text-style-name="P5" draw:layer="layout" svg:width="4.609cm" svg:height="2.457cm" svg:x="35.781cm" svg:y="31.387cm" svg:viewBox="0 0 4610 2458" draw:points="0,0 0,2458 4610,2458 4610,0">
          <text:p/>
        </draw:polygon>
        <draw:line draw:style-name="gr12" draw:text-style-name="P3" draw:layer="layout" svg:x1="35.781cm" svg:y1="32.403cm" svg:x2="40.39cm" svg:y2="32.403cm">
          <text:p/>
        </draw:line>
        <draw:line draw:style-name="gr11" draw:text-style-name="P3" draw:layer="layout" svg:x1="44.23cm" svg:y1="31.054cm" svg:x2="44.23cm" svg:y2="28.59cm">
          <text:p/>
        </draw:line>
        <draw:line draw:style-name="gr11" draw:text-style-name="P3" draw:layer="layout" svg:x1="44.23cm" svg:y1="33.453cm" svg:x2="44.23cm" svg:y2="35.884cm">
          <text:p/>
        </draw:line>
        <draw:polygon draw:style-name="gr8" draw:text-style-name="P6" draw:layer="layout" svg:width="4.608cm" svg:height="2.399cm" svg:x="41.926cm" svg:y="31.054cm" svg:viewBox="0 0 4609 2400" draw:points="0,0 0,2400 4609,2400 4609,0">
          <text:p/>
        </draw:polygon>
        <draw:line draw:style-name="gr12" draw:text-style-name="P3" draw:layer="layout" svg:x1="41.926cm" svg:y1="32.196cm" svg:x2="46.534cm" svg:y2="32.196cm">
          <text:p/>
        </draw:line>
        <draw:polygon draw:style-name="gr13" draw:text-style-name="P9" draw:layer="layout" svg:width="0.372cm" svg:height="0.322cm" svg:x="31.179cm" svg:y="30.814cm" svg:viewBox="0 0 373 323" draw:points="186,0 373,323 0,323">
          <text:p/>
        </draw:polygon>
        <draw:polygon draw:style-name="gr13" draw:text-style-name="P9" draw:layer="layout" svg:width="0.371cm" svg:height="0.321cm" svg:x="43.73cm" svg:y="31.386cm" svg:viewBox="0 0 372 322" draw:points="185,0 372,322 0,322">
          <text:p/>
        </draw:polygon>
        <draw:polygon draw:style-name="gr13" draw:text-style-name="P9" draw:layer="layout" svg:width="0.371cm" svg:height="0.322cm" svg:x="31.935cm" svg:y="30.86cm" svg:viewBox="0 0 372 323" draw:points="186,0 372,323 0,323">
          <text:p/>
        </draw:polygon>
        <draw:polygon draw:style-name="gr13" draw:text-style-name="P9" draw:layer="layout" svg:width="0.371cm" svg:height="0.321cm" svg:x="32.759cm" svg:y="29.706cm" svg:viewBox="0 0 372 322" draw:points="187,0 372,322 0,322">
          <text:p/>
        </draw:polygon>
        <draw:polygon draw:style-name="gr13" draw:text-style-name="P9" draw:layer="layout" svg:width="0.372cm" svg:height="0.321cm" svg:x="31.022cm" svg:y="29.464cm" svg:viewBox="0 0 373 322" draw:points="186,0 373,322 0,322">
          <text:p/>
        </draw:polygon>
        <draw:polygon draw:style-name="gr13" draw:text-style-name="P9" draw:layer="layout" svg:width="0.371cm" svg:height="0.322cm" svg:x="38.879cm" svg:y="29.252cm" svg:viewBox="0 0 372 323" draw:points="186,0 372,323 0,323">
          <text:p/>
        </draw:polygon>
        <draw:polygon draw:style-name="gr13" draw:text-style-name="P9" draw:layer="layout" svg:width="0.371cm" svg:height="0.322cm" svg:x="38.993cm" svg:y="29.611cm" svg:viewBox="0 0 372 323" draw:points="186,0 372,323 0,323">
          <text:p/>
        </draw:polygon>
        <draw:polygon draw:style-name="gr13" draw:text-style-name="P9" draw:layer="layout" svg:width="0.371cm" svg:height="0.322cm" svg:x="38.295cm" svg:y="30.871cm" svg:viewBox="0 0 372 323" draw:points="187,0 372,323 0,323">
          <text:p/>
        </draw:polygon>
        <draw:polygon draw:style-name="gr13" draw:text-style-name="P9" draw:layer="layout" svg:width="0.371cm" svg:height="0.322cm" svg:x="38.217cm" svg:y="31.544cm" svg:viewBox="0 0 372 323" draw:points="186,0 372,323 0,323">
          <text:p/>
        </draw:polygon>
        <draw:polygon draw:style-name="gr13" draw:text-style-name="P9" draw:layer="layout" svg:width="0.372cm" svg:height="0.322cm" svg:x="30.678cm" svg:y="31.475cm" svg:viewBox="0 0 373 323" draw:points="186,0 373,323 0,323">
          <text:p/>
        </draw:polygon>
        <draw:polygon draw:style-name="gr13" draw:text-style-name="P9" draw:layer="layout" svg:width="0.372cm" svg:height="0.322cm" svg:x="43.321cm" svg:y="31.746cm" svg:viewBox="0 0 373 323" draw:points="186,0 373,323 0,323">
          <text:p/>
        </draw:polygon>
        <draw:polygon draw:style-name="gr13" draw:text-style-name="P9" draw:layer="layout" svg:width="0.371cm" svg:height="0.322cm" svg:x="30.961cm" svg:y="28.637cm" svg:viewBox="0 0 372 323" draw:points="186,0 372,323 0,323">
          <text:p/>
        </draw:polygon>
        <draw:polygon draw:style-name="gr13" draw:text-style-name="P9" draw:layer="layout" svg:width="0.372cm" svg:height="0.321cm" svg:x="44.503cm" svg:y="29.036cm" svg:viewBox="0 0 373 322" draw:points="186,0 373,322 0,322">
          <text:p/>
        </draw:polygon>
        <draw:polygon draw:style-name="gr13" draw:text-style-name="P9" draw:layer="layout" svg:width="0.371cm" svg:height="0.322cm" svg:x="31.471cm" svg:y="29.978cm" svg:viewBox="0 0 372 323" draw:points="185,0 372,323 0,323">
          <text:p/>
        </draw:polygon>
        <draw:polygon draw:style-name="gr13" draw:text-style-name="P9" draw:layer="layout" svg:width="0.371cm" svg:height="0.322cm" svg:x="32.419cm" svg:y="31.682cm" svg:viewBox="0 0 372 323" draw:points="187,0 372,323 0,323">
          <text:p/>
        </draw:polygon>
        <draw:polygon draw:style-name="gr13" draw:text-style-name="P9" draw:layer="layout" svg:width="0.371cm" svg:height="0.321cm" svg:x="31.75cm" svg:y="32.649cm" svg:viewBox="0 0 372 322" draw:points="186,0 372,322 0,322">
          <text:p/>
        </draw:polygon>
        <draw:polygon draw:style-name="gr13" draw:text-style-name="P9" draw:layer="layout" svg:width="0.371cm" svg:height="0.322cm" svg:x="38.435cm" svg:y="31.397cm" svg:viewBox="0 0 372 323" draw:points="185,0 372,323 0,323">
          <text:p/>
        </draw:polygon>
        <draw:polygon draw:style-name="gr13" draw:text-style-name="P9" draw:layer="layout" svg:width="0.372cm" svg:height="0.322cm" svg:x="32.964cm" svg:y="31.834cm" svg:viewBox="0 0 373 323" draw:points="186,0 373,323 0,323">
          <text:p/>
        </draw:polygon>
        <draw:polygon draw:style-name="gr13" draw:text-style-name="P9" draw:layer="layout" svg:width="0.371cm" svg:height="0.321cm" svg:x="31.461cm" svg:y="33.153cm" svg:viewBox="0 0 372 322" draw:points="185,0 372,322 0,322">
          <text:p/>
        </draw:polygon>
        <draw:polygon draw:style-name="gr13" draw:text-style-name="P9" draw:layer="layout" svg:width="0.371cm" svg:height="0.322cm" svg:x="38.582cm" svg:y="28.821cm" svg:viewBox="0 0 372 323" draw:points="185,0 372,323 0,323">
          <text:p/>
        </draw:polygon>
        <draw:polygon draw:style-name="gr13" draw:text-style-name="P9" draw:layer="layout" svg:width="0.371cm" svg:height="0.322cm" svg:x="32.824cm" svg:y="29.011cm" svg:viewBox="0 0 372 323" draw:points="187,0 372,323 0,323">
          <text:p/>
        </draw:polygon>
        <draw:polygon draw:style-name="gr13" draw:text-style-name="P9" draw:layer="layout" svg:width="0.372cm" svg:height="0.322cm" svg:x="43.336cm" svg:y="30.996cm" svg:viewBox="0 0 373 323" draw:points="186,0 373,323 0,323">
          <text:p/>
        </draw:polygon>
        <draw:polygon draw:style-name="gr13" draw:text-style-name="P9" draw:layer="layout" svg:width="0.371cm" svg:height="0.322cm" svg:x="44.417cm" svg:y="29.868cm" svg:viewBox="0 0 372 323" draw:points="186,0 372,323 0,323">
          <text:p/>
        </draw:polygon>
        <draw:polygon draw:style-name="gr13" draw:text-style-name="P9" draw:layer="layout" svg:width="0.371cm" svg:height="0.321cm" svg:x="43.124cm" svg:y="32.416cm" svg:viewBox="0 0 372 322" draw:points="186,0 372,322 0,322">
          <text:p/>
        </draw:polygon>
        <draw:polygon draw:style-name="gr13" draw:text-style-name="P9" draw:layer="layout" svg:width="0.371cm" svg:height="0.322cm" svg:x="43.472cm" svg:y="31.12cm" svg:viewBox="0 0 372 323" draw:points="186,0 372,323 0,323">
          <text:p/>
        </draw:polygon>
        <draw:polygon draw:style-name="gr13" draw:text-style-name="P9" draw:layer="layout" svg:width="0.371cm" svg:height="0.321cm" svg:x="43.764cm" svg:y="32.313cm" svg:viewBox="0 0 372 322" draw:points="186,0 372,322 0,322">
          <text:p/>
        </draw:polygon>
        <draw:polygon draw:style-name="gr13" draw:text-style-name="P9" draw:layer="layout" svg:width="0.371cm" svg:height="0.322cm" svg:x="30.56cm" svg:y="32.63cm" svg:viewBox="0 0 372 323" draw:points="186,0 372,323 0,323">
          <text:p/>
        </draw:polygon>
        <draw:polygon draw:style-name="gr13" draw:text-style-name="P9" draw:layer="layout" svg:width="0.372cm" svg:height="0.322cm" svg:x="37.61cm" svg:y="29.443cm" svg:viewBox="0 0 373 323" draw:points="187,0 373,323 0,323">
          <text:p/>
        </draw:polygon>
        <draw:polygon draw:style-name="gr13" draw:text-style-name="P9" draw:layer="layout" svg:width="0.372cm" svg:height="0.322cm" svg:x="32.664cm" svg:y="29.41cm" svg:viewBox="0 0 373 323" draw:points="186,0 373,323 0,323">
          <text:p/>
        </draw:polygon>
        <draw:polygon draw:style-name="gr13" draw:text-style-name="P9" draw:layer="layout" svg:width="0.372cm" svg:height="0.321cm" svg:x="37.507cm" svg:y="29.272cm" svg:viewBox="0 0 373 322" draw:points="187,0 373,322 0,322">
          <text:p/>
        </draw:polygon>
        <draw:polygon draw:style-name="gr13" draw:text-style-name="P9" draw:layer="layout" svg:width="0.371cm" svg:height="0.322cm" svg:x="44cm" svg:y="30.528cm" svg:viewBox="0 0 372 323" draw:points="186,0 372,323 0,323">
          <text:p/>
        </draw:polygon>
        <draw:polygon draw:style-name="gr13" draw:text-style-name="P9" draw:layer="layout" svg:width="0.372cm" svg:height="0.322cm" svg:x="32cm" svg:y="31.456cm" svg:viewBox="0 0 373 323" draw:points="187,0 373,323 0,323">
          <text:p/>
        </draw:polygon>
        <draw:polygon draw:style-name="gr13" draw:text-style-name="P9" draw:layer="layout" svg:width="0.371cm" svg:height="0.321cm" svg:x="31.74cm" svg:y="34.09cm" svg:viewBox="0 0 372 322" draw:points="186,0 372,322 0,322">
          <text:p/>
        </draw:polygon>
        <draw:polygon draw:style-name="gr13" draw:text-style-name="P9" draw:layer="layout" svg:width="0.372cm" svg:height="0.321cm" svg:x="30.984cm" svg:y="32.928cm" svg:viewBox="0 0 373 322" draw:points="187,0 373,322 0,322">
          <text:p/>
        </draw:polygon>
        <draw:polygon draw:style-name="gr13" draw:text-style-name="P9" draw:layer="layout" svg:width="0.372cm" svg:height="0.322cm" svg:x="32.56cm" svg:y="32.214cm" svg:viewBox="0 0 373 323" draw:points="186,0 373,323 0,323">
          <text:p/>
        </draw:polygon>
        <draw:polygon draw:style-name="gr13" draw:text-style-name="P9" draw:layer="layout" svg:width="0.371cm" svg:height="0.322cm" svg:x="44.458cm" svg:y="30.863cm" svg:viewBox="0 0 372 323" draw:points="186,0 372,323 0,323">
          <text:p/>
        </draw:polygon>
        <draw:polygon draw:style-name="gr13" draw:text-style-name="P9" draw:layer="layout" svg:width="0.371cm" svg:height="0.322cm" svg:x="32.479cm" svg:y="33.543cm" svg:viewBox="0 0 372 323" draw:points="187,0 372,323 0,323">
          <text:p/>
        </draw:polygon>
        <draw:polygon draw:style-name="gr13" draw:text-style-name="P9" draw:layer="layout" svg:width="0.371cm" svg:height="0.321cm" svg:x="30.792cm" svg:y="34.548cm" svg:viewBox="0 0 372 322" draw:points="186,0 372,322 0,322">
          <text:p/>
        </draw:polygon>
        <draw:polygon draw:style-name="gr13" draw:text-style-name="P9" draw:layer="layout" svg:width="0.372cm" svg:height="0.321cm" svg:x="32.305cm" svg:y="31.658cm" svg:viewBox="0 0 373 322" draw:points="187,0 373,322 0,322">
          <text:p/>
        </draw:polygon>
        <draw:polygon draw:style-name="gr13" draw:text-style-name="P9" draw:layer="layout" svg:width="0.371cm" svg:height="0.322cm" svg:x="43.826cm" svg:y="30.769cm" svg:viewBox="0 0 372 323" draw:points="187,0 372,323 0,323">
          <text:p/>
        </draw:polygon>
        <draw:polygon draw:style-name="gr13" draw:text-style-name="P9" draw:layer="layout" svg:width="0.372cm" svg:height="0.322cm" svg:x="32.544cm" svg:y="31.712cm" svg:viewBox="0 0 373 323" draw:points="186,0 373,323 0,323">
          <text:p/>
        </draw:polygon>
        <draw:polygon draw:style-name="gr13" draw:text-style-name="P9" draw:layer="layout" svg:width="0.371cm" svg:height="0.322cm" svg:x="38.261cm" svg:y="32.276cm" svg:viewBox="0 0 372 323" draw:points="187,0 372,323 0,323">
          <text:p/>
        </draw:polygon>
        <draw:polygon draw:style-name="gr13" draw:text-style-name="P9" draw:layer="layout" svg:width="0.372cm" svg:height="0.322cm" svg:x="44.739cm" svg:y="31.445cm" svg:viewBox="0 0 373 323" draw:points="186,0 373,323 0,323">
          <text:p/>
        </draw:polygon>
        <draw:polygon draw:style-name="gr13" draw:text-style-name="P9" draw:layer="layout" svg:width="0.372cm" svg:height="0.321cm" svg:x="44.174cm" svg:y="30.075cm" svg:viewBox="0 0 373 322" draw:points="187,0 373,322 0,322">
          <text:p/>
        </draw:polygon>
        <draw:polygon draw:style-name="gr13" draw:text-style-name="P9" draw:layer="layout" svg:width="0.372cm" svg:height="0.321cm" svg:x="31.828cm" svg:y="33.103cm" svg:viewBox="0 0 373 322" draw:points="186,0 373,322 0,322">
          <text:p/>
        </draw:polygon>
        <draw:polygon draw:style-name="gr13" draw:text-style-name="P9" draw:layer="layout" svg:width="0.371cm" svg:height="0.322cm" svg:x="38.611cm" svg:y="30.731cm" svg:viewBox="0 0 372 323" draw:points="187,0 372,323 0,323">
          <text:p/>
        </draw:polygon>
        <draw:polygon draw:style-name="gr13" draw:text-style-name="P9" draw:layer="layout" svg:width="0.371cm" svg:height="0.322cm" svg:x="30.584cm" svg:y="32.561cm" svg:viewBox="0 0 372 323" draw:points="187,0 372,323 0,323">
          <text:p/>
        </draw:polygon>
        <draw:polygon draw:style-name="gr13" draw:text-style-name="P9" draw:layer="layout" svg:width="0.371cm" svg:height="0.322cm" svg:x="31.7cm" svg:y="31.727cm" svg:viewBox="0 0 372 323" draw:points="186,0 372,323 0,323">
          <text:p/>
        </draw:polygon>
        <draw:polygon draw:style-name="gr13" draw:text-style-name="P9" draw:layer="layout" svg:width="0.371cm" svg:height="0.322cm" svg:x="32.327cm" svg:y="28.802cm" svg:viewBox="0 0 372 323" draw:points="186,0 372,323 0,323">
          <text:p/>
        </draw:polygon>
        <draw:polygon draw:style-name="gr13" draw:text-style-name="P9" draw:layer="layout" svg:width="0.371cm" svg:height="0.322cm" svg:x="38.374cm" svg:y="31.836cm" svg:viewBox="0 0 372 323" draw:points="186,0 372,323 0,323">
          <text:p/>
        </draw:polygon>
        <draw:polygon draw:style-name="gr13" draw:text-style-name="P9" draw:layer="layout" svg:width="0.372cm" svg:height="0.322cm" svg:x="31.7cm" svg:y="29.936cm" svg:viewBox="0 0 373 323" draw:points="187,0 373,323 0,323">
          <text:p/>
        </draw:polygon>
        <draw:polygon draw:style-name="gr13" draw:text-style-name="P9" draw:layer="layout" svg:width="0.372cm" svg:height="0.322cm" svg:x="32.643cm" svg:y="31.152cm" svg:viewBox="0 0 373 323" draw:points="186,0 373,323 0,323">
          <text:p/>
        </draw:polygon>
        <draw:polygon draw:style-name="gr13" draw:text-style-name="P9" draw:layer="layout" svg:width="0.371cm" svg:height="0.321cm" svg:x="43.892cm" svg:y="32.489cm" svg:viewBox="0 0 372 322" draw:points="187,0 372,322 0,322">
          <text:p/>
        </draw:polygon>
        <draw:polygon draw:style-name="gr13" draw:text-style-name="P9" draw:layer="layout" svg:width="0.371cm" svg:height="0.322cm" svg:x="43.417cm" svg:y="32.698cm" svg:viewBox="0 0 372 323" draw:points="185,0 372,323 0,323">
          <text:p/>
        </draw:polygon>
        <draw:polygon draw:style-name="gr13" draw:text-style-name="P9" draw:layer="layout" svg:width="0.371cm" svg:height="0.322cm" svg:x="36.845cm" svg:y="31.441cm" svg:viewBox="0 0 372 323" draw:points="186,0 372,323 0,323">
          <text:p/>
        </draw:polygon>
        <draw:polygon draw:style-name="gr13" draw:text-style-name="P9" draw:layer="layout" svg:width="0.372cm" svg:height="0.321cm" svg:x="36.915cm" svg:y="29.826cm" svg:viewBox="0 0 373 322" draw:points="187,0 373,322 0,322">
          <text:p/>
        </draw:polygon>
        <draw:polygon draw:style-name="gr13" draw:text-style-name="P9" draw:layer="layout" svg:width="0.371cm" svg:height="0.322cm" svg:x="31.304cm" svg:y="32.294cm" svg:viewBox="0 0 372 323" draw:points="187,0 372,323 0,323">
          <text:p/>
        </draw:polygon>
        <draw:polygon draw:style-name="gr13" draw:text-style-name="P9" draw:layer="layout" svg:width="0.371cm" svg:height="0.322cm" svg:x="37.946cm" svg:y="31.333cm" svg:viewBox="0 0 372 323" draw:points="186,0 372,323 0,323">
          <text:p/>
        </draw:polygon>
        <draw:polygon draw:style-name="gr13" draw:text-style-name="P9" draw:layer="layout" svg:width="0.371cm" svg:height="0.322cm" svg:x="32.154cm" svg:y="32.213cm" svg:viewBox="0 0 372 323" draw:points="185,0 372,323 0,323">
          <text:p/>
        </draw:polygon>
        <draw:polygon draw:style-name="gr13" draw:text-style-name="P9" draw:layer="layout" svg:width="0.372cm" svg:height="0.321cm" svg:x="31.526cm" svg:y="35.518cm" svg:viewBox="0 0 373 322" draw:points="186,0 373,322 0,322">
          <text:p/>
        </draw:polygon>
        <draw:polygon draw:style-name="gr13" draw:text-style-name="P9" draw:layer="layout" svg:width="0.372cm" svg:height="0.322cm" svg:x="32.77cm" svg:y="33.285cm" svg:viewBox="0 0 373 323" draw:points="187,0 373,323 0,323">
          <text:p/>
        </draw:polygon>
        <draw:polygon draw:style-name="gr13" draw:text-style-name="P9" draw:layer="layout" svg:width="0.372cm" svg:height="0.321cm" svg:x="31.248cm" svg:y="33.938cm" svg:viewBox="0 0 373 322" draw:points="187,0 373,322 0,322">
          <text:p/>
        </draw:polygon>
        <draw:polygon draw:style-name="gr13" draw:text-style-name="P9" draw:layer="layout" svg:width="0.371cm" svg:height="0.322cm" svg:x="31.655cm" svg:y="33.672cm" svg:viewBox="0 0 372 323" draw:points="187,0 372,323 0,323">
          <text:p/>
        </draw:polygon>
        <draw:polygon draw:style-name="gr13" draw:text-style-name="P9" draw:layer="layout" svg:width="0.371cm" svg:height="0.322cm" svg:x="31.344cm" svg:y="30.934cm" svg:viewBox="0 0 372 323" draw:points="186,0 372,323 0,323">
          <text:p/>
        </draw:polygon>
        <draw:polygon draw:style-name="gr13" draw:text-style-name="P9" draw:layer="layout" svg:width="0.371cm" svg:height="0.321cm" svg:x="44.415cm" svg:y="32.703cm" svg:viewBox="0 0 372 322" draw:points="185,0 372,322 0,322">
          <text:p/>
        </draw:polygon>
        <draw:polygon draw:style-name="gr13" draw:text-style-name="P9" draw:layer="layout" svg:width="0.371cm" svg:height="0.321cm" svg:x="31.161cm" svg:y="33.39cm" svg:viewBox="0 0 372 322" draw:points="186,0 372,322 0,322">
          <text:p/>
        </draw:polygon>
        <draw:polygon draw:style-name="gr13" draw:text-style-name="P9" draw:layer="layout" svg:width="0.371cm" svg:height="0.322cm" svg:x="37.847cm" svg:y="33.551cm" svg:viewBox="0 0 372 323" draw:points="186,0 372,323 0,323">
          <text:p/>
        </draw:polygon>
        <draw:polygon draw:style-name="gr13" draw:text-style-name="P9" draw:layer="layout" svg:width="0.372cm" svg:height="0.322cm" svg:x="38.554cm" svg:y="32.496cm" svg:viewBox="0 0 373 323" draw:points="186,0 373,323 0,323">
          <text:p/>
        </draw:polygon>
        <draw:polygon draw:style-name="gr13" draw:text-style-name="P9" draw:layer="layout" svg:width="0.371cm" svg:height="0.321cm" svg:x="36.878cm" svg:y="31.542cm" svg:viewBox="0 0 372 322" draw:points="187,0 372,322 0,322">
          <text:p/>
        </draw:polygon>
        <draw:polygon draw:style-name="gr13" draw:text-style-name="P9" draw:layer="layout" svg:width="0.372cm" svg:height="0.321cm" svg:x="38.822cm" svg:y="32.753cm" svg:viewBox="0 0 373 322" draw:points="186,0 373,322 0,322">
          <text:p/>
        </draw:polygon>
        <draw:polygon draw:style-name="gr13" draw:text-style-name="P9" draw:layer="layout" svg:width="0.372cm" svg:height="0.321cm" svg:x="37.504cm" svg:y="33.346cm" svg:viewBox="0 0 373 322" draw:points="187,0 373,322 0,322">
          <text:p/>
        </draw:polygon>
        <draw:polygon draw:style-name="gr13" draw:text-style-name="P9" draw:layer="layout" svg:width="0.372cm" svg:height="0.322cm" svg:x="44.878cm" svg:y="31.746cm" svg:viewBox="0 0 373 323" draw:points="186,0 373,323 0,323">
          <text:p/>
        </draw:polygon>
        <draw:polygon draw:style-name="gr13" draw:text-style-name="P9" draw:layer="layout" svg:width="0.371cm" svg:height="0.322cm" svg:x="43.667cm" svg:y="30.299cm" svg:viewBox="0 0 372 323" draw:points="186,0 372,323 0,323">
          <text:p/>
        </draw:polygon>
        <draw:polygon draw:style-name="gr13" draw:text-style-name="P9" draw:layer="layout" svg:width="0.371cm" svg:height="0.322cm" svg:x="31.347cm" svg:y="35.375cm" svg:viewBox="0 0 372 323" draw:points="187,0 372,323 0,323">
          <text:p/>
        </draw:polygon>
        <draw:polygon draw:style-name="gr13" draw:text-style-name="P9" draw:layer="layout" svg:width="0.371cm" svg:height="0.322cm" svg:x="43.986cm" svg:y="31.756cm" svg:viewBox="0 0 372 323" draw:points="185,0 372,323 0,323">
          <text:p/>
        </draw:polygon>
        <draw:polygon draw:style-name="gr13" draw:text-style-name="P9" draw:layer="layout" svg:width="0.372cm" svg:height="0.321cm" svg:x="32.719cm" svg:y="32.721cm" svg:viewBox="0 0 373 322" draw:points="187,0 373,322 0,322">
          <text:p/>
        </draw:polygon>
        <draw:polygon draw:style-name="gr13" draw:text-style-name="P9" draw:layer="layout" svg:width="0.371cm" svg:height="0.322cm" svg:x="32.651cm" svg:y="35.367cm" svg:viewBox="0 0 372 323" draw:points="186,0 372,323 0,323">
          <text:p/>
        </draw:polygon>
        <draw:polygon draw:style-name="gr13" draw:text-style-name="P9" draw:layer="layout" svg:width="0.372cm" svg:height="0.322cm" svg:x="31.485cm" svg:y="32.094cm" svg:viewBox="0 0 373 323" draw:points="186,0 373,323 0,323">
          <text:p/>
        </draw:polygon>
        <draw:polygon draw:style-name="gr13" draw:text-style-name="P9" draw:layer="layout" svg:width="0.371cm" svg:height="0.322cm" svg:x="32.437cm" svg:y="36.448cm" svg:viewBox="0 0 372 323" draw:points="187,0 372,323 0,323">
          <text:p/>
        </draw:polygon>
        <draw:polygon draw:style-name="gr13" draw:text-style-name="P9" draw:layer="layout" svg:width="0.372cm" svg:height="0.322cm" svg:x="32.887cm" svg:y="31.104cm" svg:viewBox="0 0 373 323" draw:points="186,0 373,323 0,323">
          <text:p/>
        </draw:polygon>
        <draw:polygon draw:style-name="gr13" draw:text-style-name="P9" draw:layer="layout" svg:width="0.372cm" svg:height="0.321cm" svg:x="37.739cm" svg:y="36.424cm" svg:viewBox="0 0 373 322" draw:points="186,0 373,322 0,322">
          <text:p/>
        </draw:polygon>
        <draw:polygon draw:style-name="gr13" draw:text-style-name="P9" draw:layer="layout" svg:width="0.371cm" svg:height="0.322cm" svg:x="32.278cm" svg:y="36.181cm" svg:viewBox="0 0 372 323" draw:points="185,0 372,323 0,323">
          <text:p/>
        </draw:polygon>
        <draw:polygon draw:style-name="gr13" draw:text-style-name="P9" draw:layer="layout" svg:width="0.372cm" svg:height="0.322cm" svg:x="43.798cm" svg:y="33.804cm" svg:viewBox="0 0 373 323" draw:points="186,0 373,323 0,323">
          <text:p/>
        </draw:polygon>
        <draw:polygon draw:style-name="gr13" draw:text-style-name="P9" draw:layer="layout" svg:width="0.371cm" svg:height="0.322cm" svg:x="43.615cm" svg:y="33.993cm" svg:viewBox="0 0 372 323" draw:points="185,0 372,323 0,323">
          <text:p/>
        </draw:polygon>
        <draw:polygon draw:style-name="gr13" draw:text-style-name="P9" draw:layer="layout" svg:width="0.371cm" svg:height="0.322cm" svg:x="38.532cm" svg:y="34.417cm" svg:viewBox="0 0 372 323" draw:points="185,0 372,323 0,323">
          <text:p/>
        </draw:polygon>
        <draw:polygon draw:style-name="gr13" draw:text-style-name="P9" draw:layer="layout" svg:width="0.372cm" svg:height="0.322cm" svg:x="37.169cm" svg:y="31.842cm" svg:viewBox="0 0 373 323" draw:points="187,0 373,323 0,323">
          <text:p/>
        </draw:polygon>
        <draw:polygon draw:style-name="gr13" draw:text-style-name="P9" draw:layer="layout" svg:width="0.371cm" svg:height="0.322cm" svg:x="38.419cm" svg:y="31.436cm" svg:viewBox="0 0 372 323" draw:points="186,0 372,323 0,323">
          <text:p/>
        </draw:polygon>
        <draw:polygon draw:style-name="gr13" draw:text-style-name="P9" draw:layer="layout" svg:width="0.371cm" svg:height="0.322cm" svg:x="30.826cm" svg:y="35.921cm" svg:viewBox="0 0 372 323" draw:points="186,0 372,323 0,323">
          <text:p/>
        </draw:polygon>
        <draw:polygon draw:style-name="gr13" draw:text-style-name="P9" draw:layer="layout" svg:width="0.372cm" svg:height="0.322cm" svg:x="37.274cm" svg:y="31.731cm" svg:viewBox="0 0 373 323" draw:points="187,0 373,323 0,323">
          <text:p/>
        </draw:polygon>
        <draw:polygon draw:style-name="gr13" draw:text-style-name="P9" draw:layer="layout" svg:width="0.371cm" svg:height="0.322cm" svg:x="30.879cm" svg:y="32.26cm" svg:viewBox="0 0 372 323" draw:points="187,0 372,323 0,323">
          <text:p/>
        </draw:polygon>
        <draw:polygon draw:style-name="gr13" draw:text-style-name="P9" draw:layer="layout" svg:width="0.372cm" svg:height="0.322cm" svg:x="31.115cm" svg:y="33.441cm" svg:viewBox="0 0 373 323" draw:points="186,0 373,323 0,323">
          <text:p/>
        </draw:polygon>
        <draw:polygon draw:style-name="gr13" draw:text-style-name="P9" draw:layer="layout" svg:width="0.372cm" svg:height="0.321cm" svg:x="30.671cm" svg:y="32.99cm" svg:viewBox="0 0 373 322" draw:points="186,0 373,322 0,322">
          <text:p/>
        </draw:polygon>
        <draw:polygon draw:style-name="gr13" draw:text-style-name="P9" draw:layer="layout" svg:width="0.371cm" svg:height="0.322cm" svg:x="44.394cm" svg:y="31.439cm" svg:viewBox="0 0 372 323" draw:points="185,0 372,323 0,323">
          <text:p/>
        </draw:polygon>
        <draw:polygon draw:style-name="gr13" draw:text-style-name="P9" draw:layer="layout" svg:width="0.372cm" svg:height="0.322cm" svg:x="32.68cm" svg:y="34.545cm" svg:viewBox="0 0 373 323" draw:points="187,0 373,323 0,323">
          <text:p/>
        </draw:polygon>
        <draw:polygon draw:style-name="gr13" draw:text-style-name="P9" draw:layer="layout" svg:width="0.372cm" svg:height="0.322cm" svg:x="38.585cm" svg:y="32.634cm" svg:viewBox="0 0 373 323" draw:points="186,0 373,323 0,323">
          <text:p/>
        </draw:polygon>
        <draw:polygon draw:style-name="gr13" draw:text-style-name="P9" draw:layer="layout" svg:width="0.371cm" svg:height="0.322cm" svg:x="44.775cm" svg:y="28.375cm" svg:viewBox="0 0 372 323" draw:points="185,0 372,323 0,323">
          <text:p/>
        </draw:polygon>
        <draw:polygon draw:style-name="gr13" draw:text-style-name="P9" draw:layer="layout" svg:width="0.371cm" svg:height="0.322cm" svg:x="31.646cm" svg:y="47.994cm" svg:viewBox="0 0 372 323" draw:points="186,0 372,323 0,323">
          <text:p/>
        </draw:polygon>
        <draw:polygon draw:style-name="gr13" draw:text-style-name="P9" draw:layer="layout" svg:width="0.371cm" svg:height="0.321cm" svg:x="37.679cm" svg:y="34.266cm" svg:viewBox="0 0 372 322" draw:points="185,0 372,322 0,322">
          <text:p/>
        </draw:polygon>
        <draw:polygon draw:style-name="gr13" draw:text-style-name="P9" draw:layer="layout" svg:width="0.371cm" svg:height="0.322cm" svg:x="44.808cm" svg:y="30.512cm" svg:viewBox="0 0 372 323" draw:points="186,0 372,323 0,323">
          <text:p/>
        </draw:polygon>
        <draw:polygon draw:style-name="gr13" draw:text-style-name="P9" draw:layer="layout" svg:width="0.371cm" svg:height="0.322cm" svg:x="44.302cm" svg:y="32.121cm" svg:viewBox="0 0 372 323" draw:points="187,0 372,323 0,323">
          <text:p/>
        </draw:polygon>
        <draw:polygon draw:style-name="gr13" draw:text-style-name="P9" draw:layer="layout" svg:width="0.371cm" svg:height="0.321cm" svg:x="32.136cm" svg:y="42.095cm" svg:viewBox="0 0 372 322" draw:points="186,0 372,322 0,322">
          <text:p/>
        </draw:polygon>
        <draw:polygon draw:style-name="gr13" draw:text-style-name="P9" draw:layer="layout" svg:width="0.371cm" svg:height="0.322cm" svg:x="31.395cm" svg:y="39.649cm" svg:viewBox="0 0 372 323" draw:points="185,0 372,323 0,323">
          <text:p/>
        </draw:polygon>
        <draw:polygon draw:style-name="gr13" draw:text-style-name="P9" draw:layer="layout" svg:width="0.371cm" svg:height="0.322cm" svg:x="31.191cm" svg:y="38.598cm" svg:viewBox="0 0 372 323" draw:points="187,0 372,323 0,323">
          <text:p/>
        </draw:polygon>
        <draw:polygon draw:style-name="gr13" draw:text-style-name="P9" draw:layer="layout" svg:width="0.371cm" svg:height="0.321cm" svg:x="32.967cm" svg:y="31.6cm" svg:viewBox="0 0 372 322" draw:points="185,0 372,322 0,322">
          <text:p/>
        </draw:polygon>
        <draw:polygon draw:style-name="gr13" draw:text-style-name="P9" draw:layer="layout" svg:width="0.372cm" svg:height="0.322cm" svg:x="44.372cm" svg:y="32.87cm" svg:viewBox="0 0 373 323" draw:points="186,0 373,323 0,323">
          <text:p/>
        </draw:polygon>
        <draw:polygon draw:style-name="gr13" draw:text-style-name="P9" draw:layer="layout" svg:width="0.371cm" svg:height="0.322cm" svg:x="31.051cm" svg:y="32.697cm" svg:viewBox="0 0 372 323" draw:points="185,0 372,323 0,323">
          <text:p/>
        </draw:polygon>
        <draw:polygon draw:style-name="gr13" draw:text-style-name="P9" draw:layer="layout" svg:width="0.371cm" svg:height="0.322cm" svg:x="36.989cm" svg:y="32.151cm" svg:viewBox="0 0 372 323" draw:points="185,0 372,323 0,323">
          <text:p/>
        </draw:polygon>
        <draw:polygon draw:style-name="gr13" draw:text-style-name="P9" draw:layer="layout" svg:width="0.371cm" svg:height="0.322cm" svg:x="37.846cm" svg:y="34.407cm" svg:viewBox="0 0 372 323" draw:points="186,0 372,323 0,323">
          <text:p/>
        </draw:polygon>
        <draw:path draw:style-name="gr14" draw:text-style-name="P10" draw:layer="layout" svg:width="0.275cm" svg:height="0.276cm" svg:x="32.846cm" svg:y="32.515cm" svg:viewBox="0 0 276 277" svg:d="M0 139c0-77 62-139 137-139 76 0 139 62 139 139 0 76-63 138-139 138-75 0-137-62-137-138z">
          <text:p/>
        </draw:path>
        <draw:path draw:style-name="gr14" draw:text-style-name="P10" draw:layer="layout" svg:width="0.276cm" svg:height="0.276cm" svg:x="44.334cm" svg:y="32.578cm" svg:viewBox="0 0 277 277" svg:d="M0 139c0-77 64-139 139-139 76 0 138 62 138 139 0 75-62 138-138 138-75 0-139-63-139-138z">
          <text:p/>
        </draw:path>
        <draw:path draw:style-name="gr14" draw:text-style-name="P10" draw:layer="layout" svg:width="0.275cm" svg:height="0.276cm" svg:x="32.974cm" svg:y="30.01cm" svg:viewBox="0 0 276 277" svg:d="M0 138c0-76 62-138 139-138 75 0 137 62 137 138 0 77-62 139-137 139-77 0-139-62-139-139z">
          <text:p/>
        </draw:path>
        <draw:path draw:style-name="gr14" draw:text-style-name="P10" draw:layer="layout" svg:width="0.276cm" svg:height="0.276cm" svg:x="32.373cm" svg:y="32.925cm" svg:viewBox="0 0 277 277" svg:d="M0 139c0-76 62-139 138-139 77 0 139 63 139 139s-62 138-139 138c-76 0-138-62-138-138z">
          <text:p/>
        </draw:path>
        <draw:path draw:style-name="gr14" draw:text-style-name="P10" draw:layer="layout" svg:width="0.276cm" svg:height="0.275cm" svg:x="31.451cm" svg:y="28.458cm" svg:viewBox="0 0 277 276" svg:d="M0 138c0-76 62-138 138-138s139 62 139 138-63 138-139 138-138-62-138-138z">
          <text:p/>
        </draw:path>
        <draw:path draw:style-name="gr14" draw:text-style-name="P10" draw:layer="layout" svg:width="0.276cm" svg:height="0.276cm" svg:x="37.779cm" svg:y="30.671cm" svg:viewBox="0 0 277 277" svg:d="M0 139c0-76 62-139 138-139s139 63 139 139-63 138-139 138-138-62-138-138z">
          <text:p/>
        </draw:path>
        <draw:path draw:style-name="gr14" draw:text-style-name="P10" draw:layer="layout" svg:width="0.276cm" svg:height="0.276cm" svg:x="37.083cm" svg:y="31.911cm" svg:viewBox="0 0 277 277" svg:d="M0 138c0-76 62-138 139-138 76 0 138 62 138 138 0 77-62 139-138 139-77 0-139-62-139-139z">
          <text:p/>
        </draw:path>
        <draw:path draw:style-name="gr14" draw:text-style-name="P10" draw:layer="layout" svg:width="0.276cm" svg:height="0.276cm" svg:x="36.751cm" svg:y="32.223cm" svg:viewBox="0 0 277 277" svg:d="M0 138c0-76 62-138 138-138 77 0 139 62 139 138 0 77-62 139-139 139-76 0-138-62-138-139z">
          <text:p/>
        </draw:path>
        <draw:path draw:style-name="gr14" draw:text-style-name="P10" draw:layer="layout" svg:width="0.276cm" svg:height="0.276cm" svg:x="38.477cm" svg:y="29.044cm" svg:viewBox="0 0 277 277" svg:d="M0 139c0-76 62-139 139-139 76 0 138 63 138 139s-62 138-138 138c-77 0-139-62-139-138z">
          <text:p/>
        </draw:path>
        <draw:path draw:style-name="gr14" draw:text-style-name="P10" draw:layer="layout" svg:width="0.276cm" svg:height="0.276cm" svg:x="30.828cm" svg:y="35.112cm" svg:viewBox="0 0 277 277" svg:d="M0 139c0-76 63-139 139-139s138 63 138 139-62 138-138 138-139-62-139-138z">
          <text:p/>
        </draw:path>
        <draw:path draw:style-name="gr14" draw:text-style-name="P10" draw:layer="layout" svg:width="0.276cm" svg:height="0.276cm" svg:x="43.96cm" svg:y="29.278cm" svg:viewBox="0 0 277 277" svg:d="M0 139c0-77 62-139 139-139 76 0 138 62 138 139 0 76-62 138-138 138-77 0-139-62-139-138z">
          <text:p/>
        </draw:path>
        <draw:path draw:style-name="gr14" draw:text-style-name="P10" draw:layer="layout" svg:width="0.276cm" svg:height="0.276cm" svg:x="32.148cm" svg:y="27.549cm" svg:viewBox="0 0 277 277" svg:d="M0 138c0-76 62-138 139-138 76 0 138 62 138 138 0 77-62 139-138 139-77 0-139-62-139-139z">
          <text:p/>
        </draw:path>
        <draw:path draw:style-name="gr14" draw:text-style-name="P10" draw:layer="layout" svg:width="0.275cm" svg:height="0.276cm" svg:x="45.301cm" svg:y="34.694cm" svg:viewBox="0 0 276 277" svg:d="M0 138c0-76 61-138 138-138 76 0 138 62 138 138 0 77-62 139-138 139-77 0-138-62-138-139z">
          <text:p/>
        </draw:path>
        <draw:path draw:style-name="gr14" draw:text-style-name="P10" draw:layer="layout" svg:width="0.276cm" svg:height="0.276cm" svg:x="31.792cm" svg:y="30.212cm" svg:viewBox="0 0 277 277" svg:d="M0 138c0-76 63-138 138-138 77 0 139 62 139 138s-62 139-139 139c-75 0-138-63-138-139z">
          <text:p/>
        </draw:path>
        <draw:path draw:style-name="gr14" draw:text-style-name="P10" draw:layer="layout" svg:width="0.276cm" svg:height="0.276cm" svg:x="31.765cm" svg:y="33.27cm" svg:viewBox="0 0 277 277" svg:d="M0 138c0-75 62-138 138-138s139 63 139 138c0 77-63 139-139 139s-138-62-138-139z">
          <text:p/>
        </draw:path>
        <draw:path draw:style-name="gr14" draw:text-style-name="P10" draw:layer="layout" svg:width="0.276cm" svg:height="0.276cm" svg:x="31.001cm" svg:y="33.883cm" svg:viewBox="0 0 277 277" svg:d="M0 138c0-76 62-138 138-138 77 0 139 62 139 138 0 77-62 139-139 139-76 0-138-62-138-139z">
          <text:p/>
        </draw:path>
        <draw:path draw:style-name="gr14" draw:text-style-name="P10" draw:layer="layout" svg:width="0.276cm" svg:height="0.276cm" svg:x="38.574cm" svg:y="32.458cm" svg:viewBox="0 0 277 277" svg:d="M0 138c0-76 63-138 139-138s138 62 138 138c0 77-62 139-138 139s-139-62-139-139z">
          <text:p/>
        </draw:path>
        <draw:path draw:style-name="gr14" draw:text-style-name="P10" draw:layer="layout" svg:width="0.276cm" svg:height="0.276cm" svg:x="31.69cm" svg:y="34.037cm" svg:viewBox="0 0 277 277" svg:d="M0 138c0-76 63-138 139-138s138 62 138 138-62 139-138 139-139-63-139-139z">
          <text:p/>
        </draw:path>
        <draw:path draw:style-name="gr14" draw:text-style-name="P10" draw:layer="layout" svg:width="0.275cm" svg:height="0.276cm" svg:x="31.831cm" svg:y="29.133cm" svg:viewBox="0 0 276 277" svg:d="M0 138c0-75 62-138 138-138 77 0 138 63 138 138 0 76-61 139-138 139-76 0-138-63-138-139z">
          <text:p/>
        </draw:path>
        <draw:path draw:style-name="gr14" draw:text-style-name="P10" draw:layer="layout" svg:width="0.276cm" svg:height="0.276cm" svg:x="37.229cm" svg:y="33.75cm" svg:viewBox="0 0 277 277" svg:d="M0 139c0-76 62-139 138-139s139 63 139 139-63 138-139 138-138-62-138-138z">
          <text:p/>
        </draw:path>
        <draw:path draw:style-name="gr14" draw:text-style-name="P10" draw:layer="layout" svg:width="0.276cm" svg:height="0.276cm" svg:x="31.136cm" svg:y="36.099cm" svg:viewBox="0 0 277 277" svg:d="M0 139c0-76 63-139 139-139s138 63 138 139-62 138-138 138-139-62-139-138z">
          <text:p/>
        </draw:path>
        <draw:path draw:style-name="gr14" draw:text-style-name="P10" draw:layer="layout" svg:width="0.276cm" svg:height="0.276cm" svg:x="44.327cm" svg:y="31.201cm" svg:viewBox="0 0 277 277" svg:d="M0 139c0-77 63-139 139-139s138 62 138 139c0 76-62 138-138 138s-139-62-139-138z">
          <text:p/>
        </draw:path>
        <draw:path draw:style-name="gr14" draw:text-style-name="P10" draw:layer="layout" svg:width="0.276cm" svg:height="0.275cm" svg:x="44.276cm" svg:y="31.137cm" svg:viewBox="0 0 277 276" svg:d="M0 137c0-75 62-137 139-137 76 0 138 62 138 137 0 77-62 139-138 139-77 0-139-62-139-139z">
          <text:p/>
        </draw:path>
        <draw:path draw:style-name="gr14" draw:text-style-name="P10" draw:layer="layout" svg:width="0.276cm" svg:height="0.276cm" svg:x="43.052cm" svg:y="31.27cm" svg:viewBox="0 0 277 277" svg:d="M0 139c0-76 63-139 138-139 77 0 139 63 139 139s-62 138-139 138c-75 0-138-62-138-138z">
          <text:p/>
        </draw:path>
        <draw:path draw:style-name="gr14" draw:text-style-name="P10" draw:layer="layout" svg:width="0.276cm" svg:height="0.276cm" svg:x="42.95cm" svg:y="32.845cm" svg:viewBox="0 0 277 277" svg:d="M0 139c0-77 63-139 139-139s138 62 138 139c0 76-62 138-138 138s-139-62-139-138z">
          <text:p/>
        </draw:path>
        <draw:path draw:style-name="gr14" draw:text-style-name="P10" draw:layer="layout" svg:width="0.276cm" svg:height="0.276cm" svg:x="44.443cm" svg:y="32.645cm" svg:viewBox="0 0 277 277" svg:d="M0 139c0-76 62-139 138-139 77 0 139 63 139 139 0 75-62 138-139 138-76 0-138-63-138-138z">
          <text:p/>
        </draw:path>
        <draw:path draw:style-name="gr14" draw:text-style-name="P10" draw:layer="layout" svg:width="0.276cm" svg:height="0.276cm" svg:x="32.857cm" svg:y="29.452cm" svg:viewBox="0 0 277 277" svg:d="M0 138c0-76 62-138 138-138s139 62 139 138-63 139-139 139-138-63-138-139z">
          <text:p/>
        </draw:path>
        <draw:path draw:style-name="gr14" draw:text-style-name="P10" draw:layer="layout" svg:width="0.276cm" svg:height="0.275cm" svg:x="38.189cm" svg:y="28.9cm" svg:viewBox="0 0 277 276" svg:d="M0 138c0-76 62-138 139-138 75 0 138 62 138 138s-63 138-138 138c-77 0-139-62-139-138z">
          <text:p/>
        </draw:path>
        <draw:path draw:style-name="gr14" draw:text-style-name="P10" draw:layer="layout" svg:width="0.276cm" svg:height="0.276cm" svg:x="31.953cm" svg:y="34.101cm" svg:viewBox="0 0 277 277" svg:d="M0 138c0-76 63-138 139-138s138 62 138 138c0 77-62 139-138 139s-139-62-139-139z">
          <text:p/>
        </draw:path>
        <draw:path draw:style-name="gr14" draw:text-style-name="P10" draw:layer="layout" svg:width="0.275cm" svg:height="0.275cm" svg:x="38.012cm" svg:y="33.309cm" svg:viewBox="0 0 276 276" svg:d="M0 137c0-76 63-137 139-137 75 0 137 61 137 137 0 77-62 139-137 139-76 0-139-62-139-139z">
          <text:p/>
        </draw:path>
        <draw:path draw:style-name="gr14" draw:text-style-name="P10" draw:layer="layout" svg:width="0.276cm" svg:height="0.276cm" svg:x="45.284cm" svg:y="30.747cm" svg:viewBox="0 0 277 277" svg:d="M0 138c0-76 62-138 138-138 77 0 139 62 139 138s-62 139-139 139c-76 0-138-63-138-139z">
          <text:p/>
        </draw:path>
        <draw:path draw:style-name="gr14" draw:text-style-name="P10" draw:layer="layout" svg:width="0.276cm" svg:height="0.276cm" svg:x="31.822cm" svg:y="32.433cm" svg:viewBox="0 0 277 277" svg:d="M0 138c0-76 62-138 138-138 77 0 139 62 139 138s-62 139-139 139c-76 0-138-63-138-139z">
          <text:p/>
        </draw:path>
        <draw:path draw:style-name="gr14" draw:text-style-name="P10" draw:layer="layout" svg:width="0.276cm" svg:height="0.276cm" svg:x="32.252cm" svg:y="33.969cm" svg:viewBox="0 0 277 277" svg:d="M0 139c0-76 64-139 139-139 76 0 138 63 138 139s-62 138-138 138c-75 0-139-62-139-138z">
          <text:p/>
        </draw:path>
        <draw:path draw:style-name="gr14" draw:text-style-name="P10" draw:layer="layout" svg:width="0.276cm" svg:height="0.276cm" svg:x="32.053cm" svg:y="32.637cm" svg:viewBox="0 0 277 277" svg:d="M0 139c0-76 62-139 138-139 77 0 139 63 139 139s-62 138-139 138c-76 0-138-62-138-138z">
          <text:p/>
        </draw:path>
        <draw:path draw:style-name="gr14" draw:text-style-name="P10" draw:layer="layout" svg:width="0.275cm" svg:height="0.276cm" svg:x="31.162cm" svg:y="33.699cm" svg:viewBox="0 0 276 277" svg:d="M0 139c0-76 62-139 138-139s138 63 138 139-62 138-138 138-138-62-138-138z">
          <text:p/>
        </draw:path>
        <draw:path draw:style-name="gr14" draw:text-style-name="P10" draw:layer="layout" svg:width="0.276cm" svg:height="0.276cm" svg:x="43.497cm" svg:y="33.288cm" svg:viewBox="0 0 277 277" svg:d="M0 138c0-76 63-138 139-138s138 62 138 138c0 77-62 139-138 139s-139-62-139-139z">
          <text:p/>
        </draw:path>
        <draw:path draw:style-name="gr14" draw:text-style-name="P10" draw:layer="layout" svg:width="0.276cm" svg:height="0.276cm" svg:x="32.367cm" svg:y="34.303cm" svg:viewBox="0 0 277 277" svg:d="M0 138c0-76 62-138 138-138 77 0 139 62 139 138s-62 139-139 139c-76 0-138-63-138-139z">
          <text:p/>
        </draw:path>
        <draw:path draw:style-name="gr14" draw:text-style-name="P10" draw:layer="layout" svg:width="0.276cm" svg:height="0.276cm" svg:x="31.687cm" svg:y="30.121cm" svg:viewBox="0 0 277 277" svg:d="M0 139c0-76 63-139 139-139 75 0 138 63 138 139s-63 138-138 138c-76 0-139-62-139-138z">
          <text:p/>
        </draw:path>
        <draw:path draw:style-name="gr14" draw:text-style-name="P10" draw:layer="layout" svg:width="0.276cm" svg:height="0.276cm" svg:x="31.005cm" svg:y="29.155cm" svg:viewBox="0 0 277 277" svg:d="M0 138c0-76 62-138 138-138 77 0 139 62 139 138s-62 139-139 139c-76 0-138-63-138-139z">
          <text:p/>
        </draw:path>
        <draw:path draw:style-name="gr14" draw:text-style-name="P10" draw:layer="layout" svg:width="0.276cm" svg:height="0.276cm" svg:x="44.698cm" svg:y="34.379cm" svg:viewBox="0 0 277 277" svg:d="M0 138c0-76 62-138 138-138s139 62 139 138c0 77-63 139-139 139s-138-62-138-139z">
          <text:p/>
        </draw:path>
        <draw:path draw:style-name="gr14" draw:text-style-name="P10" draw:layer="layout" svg:width="0.275cm" svg:height="0.276cm" svg:x="30.833cm" svg:y="30.928cm" svg:viewBox="0 0 276 277" svg:d="M0 139c0-77 63-139 138-139 76 0 138 62 138 139 0 75-62 138-138 138-75 0-138-63-138-138z">
          <text:p/>
        </draw:path>
        <draw:path draw:style-name="gr14" draw:text-style-name="P10" draw:layer="layout" svg:width="0.276cm" svg:height="0.276cm" svg:x="38.843cm" svg:y="32.797cm" svg:viewBox="0 0 277 277" svg:d="M0 139c0-76 64-139 139-139 76 0 138 63 138 139s-62 138-138 138c-75 0-139-62-139-138z">
          <text:p/>
        </draw:path>
        <draw:path draw:style-name="gr14" draw:text-style-name="P10" draw:layer="layout" svg:width="0.275cm" svg:height="0.276cm" svg:x="44.374cm" svg:y="30.244cm" svg:viewBox="0 0 276 277" svg:d="M0 138c0-76 62-138 138-138 75 0 138 62 138 138 0 77-63 139-138 139-76 0-138-62-138-139z">
          <text:p/>
        </draw:path>
        <draw:path draw:style-name="gr14" draw:text-style-name="P10" draw:layer="layout" svg:width="0.276cm" svg:height="0.276cm" svg:x="44.232cm" svg:y="29.896cm" svg:viewBox="0 0 277 277" svg:d="M0 139c0-76 62-139 139-139 76 0 138 63 138 139s-62 138-138 138c-77 0-139-62-139-138z">
          <text:p/>
        </draw:path>
        <draw:path draw:style-name="gr14" draw:text-style-name="P10" draw:layer="layout" svg:width="0.275cm" svg:height="0.276cm" svg:x="31.383cm" svg:y="33.608cm" svg:viewBox="0 0 276 277" svg:d="M0 138c0-76 63-138 138-138 76 0 138 62 138 138 0 77-62 139-138 139-75 0-138-62-138-139z">
          <text:p/>
        </draw:path>
        <draw:path draw:style-name="gr14" draw:text-style-name="P10" draw:layer="layout" svg:width="0.276cm" svg:height="0.276cm" svg:x="37.832cm" svg:y="31.091cm" svg:viewBox="0 0 277 277" svg:d="M0 138c0-76 62-138 138-138 77 0 139 62 139 138 0 77-62 139-139 139-76 0-138-62-138-139z">
          <text:p/>
        </draw:path>
        <draw:path draw:style-name="gr14" draw:text-style-name="P10" draw:layer="layout" svg:width="0.276cm" svg:height="0.276cm" svg:x="31.804cm" svg:y="34.707cm" svg:viewBox="0 0 277 277" svg:d="M0 138c0-76 63-138 138-138 77 0 139 62 139 138 0 77-62 139-139 139-75 0-138-62-138-139z">
          <text:p/>
        </draw:path>
        <draw:path draw:style-name="gr14" draw:text-style-name="P10" draw:layer="layout" svg:width="0.276cm" svg:height="0.276cm" svg:x="31.019cm" svg:y="32.351cm" svg:viewBox="0 0 277 277" svg:d="M0 139c0-76 62-139 138-139 77 0 139 63 139 139s-62 138-139 138c-76 0-138-62-138-138z">
          <text:p/>
        </draw:path>
        <draw:path draw:style-name="gr14" draw:text-style-name="P10" draw:layer="layout" svg:width="0.276cm" svg:height="0.276cm" svg:x="31.876cm" svg:y="29.792cm" svg:viewBox="0 0 277 277" svg:d="M0 139c0-76 62-139 139-139 76 0 138 63 138 139s-62 138-138 138c-77 0-139-62-139-138z">
          <text:p/>
        </draw:path>
        <draw:path draw:style-name="gr14" draw:text-style-name="P10" draw:layer="layout" svg:width="0.275cm" svg:height="0.275cm" svg:x="36.904cm" svg:y="34.142cm" svg:viewBox="0 0 276 276" svg:d="M0 137c0-75 63-137 138-137 76 0 138 62 138 137 0 77-62 139-138 139-75 0-138-62-138-139z">
          <text:p/>
        </draw:path>
        <draw:path draw:style-name="gr14" draw:text-style-name="P10" draw:layer="layout" svg:width="0.276cm" svg:height="0.276cm" svg:x="31.257cm" svg:y="44.742cm" svg:viewBox="0 0 277 277" svg:d="M0 139c0-76 62-139 138-139 77 0 139 63 139 139s-62 138-139 138c-76 0-138-62-138-138z">
          <text:p/>
        </draw:path>
        <draw:path draw:style-name="gr14" draw:text-style-name="P10" draw:layer="layout" svg:width="0.276cm" svg:height="0.276cm" svg:x="31.097cm" svg:y="30.257cm" svg:viewBox="0 0 277 277" svg:d="M0 138c0-76 62-138 139-138 76 0 138 62 138 138s-62 139-138 139c-77 0-139-63-139-139z">
          <text:p/>
        </draw:path>
        <draw:path draw:style-name="gr14" draw:text-style-name="P10" draw:layer="layout" svg:width="0.276cm" svg:height="0.276cm" svg:x="43.563cm" svg:y="33.717cm" svg:viewBox="0 0 277 277" svg:d="M0 139c0-76 62-139 138-139s139 63 139 139-63 138-139 138-138-62-138-138z">
          <text:p/>
        </draw:path>
        <draw:path draw:style-name="gr14" draw:text-style-name="P10" draw:layer="layout" svg:width="0.275cm" svg:height="0.276cm" svg:x="45.063cm" svg:y="34.349cm" svg:viewBox="0 0 276 277" svg:d="M0 138c0-76 62-138 139-138 76 0 137 62 137 138s-61 139-137 139c-77 0-139-63-139-139z">
          <text:p/>
        </draw:path>
        <draw:path draw:style-name="gr14" draw:text-style-name="P10" draw:layer="layout" svg:width="0.276cm" svg:height="0.276cm" svg:x="37.815cm" svg:y="32.495cm" svg:viewBox="0 0 277 277" svg:d="M0 138c0-75 63-138 138-138 76 0 139 63 139 138 0 77-63 139-139 139-75 0-138-62-138-139z">
          <text:p/>
        </draw:path>
        <draw:path draw:style-name="gr14" draw:text-style-name="P10" draw:layer="layout" svg:width="0.276cm" svg:height="0.275cm" svg:x="38.636cm" svg:y="30.083cm" svg:viewBox="0 0 277 276" svg:d="M0 139c0-77 62-139 138-139 75 0 139 62 139 139 0 76-64 137-139 137-76 0-138-61-138-137z">
          <text:p/>
        </draw:path>
        <draw:path draw:style-name="gr14" draw:text-style-name="P10" draw:layer="layout" svg:width="0.275cm" svg:height="0.275cm" svg:x="32.739cm" svg:y="34.796cm" svg:viewBox="0 0 276 276" svg:d="M0 138c0-75 62-138 139-138 75 0 137 63 137 138 0 76-62 138-137 138-77 0-139-62-139-138z">
          <text:p/>
        </draw:path>
        <draw:path draw:style-name="gr14" draw:text-style-name="P10" draw:layer="layout" svg:width="0.276cm" svg:height="0.276cm" svg:x="37.734cm" svg:y="33.678cm" svg:viewBox="0 0 277 277" svg:d="M0 139c0-77 63-139 139-139s138 62 138 139c0 76-62 138-138 138s-139-62-139-138z">
          <text:p/>
        </draw:path>
        <draw:path draw:style-name="gr14" draw:text-style-name="P10" draw:layer="layout" svg:width="0.276cm" svg:height="0.276cm" svg:x="30.731cm" svg:y="37.864cm" svg:viewBox="0 0 277 277" svg:d="M0 139c0-76 62-139 138-139 77 0 139 63 139 139s-62 138-139 138c-76 0-138-62-138-138z">
          <text:p/>
        </draw:path>
        <draw:path draw:style-name="gr14" draw:text-style-name="P10" draw:layer="layout" svg:width="0.276cm" svg:height="0.276cm" svg:x="31.399cm" svg:y="35.051cm" svg:viewBox="0 0 277 277" svg:d="M0 139c0-77 63-139 139-139s138 62 138 139c0 76-62 138-138 138s-139-62-139-138z">
          <text:p/>
        </draw:path>
        <draw:path draw:style-name="gr14" draw:text-style-name="P10" draw:layer="layout" svg:width="0.276cm" svg:height="0.276cm" svg:x="32.353cm" svg:y="31.646cm" svg:viewBox="0 0 277 277" svg:d="M0 138c0-76 62-138 138-138 77 0 139 62 139 138 0 77-62 139-139 139-76 0-138-62-138-139z">
          <text:p/>
        </draw:path>
        <draw:path draw:style-name="gr14" draw:text-style-name="P10" draw:layer="layout" svg:width="0.276cm" svg:height="0.276cm" svg:x="31.404cm" svg:y="35.035cm" svg:viewBox="0 0 277 277" svg:d="M0 139c0-77 63-139 139-139s138 62 138 139c0 76-62 138-138 138s-139-62-139-138z">
          <text:p/>
        </draw:path>
        <draw:path draw:style-name="gr14" draw:text-style-name="P10" draw:layer="layout" svg:width="0.276cm" svg:height="0.276cm" svg:x="32.124cm" svg:y="32.14cm" svg:viewBox="0 0 277 277" svg:d="M0 138c0-76 62-138 138-138 77 0 139 62 139 138s-62 139-139 139c-76 0-138-63-138-139z">
          <text:p/>
        </draw:path>
        <draw:path draw:style-name="gr14" draw:text-style-name="P10" draw:layer="layout" svg:width="0.275cm" svg:height="0.276cm" svg:x="32.641cm" svg:y="28.854cm" svg:viewBox="0 0 276 277" svg:d="M0 138c0-75 62-138 137-138 77 0 139 63 139 138 0 76-62 139-139 139-75 0-137-63-137-139z">
          <text:p/>
        </draw:path>
        <draw:path draw:style-name="gr14" draw:text-style-name="P10" draw:layer="layout" svg:width="0.276cm" svg:height="0.276cm" svg:x="44.967cm" svg:y="33.394cm" svg:viewBox="0 0 277 277" svg:d="M0 139c0-77 62-139 138-139s139 62 139 139c0 76-63 138-139 138s-138-62-138-138z">
          <text:p/>
        </draw:path>
        <draw:path draw:style-name="gr14" draw:text-style-name="P10" draw:layer="layout" svg:width="0.276cm" svg:height="0.276cm" svg:x="31.536cm" svg:y="37.625cm" svg:viewBox="0 0 277 277" svg:d="M0 138c0-76 62-138 138-138 77 0 139 62 139 138s-62 139-139 139c-76 0-138-63-138-139z">
          <text:p/>
        </draw:path>
        <draw:path draw:style-name="gr14" draw:text-style-name="P10" draw:layer="layout" svg:width="0.276cm" svg:height="0.276cm" svg:x="37.654cm" svg:y="31.301cm" svg:viewBox="0 0 277 277" svg:d="M0 138c0-76 62-138 139-138 76 0 138 62 138 138s-62 139-138 139c-77 0-139-63-139-139z">
          <text:p/>
        </draw:path>
        <draw:path draw:style-name="gr14" draw:text-style-name="P10" draw:layer="layout" svg:width="0.276cm" svg:height="0.276cm" svg:x="38.919cm" svg:y="30.779cm" svg:viewBox="0 0 277 277" svg:d="M0 138c0-76 62-138 138-138s139 62 139 138-63 139-139 139-138-63-138-139z">
          <text:p/>
        </draw:path>
        <draw:path draw:style-name="gr14" draw:text-style-name="P10" draw:layer="layout" svg:width="0.276cm" svg:height="0.276cm" svg:x="38.302cm" svg:y="32.304cm" svg:viewBox="0 0 277 277" svg:d="M0 139c0-77 63-139 139-139s138 62 138 139c0 76-62 138-138 138s-139-62-139-138z">
          <text:p/>
        </draw:path>
        <draw:path draw:style-name="gr14" draw:text-style-name="P10" draw:layer="layout" svg:width="0.276cm" svg:height="0.276cm" svg:x="38.54cm" svg:y="32.676cm" svg:viewBox="0 0 277 277" svg:d="M0 138c0-75 63-138 139-138s138 63 138 138c0 76-62 139-138 139s-139-63-139-139z">
          <text:p/>
        </draw:path>
        <draw:path draw:style-name="gr14" draw:text-style-name="P10" draw:layer="layout" svg:width="0.276cm" svg:height="0.275cm" svg:x="38.206cm" svg:y="37.046cm" svg:viewBox="0 0 277 276" svg:d="M0 139c0-76 62-139 139-139 76 0 138 63 138 139 0 75-62 137-138 137-77 0-139-62-139-137z">
          <text:p/>
        </draw:path>
        <draw:path draw:style-name="gr14" draw:text-style-name="P10" draw:layer="layout" svg:width="0.276cm" svg:height="0.276cm" svg:x="45.082cm" svg:y="31.918cm" svg:viewBox="0 0 277 277" svg:d="M0 138c0-76 62-138 139-138 76 0 138 62 138 138 0 77-62 139-138 139-77 0-139-62-139-139z">
          <text:p/>
        </draw:path>
        <draw:path draw:style-name="gr14" draw:text-style-name="P10" draw:layer="layout" svg:width="0.276cm" svg:height="0.276cm" svg:x="43.585cm" svg:y="29.516cm" svg:viewBox="0 0 277 277" svg:d="M0 139c0-77 62-139 138-139s139 62 139 139c0 76-63 138-139 138s-138-62-138-138z">
          <text:p/>
        </draw:path>
        <draw:path draw:style-name="gr14" draw:text-style-name="P10" draw:layer="layout" svg:width="0.275cm" svg:height="0.276cm" svg:x="31.045cm" svg:y="37.105cm" svg:viewBox="0 0 276 277" svg:d="M0 138c0-76 62-138 139-138 75 0 137 62 137 138s-62 139-137 139c-77 0-139-63-139-139z">
          <text:p/>
        </draw:path>
        <draw:path draw:style-name="gr14" draw:text-style-name="P10" draw:layer="layout" svg:width="0.276cm" svg:height="0.276cm" svg:x="45.041cm" svg:y="34.094cm" svg:viewBox="0 0 277 277" svg:d="M0 138c0-76 62-138 138-138 77 0 139 62 139 138 0 77-62 139-139 139-76 0-138-62-138-139z">
          <text:p/>
        </draw:path>
        <draw:path draw:style-name="gr14" draw:text-style-name="P10" draw:layer="layout" svg:width="0.275cm" svg:height="0.276cm" svg:x="31.812cm" svg:y="32.098cm" svg:viewBox="0 0 276 277" svg:d="M0 139c0-76 62-139 137-139 77 0 139 63 139 139s-62 138-139 138c-75 0-137-62-137-138z">
          <text:p/>
        </draw:path>
        <draw:path draw:style-name="gr14" draw:text-style-name="P10" draw:layer="layout" svg:width="0.276cm" svg:height="0.276cm" svg:x="32.73cm" svg:y="34.218cm" svg:viewBox="0 0 277 277" svg:d="M0 139c0-77 62-139 139-139 76 0 138 62 138 139 0 75-62 138-138 138-77 0-139-63-139-138z">
          <text:p/>
        </draw:path>
        <draw:path draw:style-name="gr14" draw:text-style-name="P10" draw:layer="layout" svg:width="0.276cm" svg:height="0.276cm" svg:x="31.039cm" svg:y="35.668cm" svg:viewBox="0 0 277 277" svg:d="M0 139c0-76 62-139 139-139 76 0 138 63 138 139s-62 138-138 138c-77 0-139-62-139-138z">
          <text:p/>
        </draw:path>
        <draw:path draw:style-name="gr14" draw:text-style-name="P10" draw:layer="layout" svg:width="0.276cm" svg:height="0.276cm" svg:x="32.438cm" svg:y="41.614cm" svg:viewBox="0 0 277 277" svg:d="M0 139c0-77 62-139 139-139 75 0 138 62 138 139 0 75-63 138-138 138-77 0-139-63-139-138z">
          <text:p/>
        </draw:path>
        <draw:path draw:style-name="gr14" draw:text-style-name="P10" draw:layer="layout" svg:width="0.276cm" svg:height="0.276cm" svg:x="32.355cm" svg:y="31.774cm" svg:viewBox="0 0 277 277" svg:d="M0 139c0-76 62-139 138-139 77 0 139 63 139 139 0 75-62 138-139 138-76 0-138-63-138-138z">
          <text:p/>
        </draw:path>
        <draw:path draw:style-name="gr14" draw:text-style-name="P10" draw:layer="layout" svg:width="0.276cm" svg:height="0.275cm" svg:x="39.038cm" svg:y="37.355cm" svg:viewBox="0 0 277 276" svg:d="M0 138c0-76 62-138 139-138 76 0 138 62 138 138 0 75-62 138-138 138-77 0-139-63-139-138z">
          <text:p/>
        </draw:path>
        <draw:path draw:style-name="gr14" draw:text-style-name="P10" draw:layer="layout" svg:width="0.275cm" svg:height="0.276cm" svg:x="31.921cm" svg:y="34.333cm" svg:viewBox="0 0 276 277" svg:d="M0 138c0-75 62-138 138-138s138 63 138 138c0 76-62 139-138 139s-138-63-138-139z">
          <text:p/>
        </draw:path>
        <draw:path draw:style-name="gr14" draw:text-style-name="P10" draw:layer="layout" svg:width="0.276cm" svg:height="0.276cm" svg:x="44.612cm" svg:y="35.145cm" svg:viewBox="0 0 277 277" svg:d="M0 138c0-76 63-138 139-138s138 62 138 138-62 139-138 139-139-63-139-139z">
          <text:p/>
        </draw:path>
        <draw:path draw:style-name="gr14" draw:text-style-name="P10" draw:layer="layout" svg:width="0.276cm" svg:height="0.276cm" svg:x="43.819cm" svg:y="34.363cm" svg:viewBox="0 0 277 277" svg:d="M0 138c0-76 62-138 138-138 75 0 139 62 139 138 0 77-64 139-139 139-76 0-138-62-138-139z">
          <text:p/>
        </draw:path>
        <draw:path draw:style-name="gr14" draw:text-style-name="P10" draw:layer="layout" svg:width="0.276cm" svg:height="0.276cm" svg:x="36.967cm" svg:y="38.382cm" svg:viewBox="0 0 277 277" svg:d="M0 139c0-76 62-139 138-139 75 0 139 63 139 139s-64 138-139 138c-76 0-138-62-138-138z">
          <text:p/>
        </draw:path>
        <draw:path draw:style-name="gr14" draw:text-style-name="P10" draw:layer="layout" svg:width="0.275cm" svg:height="0.276cm" svg:x="38.998cm" svg:y="33.71cm" svg:viewBox="0 0 276 277" svg:d="M0 139c0-76 62-139 138-139s138 63 138 139-62 138-138 138-138-62-138-138z">
          <text:p/>
        </draw:path>
        <draw:path draw:style-name="gr14" draw:text-style-name="P10" draw:layer="layout" svg:width="0.276cm" svg:height="0.276cm" svg:x="37.415cm" svg:y="32.001cm" svg:viewBox="0 0 277 277" svg:d="M0 139c0-77 62-139 139-139 75 0 138 62 138 139 0 76-63 138-138 138-77 0-139-62-139-138z">
          <text:p/>
        </draw:path>
        <draw:path draw:style-name="gr14" draw:text-style-name="P10" draw:layer="layout" svg:width="0.276cm" svg:height="0.276cm" svg:x="32.026cm" svg:y="35.615cm" svg:viewBox="0 0 277 277" svg:d="M0 139c0-76 62-139 138-139s139 63 139 139-63 138-139 138-138-62-138-138z">
          <text:p/>
        </draw:path>
        <draw:path draw:style-name="gr14" draw:text-style-name="P10" draw:layer="layout" svg:width="0.276cm" svg:height="0.275cm" svg:x="36.99cm" svg:y="37.741cm" svg:viewBox="0 0 277 276" svg:d="M0 138c0-76 62-138 138-138s139 62 139 138-63 138-139 138-138-62-138-138z">
          <text:p/>
        </draw:path>
        <draw:path draw:style-name="gr14" draw:text-style-name="P10" draw:layer="layout" svg:width="0.276cm" svg:height="0.276cm" svg:x="32.64cm" svg:y="34.351cm" svg:viewBox="0 0 277 277" svg:d="M0 138c0-76 62-138 138-138 77 0 139 62 139 138s-62 139-139 139c-76 0-138-63-138-139z">
          <text:p/>
        </draw:path>
        <draw:path draw:style-name="gr14" draw:text-style-name="P10" draw:layer="layout" svg:width="0.276cm" svg:height="0.276cm" svg:x="31.356cm" svg:y="35.41cm" svg:viewBox="0 0 277 277" svg:d="M0 138c0-76 62-138 139-138 76 0 138 62 138 138s-62 139-138 139c-77 0-139-63-139-139z">
          <text:p/>
        </draw:path>
        <draw:path draw:style-name="gr14" draw:text-style-name="P10" draw:layer="layout" svg:width="0.276cm" svg:height="0.276cm" svg:x="32.498cm" svg:y="34.634cm" svg:viewBox="0 0 277 277" svg:d="M0 138c0-76 63-138 139-138s138 62 138 138-62 139-138 139-139-63-139-139z">
          <text:p/>
        </draw:path>
        <draw:path draw:style-name="gr14" draw:text-style-name="P10" draw:layer="layout" svg:width="0.276cm" svg:height="0.276cm" svg:x="43.52cm" svg:y="35.746cm" svg:viewBox="0 0 277 277" svg:d="M0 138c0-76 63-138 139-138s138 62 138 138c0 77-62 139-138 139s-139-62-139-139z">
          <text:p/>
        </draw:path>
        <draw:path draw:style-name="gr14" draw:text-style-name="P10" draw:layer="layout" svg:width="0.276cm" svg:height="0.276cm" svg:x="31.112cm" svg:y="36.308cm" svg:viewBox="0 0 277 277" svg:d="M0 138c0-76 63-138 139-138s138 62 138 138c0 77-62 139-138 139s-139-62-139-139z">
          <text:p/>
        </draw:path>
        <draw:path draw:style-name="gr14" draw:text-style-name="P10" draw:layer="layout" svg:width="0.276cm" svg:height="0.276cm" svg:x="37.989cm" svg:y="33.705cm" svg:viewBox="0 0 277 277" svg:d="M0 139c0-76 63-139 139-139 75 0 138 63 138 139s-63 138-138 138c-76 0-139-62-139-138z">
          <text:p/>
        </draw:path>
        <draw:path draw:style-name="gr14" draw:text-style-name="P10" draw:layer="layout" svg:width="0.276cm" svg:height="0.276cm" svg:x="43.524cm" svg:y="32.434cm" svg:viewBox="0 0 277 277" svg:d="M0 138c0-76 63-138 139-138s138 62 138 138c0 75-62 139-138 139s-139-64-139-139z">
          <text:p/>
        </draw:path>
        <draw:path draw:style-name="gr14" draw:text-style-name="P10" draw:layer="layout" svg:width="0.275cm" svg:height="0.276cm" svg:x="31.02cm" svg:y="45.51cm" svg:viewBox="0 0 276 277" svg:d="M0 139c0-77 62-139 137-139 78 0 139 62 139 139 0 76-61 138-139 138-75 0-137-62-137-138z">
          <text:p/>
        </draw:path>
        <draw:path draw:style-name="gr14" draw:text-style-name="P10" draw:layer="layout" svg:width="0.276cm" svg:height="0.276cm" svg:x="37.993cm" svg:y="36.498cm" svg:viewBox="0 0 277 277" svg:d="M0 139c0-76 63-139 139-139s138 63 138 139c0 75-62 138-138 138s-139-63-139-138z">
          <text:p/>
        </draw:path>
        <draw:path draw:style-name="gr14" draw:text-style-name="P10" draw:layer="layout" svg:width="0.276cm" svg:height="0.276cm" svg:x="44.246cm" svg:y="32.529cm" svg:viewBox="0 0 277 277" svg:d="M0 139c0-77 62-139 139-139 76 0 138 62 138 139 0 76-62 138-138 138-77 0-139-62-139-138z">
          <text:p/>
        </draw:path>
        <draw:path draw:style-name="gr14" draw:text-style-name="P10" draw:layer="layout" svg:width="0.276cm" svg:height="0.276cm" svg:x="43.18cm" svg:y="39.487cm" svg:viewBox="0 0 277 277" svg:d="M0 139c0-75 62-139 139-139 76 0 138 64 138 139 0 76-62 138-138 138-77 0-139-62-139-138z">
          <text:p/>
        </draw:path>
        <draw:path draw:style-name="gr14" draw:text-style-name="P10" draw:layer="layout" svg:width="0.276cm" svg:height="0.276cm" svg:x="31.204cm" svg:y="40.909cm" svg:viewBox="0 0 277 277" svg:d="M0 138c0-76 62-138 138-138s139 62 139 138-63 139-139 139-138-63-138-139z">
          <text:p/>
        </draw:path>
        <draw:path draw:style-name="gr14" draw:text-style-name="P10" draw:layer="layout" svg:width="0.276cm" svg:height="0.275cm" svg:x="32.339cm" svg:y="35.485cm" svg:viewBox="0 0 277 276" svg:d="M0 137c0-75 62-137 138-137 77 0 139 62 139 137 0 77-62 139-139 139-76 0-138-62-138-139z">
          <text:p/>
        </draw:path>
        <draw:path draw:style-name="gr14" draw:text-style-name="P10" draw:layer="layout" svg:width="0.276cm" svg:height="0.275cm" svg:x="32.937cm" svg:y="47.054cm" svg:viewBox="0 0 277 276" svg:d="M0 137c0-75 62-137 138-137 77 0 139 62 139 137 0 77-62 139-139 139-76 0-138-62-138-139z">
          <text:p/>
        </draw:path>
        <draw:path draw:style-name="gr14" draw:text-style-name="P10" draw:layer="layout" svg:width="0.275cm" svg:height="0.276cm" svg:x="30.821cm" svg:y="38.031cm" svg:viewBox="0 0 276 277" svg:d="M0 139c0-77 62-139 139-139 75 0 137 62 137 139 0 76-62 138-137 138-77 0-139-62-139-138z">
          <text:p/>
        </draw:path>
        <draw:path draw:style-name="gr14" draw:text-style-name="P10" draw:layer="layout" svg:width="0.276cm" svg:height="0.275cm" svg:x="44.739cm" svg:y="37.421cm" svg:viewBox="0 0 277 276" svg:d="M0 137c0-76 62-137 138-137s139 61 139 137c0 77-63 139-139 139s-138-62-138-139z">
          <text:p/>
        </draw:path>
        <draw:path draw:style-name="gr14" draw:text-style-name="P10" draw:layer="layout" svg:width="0.276cm" svg:height="0.276cm" svg:x="32.904cm" svg:y="39.394cm" svg:viewBox="0 0 277 277" svg:d="M0 139c0-77 62-139 138-139 77 0 139 62 139 139 0 76-62 138-139 138-76 0-138-62-138-138z">
          <text:p/>
        </draw:path>
        <draw:path draw:style-name="gr14" draw:text-style-name="P10" draw:layer="layout" svg:width="0.275cm" svg:height="0.276cm" svg:x="38.731cm" svg:y="35.802cm" svg:viewBox="0 0 276 277" svg:d="M0 138c0-76 62-138 138-138s138 62 138 138-62 139-138 139-138-63-138-139z">
          <text:p/>
        </draw:path>
        <draw:path draw:style-name="gr14" draw:text-style-name="P10" draw:layer="layout" svg:width="0.276cm" svg:height="0.276cm" svg:x="37.476cm" svg:y="37.411cm" svg:viewBox="0 0 277 277" svg:d="M0 138c0-76 64-138 139-138 76 0 138 62 138 138s-62 139-138 139c-75 0-139-63-139-139z">
          <text:p/>
        </draw:path>
        <draw:polygon draw:style-name="gr15" draw:text-style-name="P11" draw:layer="layout" svg:width="0.395cm" svg:height="0.63cm" svg:x="27.641cm" svg:y="43.886cm" svg:viewBox="0 0 396 631" draw:points="0,631 0,563 160,563 160,76 18,178 18,102 167,0 242,0 242,563 396,563 396,631">
          <text:p/>
        </draw:polygon>
        <draw:polygon draw:style-name="gr15" draw:text-style-name="P11" draw:layer="layout" svg:width="0.395cm" svg:height="0.632cm" svg:x="27.131cm" svg:y="36.88cm" svg:viewBox="0 0 396 633" draw:points="0,633 0,564 160,564 160,77 18,179 18,103 167,0 241,0 241,564 396,564 396,633">
          <text:p/>
        </draw:polygon>
        <draw:path draw:style-name="gr15" draw:text-style-name="P11" draw:layer="layout" svg:width="0.439cm" svg:height="0.649cm" svg:x="27.606cm" svg:y="36.871cm" svg:viewBox="0 0 440 650" svg:d="M440 326v18l-1 17v17l-2 16-1 15-2 16-3 14-2 14-3 13-4 13-3 12-4 12-4 11-4 11-5 10-5 10-5 9-5 9-6 8-6 8-6 8-6 7-6 6-7 6-7 6-7 5-7 5-8 4-7 4-8 4-9 3-8 3-8 2-9 2-8 3-9 1-8 1-9 1h-9-10-9-9l-8-1-9-1-9-1-8-3-9-2-8-2-9-3-7-3-8-4-8-4-8-4-7-5-7-5-6-6-7-6-6-6-7-7-6-8-5-8-7-8-5-9-5-9-5-10-4-10-5-11-4-11-3-11-4-13-3-12-3-14-2-14-3-14-1-15-2-16-1-16-1-17v-17l-1-18 1-19v-18l1-17 1-17 2-16 1-16 3-15 2-14 3-13 3-13 4-12 3-12 4-11 5-12 4-10 5-10 5-9 5-9 7-8 6-8 6-7 6-7 6-6 7-6 7-5 7-5 7-5 8-4 8-3 7-4 9-3 8-2 8-2 9-2 8-2 10-2 8-1h10l9-1h9 9l9 1h9l9 1 8 2 8 2 9 2 8 2 8 2 8 3 8 4 7 3 8 4 7 5 7 5 7 5 7 6 6 6 6 7 6 7 6 8 6 8 5 9 5 9 5 10 4 10 5 12 4 11 3 12 4 12 3 13 3 13 2 14 3 15 2 16 1 16 2 17v17l1 18zM358 326v-15-14l-1-14v-13l-1-13-1-12-2-12-1-11-1-11-2-10-2-10-2-9-2-9-3-9-2-8-3-8-3-7-3-7-3-7-4-7-3-6-4-5-3-5-5-5-4-5-4-3-5-4-4-3-5-3-6-3-5-2-5-2-5-2-6-2-5-1-6-2h-6l-6-1h-6-7-6-7l-7 1h-6l-6 2-6 1-5 2-6 2-5 2-6 2-5 3-5 3-5 3-4 4-5 4-4 4-4 5-4 5-4 6-4 6-3 7-3 6-3 7-3 7-3 8-2 9-3 8-2 9-2 9-2 10-2 11-1 10-2 11-1 12-1 12-1 13v13l-1 14v14 15 14 14l1 13v13l1 13 1 12 1 11 2 11 1 11 2 10 2 10 2 9 2 9 3 9 2 8 3 8 3 7 3 7 3 7 4 6 3 6 4 6 4 5 4 5 5 4 4 4 4 4 5 4 5 3 5 3 6 2 5 2 5 2 6 2 5 1 6 2h6l7 1h6l6 1 7-1h6l6-1h6l6-2 5-1 6-2 5-2 6-2 5-2 5-3 5-3 4-4 5-4 4-4 5-4 4-5 4-5 3-6 4-6 3-6 4-7 3-7 3-7 3-8 2-8 3-9 2-9 2-9 2-10 2-10 2-11 1-11 2-11 1-12v-13l1-13 1-13v-14z">
          <text:p/>
        </draw:path>
        <draw:polygon draw:style-name="gr15" draw:text-style-name="P11" draw:layer="layout" svg:width="0.396cm" svg:height="0.63cm" svg:x="26.62cm" svg:y="29.876cm" svg:viewBox="0 0 397 631" draw:points="0,631 0,563 162,563 162,77 20,178 20,102 169,0 243,0 243,563 397,563 397,631">
          <text:p/>
        </draw:polygon>
        <draw:path draw:style-name="gr15" draw:text-style-name="P11" draw:layer="layout" svg:width="0.439cm" svg:height="0.65cm" svg:x="27.096cm" svg:y="29.866cm" svg:viewBox="0 0 440 651" svg:d="M440 325l-1 18v17l-1 17-1 16-1 16-3 15-2 14-2 14-3 14-4 12-3 12-4 12-4 11-4 11-5 10-5 10-5 9-5 9-6 8-6 8-6 8-6 7-6 6-7 7-7 5-7 5-7 5-8 5-7 4-9 3-8 3-8 3-8 4-9 2-8 1-9 2-9 1-8 1h-10l-9 1-9-1h-9l-9-1-8-1-9-2-9-1-8-2-8-4-9-3-7-3-10-3-7-4-8-5-7-5-7-5-7-5-6-7-7-6-6-7-6-8-6-7-5-9-5-9-5-9-5-10-5-10-4-11-4-11-4-11-3-12-3-13-3-14-3-13-2-15-1-15-2-16-1-16-1-17v-17l-1-18 1-19v-18l1-17 1-17 2-16 1-16 2-14 3-14 3-14 3-13 3-12 4-12 4-11 4-11 5-10 5-10 5-9 5-9 6-8 5-8 6-7 7-7 6-6 7-6 7-5 7-5 7-5 8-4 9-3 7-4 8-2 9-3 8-2 9-2 8-2 9-1 9-1 9-1 10-1h9 9l9 1 9 1 8 1 9 1 8 2 8 2 9 2 8 3 8 2 8 4 7 3 8 4 7 5 7 5 7 5 7 6 6 6 6 7 6 7 6 8 6 8 5 9 5 9 5 10 4 10 5 11 3 11 4 12 4 12 3 13 3 14 2 14 3 14 2 16 1 16 1 17 1 17v18zM358 325v-15-14l-1-14v-13l-2-13v-12l-2-12-1-11-1-11-2-10-2-10-2-9-2-9-3-9-2-8-3-8-3-7-3-7-3-7-4-6-3-6-4-5-4-5-4-5-4-4-4-4-5-4-4-3-5-3-6-3-5-2-5-2-5-2-6-2-6-1-5-1-6-1-6-1h-7l-6-1-7 1h-6l-7 1-6 1-6 1-6 1-6 2-5 2-6 2-5 2-5 3-5 3-5 3-4 4-5 4-4 4-4 5-4 5-5 6-4 6-3 6-3 6-3 7-3 8-3 7-3 9-2 8-2 9-2 10-2 9-2 10-2 11-1 11-1 12-1 12-1 13-1 13v14 14 15 14 14 13l1 13 1 13 1 12 1 11 1 11 2 11 2 10 2 10 2 9 2 9 3 9 2 8 3 8 3 7 3 8 3 6 4 6 3 6 5 6 4 5 4 5 5 4 4 4 4 4 5 4 5 3 5 3 5 2 6 3 5 1 6 2 5 2 6 1 6 1h7l6 1h6 7l6-1h6l6-1 6-1 5-2 6-2 5-1 6-3 5-2 5-3 4-3 5-4 5-4 4-4 4-4 5-5 4-5 3-6 4-6 3-6 4-6 3-8 3-7 2-8 3-8 3-9 2-9 2-9 2-10 2-10 2-11 1-11 1-11 1-12 1-13 1-13 1-13v-14z">
          <text:p/>
        </draw:path>
        <draw:path draw:style-name="gr15" draw:text-style-name="P11" draw:layer="layout" svg:width="0.439cm" svg:height="0.65cm" svg:x="27.606cm" svg:y="29.866cm" svg:viewBox="0 0 440 651" svg:d="M440 325v18l-1 17v17l-2 16-1 16-2 15-3 14-2 14-3 14-4 12-3 12-4 12-4 11-4 11-5 10-5 10-5 9-5 9-6 8-6 8-6 8-6 7-6 6-7 7-7 5-7 5-7 5-8 5-7 4-8 3-9 3-8 3-8 4-9 2-8 1-9 2-8 1-9 1h-9l-10 1-9-1h-9l-8-1-9-1-9-2-8-1-9-2-8-4-9-3-7-3-8-3-8-4-8-5-7-5-7-5-6-5-7-7-6-6-7-7-6-8-5-7-7-9-5-9-5-9-5-10-4-10-5-11-4-11-3-11-4-12-3-13-3-14-2-13-3-15-1-15-2-16-1-16-1-17v-17l-1-18 1-19v-18l1-17 1-17 2-16 1-16 3-14 2-14 3-14 3-13 4-12 3-12 4-11 5-11 4-10 5-10 5-9 5-9 7-8 6-8 6-7 6-7 6-6 7-6 7-5 7-5 7-5 8-4 8-3 7-4 9-2 8-3 8-2 9-2 8-2 10-1 8-1 10-1 9-1h9 9l9 1 9 1 9 1 8 1 8 2 9 2 8 2 8 3 8 2 8 4 7 3 8 4 7 5 7 5 7 5 7 6 6 6 6 7 6 7 6 8 6 8 5 9 5 9 5 10 4 10 5 11 4 11 3 12 4 12 3 13 3 14 2 14 3 14 2 16 1 16 2 17v17l1 18zM358 325v-15-14l-1-14v-13l-1-13-1-12-2-12-1-11-1-11-2-10-2-10-2-9-2-9-3-9-2-8-3-8-3-7-3-7-3-7-4-6-3-6-4-5-3-5-5-5-4-4-4-4-5-4-4-3-5-3-6-3-5-2-5-2-5-2-6-2-5-1-6-1-6-1-6-1h-6l-7-1-6 1h-7l-7 1-6 1-6 1-6 1-5 2-6 2-5 2-6 2-5 3-5 3-5 3-4 4-5 4-4 4-4 5-4 5-4 6-4 6-3 6-3 6-3 7-3 8-3 7-2 9-3 8-2 9-2 10-2 9-2 10-1 11-2 11-1 12-1 12-1 13v13l-1 14v14 15 14 14l1 13v13l1 13 1 12 1 11 2 11 1 11 2 10 2 10 2 9 2 9 3 9 2 8 3 8 3 7 3 8 3 6 4 6 3 6 4 6 4 5 4 5 5 4 4 4 4 4 5 4 5 3 5 3 6 2 5 3 5 1 6 2 5 2 6 1 6 1h7l6 1h6 7l6-1h6l6-1 6-1 5-2 6-2 5-1 6-3 5-2 5-3 5-3 4-4 5-4 4-4 5-4 4-5 4-5 3-6 4-6 3-6 4-6 3-8 3-7 3-8 2-8 3-9 2-9 2-9 2-10 2-10 2-11 1-11 2-11 1-12v-13l1-13 1-13v-14z">
          <text:p/>
        </draw:path>
        <draw:line draw:style-name="gr11" draw:text-style-name="P3" draw:layer="layout" svg:x1="28.158cm" svg:y1="44.201cm" svg:x2="28.255cm" svg:y2="44.201cm">
          <text:p/>
        </draw:line>
        <draw:line draw:style-name="gr11" draw:text-style-name="P3" draw:layer="layout" svg:x1="28.158cm" svg:y1="37.196cm" svg:x2="28.255cm" svg:y2="37.196cm">
          <text:p/>
        </draw:line>
        <draw:line draw:style-name="gr11" draw:text-style-name="P3" draw:layer="layout" svg:x1="28.158cm" svg:y1="30.191cm" svg:x2="28.255cm" svg:y2="30.191cm">
          <text:p/>
        </draw:line>
        <draw:path draw:style-name="gr1" draw:text-style-name="P1" draw:layer="layout" svg:width="0.777cm" svg:height="0.758cm" svg:x="25.443cm" svg:y="44.826cm" svg:viewBox="0 0 778 759" svg:d="M778 162l-199 69v296l199 69v163l-778-283v-192l778-284zM233 344l-4 2-3 1-4 1-4 2-4 1-4 1-4 2-3 1-4 1-5 2-4 1-4 1-4 1-3 1-4 1-4 1-3 2-3 1-4 1-3 1h-3l-3 1-3 1-3 1-3 1-3 1h-2l-3 1-2 1h-2l-2 1h-2l-2 1h-1l-1 1h-1-1-1v1h-1 1 1 1l1 1h2 1l2 1h2l1 1h3l2 1 2 1 3 1h2l3 1 3 1 3 1 3 1 3 1 3 1 4 1h3l3 1 4 1 4 2 3 1 4 1 4 1 4 2 5 1 4 1 3 1 4 2 4 1 4 1 4 1 4 2 3 1 4 1 224 77v-223z">
          <text:p/>
        </draw:path>
        <draw:polygon draw:style-name="gr1" draw:text-style-name="P1" draw:layer="layout" svg:width="0.609cm" svg:height="0.347cm" svg:x="25.611cm" svg:y="44.375cm" svg:viewBox="0 0 610 348" draw:points="610,344 152,344 148,344 144,344 140,344 136,344 132,344 128,344 124,344 120,344 115,344 111,344 107,344 103,344 99,344 94,344 90,345 86,345 82,345 78,345 75,345 71,346 66,346 63,346 59,346 55,346 52,346 48,346 45,346 42,347 38,347 35,347 32,347 29,347 27,347 24,347 21,347 19,348 17,348 15,348 14,348 12,348 12,201 14,200 15,200 17,200 19,200 21,199 24,199 26,199 29,199 32,198 35,198 39,198 42,198 45,198 48,197 52,197 55,197 59,197 63,197 67,196 71,196 74,196 78,196 82,196 86,195 90,195 94,195 97,195 101,195 105,195 109,195 113,194 116,194 120,194 123,194 126,194 129,193 132,193 135,193 137,193 139,193 139,191 133,189 127,186 120,184 114,182 109,180 103,177 97,174 92,172 87,169 82,167 76,165 71,162 67,160 62,157 58,154 53,152 49,149 45,146 42,143 38,140 34,137 31,134 28,130 25,126 22,123 19,119 17,115 15,111 12,106 10,102 9,98 7,93 5,88 4,83 3,77 2,72 2,66 1,60 0,54 0,48 0,45 0,42 1,39 1,37 1,34 2,31 2,28 2,26 3,23 3,20 4,18 4,15 5,13 5,10 6,8 6,6 7,4 8,3 8,1 9,0 138,0 138,2 137,6 136,8 136,12 135,14 135,18 134,21 134,24 133,27 133,30 132,33 132,36 131,39 131,43 131,46 131,50 130,54 130,57 130,62 130,65 131,77 132,88 134,98 138,108 142,117 147,126 153,134 160,142 168,149 177,156 187,162 197,167 209,172 222,178 235,181 250,184 265,186 281,188 298,189 316,189 610,189">
          <text:p/>
        </draw:polygon>
        <draw:polygon draw:style-name="gr1" draw:text-style-name="P1" draw:layer="layout" svg:width="0.747cm" svg:height="0.348cm" svg:x="25.483cm" svg:y="43.995cm" svg:viewBox="0 0 748 349" draw:points="748,131 747,144 746,157 744,169 742,181 738,191 734,202 729,211 724,220 718,229 710,236 703,243 694,249 684,255 674,260 664,265 652,268 639,271 626,273 612,274 598,274 246,274 246,349 140,349 140,266 0,217 0,120 140,120 140,7 246,7 246,120 556,120 564,120 572,119 580,118 587,117 593,116 600,114 605,112 611,109 616,106 620,103 624,100 628,96 630,92 633,87 635,82 637,77 639,71 640,65 640,59 641,52 640,49 640,47 640,44 640,41 640,38 640,36 639,33 639,31 639,29 638,26 638,24 637,21 637,19 636,17 636,14 635,11 635,9 634,6 633,3 633,0 729,0 731,6 732,12 734,18 736,24 737,30 738,36 739,42 740,48 742,55 743,61 743,67 744,74 745,81 746,87 746,94 746,102 747,109 747,116 747,123">
          <text:p/>
        </draw:polygon>
        <draw:polygon draw:style-name="gr1" draw:text-style-name="P1" draw:layer="layout" svg:width="0.818cm" svg:height="0.541cm" svg:x="25.402cm" svg:y="43.362cm" svg:viewBox="0 0 819 542" draw:points="341,389 328,382 315,376 304,369 292,360 282,352 273,344 264,336 255,327 248,319 241,309 235,300 230,289 225,279 221,268 218,257 215,246 213,234 211,222 211,209 210,196 210,186 211,175 212,165 213,156 214,146 217,138 219,129 221,121 224,113 228,105 231,98 235,91 239,84 244,78 249,71 254,65 260,60 265,54 271,49 277,45 283,40 290,36 297,31 304,28 311,24 318,21 326,18 334,15 342,13 350,10 358,9 367,7 376,5 384,4 394,3 403,1 412,1 421,0 431,0 440,0 819,0 819,154 485,154 478,154 471,155 464,155 458,155 451,156 445,156 439,157 433,158 427,159 421,160 415,161 410,162 404,164 399,165 394,167 389,169 384,171 380,173 376,175 371,178 367,181 364,184 360,186 356,189 353,193 350,196 347,199 344,203 341,207 339,211 337,215 335,219 333,224 331,229 330,234 329,239 328,244 328,249 328,255 327,261 328,266 328,272 329,277 329,282 330,288 332,293 334,297 335,302 337,307 340,312 342,316 345,321 348,325 352,329 355,333 359,337 362,340 366,344 371,348 375,351 380,354 385,357 390,360 395,363 400,366 406,369 412,372 418,374 424,376 430,378 436,380 443,381 449,382 456,383 463,385 470,385 477,386 484,386 492,387 499,387 819,387 819,542 0,542 0,387 223,387 226,387 230,387 233,387 237,387 240,387 244,387 248,387 251,387 255,387 259,387 263,387 267,388 270,388 273,388 277,388 280,388 283,388 287,388 290,389 293,389 296,389 299,389 302,389 305,389 308,389 311,389 313,390 316,390 319,390 321,390 324,390 326,390 328,391 330,391 333,391 335,391 336,391 338,391 340,391 341,391">
          <text:p/>
        </draw:polygon>
        <draw:polygon draw:style-name="gr1" draw:text-style-name="P1" draw:layer="layout" svg:width="0.609cm" svg:height="0.347cm" svg:x="25.611cm" svg:y="42.87cm" svg:viewBox="0 0 610 348" draw:points="610,344 152,344 148,344 144,344 140,344 136,344 132,344 128,344 124,344 120,345 115,345 111,345 107,345 103,345 99,345 94,345 90,345 86,345 82,345 78,345 75,346 71,346 66,346 63,346 59,346 55,346 52,346 48,346 45,347 42,347 38,347 35,347 32,347 29,347 27,347 24,347 21,347 19,348 17,348 15,348 14,348 12,348 12,200 14,200 15,199 17,199 19,199 21,199 24,199 26,198 29,198 32,198 35,197 39,197 42,197 45,197 48,197 52,196 55,196 59,196 63,196 67,196 71,195 74,195 78,195 82,195 86,195 90,194 94,194 97,194 101,194 105,194 109,194 113,194 116,193 120,193 123,193 126,193 129,193 132,193 135,193 137,193 139,193 139,190 133,188 127,186 120,183 114,181 109,179 103,177 97,174 92,172 87,170 82,167 76,165 71,163 67,160 62,157 58,155 53,152 49,149 45,146 42,143 38,140 34,137 31,134 28,130 25,127 22,123 19,119 17,115 15,111 12,106 10,102 9,98 7,93 5,88 4,83 3,78 2,72 2,66 1,60 0,54 0,48 0,45 0,42 1,39 1,37 1,34 2,31 2,29 2,26 3,23 3,21 4,18 4,15 5,13 5,11 6,8 6,7 7,5 8,3 8,1 9,0 138,0 138,3 137,6 136,9 136,12 135,15 135,18 134,21 134,24 133,27 133,30 132,33 132,36 131,39 131,43 131,46 131,50 130,54 130,58 130,62 130,66 131,77 132,88 134,98 138,108 142,117 147,126 153,134 160,142 168,150 177,156 187,162 197,168 209,172 222,177 235,180 250,183 265,185 281,187 298,188 316,188 610,188">
          <text:p/>
        </draw:polygon>
        <draw:path draw:style-name="gr1" draw:text-style-name="P1" draw:layer="layout" svg:width="0.619cm" svg:height="0.602cm" svg:x="25.612cm" svg:y="42.207cm" svg:viewBox="0 0 620 603" svg:d="M309 0h13l14 1 13 1 12 1 13 2 12 2 13 3 12 2 11 4 12 3 11 4 11 5 11 5 10 4 10 6 10 6 9 6 9 7 9 7 8 7 8 8 8 8 7 9 7 9 7 9 6 9 6 11 6 10 5 11 5 11 4 11 4 12 3 13 3 12 3 14 2 13 1 14 2 14v14l1 15-1 15v14l-2 13-1 14-2 13-3 13-3 12-3 12-4 12-4 11-5 11-5 10-5 11-6 9-6 10-8 9-7 9-7 8-7 9-9 7-8 8-8 7-9 6-10 7-9 6-10 6-10 5-11 5-11 4-11 4-12 4-12 3-11 3-13 2-12 3-13 1-13 2-13 1h-14l-13 1-14-1h-13l-12-1-13-1-12-2-13-2-12-2-11-3-12-3-11-4-12-4-10-4-11-4-10-6-10-6-10-6-9-6-9-7-9-6-8-8-8-8-8-8-8-8-6-9-7-9-6-10-6-10-6-10-5-11-5-11-4-12-4-12-4-12-3-13-2-13-2-13-2-14-1-14-1-15v-15-16l1-15 1-15 2-15 2-14 2-13 3-13 4-13 4-12 4-11 5-12 5-10 6-10 6-10 6-10 7-9 6-8 8-9 8-8 8-7 8-7 9-6 9-7 9-6 9-5 10-5 11-5 10-4 11-4 11-4 12-3 11-3 12-2 12-3 12-2 13-1 12-2h13l13-1zM309 162h-21l-19 1-19 2-17 3-16 3-15 4-13 4-13 6-11 5-11 7-9 7-8 8-7 9-6 9-6 10-4 10-3 11-3 11-1 13-1 13 1 13 1 13 3 12 3 11 5 11 5 10 6 10 7 9 9 8 9 8 10 6 12 7 12 5 14 5 14 4 17 3 17 3 18 2 19 1h21 10 11l10-1h9l10-2 8-1 9-1 9-1 8-2 8-2 7-2 8-2 7-2 6-3 7-2 6-3 6-3 6-3 5-4 5-3 5-4 5-4 4-3 4-4 4-5 3-4 4-4 3-5 3-5 2-4 2-5 2-6 2-5 2-5 1-6 1-5 1-5v-6-6l1-6-1-7v-7-6l-1-6-1-6-1-6-2-6-2-6-2-5-2-6-2-5-3-5-3-5-4-5-3-5-4-4-4-4-4-4-5-4-5-4-5-3-5-4-6-3-6-3-6-3-7-3-6-2-7-2-8-2-7-2-8-2-8-2-9-1-9-1-8-2h-10l-9-1h-10l-11-1z">
          <text:p/>
        </draw:path>
        <draw:path draw:style-name="gr1" draw:text-style-name="P1" draw:layer="layout" svg:width="0.844cm" svg:height="0.569cm" svg:x="25.61cm" svg:y="41.52cm" svg:viewBox="0 0 845 570" svg:d="M309 0h14 13l13 1 13 1 13 1 12 2 12 2 12 2 12 2 12 3 11 2 11 3 10 4 11 4 10 4 10 4 9 4 9 5 9 5 8 6 8 6 8 6 8 6 7 7 6 7 6 7 6 8 6 8 5 8 5 8 5 9 4 9 3 10 3 10 3 9 2 11 1 11 2 11v11l1 11v6l-1 5v5 6l-1 5-1 5v5l-1 6-1 5-1 5-1 6-2 5-1 5-1 5-2 6-2 5-2 5-2 5-2 4-3 5-2 5-3 4-3 5-3 4-3 5-3 4-4 5-3 4-4 4-4 4-4 4-5 4-4 3-5 4-5 4-5 3-5 3-6 3-6 3-5 3v4l1-1h1 1 1 2 2 1 2 3 2l2-1h3 2 2 3 3l3-1h2 3 3 3 3 3 3 3 3 4 3 3 3 4l2-1h4 3 3 2 3 3 3 229v155h-694-9-9-8-9l-8 1h-8-8-8-7l-7 1h-7-8-6l-6 1h-6-6l-5 1h-4-5l-4 1v-151h1 1 1l1-1h2 1l2-1h2 2 2l2-1h2 3 2l3-1h2 3 3 2 3 3l3-1h4 3 3 3 3l3-1h3 3 3 3 3 3 2 3 3 2 3 2v-3l-12-6-10-6-10-7-10-7-9-7-8-8-8-8-7-9-6-9-5-10-5-10-4-10-4-12-3-10-3-12-3-11-1-12-2-12v-13l-1-12 1-12v-11l2-10 1-10 2-10 3-10 3-9 3-9 4-9 5-8 4-9 6-7 5-8 6-7 6-7 7-7 8-6 7-6 7-6 9-5 8-6 8-4 9-5 10-5 9-4 10-4 10-3 11-3 11-3 11-3 12-3 11-2 12-2 12-2 12-1 13-1 12-1 13-1h13zM309 161h-19l-19 1-18 2-17 2-15 3-15 3-13 4-13 5-11 5-11 6-9 6-8 8-8 7-6 9-6 9-4 9-4 10-2 11-2 11v12 5 4l1 5v5l1 5 2 5 1 5 1 4 2 5 2 4 2 5 2 4 3 5 3 4 3 4 3 4 4 4 4 4 4 3 5 4 5 4 5 3 5 3 6 3 6 4 7 2 6 3 8 3 7 2 8 3 8 2 8 1 9 2 9 2 10 1 10 1h11l11 1 11 1h12 11l12-1 10-1h11l10-1 9-1 9-2 9-2 9-1 7-2 8-3 7-2 7-3 7-2 6-3 6-3 6-3 5-3 5-4 5-3 5-4 4-4 4-4 4-3 3-4 3-5 3-4 3-4 2-5 2-4 2-4 2-5 1-5 1-4 1-5 1-5 1-5v-5-4l1-5-1-6v-5-6l-1-5-1-6-1-5-2-5-2-5-2-5-2-5-2-4-3-4-3-5-4-4-3-4-4-4-4-3-4-4-5-3-5-3-5-3-6-3-5-3-6-3-7-2-6-3-7-2-7-2-8-2-7-1-8-2-9-1-8-2-9-1-9-1-10-1h-10l-9-1h-11z">
          <text:p/>
        </draw:path>
        <draw:path draw:style-name="gr1" draw:text-style-name="P1" draw:layer="layout" svg:width="0.619cm" svg:height="0.601cm" svg:x="25.612cm" svg:y="40.828cm" svg:viewBox="0 0 620 602" svg:d="M309 0h13l14 1 13 1 12 1 13 2 12 2 13 3 12 2 11 4 12 3 11 4 11 5 11 4 10 5 10 6 10 6 9 6 9 6 9 7 8 8 8 8 8 8 7 9 7 8 7 10 6 9 6 11 6 11 5 11 5 11 4 11 4 12 3 12 3 13 3 13 2 14 1 13 2 15v14l1 15-1 15v14l-2 13-1 13-2 14-3 12-3 13-3 12-4 11-4 12-5 10-5 11-5 10-6 10-6 10-8 9-7 9-7 8-7 9-9 7-8 8-8 6-9 7-10 7-9 5-10 6-10 5-11 5-11 4-11 4-12 4-12 3-11 3-13 2-12 3-13 1-13 2h-13l-14 1h-13-14l-13-1h-12l-13-2-12-1-13-2-12-3-11-2-12-3-11-4-12-4-10-4-11-5-10-5-10-5-10-6-9-6-9-7-9-7-8-7-8-8-8-8-8-8-6-9-7-9-6-10-6-10-6-10-5-11-5-11-4-12-4-12-4-12-3-13-2-13-2-13-2-14-1-14-1-15v-15-16l1-15 1-15 2-15 2-14 2-13 3-13 4-13 4-12 4-11 5-12 5-10 6-12 6-10 6-9 7-9 6-9 8-8 8-8 8-7 8-7 9-7 9-6 9-6 9-5 10-5 11-5 10-5 11-3 11-4 12-3 11-3 12-3 12-2 12-2 13-1 12-2h13l13-1zM309 163h-21l-19 1-19 2-17 3-16 3-15 4-13 4-13 5-11 6-11 7-9 7-8 8-7 9-6 9-6 9-4 11-3 11-3 11-1 13-1 13 1 13 1 13 3 12 3 11 5 11 5 10 6 10 7 9 9 8 9 7 10 7 12 7 12 5 14 5 14 4 17 3 17 2 18 2 19 1 21 1h10l11-1h10l9-1 10-1 8-1 9-1 9-1 8-2 8-2 7-2 8-2 7-2 6-3 7-3 6-2 6-3 6-3 5-4 5-3 5-4 5-4 4-3 4-4 4-5 3-4 4-4 3-5 3-5 2-4 2-6 2-5 2-5 2-5 1-6 1-5 1-6v-6-5l1-6-1-7v-7-6l-1-6-1-7-1-6-2-5-2-6-2-6-2-5-2-5-3-5-3-5-4-5-3-5-4-4-4-4-4-5-5-3-5-4-5-4-5-3-6-3-6-3-6-3-7-3-6-2-7-3-8-2-7-1-8-2-8-2-9-1-9-1-8-2-10-1h-9l-10-1h-11z">
          <text:p/>
        </draw:path>
        <draw:path draw:style-name="gr1" draw:text-style-name="P1" draw:layer="layout" svg:width="0.829cm" svg:height="0.569cm" svg:x="25.402cm" svg:y="40.169cm" svg:viewBox="0 0 830 570" svg:d="M819 150h-1-1-2l-1 1h-2-1-2l-2 1h-2-2-2l-3 1h-2l-3 1h-2-3-3l-2 1h-3-3-3l-3 1h-2-3-3-3l-3 1h-3-3-3-3-3l-3 1h-3-2-3-2-3-2-2v2l11 6 10 6 10 6 10 7 8 7 8 8 8 9 6 8 6 9 6 10 4 9 5 10 3 11 3 11 3 11 3 12 1 12 2 13v13l1 13-1 11v11l-2 10-1 10-2 10-3 10-3 9-3 9-4 9-5 8-5 9-5 7-5 8-6 7-6 7-7 7-7 6-7 6-8 6-8 5-9 5-8 5-9 5-10 4-9 4-10 4-10 4-11 4-11 3-11 3-11 2-12 3-12 1-12 2-12 2-12 1h-13l-13 1h-13l-13 1-14-1h-13l-13-1h-13l-12-2-13-1-12-2-12-2-11-2-12-3-11-2-11-4-10-4-11-4-10-4-9-4-9-5-9-5-9-5-8-6-8-5-8-6-8-7-6-6-8-7-6-8-6-7-6-8-5-8-5-9-4-8-4-10-4-9-3-10-2-10-2-11-2-10-1-12-1-11v-12-6-5l1-6v-6l1-5v-6l1-5 1-6 1-5 1-6 1-5 2-6 1-5 2-5 2-5 2-5 2-5 2-5 2-5 3-4 2-5 3-4 3-5 3-4 3-4 3-4 4-4 4-4 4-4 4-4 5-4 4-3 4-4 5-3 4-3 5-4 5-3 5-3 6-2 5-3v-1h-1-1-2-1-1-2-2-2-1-3-2-2-3-2-2-3-3-2-3-3-2-3-3-3-3l-4 1h-2-3-3-3-3-3-3-3-3-2-3-3-3-3-217v-155h688 9 8 9 8 8 7l8-1h7 7 7l7-1h6l6-1h6 5 5l5-1h5 3 5zM517 157h-12-11l-10 1h-11l-10 2-9 1-10 1-8 2-9 2-8 2-7 2-8 3-7 2-6 3-7 3-6 3-5 3-6 3-5 3-4 4-5 4-4 3-4 4-4 4-3 4-3 4-3 4-2 5-2 4-2 5-2 4-2 5-1 5-1 4-1 5-1 4-1 5v5l-1 4v5 6l1 6v5l1 6 1 5 2 6 1 5 2 4 2 5 2 5 2 5 3 4 3 4 3 4 4 4 4 4 4 4 4 3 4 3 5 4 5 3 6 2 5 3 6 3 6 2 7 3 7 2 7 2 7 2 8 1 8 2 8 1 8 1 9 1 9 1 10 1h9l11 1h10 11l38-1 35-4 30-6 27-9 22-11 18-13 14-16 11-18 6-21 2-23-1-4v-5-5l-1-4-1-5-1-4-1-5-2-5-1-5-2-4-2-5-3-4-3-5-2-4-4-4-3-4-4-4-4-4-4-4-5-3-5-4-5-3-6-4-6-3-6-3-6-3-7-2-7-3-7-2-8-3-9-2-8-2-9-2-9-1-10-1-11-1-10-1-11-1h-11z">
          <text:p/>
        </draw:path>
        <draw:path draw:style-name="gr1" draw:text-style-name="P1" draw:layer="layout" svg:width="0.829cm" svg:height="0.568cm" svg:x="25.402cm" svg:y="39.138cm" svg:viewBox="0 0 830 569" svg:d="M518 0h13 14l13 1 13 1 12 1 13 1 12 2 12 2 12 2 11 3 11 3 11 3 11 3 10 4 10 4 10 4 9 5 9 5 9 5 9 6 8 5 8 6 7 7 7 7 7 6 6 8 6 7 5 8 5 9 5 8 5 9 4 9 3 9 3 10 3 10 2 11 1 10 2 11v12l1 11v5l-1 6v5 5l-1 6-1 5v5l-1 5-1 6-1 5-1 5-2 6-1 5-2 5-1 5-2 5-2 5-2 5-3 5-2 4-3 5-3 5-3 4-3 4-3 5-3 4-4 5-3 4-4 4-4 4-4 4-5 4-4 3-5 4-5 3-5 4-5 3-6 3-6 3-5 3v1h2 2 3 2 3l3 1h2 3 3 3 3 3l3 1h3 3 3 3 2l3 1h3 3 3 2l3 1h2 3l2 1h3 2 2l2 1h2 2l2 2h1 2 1 2l1 1h1v150h-5-4l-4-1h-5-6l-5-1h-6-7-6l-7-1h-7-8-8l-7-1h-8-9-8-9-9-9-682v-156h228 3 4 3 4 3 4 3 4 3 3 5 3 3 3 3l3 1h4 2 3 3 4 3l3 1h3 3 3 4 3 3 3v-2l-12-6-11-6-11-7-10-7-9-7-9-8-8-9-7-8-7-10-5-9-6-10-4-11-4-10-3-11-3-11-3-12-2-11-1-13-1-12v-13-11l1-11 1-11 2-10 2-10 2-10 3-9 4-9 4-9 4-9 5-8 5-7 5-8 6-7 7-7 7-7 7-6 7-6 8-6 8-5 8-6 9-4 9-5 9-5 10-4 10-3 10-4 10-3 11-3 11-3 12-2 11-2 12-2 12-2 12-1 12-2h13l13-1h13zM518 161h-20l-18 1-18 2-17 2-15 2-15 4-13 4-13 4-11 5-11 6-9 6-8 7-8 8-6 8-5 8-4 10-4 10-2 11-2 11-1 13 1 4v5 5l1 5 1 4 1 5 1 5 1 4 2 5 2 5 2 4 2 5 3 4 3 4 3 5 3 3 4 4 4 5 5 3 4 4 5 4 5 3 5 3 6 3 6 3 7 3 6 3 8 2 7 3 8 2 8 2 8 2 9 2 9 1 10 1 10 1 11 1 11 1h11 12 12 11l10-1 11-1 10-1 9-1 9-1 9-2 8-2 8-2 7-2 8-3 7-2 7-3 6-2 6-4 6-2 5-4 5-3 5-4 4-3 5-4 3-4 4-3 4-5 3-4 3-4 2-4 2-5 2-4 2-5 2-5 1-4 1-5 1-4 1-5 1-5v-5-5l1-4-1-12-1-11-3-10-3-10-5-9-5-9-6-9-7-7-9-7-9-7-10-6-12-6-13-4-14-5-15-3-16-3-17-2-19-2-20-1z">
          <text:p/>
        </draw:path>
        <draw:path draw:style-name="gr1" draw:text-style-name="P1" draw:layer="layout" svg:width="0.818cm" svg:height="0.155cm" svg:x="25.402cm" svg:y="38.857cm" svg:viewBox="0 0 819 156" svg:d="M113 156h-113v-156h113zM819 156h-598v-156h598z">
          <text:p/>
        </draw:path>
        <draw:path draw:style-name="gr1" draw:text-style-name="P1" draw:layer="layout" svg:width="0.619cm" svg:height="0.601cm" svg:x="25.612cm" svg:y="38.132cm" svg:viewBox="0 0 620 602" svg:d="M309 0h13l14 1 13 1 12 1 13 2 12 2 13 2 12 3 11 4 12 3 11 4 11 5 11 4 10 6 10 5 10 6 9 6 9 7 9 7 8 7 8 8 8 8 7 9 7 8 7 10 6 10 6 9 6 11 5 11 5 11 4 12 4 11 3 13 3 12 3 13 2 14 1 13 2 15v14l1 15-1 15v14l-2 13-1 14-2 13-3 12-3 13-3 12-4 11-4 13-5 11-5 10-5 10-6 10-6 10-8 9-7 9-7 9-7 8-9 7-8 7-8 8-9 6-10 6-9 6-10 6-10 5-11 5-11 4-11 4-12 4-12 3-11 3-13 3-12 2-13 1-13 1-13 2h-14-13-14-13l-12-1-13-2-12-1-13-2-12-3-11-2-12-4-11-3-12-4-10-4-11-5-10-5-10-5-10-6-9-6-9-7-9-7-8-7-8-8-8-8-8-8-6-9-7-10-6-9-6-10-6-10-5-11-5-11-4-13-4-12-4-12-3-13-2-13-2-14-2-13-1-14-1-15v-15-16l1-15 1-15 2-15 2-14 2-13 3-13 4-13 4-12 4-11 5-12 5-10 6-11 6-10 6-9 7-9 6-9 8-8 8-8 8-7 8-7 9-7 9-6 9-6 9-5 10-5 11-5 10-5 11-3 11-4 12-3 11-3 12-3 12-2 12-2 13-1 12-1 13-1 13-1zM309 162h-21l-19 1-19 2-17 3-16 3-15 3-13 5-13 5-11 6-11 7-9 7-8 8-7 8-6 9-6 10-4 11-3 11-3 11-1 13-1 13 1 13 1 13 3 12 3 11 5 11 5 10 6 10 7 8 9 9 9 7 10 7 12 6 12 6 14 5 14 5 17 3 17 2 18 2 19 1 21 1h10l11-1h10l9-1h10l8-2 9-1 9-1 8-2 8-2 7-3 8-2 7-2 6-3 7-3 6-2 6-3 6-3 5-4 5-3 5-4 5-3 4-4 4-5 4-3 3-5 4-4 3-5 3-5 2-5 2-5 2-5 2-5 2-5 1-6 1-5 1-6v-5-6l1-6-1-7v-6-7l-1-6-1-7-1-6-2-5-2-6-2-5-2-6-2-5-3-5-3-5-4-5-3-5-4-4-4-4-4-4-5-4-5-4-5-3-5-4-6-3-6-3-6-3-7-3-6-2-7-3-8-2-7-1-8-3-8-1-9-1-9-1-8-1-10-2h-9l-10-1h-11z">
          <text:p/>
        </draw:path>
        <draw:polygon draw:style-name="gr1" draw:text-style-name="P1" draw:layer="layout" svg:width="0.609cm" svg:height="0.86cm" svg:x="25.611cm" svg:y="37.154cm" svg:viewBox="0 0 610 861" draw:points="610,505 274,505 267,505 260,505 254,505 247,506 241,506 234,507 228,507 222,508 216,509 210,510 205,511 199,512 194,513 188,515 184,516 179,518 174,519 169,521 165,523 161,525 157,528 153,530 149,532 146,535 142,537 139,541 136,543 133,547 131,550 129,553 126,557 124,561 123,564 121,568 120,572 119,577 118,581 117,586 117,590 117,595 117,600 117,604 118,609 119,614 120,618 121,622 123,626 125,631 127,634 130,638 132,642 135,646 138,649 141,653 144,656 148,660 152,663 156,666 160,669 165,672 169,675 174,677 179,680 184,682 190,684 195,686 201,688 207,690 213,692 219,693 226,695 232,696 239,697 246,698 252,699 259,700 266,700 274,701 281,701 289,701 610,701 610,856 145,856 142,856 138,856 134,856 130,856 126,856 122,856 118,856 114,856 110,856 106,857 102,857 98,857 94,857 90,857 86,857 82,857 78,857 75,857 71,857 67,858 64,858 60,858 56,858 53,858 49,858 46,858 43,858 40,858 37,859 34,859 31,859 28,859 26,859 23,859 21,860 19,860 17,860 15,860 14,860 12,861 12,713 14,712 15,712 17,712 19,712 21,712 23,711 25,711 28,711 31,711 34,711 36,710 39,710 42,710 46,710 49,710 52,709 55,709 59,709 62,709 65,708 69,708 72,708 76,708 79,707 83,707 87,707 90,707 94,707 97,707 101,707 104,706 108,706 111,706 114,706 117,706 120,706 123,706 125,706 128,706 131,706 131,703 117,698 105,691 93,685 82,678 72,671 62,664 53,656 45,649 38,640 31,632 25,624 20,614 16,605 12,595 8,585 5,575 3,564 2,553 1,541 0,530 1,516 2,504 4,491 6,479 9,468 12,457 17,447 22,438 28,428 34,420 41,412 48,404 57,397 65,391 75,385 85,380 95,375 106,371 118,367 131,364 131,360 123,357 116,354 109,351 103,347 97,344 91,341 85,337 79,334 74,330 69,326 64,323 59,319 55,315 51,311 47,307 43,302 39,299 35,294 32,290 29,286 26,281 23,276 21,272 18,267 16,262 14,257 12,252 10,247 9,242 7,237 6,232 5,226 4,221 3,215 2,209 2,204 1,198 1,192 0,186 0,180 1,170 1,161 2,152 3,143 5,135 7,126 9,119 12,111 15,104 18,97 22,90 26,84 30,77 34,71 39,65 44,60 49,55 55,50 60,45 67,41 73,37 79,33 86,29 93,26 100,22 108,20 115,17 123,14 131,12 139,10 148,8 156,7 165,5 174,4 183,3 192,2 201,1 211,1 220,0 230,0 610,0 610,155 274,155 267,155 260,155 254,155 247,156 241,156 234,157 228,158 222,158 216,159 210,160 205,161 199,162 194,163 188,165 184,166 179,167 174,169 169,171 165,173 161,175 157,178 153,180 149,182 146,185 142,187 139,190 136,193 133,197 131,200 129,203 126,207 124,210 123,214 121,218 120,222 119,227 118,231 117,236 117,240 117,245 117,250 117,255 118,259 119,263 120,268 121,272 123,276 125,280 127,284 129,288 131,292 134,295 137,299 140,302 143,305 147,308 150,312 154,315 158,318 162,321 167,324 172,326 176,329 181,331 186,333 192,335 197,337 203,339 208,341 214,342 221,344 227,345 233,346 240,347 246,348 253,349 260,350 267,350 274,351 282,351 610,351">
          <text:p/>
        </draw:polygon>
        <draw:path draw:style-name="gr1" draw:text-style-name="P1" draw:layer="layout" svg:width="0.619cm" svg:height="0.602cm" svg:x="25.612cm" svg:y="36.449cm" svg:viewBox="0 0 620 603" svg:d="M620 419l-1 9v8 8l-1 9-1 7-2 8-1 8-2 7-2 7-2 7-3 6-2 7-3 6-3 6-4 6-3 5-4 6-4 5-4 5-5 5-5 5-6 4-5 4-5 4-6 4-5 4-6 3-6 3-7 3-6 3-7 2-8 2-7 2-7 2-7 1-8 1-8 1-8 1h-9-8-11l-10-1-9-1-10-1-9-1-8-2-9-3-8-2-7-4-8-3-7-4-7-4-6-4-7-5-6-5-5-5-6-6-5-6-5-6-4-6-5-6-4-7-4-7-3-7-4-8-3-7-3-8-2-8-3-8-2-9-2-9-2-8-1-9-2-9-1-9-1-9-1-10v-9l-1-10v-9l-2-130h-30-7l-6 1h-6-6l-5 1h-6l-5 1-4 1-5 1-5 1-4 2-4 1-4 1-4 1-3 2-4 2-3 2-4 1-2 3-3 2-3 2-3 2-2 3-2 3-2 2-2 3-1 3-2 3-1 3-2 3-1 4-1 3-1 3-1 4v4l-1 3v4 4l-1 4v4 5 4l1 4v3 4l1 3v3l1 4 1 3v3l1 3 1 3 1 3 1 2 2 3 1 2 2 3 1 2 2 3 2 2 2 2 2 2 2 2 3 2 2 2 3 2 3 1 3 2 3 2 3 1 3 1 4 2 3 1 4 1 4 1 4 1h5l4 1 5 1h5l-8 162-8-1-7-2-8-2-7-2-7-2-8-3-6-3-7-3-7-3-6-3-7-4-6-4-6-4-6-5-5-4-6-5-5-5-6-6-5-6-4-6-5-6-4-7-5-7-3-7-4-8-4-7-3-8-3-9-3-8-3-9-2-10-2-9-2-10-2-10-2-11-1-11-1-11v-11l-1-12v-13-11l1-11v-11l1-10 1-10 2-10 2-9 2-10 2-9 3-9 3-8 3-8 3-9 4-7 4-8 4-7 5-7 5-7 5-6 5-6 6-6 5-6 6-5 7-5 6-5 7-5 7-4 7-4 8-3 8-3 8-4 8-2 9-3 9-2 9-1 9-2 10-1 9-1h11l10-1h217 4 4 4 4 4 4 3l4-1h3 4l3-1h3l3-1 3-1h3l3-1 2-1h3l2-1 3-2 2-1 2-1 2-1 2-1 1-2 2-1 2-2 1-2 1-2 2-1 1-2 1-3 1-2v-2l1-3v-2l1-3v-3-3-3-3-4-3-4l-1-3v-4-3l-1-3v-3l-1-4h85v3l1 3 1 2v3l1 2v3l1 2 1 2v3l1 2v2l1 2v2l1 3v2l1 2v2 3l1 2v2 2l1 3v2l1 2v2 3 2l1 3v2 3 2 3l1 2v3 3 3 3 3 3 4 11l-1 10-1 11-3 9-2 9-3 8-4 8-4 8-5 6-6 6-6 5-6 5-7 4-9 4-8 4-9 3-9 3-10 2-10 2-11 1v3l11 7 10 6 10 7 10 8 8 8 9 8 9 8 7 9 7 9 7 10 6 10 5 10 4 11 4 11 4 12 3 12 2 12 1 13 1 13zM331 238l1 80 1 4v6 5l1 5v5l1 4v5l1 5v5l1 4v4l1 5 1 4 1 4 1 4 2 4 1 3 2 4 2 4 1 3 3 3 2 4 2 2 3 3 2 3 3 3 3 2 3 3 3 2 4 2 4 2 4 1 4 2 5 1 4 1 6 1 5 1h6 6l6 1 8-1h8l7-1 7-2 7-1 6-2 6-3 5-3 5-3 4-4 4-4 4-4 2-5 3-5 2-5 2-5 2-6 1-6v-6l1-6-1-6v-6l-1-6v-5l-2-6-1-5-2-5-1-6-3-5-2-5-3-5-3-4-3-5-3-4-3-5-3-3-4-4-3-4-4-4-4-3-4-3-5-4-4-2-5-3-5-3-5-3-5-2-5-2-5-3-5-1-6-2-5-2-5-1-6-1-5-1-6-1-6-1h-5-6l-5-1z">
          <text:p/>
        </draw:path>
        <draw:polygon draw:style-name="gr1" draw:text-style-name="P1" draw:layer="layout" svg:width="0.62cm" svg:height="0.542cm" svg:x="25.611cm" svg:y="35.875cm" svg:viewBox="0 0 621 543" draw:points="434,0 443,0 451,0 459,1 467,3 475,4 483,6 490,9 498,11 505,15 512,18 518,22 525,26 531,30 537,35 543,40 549,45 554,51 560,57 565,63 571,70 575,77 580,84 584,92 588,100 592,108 596,116 599,125 602,134 605,144 608,154 610,164 612,174 614,185 616,195 617,206 618,218 620,230 620,242 620,254 621,266 621,278 620,289 620,300 619,310 618,322 617,332 616,341 615,351 614,361 612,370 610,379 609,388 606,397 604,405 601,413 599,421 596,429 592,436 589,443 585,450 581,457 577,464 573,470 567,476 562,482 557,488 552,493 546,498 541,503 535,508 529,512 522,517 515,521 508,525 501,528 493,532 485,534 477,538 469,540 460,543 439,406 444,405 449,404 453,402 458,400 462,399 466,397 469,395 473,393 476,391 480,388 482,386 486,383 488,381 491,378 493,375 495,373 498,369 500,366 501,363 503,359 505,356 506,352 508,349 509,345 510,341 511,337 512,333 513,329 514,324 514,320 515,315 515,309 516,305 516,300 516,294 517,289 517,284 517,278 517,272 517,266 517,261 517,256 517,251 517,246 516,241 516,236 516,231 515,227 515,222 514,217 513,213 513,209 512,204 511,200 510,196 509,192 508,188 506,185 505,181 504,178 502,174 500,171 499,168 497,166 495,163 493,160 490,158 488,155 486,153 483,151 480,150 477,148 474,146 471,145 468,144 464,144 460,143 457,142 453,142 448,142 444,142 440,143 436,143 432,144 428,145 424,147 421,149 418,151 415,153 412,156 410,158 407,162 404,164 402,168 400,172 398,175 396,179 394,183 392,188 390,193 389,197 387,202 385,207 384,213 382,218 381,224 379,229 378,235 377,241 375,248 374,254 373,260 371,267 370,274 368,280 367,287 365,294 364,301 362,308 360,316 359,323 357,331 355,338 353,346 351,353 349,361 347,368 345,375 343,383 341,390 338,397 336,404 333,411 330,418 327,424 324,431 320,437 317,443 313,449 309,455 305,461 301,466 296,471 291,476 287,481 282,485 276,490 271,494 265,498 259,501 253,504 246,508 239,510 232,513 224,514 216,516 208,517 199,518 191,519 181,519 173,519 165,518 157,518 149,516 141,515 134,513 126,511 119,508 113,506 106,502 99,499 93,495 87,491 81,487 75,482 69,477 64,472 59,466 54,460 49,454 44,447 40,441 36,433 32,426 28,418 25,410 22,402 18,393 16,384 13,375 11,365 9,356 7,345 5,335 4,324 3,312 2,301 1,289 0,278 0,265 0,256 1,246 1,237 2,228 3,218 4,210 5,201 6,192 8,183 10,175 12,167 14,159 16,151 19,143 21,136 24,128 28,121 31,114 35,107 39,100 42,94 47,87 51,81 56,76 60,70 66,64 71,59 76,54 82,49 88,45 94,41 101,36 107,33 114,29 121,26 129,23 137,20 145,18 153,16 161,13 176,151 172,152 167,152 163,154 160,155 156,156 153,158 149,159 146,161 143,163 141,164 138,167 135,169 132,171 130,173 128,176 125,178 123,181 121,183 120,186 118,189 116,192 115,195 113,198 112,201 111,205 110,208 109,212 108,216 107,219 107,223 106,227 106,231 105,235 105,239 105,243 104,248 104,252 104,256 103,261 103,265 104,276 104,287 105,296 106,305 107,315 109,323 111,330 113,337 115,343 118,349 121,354 124,359 128,363 132,367 137,370 141,372 147,374 152,376 158,376 165,377 169,376 173,376 176,376 180,375 183,374 186,373 189,371 192,370 195,368 197,366 200,363 202,361 204,358 206,355 209,352 210,349 212,345 214,341 216,338 218,334 219,329 221,325 222,320 223,316 225,310 226,305 228,300 229,295 230,289 232,284 233,278 234,272 235,266 236,260 238,254 239,247 240,241 242,235 244,228 245,221 247,213 249,205 251,197 253,188 255,180 257,172 259,164 262,156 264,148 266,140 269,132 271,125 274,117 277,110 280,102 283,95 287,89 291,82 295,76 299,69 303,63 307,57 312,52 317,46 322,41 327,36 333,31 339,27 345,23 351,19 358,15 365,12 373,9 380,7 389,5 397,3 406,1 415,0 424,0">
          <text:p/>
        </draw:polygon>
        <draw:polygon draw:style-name="gr1" draw:text-style-name="P1" draw:layer="layout" svg:width="0.62cm" svg:height="0.542cm" svg:x="25.611cm" svg:y="35.247cm" svg:viewBox="0 0 621 543" draw:points="434,0 443,0 451,1 459,2 467,3 475,4 483,6 490,9 498,11 505,15 512,18 518,22 525,26 531,30 537,35 543,40 549,45 554,51 560,57 565,63 571,70 575,77 580,84 584,92 588,100 592,108 596,117 599,125 602,135 605,144 608,154 610,164 612,174 614,185 616,196 617,207 618,218 620,230 620,242 620,254 621,267 621,278 620,289 620,300 619,310 618,321 617,331 616,341 615,350 614,360 612,369 610,378 609,387 606,396 604,405 601,413 599,421 596,429 592,436 589,443 585,451 581,458 577,464 573,470 567,476 562,482 557,488 552,493 546,498 541,503 535,508 529,513 522,517 515,521 508,525 501,528 493,532 485,535 477,538 469,540 460,543 439,406 444,405 449,404 453,402 458,399 462,398 466,396 469,394 473,392 476,390 480,387 482,385 486,383 488,380 491,377 493,374 495,372 498,368 500,365 501,362 503,359 505,355 506,352 508,348 509,344 510,340 511,336 512,332 513,328 514,324 514,319 515,314 515,309 516,305 516,300 516,294 517,289 517,284 517,278 517,272 517,267 517,262 517,256 517,251 517,246 516,241 516,236 516,232 515,227 515,222 514,218 513,213 513,209 512,204 511,200 510,196 509,192 508,188 506,185 505,181 504,178 502,175 500,172 499,168 497,166 495,163 493,160 490,158 488,156 486,154 483,151 480,150 477,148 474,147 471,145 468,144 464,144 460,143 457,143 453,142 448,142 444,142 440,143 436,143 432,144 428,145 424,147 421,149 418,151 415,153 412,156 410,159 407,162 404,165 402,168 400,172 398,175 396,180 394,184 392,188 390,193 389,198 387,203 385,208 384,213 382,218 381,224 379,229 378,235 377,242 375,248 374,254 373,261 371,267 370,274 368,281 367,287 365,294 364,301 362,308 360,315 359,323 357,330 355,338 353,345 351,353 349,360 347,367 345,374 343,382 341,389 338,396 336,404 333,411 330,418 327,424 324,431 320,437 317,443 313,449 309,455 305,461 301,466 296,471 291,476 287,481 282,485 276,490 271,494 265,498 259,501 253,505 246,508 239,511 232,513 224,515 216,516 208,518 199,518 191,519 181,519 173,519 165,518 157,518 149,517 141,515 134,513 126,511 119,508 113,506 106,502 99,499 93,495 87,491 81,487 75,482 69,477 64,472 59,466 54,460 49,454 44,447 40,441 36,434 32,426 28,418 25,410 22,402 18,392 16,384 13,374 11,365 9,355 7,344 5,334 4,323 3,312 2,301 1,289 0,278 0,266 0,256 1,246 1,237 2,228 3,219 4,210 5,201 6,192 8,184 10,175 12,167 14,159 16,151 19,143 21,136 24,128 28,121 31,114 35,107 39,100 42,94 47,88 51,81 56,76 60,70 66,65 71,59 76,54 82,49 88,45 94,41 101,37 107,33 114,29 121,26 129,23 137,20 145,18 153,16 161,14 176,151 172,152 167,153 163,154 160,155 156,156 153,158 149,159 146,161 143,163 141,165 138,167 135,169 132,171 130,173 128,176 125,178 123,181 121,184 120,187 118,190 116,192 115,196 113,199 112,202 111,205 110,209 109,212 108,216 107,219 107,223 106,227 106,231 105,235 105,239 105,244 104,248 104,252 104,257 103,261 103,266 104,276 104,287 105,296 106,305 107,314 109,322 111,329 113,336 115,343 118,348 121,354 124,358 128,362 132,366 137,369 141,372 147,373 152,375 158,375 165,376 169,376 173,375 176,375 180,374 183,373 186,372 189,371 192,369 195,367 197,365 200,362 202,360 204,357 206,354 209,351 210,348 212,344 214,341 216,337 218,333 219,329 221,324 222,320 223,315 225,310 226,305 228,300 229,295 230,289 232,284 233,278 234,272 235,266 236,260 238,254 239,248 240,241 242,235 244,228 245,222 247,213 249,205 251,197 253,189 255,181 257,173 259,165 262,156 264,148 266,141 269,132 271,125 274,117 277,110 280,102 283,96 287,89 291,82 295,76 299,69 303,63 307,57 312,52 317,46 322,41 327,36 333,32 339,27 345,23 351,19 358,16 365,12 373,9 380,7 389,5 397,3 406,2 415,1 424,0">
          <text:p/>
        </draw:polygon>
        <draw:polygon draw:style-name="gr1" draw:text-style-name="P1" draw:layer="layout" svg:width="0.84cm" svg:height="0.292cm" svg:x="25.402cm" svg:y="34.584cm" svg:viewBox="0 0 841 293" draw:points="841,293 0,131 0,0 841,158">
          <text:p/>
        </draw:polygon>
        <draw:polygon draw:style-name="gr1" draw:text-style-name="P1" draw:layer="layout" svg:width="0.619cm" svg:height="0.551cm" svg:x="25.612cm" svg:y="33.665cm" svg:viewBox="0 0 620 552" draw:points="620,267 619,281 619,295 617,308 616,321 614,334 611,346 609,358 605,370 602,381 597,392 593,402 588,412 583,422 577,431 571,441 564,449 556,457 549,465 542,473 534,480 526,487 517,493 509,501 499,506 490,512 480,517 470,522 459,526 449,530 438,534 426,537 415,540 403,543 390,545 378,547 365,549 353,550 340,551 326,552 313,552 298,551 283,551 269,550 256,548 242,547 229,545 216,542 204,539 192,536 180,532 169,528 157,524 147,519 137,514 126,509 117,503 108,496 99,490 90,483 82,476 74,468 67,460 60,452 53,444 47,435 41,426 35,417 30,407 25,397 21,386 17,376 14,364 10,353 8,341 5,329 3,317 2,304 1,292 0,279 0,265 0,254 1,243 2,232 3,221 4,211 5,200 8,190 10,181 13,172 15,163 19,154 22,145 26,136 30,128 34,121 38,113 43,105 47,98 53,91 58,85 63,79 69,72 75,67 81,61 87,55 93,50 100,45 107,41 113,37 121,32 128,28 136,25 143,21 151,18 159,15 166,13 174,10 183,8 191,6 199,4 207,160 198,162 189,164 181,166 173,169 166,172 159,176 152,179 146,184 140,188 134,194 129,199 124,205 120,211 116,218 113,225 111,233 109,241 107,250 107,259 106,268 107,280 108,292 111,303 114,313 119,322 125,331 131,339 139,347 148,353 158,359 168,365 180,370 193,374 206,378 221,381 236,383 252,385 269,387 287,388 306,388 346,387 381,383 411,377 438,369 461,358 480,344 494,328 504,310 511,289 513,266 512,257 512,249 510,241 508,233 506,226 503,218 499,212 495,205 490,199 485,192 479,187 473,181 466,177 458,172 450,168 441,165 433,162 423,159 413,157 402,155 409,0 417,1 426,3 433,4 441,7 450,9 457,12 465,15 473,18 481,21 488,25 496,29 503,33 510,38 517,43 524,48 530,54 537,59 543,65 549,72 555,78 561,85 567,92 572,99 577,107 582,115 586,123 591,131 595,140 599,149 602,159 606,168 609,178 611,188 613,199 615,209 617,220 618,232 619,243 619,255">
          <text:p/>
        </draw:polygon>
        <draw:path draw:style-name="gr1" draw:text-style-name="P1" draw:layer="layout" svg:width="0.619cm" svg:height="0.601cm" svg:x="25.612cm" svg:y="32.987cm" svg:viewBox="0 0 620 602" svg:d="M309 0h13 14l13 1 12 1 13 2 12 2 13 3 12 3 11 3 12 4 11 3 11 5 11 5 10 5 10 5 10 6 9 6 9 7 9 7 8 7 8 8 8 9 7 8 7 9 7 9 6 10 6 10 6 10 5 11 5 12 4 12 4 12 3 12 3 13 3 13 2 13 1 14 2 14v15l1 15-1 14v14l-2 14-1 13-2 13-3 13-3 12-3 12-4 12-4 11-5 11-5 10-5 11-6 10-6 9-8 9-7 9-7 9-7 8-9 8-8 7-8 7-9 7-10 6-9 6-10 5-10 5-11 5-11 4-11 5-12 3-12 3-11 3-13 3-12 2-13 2-13 1-13 1-14 1h-13-14l-13-1-12-1-13-1-12-2-13-2-12-2-11-3-12-3-11-3-12-4-10-5-11-4-10-5-10-6-10-6-9-6-9-6-9-7-8-8-8-7-8-8-8-9-6-9-7-9-6-10-6-10-6-10-5-11-5-11-4-12-4-11-4-13-3-12-2-13-2-14-2-14-1-14-1-15v-15-16l1-15 1-15 2-14 2-14 2-14 3-13 4-12 4-13 4-12 5-11 5-11 6-10 6-10 6-10 7-9 6-8 8-8 8-8 8-8 8-7 9-6 9-7 9-5 9-6 10-5 11-5 10-4 11-4 11-4 12-3 11-3 12-2 12-2 12-2 13-2 12-1 13-1h13zM309 161l-21 1-19 1-19 3-17 2-16 3-15 4-13 4-13 6-11 6-11 6-9 7-8 8-7 9-6 9-6 10-4 10-3 11-3 12-1 12-1 13 1 13 1 13 3 12 3 12 5 10 5 10 6 10 7 9 9 8 9 8 10 7 12 6 12 5 14 5 14 4 17 3 17 3 18 2 19 1h21 10 11l10-1h9l10-1 8-1 9-2 9-1 8-1 8-2 7-2 8-2 7-3 6-2 7-3 6-3 6-3 6-3 5-4 5-3 5-4 5-3 4-4 4-4 4-4 3-5 4-4 3-4 3-5 2-5 2-5 2-5 2-6 2-5 1-5 1-6 1-5v-6-6l1-6-1-6v-7-6l-1-7-1-6-1-6-2-6-2-5-2-6-2-5-2-6-3-5-3-5-4-4-3-5-4-5-4-4-4-4-5-4-5-4-5-3-5-4-6-3-6-3-6-3-7-2-6-3-7-2-8-2-7-2-8-2-8-2-9-1-9-1-8-2-10-1-9-1h-10l-11-1z">
          <text:p/>
        </draw:path>
        <draw:polygon draw:style-name="gr1" draw:text-style-name="P1" draw:layer="layout" svg:width="0.608cm" svg:height="0.545cm" svg:x="25.623cm" svg:y="32.327cm" svg:viewBox="0 0 609 546" draw:points="0,391 335,391 342,391 348,391 355,391 362,391 368,390 374,390 380,389 387,388 393,387 399,386 404,385 410,383 415,382 420,380 425,379 430,377 435,375 440,373 444,370 448,368 452,365 456,362 460,360 463,356 466,353 470,350 472,347 475,343 478,339 480,335 482,331 484,327 486,322 488,318 489,313 490,307 491,302 491,297 492,291 492,286 492,280 491,275 491,269 490,264 489,259 487,254 486,249 484,244 482,239 480,235 477,230 474,226 471,222 468,217 464,213 461,209 457,206 453,202 449,198 444,195 440,192 435,189 430,186 424,183 419,180 414,178 408,176 402,174 396,172 390,170 383,168 377,166 370,165 363,164 356,163 349,162 342,161 335,161 327,161 320,160 0,160 0,4 463,4 467,4 471,4 475,4 478,4 482,4 486,4 490,4 494,4 499,4 503,4 507,4 511,4 515,4 519,4 523,4 527,4 531,4 534,4 539,4 543,3 546,3 550,3 554,3 557,3 560,3 563,2 567,2 570,2 573,2 576,2 579,2 581,1 584,1 586,1 588,1 591,1 592,1 594,1 596,0 598,0 598,149 596,149 594,149 593,149 591,149 589,150 587,150 585,150 582,150 579,151 576,151 574,151 570,151 567,152 564,152 561,152 558,153 554,153 551,153 548,153 544,153 540,153 536,154 532,154 529,154 525,154 522,154 518,154 515,155 511,155 508,155 504,155 501,155 498,155 494,155 492,155 489,155 486,155 483,155 481,155 478,155 478,158 491,165 504,171 515,178 526,186 537,193 547,202 556,210 564,218 571,228 578,237 584,247 589,257 593,267 597,278 601,289 604,300 606,312 607,325 608,337 609,350 608,361 608,371 607,381 606,390 604,399 602,409 600,417 597,425 594,433 591,441 587,448 583,456 579,462 575,469 570,475 565,481 560,487 555,492 549,497 543,502 536,507 529,511 523,515 516,519 508,522 501,525 493,528 486,531 477,534 469,536 461,538 452,540 444,541 435,543 426,544 416,544 407,546 398,546 389,546 379,546 0,546">
          <text:p/>
        </draw:polygon>
        <draw:polygon draw:style-name="gr1" draw:text-style-name="P1" draw:layer="layout" svg:width="0.609cm" svg:height="0.545cm" svg:x="25.611cm" svg:y="31.633cm" svg:viewBox="0 0 610 546" draw:points="610,154 274,154 267,154 260,155 254,155 247,155 241,156 234,157 228,157 222,158 216,159 210,160 205,161 199,163 194,164 188,166 184,167 179,169 174,171 169,173 165,176 161,178 157,181 153,184 149,187 146,190 142,193 139,196 136,200 133,203 131,207 129,211 126,215 124,220 123,224 121,229 120,234 119,239 118,244 117,250 117,255 117,261 117,267 117,272 118,278 119,283 120,289 121,294 123,299 125,304 127,309 130,313 132,318 135,322 138,326 141,330 144,334 148,338 152,342 156,346 160,349 165,352 169,355 174,359 179,361 184,364 190,367 195,370 201,372 207,374 213,376 219,378 226,380 232,381 239,383 246,384 252,385 259,385 266,386 274,386 281,387 289,387 610,387 610,542 145,542 142,542 138,542 134,542 130,542 126,542 122,542 118,542 114,542 110,542 106,542 102,542 98,542 94,542 90,543 86,543 82,543 78,543 75,543 71,543 67,543 64,544 60,544 56,544 53,544 49,544 46,544 43,544 40,545 37,545 34,545 31,545 28,545 26,545 23,545 21,545 19,546 17,546 15,546 14,546 12,546 12,398 14,398 15,398 17,398 19,398 21,397 23,397 25,397 28,397 31,397 34,396 36,396 39,396 42,396 46,396 49,395 52,395 55,395 59,395 62,394 65,394 69,394 72,394 76,394 79,394 83,393 87,393 90,393 94,393 97,392 101,392 104,392 108,392 111,392 114,392 117,392 120,391 123,391 125,391 128,391 131,391 131,389 117,383 105,376 93,369 82,361 72,354 62,346 53,337 45,329 38,320 31,310 25,301 20,291 16,280 12,269 8,257 5,246 3,234 2,222 1,209 0,196 1,186 1,176 2,165 3,156 5,147 7,138 9,129 12,121 15,113 18,105 22,98 26,91 30,84 34,78 39,72 44,66 49,60 55,55 60,50 67,45 73,40 79,36 86,32 93,28 100,24 108,21 115,18 123,15 131,13 139,10 148,9 156,7 165,5 174,4 183,3 192,2 201,1 211,1 220,0 230,0 610,0">
          <text:p/>
        </draw:polygon>
        <draw:polygon draw:style-name="gr1" draw:text-style-name="P1" draw:layer="layout" svg:width="0.747cm" svg:height="0.348cm" svg:x="25.483cm" svg:y="31.201cm" svg:viewBox="0 0 748 349" draw:points="748,131 747,144 746,157 744,169 742,180 738,192 734,202 729,212 724,221 718,229 710,237 703,244 694,250 684,256 674,260 664,265 652,268 639,271 626,272 612,273 598,274 246,274 246,349 140,349 140,266 0,218 0,120 140,120 140,6 246,6 246,120 556,120 564,119 572,119 580,118 587,117 593,115 600,114 605,112 611,109 616,106 620,103 624,100 628,96 630,91 633,87 635,82 637,77 639,71 640,65 640,59 641,52 640,49 640,46 640,43 640,41 640,38 640,36 639,33 639,31 639,28 638,26 638,23 637,21 637,19 636,16 636,14 635,11 635,8 634,6 633,3 633,0 729,0 731,6 732,12 734,17 736,23 737,29 738,36 739,42 740,48 742,54 743,61 743,67 744,74 745,80 746,87 746,94 746,101 747,108 747,116 747,123">
          <text:p/>
        </draw:polygon>
        <draw:polygon draw:style-name="gr1" draw:text-style-name="P1" draw:layer="layout" svg:width="1.052cm" svg:height="0.318cm" svg:x="25.402cm" svg:y="30.499cm" svg:viewBox="0 0 1053 319" draw:points="1053,156 1041,164 1028,172 1016,180 1004,188 992,195 980,203 968,209 955,216 943,223 931,229 919,235 906,241 894,247 882,252 869,257 857,262 844,267 832,272 819,276 806,280 794,284 781,288 767,291 754,295 741,297 728,301 714,303 701,306 687,308 674,310 660,312 645,313 631,315 616,316 602,317 587,318 572,319 557,319 541,319 526,319 510,319 495,319 479,319 464,318 450,317 435,316 421,315 406,313 392,312 379,310 364,308 350,306 337,303 323,301 310,297 297,295 284,291 271,288 258,284 245,280 232,276 220,272 207,267 195,262 182,257 170,252 158,247 146,241 133,235 121,229 109,223 97,216 85,209 73,203 61,195 48,188 36,180 24,172 12,164 0,156 0,0 12,9 25,17 38,25 50,33 63,41 76,48 88,55 101,62 113,70 126,76 138,83 151,89 163,94 176,99 188,105 201,110 214,115 226,120 239,124 252,128 265,132 278,135 291,139 304,142 317,145 330,148 343,151 357,153 370,155 385,157 398,159 412,161 426,162 440,163 454,164 468,165 482,166 497,166 511,167 526,167 541,167 556,166 571,166 585,165 600,164 614,163 628,162 642,161 655,159 669,157 682,155 696,153 709,151 722,148 735,145 748,142 761,139 775,135 788,132 800,128 813,124 826,120 838,115 851,110 864,105 876,99 889,94 901,89 914,83 926,76 939,70 951,62 964,55 976,48 989,41 1001,33 1014,25 1027,17 1040,9 1053,0">
          <text:p/>
        </draw:polygon>
        <draw:polygon draw:style-name="gr1" draw:text-style-name="P1" draw:layer="layout" svg:width="0.609cm" svg:height="0.859cm" svg:x="25.611cm" svg:y="29.564cm" svg:viewBox="0 0 610 860" draw:points="610,504 274,504 267,504 260,504 254,504 247,504 241,505 234,505 228,506 222,507 216,508 210,509 205,510 199,511 194,512 188,513 184,515 179,516 174,518 169,520 165,522 161,524 157,526 153,529 149,531 146,534 142,536 139,539 136,542 133,546 131,549 129,552 126,556 124,559 123,563 121,567 120,571 119,576 118,580 117,584 117,589 117,594 117,599 117,603 118,608 119,612 120,617 121,621 123,625 125,629 127,633 130,637 132,641 135,645 138,648 141,652 144,655 148,658 152,662 156,665 160,668 165,671 169,673 174,676 179,679 184,681 190,683 195,685 201,687 207,689 213,691 219,692 226,694 232,695 239,696 246,697 252,698 259,699 266,699 274,700 281,700 289,700 610,700 610,856 145,856 142,856 138,856 134,856 130,856 126,856 122,856 118,856 114,856 110,856 106,856 102,856 98,856 94,856 90,857 86,857 82,857 78,857 75,857 71,857 67,857 64,858 60,858 56,858 53,858 49,858 46,858 43,858 40,858 37,858 34,858 31,859 28,859 26,859 23,859 21,859 19,860 17,860 15,860 14,860 12,860 12,711 14,711 15,711 17,711 19,711 21,710 23,710 25,710 28,710 31,710 34,709 36,709 39,709 42,709 46,709 49,708 52,708 55,708 59,708 62,707 65,707 69,707 72,707 76,706 79,706 83,706 87,706 90,706 94,706 97,705 101,705 104,705 108,705 111,705 114,705 117,705 120,704 123,704 125,704 128,704 131,704 131,702 117,696 105,690 93,684 82,677 72,670 62,663 53,655 45,648 38,639 31,631 25,622 20,613 16,604 12,594 8,584 5,573 3,563 2,552 1,540 0,529 1,515 2,502 4,490 6,478 9,467 12,456 17,446 22,437 28,427 34,419 41,411 48,403 57,396 65,390 75,384 85,378 95,374 106,370 118,366 131,363 131,359 123,356 116,353 109,349 103,346 97,343 91,339 85,336 79,332 74,329 69,325 64,321 59,317 55,313 51,310 47,305 43,301 39,297 35,293 32,289 29,284 26,280 23,275 21,270 18,266 16,261 14,256 12,251 10,246 9,241 7,236 6,231 5,225 4,220 3,214 2,208 2,202 1,197 1,191 0,185 0,178 1,169 1,159 2,150 3,142 5,133 7,125 9,117 12,110 15,103 18,96 22,89 26,83 30,76 34,70 39,65 44,59 49,55 55,50 60,45 67,41 73,37 79,33 86,29 93,25 100,22 108,19 115,16 123,14 131,12 139,10 148,8 156,6 165,5 174,3 183,2 192,2 201,1 211,0 220,0 230,0 610,0 610,154 274,154 267,154 260,154 254,154 247,154 241,155 234,155 228,156 222,157 216,158 210,159 205,160 199,161 194,162 188,163 184,165 179,166 174,168 169,170 165,172 161,174 157,176 153,179 149,181 146,184 142,186 139,189 136,192 133,195 131,199 129,202 126,206 124,209 123,213 121,217 120,221 119,226 118,230 117,234 117,239 117,244 117,249 117,253 118,258 119,262 120,266 121,270 123,275 125,279 127,283 129,287 131,290 134,294 137,297 140,301 143,304 147,307 150,311 154,314 158,317 162,319 167,322 172,325 176,327 181,330 186,332 192,334 197,336 203,338 208,340 214,341 221,342 227,344 233,345 240,346 246,347 253,348 260,349 267,349 274,349 282,350 610,350">
          <text:p/>
        </draw:polygon>
        <draw:path draw:style-name="gr1" draw:text-style-name="P1" draw:layer="layout" svg:width="0.848cm" svg:height="0.567cm" svg:x="25.611cm" svg:y="28.88cm" svg:viewBox="0 0 849 568" svg:d="M849 285l-1 12v12 10l-1 11-1 11-2 10-1 10-2 10-2 9-3 10-2 8-2 9-3 8-3 8-4 8-3 8-3 8-4 7-4 6-4 7-5 6-4 6-5 6-5 5-5 5-5 5-5 5-5 5-6 4-6 4-6 4-6 3-6 3-6 3-7 3-7 2-6 2-7 3-7 1-7 2-18-156 7-2 7-2 6-3 6-3 6-3 6-4 5-4 5-4 4-5 4-5 4-6 4-6 3-6 2-7 3-7 1-8 2-7 1-8 1-9v-8-6-5l-1-5-1-5v-5l-1-5-1-5-1-5-1-5-2-4-2-5-1-4-3-5-2-4-2-4-3-4-3-3-3-4-4-3-3-3-4-3-4-4-4-2-5-3-5-3-5-3-5-2-5-2-6-2-6-2-6-1-7-2-6-2-7-1-8-1h-8l-7-1-9-1h-8-9-3-3-3-4-2-4-3-3-3-3-3-4-3-3-3-3-2l-3-1h-3-2-4-3-3-3-3-3-3-2-3-3v1l11 5 10 6 11 7 9 7 9 8 8 7 7 8 7 9 6 9 5 10 5 10 5 10 4 11 3 11 3 11 2 12 2 12 1 13 1 12v14 11 11l-2 11-1 10-2 10-3 9-2 10-4 9-3 8-5 10-4 8-6 8-5 7-5 7-6 7-7 7-7 6-7 6-7 6-8 6-8 5-9 5-8 5-10 4-9 4-10 4-10 4-10 3-10 3-11 3-12 2-11 2-12 2-12 2-12 1-12 2h-13l-12 1h-13-14-14-13l-13-1-13-1-12-1-13-1-12-2-11-2-12-2-11-3-11-3-11-3-11-4-10-3-9-5-10-4-9-4-9-5-8-6-9-5-8-6-7-6-8-7-7-6-6-7-6-8-6-7-5-8-5-8-4-10-5-9-3-9-4-9-2-10-3-10-2-11-1-11-1-11-1-11-1-12 1-12 1-11 1-11 2-11 2-11 3-11 3-10 4-10 4-10 5-9 5-10 6-8 7-9 7-8 8-7 9-7 10-7 10-7 10-6 11-5v-3h-2-3-2-3-2-3-3-3-3-2l-4-1h-3-3-2-4l-2-1h-4-3-3-3l-3-1h-2-3l-3-1h-2-3-2-3l-2-1h-2-2-2l-2-1h-2-1l-2-1h-1-1-1-1v-147h4 5l4 1h5 6 6 6l6 1h7 8 7 8l7 1h8 8 8 9 9 9 9 440 13l13 1 12 1 12 1 11 2 11 2 11 2 10 3 11 3 9 4 10 4 9 4 9 5 9 5 8 5 7 6 8 6 7 6 7 7 7 7 6 7 6 8 6 8 5 8 5 9 4 9 5 10 4 9 3 10 4 11 3 10 3 11 2 11 2 12 2 12 1 12 1 12 1 13v13zM303 156h-11-11l-10 1-10 1-9 1-10 1-8 1-9 2-8 2-8 2-7 2-7 3-7 2-6 3-7 2-5 4-6 2-5 4-5 3-5 4-4 3-4 4-4 4-4 3-3 5-3 4-3 4-3 4-2 5-2 4-2 5-1 4-1 5-2 5-1 4-1 5v4l-1 5v4 5 6 6l1 5 1 6 1 5 1 6 2 4 1 5 2 5 2 5 3 5 3 4 2 4 4 4 3 4 4 4 4 4 4 3 5 3 4 3 5 4 5 3 6 3 6 2 6 3 6 2 7 2 7 2 7 2 7 2 8 2 8 1 8 1 8 1 9 1 9 1h10l9 1h10 10 19l18-1 17-2 16-2 15-3 14-3 13-4 12-5 11-5 11-6 9-6 9-7 7-8 6-8 6-9 4-10 3-10 3-11 1-11 1-12v-4-5l-1-5v-4l-1-5-1-4-2-5-1-5-1-4-2-5-2-4-2-5-3-4-3-4-3-5-3-4-4-4-3-4-4-3-5-4-5-4-5-3-5-3-6-3-6-3-6-3-6-3-8-2-7-3-7-2-8-2-8-2-9-2-9-1-9-1-10-1-10-1-11-1h-11z">
          <text:p/>
        </draw:path>
        <draw:polygon draw:style-name="gr1" draw:text-style-name="P1" draw:layer="layout" svg:width="1.052cm" svg:height="0.318cm" svg:x="25.402cm" svg:y="28.485cm" svg:viewBox="0 0 1053 319" draw:points="1053,319 1040,310 1027,302 1014,294 1001,286 989,278 976,271 964,264 951,257 939,250 926,244 914,237 901,231 889,226 876,220 864,215 851,210 838,205 826,201 813,197 800,192 788,188 775,185 761,181 748,178 735,174 722,171 709,168 696,166 682,164 669,162 655,160 642,158 628,157 614,156 600,155 585,154 571,153 556,153 541,152 526,152 511,152 497,153 482,153 468,154 454,155 440,156 426,157 412,158 398,160 385,162 370,164 357,166 343,168 330,171 317,174 304,178 291,181 278,185 265,188 252,192 239,197 226,201 214,205 201,210 188,215 176,220 163,226 151,231 138,237 126,244 113,250 101,257 88,264 76,271 63,278 50,286 38,294 25,302 12,310 0,319 0,163 12,155 24,147 36,139 48,131 61,124 73,116 85,109 97,103 109,96 121,90 133,84 146,78 158,72 170,67 182,62 195,57 207,52 220,48 232,43 245,39 258,35 271,31 284,28 297,25 310,22 323,19 337,16 350,14 364,11 379,10 392,7 406,6 421,4 435,3 450,2 464,1 479,0 495,0 510,0 526,0 541,0 557,0 572,0 587,1 602,2 616,3 631,4 645,6 660,7 674,10 687,11 701,14 714,16 728,19 741,22 754,25 767,28 781,31 794,35 806,39 819,43 832,48 844,52 857,57 869,62 882,67 894,72 906,78 919,84 931,90 943,96 955,103 968,109 980,116 992,124 1004,131 1016,139 1028,147 1041,155 1053,163">
          <text:p/>
        </draw:polygon>
        <draw:frame draw:style-name="gr16" draw:text-style-name="P12" draw:layer="layout" svg:width="1.196cm" svg:height="1.767cm" svg:x="31.361cm" svg:y="25.62cm">
          <draw:text-box>
            <text:p><text:span text:style-name="T2">a</text:span></text:p>
          </draw:text-box>
        </draw:frame>
        <draw:frame draw:style-name="gr17" draw:text-style-name="P12" draw:layer="layout" svg:width="1.242cm" svg:height="1.767cm" svg:x="37.289cm" svg:y="25.62cm">
          <draw:text-box>
            <text:p><text:span text:style-name="T2">b</text:span></text:p>
          </draw:text-box>
        </draw:frame>
        <draw:frame draw:style-name="gr18" draw:text-style-name="P12" draw:layer="layout" svg:width="1.241cm" svg:height="1.767cm" svg:x="43.219cm" svg:y="25.621cm">
          <draw:text-box>
            <text:p><text:span text:style-name="T2">b</text:span></text:p>
          </draw:text-box>
        </draw:frame>
        <draw:polygon draw:style-name="gr2" draw:text-style-name="P2" draw:layer="layout" svg:width="2.175cm" svg:height="2.175cm" svg:x="32.25cm" svg:y="17.401cm" svg:viewBox="0 0 2176 2176" draw:points="0,2176 2176,2176 2176,0 0,0">
          <text:p/>
        </draw:polygon>
        <draw:polygon draw:style-name="gr13" draw:text-style-name="P9" draw:layer="layout" svg:width="1.328cm" svg:height="1.146cm" svg:x="32.674cm" svg:y="17.725cm" svg:viewBox="0 0 1329 1147" draw:points="666,0 1329,1147 0,1147">
          <text:p/>
        </draw:polygon>
        <draw:polygon draw:style-name="gr2" draw:text-style-name="P2" draw:layer="layout" svg:width="2.175cm" svg:height="2.175cm" svg:x="32.25cm" svg:y="19.574cm" svg:viewBox="0 0 2176 2176" draw:points="0,2176 2176,2176 2176,0 0,0">
          <text:p/>
        </draw:polygon>
        <draw:path draw:style-name="gr14" draw:text-style-name="P10" draw:layer="layout" svg:width="0.986cm" svg:height="0.986cm" svg:x="32.845cm" svg:y="20.169cm" svg:viewBox="0 0 987 987" svg:d="M0 492c0-271 221-492 495-492 271 0 492 221 492 492 0 270-221 495-492 495-274 0-495-225-495-495z">
          <text:p/>
        </draw:path>
        <draw:path draw:style-name="gr1" draw:text-style-name="P1" draw:layer="layout" svg:width="0.53cm" svg:height="0.786cm" svg:x="35.153cm" svg:y="18.096cm" svg:viewBox="0 0 531 787" svg:d="M531 392v21 22 25 17l-4 18-3 22v17l-4 15-3 17-4 15-7 14-4 14-3 14-7 15-4 10-7 11-4 11-10 14-4 7-7 11-7 7-7 11-11 7-7 7-7 7-7 7-11 4-11 7-7 3-11 7-7 4h-10l-11 4-11 3-10 4h-11l-11 3h-10-11-11-14-11-10l-11-3h-11l-11-4-10-3-11-4h-7l-11-4-10-7-11-3-7-7-7-4-11-7-7-7-7-7-7-7-8-11-10-7-7-11-4-7-7-14-7-11-4-11-7-10-7-15-4-14-3-14-4-14-3-15-4-17-3-15-4-17v-18l-3-22v-17l-4-25v-22-21-22-21l4-21v-22l3-17v-18l4-18 3-18 4-18 3-14 4-14 3-14 4-15 7-14 7-11 4-14 7-11 7-10 7-11 4-7 10-7 8-11 7-7 7-7 7-7 11-4 7-7 10-4 11-7 7-3 11-4h11l10-3 7-4 15-3h7 14l11-4h10 15 10 11l11 4h10 11l11 3 7 4 11 3h10l11 4 7 3 11 7 7 4 11 7 7 4 7 7 11 7 7 7 7 11 7 7 7 7 7 11 7 10 4 11 7 14 7 11 4 14 3 15 7 14 4 14 4 14 3 18 4 18v18l3 18 4 17v22 21 21zM435 392v-18-18-14l-4-18v-14-14l-4-15v-14l-3-14v-11l-4-10-3-15v-10l-4-11-3-7-4-11-3-11-4-7-4-7-3-7-4-7-3-7-7-7-4-4-7-7-4-4-7-3-3-4-7-3-8-4-3-3-7-4-7-4h-8l-7-3h-7-7-7l-7-4h-7-11l-7 4h-11-7-7l-7 3h-7l-7 4-8 4-3 3-7 4-7 3-4 4-7 3-4 8-7 3-3 4-7 7-4 7-4 7-7 7-3 7-4 11v7l-3 11-4 7-3 14-4 7-4 15v10l-3 11v14l-4 14v15 14l-3 14v18 14 18 18 18 17 18 15l3 17v15 14l4 11v14l3 10v15l4 10 4 11 3 11 4 10 3 8 4 10 3 7 4 7 3 11 4 7 4 4 7 7 3 7 7 4 4 7 7 3 4 4 7 3 7 4 3 4 8 3 7 4h7l7 3h7 7l7 4h7 11 11 7l4-4h10 7l4-3h7l7-4 7-3 7-4 8-4 3-3 7-4 4-3 7-7 3-4 4-7 7-7 4-4 3-7 4-11 7-7 4-7v-10l7-8 3-10v-11l4-11 3-10v-15l4-10 3-14v-11l4-14v-15-17l4-15v-18-17z">
          <text:p/>
        </draw:path>
        <draw:polygon draw:style-name="gr1" draw:text-style-name="P1" draw:layer="layout" svg:width="0.779cm" svg:height="0.597cm" svg:x="35.798cm" svg:y="18.274cm" svg:viewBox="0 0 780 598" draw:points="342,598 342,228 342,221 342,210 342,203 342,196 342,189 342,182 342,171 338,164 338,160 335,153 335,146 335,142 331,139 331,132 331,128 328,121 324,118 324,114 321,110 321,107 317,103 313,100 310,96 306,96 303,93 303,89 299,89 292,85 289,82 285,82 281,82 278,78 271,78 267,78 264,78 256,75 253,75 246,75 242,75 235,75 228,75 224,75 217,75 214,78 207,78 199,78 196,82 189,82 185,85 178,89 175,89 171,93 167,96 160,100 157,103 153,107 150,110 146,114 139,118 135,121 135,128 132,132 128,139 125,142 121,146 118,153 118,160 114,167 110,178 110,182 107,189 107,196 107,203 103,210 103,221 103,228 103,235 103,242 103,253 103,260 103,598 4,598 4,135 4,132 4,128 4,125 4,121 4,118 4,114 4,110 4,103 4,100 4,96 4,93 4,89 4,85 4,82 4,78 4,75 4,71 4,68 4,61 4,57 4,53 4,50 4,46 4,43 4,39 4,36 4,32 4,28 4,25 4,21 4,18 0,14 0,11 93,11 93,14 93,18 93,21 93,25 93,28 93,32 93,36 93,39 96,39 96,43 96,46 96,50 96,53 96,57 96,61 96,64 96,68 96,71 96,75 96,78 96,82 96,85 96,89 96,93 96,96 96,100 96,103 96,107 96,110 100,110 103,107 103,100 107,96 110,93 114,85 114,82 118,78 121,75 125,68 128,64 132,61 132,57 135,53 139,50 142,46 146,43 150,39 153,36 157,32 160,32 167,28 171,25 175,21 178,18 185,18 189,14 192,14 199,11 203,11 207,7 214,7 221,7 224,4 232,4 239,4 242,4 249,0 256,0 264,0 271,0 281,0 296,0 306,4 317,4 328,7 338,11 349,14 356,18 367,21 374,28 381,32 388,39 395,46 403,53 406,61 413,71 417,78 420,89 424,100 427,110 431,110 431,107 435,100 438,96 442,93 442,85 449,82 449,78 452,75 456,68 460,64 463,61 467,57 470,53 474,50 477,46 481,43 484,39 488,36 492,32 499,32 502,28 506,25 513,21 520,18 524,18 527,14 534,14 538,11 545,11 549,7 556,7 559,7 566,4 570,4 577,4 584,4 591,0 595,0 606,0 609,0 620,0 627,0 634,0 645,4 652,4 659,4 666,7 673,7 680,11 687,11 695,14 698,18 705,21 712,25 716,28 720,32 727,36 730,39 737,43 741,50 744,53 748,61 752,64 755,71 759,78 759,82 762,89 766,96 766,103 769,114 769,121 773,128 777,139 777,146 777,157 777,164 780,178 780,189 780,199 780,210 780,598 684,598 684,228 684,221 684,210 684,203 684,196 680,189 680,182 680,171 680,164 680,160 677,153 677,146 677,142 673,139 673,132 670,128 670,121 666,118 663,114 663,110 659,107 655,103 655,100 652,96 648,96 645,93 641,89 638,89 634,85 630,82 627,82 623,82 616,78 613,78 609,78 606,78 598,75 595,75 588,75 584,75 577,75 570,75 566,75 559,75 552,78 549,78 541,78 538,82 531,82 527,85 520,89 517,89 506,93 502,96 499,96 495,100 492,103 484,110 481,114 477,118 474,121 470,125 470,132 463,135 463,142 460,146 456,153 456,157 452,164 449,171 449,182 445,189 445,196 442,203 442,210 442,217 438,224 438,235 438,242 438,253 438,260 438,598">
          <text:p/>
        </draw:polygon>
        <draw:polygon draw:style-name="gr1" draw:text-style-name="P1" draw:layer="layout" svg:width="0.53cm" svg:height="0.776cm" svg:x="35.153cm" svg:y="20.279cm" svg:viewBox="0 0 531 777" draw:points="531,513 531,524 527,534 527,545 527,556 524,566 524,577 520,588 520,598 517,609 513,616 509,627 506,638 499,645 495,655 492,663 484,670 481,677 474,687 467,698 460,702 456,709 445,716 438,723 431,727 424,734 413,741 406,744 395,748 388,752 374,759 363,759 353,762 342,766 331,769 317,769 306,773 296,773 281,773 267,773 256,777 242,773 232,773 221,773 210,773 199,773 189,769 178,769 171,766 160,766 150,762 142,759 135,755 125,752 118,748 110,744 103,741 96,737 89,730 82,727 75,723 71,720 64,712 61,705 53,702 50,698 43,691 39,684 36,673 32,670 28,663 25,655 21,648 18,641 14,634 11,627 11,620 7,613 4,606 4,598 0,591 100,581 103,584 103,588 103,591 107,595 107,602 110,606 110,609 114,613 114,616 118,620 118,627 121,630 125,634 128,638 128,641 132,645 135,648 139,652 142,655 146,659 150,659 153,663 157,666 160,670 167,673 171,673 175,677 182,684 185,684 192,687 196,687 203,691 210,691 217,695 221,695 228,695 235,695 242,695 249,695 260,695 267,695 274,695 281,695 289,695 296,695 303,691 306,691 313,687 321,687 328,684 331,677 338,677 346,673 349,670 356,666 360,663 367,659 370,655 374,652 385,648 388,641 392,638 395,630 399,627 403,620 406,616 410,609 413,606 413,598 417,591 420,584 420,577 424,570 424,563 424,556 427,549 427,541 427,531 427,524 427,513 427,509 427,502 427,495 427,488 424,481 424,477 424,470 420,463 420,456 417,452 413,445 413,438 410,435 406,431 403,424 399,417 395,413 392,410 388,403 385,399 378,395 374,392 367,388 363,385 360,381 353,378 346,374 342,370 335,370 328,367 324,367 317,363 310,360 303,360 299,356 289,356 281,356 274,356 267,356 260,356 256,356 253,356 246,356 242,356 239,356 232,356 228,356 224,356 221,360 217,360 210,360 207,360 203,363 199,363 196,363 192,367 189,367 185,367 182,370 178,370 175,374 171,374 167,378 164,378 160,378 157,381 153,381 150,385 150,388 146,388 142,392 139,392 135,395 132,399 128,403 125,406 121,410 118,410 25,410 50,0 484,0 484,82 139,82 125,324 128,321 135,317 139,313 146,310 153,306 160,303 167,299 175,296 182,292 189,289 196,289 203,285 214,281 221,281 232,281 239,278 249,278 260,274 271,274 281,274 292,274 303,274 313,278 324,278 335,281 346,281 353,285 363,285 374,289 385,292 395,296 403,299 413,306 420,310 427,313 435,317 442,324 449,331 456,335 463,342 470,349 477,356 481,360 484,370 492,378 495,385 502,392 506,399 509,410 513,417 517,424 520,435 520,445 524,452 524,463 527,474 527,481 527,492 531,502">
          <text:p/>
        </draw:polygon>
        <draw:polygon draw:style-name="gr1" draw:text-style-name="P1" draw:layer="layout" svg:width="0.779cm" svg:height="0.601cm" svg:x="35.798cm" svg:y="20.443cm" svg:viewBox="0 0 780 602" draw:points="342,602 342,228 342,217 342,210 342,203 342,196 342,189 342,182 342,175 338,167 338,160 335,157 335,150 335,146 331,139 331,135 331,128 328,125 324,121 324,118 321,114 321,110 317,107 313,103 310,100 306,96 303,96 303,93 299,89 292,89 289,85 285,85 281,82 278,82 271,82 267,78 264,78 256,78 253,78 246,78 242,78 235,78 228,78 224,78 217,78 214,78 207,82 199,82 196,82 189,85 185,85 178,89 175,93 171,96 167,100 160,100 157,103 153,107 150,110 146,118 139,121 135,125 135,128 132,135 128,139 125,146 121,150 118,157 118,164 114,167 110,175 110,182 107,189 107,196 107,203 103,210 103,217 103,224 103,232 103,242 103,249 103,260 103,602 4,602 4,139 4,132 4,128 4,125 4,121 4,118 4,114 4,110 4,107 4,103 4,100 4,96 4,89 4,85 4,82 4,78 4,75 4,71 4,68 4,64 4,61 4,57 4,53 4,50 4,46 4,43 4,39 4,36 4,32 4,28 4,25 4,21 4,18 0,18 0,14 93,14 93,18 93,21 93,25 93,28 93,32 93,36 93,39 96,43 96,46 96,50 96,53 96,57 96,61 96,64 96,68 96,71 96,75 96,78 96,82 96,85 96,89 96,93 96,96 96,100 96,103 96,107 96,110 96,114 100,114 103,107 103,103 107,100 110,93 114,89 114,85 118,78 121,75 125,71 128,68 132,64 132,61 135,57 139,53 142,46 146,43 150,43 153,39 157,36 160,32 167,28 171,25 175,25 178,21 185,18 189,18 192,14 199,14 203,11 207,11 214,11 221,7 224,7 232,4 239,4 242,4 249,4 256,4 264,4 271,0 281,4 296,4 306,4 317,7 328,11 338,11 349,14 356,18 367,25 374,28 381,36 388,39 395,46 403,53 406,64 413,71 417,82 420,89 424,103 427,114 431,114 431,107 435,103 438,100 442,93 442,89 449,85 449,78 452,75 456,71 460,68 463,64 467,61 470,57 474,53 477,46 481,43 484,43 488,39 492,36 499,32 502,28 506,25 513,25 520,21 524,18 527,18 534,14 538,14 545,11 549,11 556,11 559,7 566,7 570,4 577,4 584,4 591,4 595,4 606,4 609,0 620,4 627,4 634,4 645,4 652,4 659,7 666,7 673,11 680,11 687,14 695,18 698,18 705,21 712,25 716,28 720,32 727,36 730,43 737,46 741,50 744,57 748,61 752,68 755,75 759,78 759,85 762,93 766,100 766,107 769,114 769,125 773,132 777,139 777,150 777,157 777,167 780,175 780,185 780,196 780,207 780,602 684,602 684,228 684,217 684,210 684,203 684,196 680,189 680,182 680,175 680,167 680,160 677,157 677,150 677,146 673,139 673,135 670,128 670,125 666,121 663,118 663,114 659,110 655,107 655,103 652,100 648,96 645,96 641,93 638,89 634,89 630,85 627,85 623,82 616,82 613,82 609,78 606,78 598,78 595,78 588,78 584,78 577,78 570,78 566,78 559,78 552,78 549,82 541,82 538,82 531,85 527,85 520,89 517,93 506,96 502,96 499,100 495,103 492,107 484,110 481,114 477,118 474,125 470,128 470,132 463,139 463,142 460,150 456,153 456,160 452,167 449,175 449,182 445,185 445,192 442,203 442,210 442,217 438,224 438,232 438,242 438,249 438,260 438,602">
          <text:p/>
        </draw:polygon>
        <draw:path draw:style-name="gr1" draw:text-style-name="P1" draw:layer="layout" svg:width="0.979cm" svg:height="1.098cm" svg:x="32.272cm" svg:y="15.512cm" svg:viewBox="0 0 980 1099" svg:d="M980 541v27l-2 26-2 26-3 27-3 24-5 23-5 24-6 23-7 21-8 21-9 21-8 19-10 20-13 17-11 18-12 18-11 16-13 16-14 15-13 14-15 13-14 13-16 13-17 11-17 11-16 10-18 10-20 9-17 9-20 6-21 8-19 7-19 4-21 5-21 3-21 4-21 3-23 2h-23l-21 1h-445v-1099h399 24l26 2 24 1 24 2 24 3 23 3 23 5 22 5 21 5 23 6 21 7 19 6 21 10 19 8 18 10 18 9 18 12 17 11 17 13 16 13 14 13 15 14 13 15 13 16 12 16 12 18 13 17 9 18 10 20 10 21 8 21 6 21 7 22 6 23 5 24 3 24 3 26 2 26 2 27zM747 541v-20-17l-3-18-2-18-1-16-3-16-4-16-3-15-5-14-5-15-4-13-7-13-6-13-7-11-6-13-8-10-8-11-8-10-8-9-10-8-10-10-10-8-9-8-12-7-11-6-11-6-11-7-13-5-13-5-13-4-13-4-13-5-13-3-14-1-15-4-14-1-15-2h-15l-16-1h-16-161v744h193 15l13-2 14-2 13-1 13-2 13-3 11-3 13-4 12-3 13-5 11-4 11-7 10-5 11-8 10-6 11-7 10-8 10-8 8-10 9-9 8-10 8-10 8-11 9-11 6-12 6-12 7-12 5-13 6-14 5-13 5-16 3-15 3-14 5-16 2-17 1-17 4-18 1-18v-18z">
          <text:p/>
        </draw:path>
        <draw:path draw:style-name="gr1" draw:text-style-name="P1" draw:layer="layout" svg:width="0.219cm" svg:height="1.156cm" svg:x="33.429cm" svg:y="15.454cm" svg:viewBox="0 0 220 1157" svg:d="M0 161v-161h220v161zM0 1157v-844h220v844z">
          <text:p/>
        </draw:path>
        <draw:polygon draw:style-name="gr1" draw:text-style-name="P1" draw:layer="layout" svg:width="0.766cm" svg:height="0.874cm" svg:x="33.817cm" svg:y="15.751cm" svg:viewBox="0 0 767 875" draw:points="767,612 767,625 767,638 765,649 762,660 760,671 757,683 754,692 751,702 746,713 741,723 736,733 730,741 723,751 718,759 710,768 702,776 694,783 686,791 678,799 668,805 659,812 647,818 636,823 626,830 613,834 602,839 589,846 576,849 563,854 550,857 536,860 521,863 505,867 491,868 475,870 458,872 442,873 424,875 408,875 391,875 374,875 358,875 344,875 328,873 313,872 300,872 286,870 271,868 258,867 245,863 232,860 220,859 208,855 195,852 184,849 173,844 163,839 152,836 142,831 132,826 123,820 113,813 103,807 95,801 87,794 79,788 71,780 63,771 55,763 48,755 42,747 37,738 31,728 26,718 19,709 16,697 11,686 6,675 3,662 0,650 194,620 195,626 199,634 200,641 202,647 205,652 208,659 210,663 213,668 216,673 220,678 223,681 226,686 231,689 234,694 237,697 242,700 245,704 250,705 255,709 260,712 265,713 270,715 274,718 281,720 286,721 292,721 297,723 303,725 310,726 316,726 323,728 329,728 337,728 344,730 350,730 358,730 366,730 374,731 381,731 391,731 397,731 405,731 412,730 420,730 426,730 433,730 439,728 447,728 454,728 458,726 466,725 473,725 478,723 484,721 489,720 495,720 500,718 505,715 510,713 515,712 520,710 525,707 528,704 533,702 536,699 541,696 544,692 547,689 550,686 552,683 555,678 557,675 560,670 562,665 563,660 563,655 565,650 565,646 565,639 567,634 565,626 565,620 565,613 563,608 562,604 558,599 557,594 554,589 550,584 546,581 542,576 537,573 534,570 529,567 525,563 518,560 513,557 507,555 500,552 494,550 487,547 481,546 473,542 466,541 458,537 450,536 442,534 434,533 426,531 416,528 407,526 399,525 389,523 379,521 370,518 362,516 352,515 341,513 331,510 321,508 312,505 300,504 291,500 279,497 270,495 258,492 249,489 237,486 228,483 216,479 207,476 197,473 187,468 178,465 169,460 160,457 150,450 142,445 134,441 126,436 118,429 110,424 103,418 95,410 89,403 82,397 76,389 71,381 63,373 58,365 53,355 48,347 45,336 42,326 39,316 37,303 36,292 34,281 34,268 34,255 34,242 34,231 36,220 37,210 39,199 42,187 45,178 48,168 52,158 56,148 61,139 68,131 74,121 81,113 87,105 94,97 102,89 110,82 118,74 128,68 136,61 145,55 155,48 166,44 178,39 189,34 200,29 213,24 224,21 239,18 252,15 265,11 281,8 295,6 310,5 326,2 341,2 358,0 374,0 391,0 405,0 418,0 431,0 445,2 458,3 470,5 483,6 495,8 507,10 520,13 531,16 542,18 554,21 565,26 575,29 586,34 596,37 605,44 615,48 625,53 634,58 642,65 652,71 660,77 668,84 675,92 683,98 689,107 697,115 702,123 709,132 715,142 720,150 726,160 730,171 734,181 738,192 741,203 744,215 747,226 554,247 552,240 550,236 550,229 547,224 546,220 544,215 542,210 539,205 536,202 534,197 531,194 528,189 525,186 521,182 518,179 515,176 512,173 507,171 504,168 499,165 495,163 491,161 486,160 483,157 476,155 473,153 466,153 462,152 457,150 452,150 445,148 441,148 434,147 429,147 423,147 416,145 410,145 405,145 399,145 391,145 376,145 362,145 349,147 336,148 323,150 312,152 302,155 292,158 282,161 274,165 268,169 261,174 255,179 250,186 245,192 242,199 239,205 237,213 236,223 236,231 236,237 236,242 237,249 239,252 240,258 242,261 244,266 245,270 249,274 252,278 255,281 258,284 263,287 266,291 271,294 276,297 281,299 286,302 291,303 297,307 302,308 308,310 315,313 321,315 329,316 336,318 342,320 350,321 358,324 366,326 374,328 383,329 391,331 399,332 408,334 416,337 426,339 436,341 444,342 454,345 465,347 478,350 489,353 500,357 512,358 523,362 534,365 546,368 557,371 568,374 579,378 591,381 602,386 612,389 621,394 631,399 641,403 650,410 660,415 668,420 678,426 686,433 694,439 700,447 709,454 715,462 721,470 728,478 734,486 739,495 746,505 749,515 754,525 757,536 760,547 762,560 765,571 765,584 767,599">
          <text:p/>
        </draw:polygon>
        <draw:polygon draw:style-name="gr1" draw:text-style-name="P1" draw:layer="layout" svg:width="0.493cm" svg:height="1.055cm" svg:x="34.666cm" svg:y="15.569cm" svg:viewBox="0 0 494 1056" draw:points="308,1056 289,1056 271,1054 255,1051 239,1047 223,1043 208,1038 195,1031 182,1023 171,1014 160,1004 150,993 140,981 134,968 126,952 121,938 116,922 113,904 110,884 108,865 108,844 108,345 0,345 0,199 119,199 187,0 324,0 324,199 486,199 486,345 324,345 324,784 324,796 324,807 326,818 328,830 329,839 332,847 336,855 339,863 344,870 347,876 352,881 358,886 363,891 370,894 378,897 384,901 392,902 400,904 410,905 420,905 424,905 428,905 433,905 436,904 439,904 442,904 445,904 450,904 455,902 458,902 462,902 465,901 468,901 471,899 476,899 479,897 483,897 487,896 491,896 494,894 494,1030 486,1031 478,1035 470,1038 462,1039 454,1041 442,1043 434,1044 424,1046 416,1047 407,1049 399,1051 389,1052 379,1052 370,1054 360,1054 350,1054 341,1056 329,1056 320,1056">
          <text:p/>
        </draw:polygon>
        <draw:path draw:style-name="gr1" draw:text-style-name="P1" draw:layer="layout" svg:width="0.85cm" svg:height="0.874cm" svg:x="35.226cm" svg:y="15.751cm" svg:viewBox="0 0 851 875" svg:d="M260 875h-11-13-12l-11-2-11-1-10-2-11-3-10-2-10-3-9-3-10-4-11-4-8-4-10-4-8-5-8-5-7-5-8-6-8-5-6-7-7-6-6-8-5-7-6-8-5-8-5-8-5-8-5-8-3-10-3-9-5-10-2-10-3-10-3-11-2-10-1-11v-11l-2-11v-12-14-15-14l2-13 1-15 2-11 3-13 3-13 5-10 3-11 5-11 7-10 5-9 6-10 6-8 7-8 8-8 8-8 8-7 8-8 10-6 10-5 8-7 11-5 10-6 11-5 11-5 11-3 12-3 11-3 13-4 11-3 13-3 11-2 13-1 13-2 13-2 15-1h13l13-2h12l183-3v-42-10l-2-8v-8-8l-1-8v-8l-2-6-2-9v-6l-3-5-1-6-2-7-2-5-1-6-4-5-1-5-3-5-2-4-3-4-3-4-4-4-3-3-3-5-3-1-5-4-3-3-5-1-5-4-3-1-5-2-5-2-5-1-5-2h-5l-4-1h-5l-7-2h-5-6-5-6-5-5l-5 2h-5-4l-5 1h-5l-5 2h-5l-3 1-5 2-3 2-5 1-3 2-3 2-4 3-3 1-5 4-1 1-4 3-3 4-3 3-3 3-2 3-3 4-2 4-3 4-2 5-1 4-3 5-2 5v5l-2 5-3 6v5l-1 6-2 7v6l-2 8-229-11 2-11 3-10 2-11 3-11 3-10 3-10 5-9 3-10 5-8 5-10 6-10 5-8 7-9 5-8 8-8 6-9 8-6 7-8 8-7 11-8 8-4 10-7 9-6 12-5 9-7 12-4 11-5 13-4 11-4 13-4 13-3 13-5 15-1 14-4 15-1 16-2 16-1 14-2h18 16 16l15 2h16l15 1 13 2 14 1 13 4 13 3 14 3 12 3 13 5 11 3 11 7 11 5 10 5 11 6 10 6 10 7 8 8 10 6 8 9 8 8 8 9 6 8 7 10 6 10 7 9 4 10 5 11 5 12 5 11 3 11 5 12 2 13 3 12 2 13 1 15 2 13v14 15 306 7 6l1 5v7 6 5 5 5l2 5v4 5l2 5v3l1 5v3l2 5 1 3v4l2 4 2 4 1 1 2 4 2 3 3 3 1 2 2 3 2 1 3 2 1 2 4 3 3 2h3l3 1 4 2h3l3 1h5 3 3 5 5 5 5 5 4l5-1h5 5l5-2h5v118h-4l-4 2h-4l-3 1-3 2h-3l-5 1h-3l-2 2h-5l-2 2h-3l-3 1h-3-3l-4 2h-3-3l-3 1h-4-3l-3 2h-3-4-3l-3 2h-3-3-4-3l-5 1h-3-3-5-3-5-3-5-5-5-16l-15-1-14-2-13-3-13-3-11-4-11-6-10-6-10-7-8-8-8-8-6-10-7-9-6-10-5-13-3-11-5-13-2-15-3-14-2-15h-5l-9 15-10 14-10 15-9 13-12 13-11 11-13 11-11 10-13 11-15 8-12 8-15 8-14 7-17 6-16 5-18 3-16 4-19 1-18 2zM515 468l-113 2h-7-6l-6 1h-9l-6 2h-6-7l-6 2h-7l-6 1h-7l-6 2-5 1-6 2-5 2-7 1-5 2-4 3-5 2-5 3-5 3-5 2-5 5-3 3-3 3-5 5-3 3-3 5-4 5-3 5-2 4-3 7-1 6-2 7-2 6-1 7-2 8v8 8 8 13 10l2 13 3 9 2 10 3 8 3 8 5 8 3 7 7 6 4 5 7 5 6 5 7 3 8 3 8 3 6 2 10 1 8 2h8 10l8-2h8l8-1 7-2 8-1 8-4 6-1 8-3 7-4 6-5 7-3 6-5 7-3 4-5 7-5 5-4 5-5 6-7 3-4 5-7 5-6 5-7 3-6 5-8 3-7 3-6 3-8 4-8 3-7 2-8 1-8 3-8 2-7 2-8v-8l1-8v-8l2-8v-6z">
          <text:p/>
        </draw:path>
        <draw:polygon draw:style-name="gr1" draw:text-style-name="P1" draw:layer="layout" svg:width="0.77cm" svg:height="0.859cm" svg:x="36.17cm" svg:y="15.751cm" svg:viewBox="0 0 771 860" draw:points="554,860 554,387 554,378 554,368 554,358 552,349 552,341 550,331 550,323 549,315 547,305 546,299 544,289 542,282 541,274 537,266 536,260 533,253 529,244 526,239 523,232 520,226 516,220 513,215 508,210 504,205 500,200 494,195 491,190 484,187 479,184 473,181 468,178 462,174 455,171 447,169 441,168 433,166 424,165 418,165 410,165 402,163 394,165 386,165 378,165 371,166 363,168 357,171 349,173 342,174 336,179 329,182 323,186 316,189 310,194 305,199 299,203 294,208 289,213 284,220 279,224 274,231 270,239 265,245 261,253 257,261 253,268 250,276 247,284 242,292 240,302 237,310 236,320 232,328 231,337 229,347 228,357 228,366 226,378 226,387 226,397 226,408 226,860 6,860 6,203 6,199 6,194 6,187 6,182 6,176 6,171 6,165 6,160 5,153 5,148 5,142 5,137 5,131 5,126 5,121 5,115 5,110 5,103 5,98 3,94 3,89 3,84 3,77 3,74 3,68 3,65 3,60 3,55 3,50 3,47 2,44 2,39 2,36 2,32 2,29 2,26 2,23 0,19 0,18 0,16 208,16 208,18 210,19 210,23 210,26 210,27 210,31 211,36 211,39 211,42 211,47 211,50 211,55 213,58 213,63 213,68 213,73 213,77 215,82 215,86 215,92 215,97 216,102 216,107 216,111 216,116 216,121 216,126 216,131 218,136 218,142 218,145 218,152 218,155 218,160 218,165 218,168 218,173 220,176 220,179 220,182 221,182 231,165 240,147 250,131 261,115 271,100 284,86 295,74 307,63 320,53 334,44 347,36 360,27 376,21 391,15 407,10 423,6 439,3 458,2 476,0 494,0 510,0 525,0 537,2 552,3 565,6 576,8 589,11 600,16 612,19 623,24 633,29 642,36 652,40 662,47 671,53 679,61 688,68 694,76 702,84 709,94 715,102 721,111 726,121 733,131 738,140 742,152 746,161 751,173 754,184 757,195 760,207 762,220 765,232 767,244 768,258 768,271 770,284 771,299 771,312 771,324 771,860">
          <text:p/>
        </draw:polygon>
        <draw:polygon draw:style-name="gr1" draw:text-style-name="P1" draw:layer="layout" svg:width="0.779cm" svg:height="0.874cm" svg:x="37.101cm" svg:y="15.751cm" svg:viewBox="0 0 780 875" draw:points="402,875 383,875 363,875 344,872 324,870 307,867 289,863 273,860 257,855 240,851 226,844 211,838 197,831 184,823 169,815 157,807 145,797 132,788 121,778 111,767 100,757 90,744 81,733 71,720 63,707 56,694 48,679 42,665 36,650 31,636 24,618 19,602 16,586 11,570 8,552 6,534 3,516 2,497 0,479 0,460 0,441 0,421 2,400 2,381 3,362 6,342 10,324 13,307 18,289 21,271 27,255 32,239 39,223 45,207 53,194 60,179 68,165 77,152 86,140 95,128 107,116 118,105 129,95 140,84 152,76 165,66 178,58 190,50 205,44 218,36 234,29 249,24 265,19 281,15 297,11 315,8 331,5 349,3 366,2 386,0 405,0 421,0 436,2 452,2 466,3 481,6 495,8 510,11 523,15 537,18 549,21 562,26 575,31 586,37 597,42 608,48 620,55 629,60 639,68 649,74 659,82 668,89 676,97 684,105 692,115 700,123 707,132 715,142 721,150 728,161 733,171 739,181 744,192 749,202 754,213 757,224 762,236 765,247 768,258 770,270 773,281 552,292 550,279 547,268 544,255 541,245 536,234 531,224 526,215 520,205 513,197 507,189 499,182 489,176 481,169 471,165 460,160 450,157 439,153 426,152 413,152 400,150 383,152 366,153 352,157 337,161 324,169 312,176 300,186 289,197 279,210 271,223 265,239 257,255 250,273 245,291 240,312 237,332 234,357 232,381 231,407 231,433 232,487 237,537 247,581 258,620 274,654 294,679 315,700 341,713 371,723 403,726 415,725 426,725 439,721 450,720 460,717 471,712 481,707 489,700 499,694 507,686 515,679 523,670 529,660 536,649 541,638 547,623 550,612 555,597 557,583 560,568 780,578 776,589 775,600 773,612 770,623 767,636 762,647 759,659 754,670 749,681 744,691 738,702 731,712 725,721 718,733 712,741 704,751 696,760 686,768 678,778 668,786 659,794 649,801 639,809 628,815 617,822 605,828 594,834 581,841 568,846 555,851 541,855 528,860 513,863 499,867 483,870 468,872 452,873 436,875 418,875">
          <text:p/>
        </draw:polygon>
        <draw:path draw:style-name="gr1" draw:text-style-name="P1" draw:layer="layout" svg:width="0.77cm" svg:height="0.874cm" svg:x="37.987cm" svg:y="15.751cm" svg:viewBox="0 0 771 875" svg:d="M395 875h-17-18l-18-2-16-1-16-4-16-3-16-3-17-3-14-5-16-5-13-6-15-5-13-8-12-7-13-8-13-8-12-10-11-9-11-10-10-11-10-12-9-11-10-13-8-13-8-13-8-14-8-15-5-14-6-16-7-18-5-18-6-16-5-19-3-18-4-20-1-19-2-21-1-21-2-21v-22-23l2-24 1-21 2-23 3-21 3-19 5-20 7-17 4-18 7-18 6-16 7-14 8-15 8-15 10-14 8-13 9-11 10-13 10-11 11-10 11-10 12-10 11-9 13-8 13-7 13-8 13-6 13-5 14-7 15-4 12-5 17-3 14-4 15-3 14-2 16-1 15-3h16l15-2h16 19l19 2 18 1 20 3 16 4 17 3 17 5 14 5 15 6 14 7 15 6 13 8 12 8 13 10 12 8 11 11 11 10 10 11 11 11 8 13 10 13 8 13 8 13 7 15 8 14 5 15 6 16 6 16 4 18 5 16 4 18 4 17 3 20 3 17 2 20 1 19 2 20 1 19v21 21 6h-540v10l1 11v10 10l2 11 2 10v9l1 10 2 8 1 10 2 8 3 10 2 8 3 8 3 8 4 8 3 10 3 6 5 8 3 7 5 6 5 6 5 5 5 7 4 5 5 4 7 5 6 5 7 3 6 5 6 3 7 4 8 3 8 1 8 4 8 1 8 2h8l10 2h10 11l11-2 10-2 11-1 10-2 8-3 8-3 10-4 8-3 6-5 8-5 7-6 6-6 7-7 5-8 4-8 5-8 4-10 4-9 4-12 205 20-2 8-3 8-5 6-3 8-4 7-4 8-4 8-4 8-5 8-5 8-5 8-6 8-5 8-7 7-6 8-7 8-8 6-8 7-8 8-8 6-8 7-8 6-10 7-9 5-12 6-11 5-11 6-12 5-11 5-13 5-13 3-13 5-13 3-14 2-15 3-16 2-16 1-16 2h-18zM395 137h-6l-6 2h-7l-6 1h-7l-6 2-7 2-5 1-6 2-7 3-4 2-7 3-5 2-6 4-5 4-5 3-5 5-4 3-4 5-5 5-4 4-4 5-4 7-4 5-3 6-3 7-3 6-4 8-3 6-1 9-4 8-3 8-2 8-1 9-2 9-1 9v10l-2 11v10l-2 11h328l-2-21-3-18-1-17-5-16-5-17-5-14-6-15-7-13-6-11-8-11-10-10-10-8-9-8-10-6-11-5-13-5-13-5-13-2-13-1z">
          <text:p/>
        </draw:path>
        <draw:polygon draw:style-name="gr10" draw:text-style-name="P8" draw:layer="layout" svg:width="22.86cm" svg:height="22.86cm" svg:x="1.201cm" svg:y="2.001cm" svg:viewBox="0 0 22861 22861" draw:points="0,22861 22861,22861 22861,0 0,0">
          <text:p/>
        </draw:polygon>
        <draw:polygon draw:style-name="gr2" draw:text-style-name="P2" draw:layer="layout" svg:width="18.896cm" svg:height="22.377cm" svg:x="4.971cm" svg:y="2.194cm" svg:viewBox="0 0 18897 22378" draw:points="0,22378 18897,22378 18897,0 0,0">
          <text:p/>
        </draw:polygon>
        <draw:line draw:style-name="gr11" draw:text-style-name="P3" draw:layer="layout" svg:x1="8.514cm" svg:y1="7.777cm" svg:x2="8.514cm" svg:y2="5.802cm">
          <text:p/>
        </draw:line>
        <draw:line draw:style-name="gr11" draw:text-style-name="P3" draw:layer="layout" svg:x1="8.514cm" svg:y1="11.606cm" svg:x2="8.514cm" svg:y2="15.096cm">
          <text:p/>
        </draw:line>
        <draw:polygon draw:style-name="gr4" draw:text-style-name="P1" draw:layer="layout" svg:width="4.429cm" svg:height="3.829cm" svg:x="6.299cm" svg:y="7.777cm" svg:viewBox="0 0 4430 3830" draw:points="0,0 0,3830 4430,3830 4430,0">
          <text:p/>
        </draw:polygon>
        <draw:line draw:style-name="gr12" draw:text-style-name="P3" draw:layer="layout" svg:x1="6.299cm" svg:y1="9.377cm" svg:x2="10.728cm" svg:y2="9.377cm">
          <text:p/>
        </draw:line>
        <draw:line draw:style-name="gr11" draw:text-style-name="P3" draw:layer="layout" svg:x1="14.419cm" svg:y1="7.444cm" svg:x2="14.419cm" svg:y2="4.287cm">
          <text:p/>
        </draw:line>
        <draw:line draw:style-name="gr11" draw:text-style-name="P3" draw:layer="layout" svg:x1="14.419cm" svg:y1="10.462cm" svg:x2="14.419cm" svg:y2="14.746cm">
          <text:p/>
        </draw:line>
        <draw:polygon draw:style-name="gr7" draw:text-style-name="P5" draw:layer="layout" svg:width="4.429cm" svg:height="3.018cm" svg:x="12.204cm" svg:y="7.444cm" svg:viewBox="0 0 4430 3019" draw:points="0,0 0,3019 4430,3019 4430,0">
          <text:p/>
        </draw:polygon>
        <draw:line draw:style-name="gr12" draw:text-style-name="P3" draw:layer="layout" svg:x1="12.204cm" svg:y1="9.06cm" svg:x2="16.633cm" svg:y2="9.06cm">
          <text:p/>
        </draw:line>
        <draw:line draw:style-name="gr11" draw:text-style-name="P3" draw:layer="layout" svg:x1="20.324cm" svg:y1="6.621cm" svg:x2="20.324cm" svg:y2="4.675cm">
          <text:p/>
        </draw:line>
        <draw:line draw:style-name="gr11" draw:text-style-name="P3" draw:layer="layout" svg:x1="20.324cm" svg:y1="10.377cm" svg:x2="20.324cm" svg:y2="13.158cm">
          <text:p/>
        </draw:line>
        <draw:polygon draw:style-name="gr8" draw:text-style-name="P6" draw:layer="layout" svg:width="4.43cm" svg:height="3.756cm" svg:x="18.109cm" svg:y="6.621cm" svg:viewBox="0 0 4431 3757" draw:points="0,0 0,3757 4431,3757 4431,0">
          <text:p/>
        </draw:polygon>
        <draw:line draw:style-name="gr12" draw:text-style-name="P3" draw:layer="layout" svg:x1="18.109cm" svg:y1="8.826cm" svg:x2="22.539cm" svg:y2="8.826cm">
          <text:p/>
        </draw:line>
        <draw:polygon draw:style-name="gr13" draw:text-style-name="P9" draw:layer="layout" svg:width="0.372cm" svg:height="0.321cm" svg:x="7.774cm" svg:y="7.559cm" svg:viewBox="0 0 373 322" draw:points="186,0 373,322 0,322">
          <text:p/>
        </draw:polygon>
        <draw:polygon draw:style-name="gr13" draw:text-style-name="P9" draw:layer="layout" svg:width="0.372cm" svg:height="0.321cm" svg:x="19.836cm" svg:y="6.446cm" svg:viewBox="0 0 373 322" draw:points="187,0 373,322 0,322">
          <text:p/>
        </draw:polygon>
        <draw:polygon draw:style-name="gr13" draw:text-style-name="P9" draw:layer="layout" svg:width="0.372cm" svg:height="0.322cm" svg:x="8.5cm" svg:y="8.067cm" svg:viewBox="0 0 373 323" draw:points="186,0 373,323 0,323">
          <text:p/>
        </draw:polygon>
        <draw:polygon draw:style-name="gr13" draw:text-style-name="P9" draw:layer="layout" svg:width="0.372cm" svg:height="0.322cm" svg:x="9.292cm" svg:y="9.312cm" svg:viewBox="0 0 373 323" draw:points="186,0 373,323 0,323">
          <text:p/>
        </draw:polygon>
        <draw:polygon draw:style-name="gr13" draw:text-style-name="P9" draw:layer="layout" svg:width="0.371cm" svg:height="0.322cm" svg:x="7.624cm" svg:y="5.953cm" svg:viewBox="0 0 372 323" draw:points="186,0 372,323 0,323">
          <text:p/>
        </draw:polygon>
        <draw:polygon draw:style-name="gr13" draw:text-style-name="P9" draw:layer="layout" svg:width="0.372cm" svg:height="0.321cm" svg:x="15.174cm" svg:y="7.811cm" svg:viewBox="0 0 373 322" draw:points="186,0 373,322 0,322">
          <text:p/>
        </draw:polygon>
        <draw:polygon draw:style-name="gr13" draw:text-style-name="P9" draw:layer="layout" svg:width="0.372cm" svg:height="0.321cm" svg:x="15.283cm" svg:y="4.99cm" svg:viewBox="0 0 373 322" draw:points="186,0 373,322 0,322">
          <text:p/>
        </draw:polygon>
        <draw:polygon draw:style-name="gr13" draw:text-style-name="P9" draw:layer="layout" svg:width="0.372cm" svg:height="0.321cm" svg:x="14.613cm" svg:y="4.073cm" svg:viewBox="0 0 373 322" draw:points="187,0 373,322 0,322">
          <text:p/>
        </draw:polygon>
        <draw:polygon draw:style-name="gr13" draw:text-style-name="P9" draw:layer="layout" svg:width="0.372cm" svg:height="0.322cm" svg:x="14.538cm" svg:y="8.071cm" svg:viewBox="0 0 373 323" draw:points="186,0 373,323 0,323">
          <text:p/>
        </draw:polygon>
        <draw:polygon draw:style-name="gr13" draw:text-style-name="P9" draw:layer="layout" svg:width="0.371cm" svg:height="0.322cm" svg:x="7.293cm" svg:y="7.581cm" svg:viewBox="0 0 372 323" draw:points="187,0 372,323 0,323">
          <text:p/>
        </draw:polygon>
        <draw:polygon draw:style-name="gr13" draw:text-style-name="P9" draw:layer="layout" svg:width="0.371cm" svg:height="0.321cm" svg:x="19.444cm" svg:y="9.259cm" svg:viewBox="0 0 372 322" draw:points="187,0 372,322 0,322">
          <text:p/>
        </draw:polygon>
        <draw:polygon draw:style-name="gr13" draw:text-style-name="P9" draw:layer="layout" svg:width="0.371cm" svg:height="0.321cm" svg:x="7.564cm" svg:y="7.217cm" svg:viewBox="0 0 372 322" draw:points="187,0 372,322 0,322">
          <text:p/>
        </draw:polygon>
        <draw:polygon draw:style-name="gr13" draw:text-style-name="P9" draw:layer="layout" svg:width="0.371cm" svg:height="0.322cm" svg:x="20.58cm" svg:y="6.635cm" svg:viewBox="0 0 372 323" draw:points="187,0 372,323 0,323">
          <text:p/>
        </draw:polygon>
        <draw:polygon draw:style-name="gr13" draw:text-style-name="P9" draw:layer="layout" svg:width="0.372cm" svg:height="0.322cm" svg:x="8.054cm" svg:y="5.61cm" svg:viewBox="0 0 373 323" draw:points="187,0 373,323 0,323">
          <text:p/>
        </draw:polygon>
        <draw:polygon draw:style-name="gr13" draw:text-style-name="P9" draw:layer="layout" svg:width="0.372cm" svg:height="0.321cm" svg:x="8.965cm" svg:y="8.007cm" svg:viewBox="0 0 373 322" draw:points="186,0 373,322 0,322">
          <text:p/>
        </draw:polygon>
        <draw:polygon draw:style-name="gr13" draw:text-style-name="P9" draw:layer="layout" svg:width="0.371cm" svg:height="0.322cm" svg:x="8.323cm" svg:y="8.266cm" svg:viewBox="0 0 372 323" draw:points="186,0 372,323 0,323">
          <text:p/>
        </draw:polygon>
        <draw:polygon draw:style-name="gr13" draw:text-style-name="P9" draw:layer="layout" svg:width="0.372cm" svg:height="0.322cm" svg:x="14.747cm" svg:y="6.127cm" svg:viewBox="0 0 373 323" draw:points="186,0 373,323 0,323">
          <text:p/>
        </draw:polygon>
        <draw:polygon draw:style-name="gr13" draw:text-style-name="P9" draw:layer="layout" svg:width="0.372cm" svg:height="0.322cm" svg:x="9.49cm" svg:y="8.018cm" svg:viewBox="0 0 373 323" draw:points="187,0 373,323 0,323">
          <text:p/>
        </draw:polygon>
        <draw:polygon draw:style-name="gr13" draw:text-style-name="P9" draw:layer="layout" svg:width="0.371cm" svg:height="0.322cm" svg:x="8.045cm" svg:y="9.653cm" svg:viewBox="0 0 372 323" draw:points="186,0 372,323 0,323">
          <text:p/>
        </draw:polygon>
        <draw:polygon draw:style-name="gr13" draw:text-style-name="P9" draw:layer="layout" svg:width="0.371cm" svg:height="0.322cm" svg:x="14.889cm" svg:y="6.962cm" svg:viewBox="0 0 372 323" draw:points="185,0 372,323 0,323">
          <text:p/>
        </draw:polygon>
        <draw:polygon draw:style-name="gr13" draw:text-style-name="P9" draw:layer="layout" svg:width="0.371cm" svg:height="0.321cm" svg:x="9.355cm" svg:y="6.77cm" svg:viewBox="0 0 372 322" draw:points="186,0 372,322 0,322">
          <text:p/>
        </draw:polygon>
        <draw:polygon draw:style-name="gr13" draw:text-style-name="P9" draw:layer="layout" svg:width="0.371cm" svg:height="0.322cm" svg:x="19.459cm" svg:y="7.014cm" svg:viewBox="0 0 372 323" draw:points="186,0 372,323 0,323">
          <text:p/>
        </draw:polygon>
        <draw:polygon draw:style-name="gr13" draw:text-style-name="P9" draw:layer="layout" svg:width="0.371cm" svg:height="0.321cm" svg:x="20.497cm" svg:y="4.591cm" svg:viewBox="0 0 372 322" draw:points="186,0 372,322 0,322">
          <text:p/>
        </draw:polygon>
        <draw:polygon draw:style-name="gr13" draw:text-style-name="P9" draw:layer="layout" svg:width="0.371cm" svg:height="0.322cm" svg:x="19.254cm" svg:y="10.662cm" svg:viewBox="0 0 372 323" draw:points="185,0 372,323 0,323">
          <text:p/>
        </draw:polygon>
        <draw:polygon draw:style-name="gr13" draw:text-style-name="P9" draw:layer="layout" svg:width="0.372cm" svg:height="0.322cm" svg:x="19.588cm" svg:y="4.712cm" svg:viewBox="0 0 373 323" draw:points="186,0 373,323 0,323">
          <text:p/>
        </draw:polygon>
        <draw:polygon draw:style-name="gr13" draw:text-style-name="P9" draw:layer="layout" svg:width="0.371cm" svg:height="0.322cm" svg:x="19.87cm" svg:y="4.991cm" svg:viewBox="0 0 372 323" draw:points="186,0 372,323 0,323">
          <text:p/>
        </draw:polygon>
        <draw:polygon draw:style-name="gr13" draw:text-style-name="P9" draw:layer="layout" svg:width="0.371cm" svg:height="0.322cm" svg:x="7.179cm" svg:y="6.735cm" svg:viewBox="0 0 372 323" draw:points="186,0 372,323 0,323">
          <text:p/>
        </draw:polygon>
        <draw:polygon draw:style-name="gr13" draw:text-style-name="P9" draw:layer="layout" svg:width="0.371cm" svg:height="0.322cm" svg:x="13.956cm" svg:y="5.576cm" svg:viewBox="0 0 372 323" draw:points="186,0 372,323 0,323">
          <text:p/>
        </draw:polygon>
        <draw:polygon draw:style-name="gr13" draw:text-style-name="P9" draw:layer="layout" svg:width="0.372cm" svg:height="0.322cm" svg:x="9.201cm" svg:y="5.911cm" svg:viewBox="0 0 373 323" draw:points="186,0 373,323 0,323">
          <text:p/>
        </draw:polygon>
        <draw:polygon draw:style-name="gr13" draw:text-style-name="P9" draw:layer="layout" svg:width="0.372cm" svg:height="0.322cm" svg:x="13.856cm" svg:y="5.953cm" svg:viewBox="0 0 373 323" draw:points="187,0 373,323 0,323">
          <text:p/>
        </draw:polygon>
        <draw:polygon draw:style-name="gr13" draw:text-style-name="P9" draw:layer="layout" svg:width="0.371cm" svg:height="0.322cm" svg:x="20.096cm" svg:y="4.61cm" svg:viewBox="0 0 372 323" draw:points="186,0 372,323 0,323">
          <text:p/>
        </draw:polygon>
        <draw:polygon draw:style-name="gr13" draw:text-style-name="P9" draw:layer="layout" svg:width="0.372cm" svg:height="0.322cm" svg:x="8.563cm" svg:y="6.469cm" svg:viewBox="0 0 373 323" draw:points="186,0 373,323 0,323">
          <text:p/>
        </draw:polygon>
        <draw:polygon draw:style-name="gr13" draw:text-style-name="P9" draw:layer="layout" svg:width="0.371cm" svg:height="0.322cm" svg:x="8.313cm" svg:y="12.577cm" svg:viewBox="0 0 372 323" draw:points="186,0 372,323 0,323">
          <text:p/>
        </draw:polygon>
        <draw:polygon draw:style-name="gr13" draw:text-style-name="P9" draw:layer="layout" svg:width="0.371cm" svg:height="0.321cm" svg:x="7.587cm" svg:y="8.27cm" svg:viewBox="0 0 372 322" draw:points="187,0 372,322 0,322">
          <text:p/>
        </draw:polygon>
        <draw:polygon draw:style-name="gr13" draw:text-style-name="P9" draw:layer="layout" svg:width="0.372cm" svg:height="0.322cm" svg:x="9.101cm" svg:y="6.714cm" svg:viewBox="0 0 373 323" draw:points="187,0 373,323 0,323">
          <text:p/>
        </draw:polygon>
        <draw:polygon draw:style-name="gr13" draw:text-style-name="P9" draw:layer="layout" svg:width="0.372cm" svg:height="0.322cm" svg:x="20.536cm" svg:y="4.46cm" svg:viewBox="0 0 373 323" draw:points="187,0 373,323 0,323">
          <text:p/>
        </draw:polygon>
        <draw:polygon draw:style-name="gr13" draw:text-style-name="P9" draw:layer="layout" svg:width="0.371cm" svg:height="0.321cm" svg:x="9.023cm" svg:y="9.156cm" svg:viewBox="0 0 372 322" draw:points="187,0 372,322 0,322">
          <text:p/>
        </draw:polygon>
        <draw:polygon draw:style-name="gr13" draw:text-style-name="P9" draw:layer="layout" svg:width="0.371cm" svg:height="0.322cm" svg:x="7.402cm" svg:y="10.817cm" svg:viewBox="0 0 372 323" draw:points="186,0 372,323 0,323">
          <text:p/>
        </draw:polygon>
        <draw:polygon draw:style-name="gr13" draw:text-style-name="P9" draw:layer="layout" svg:width="0.372cm" svg:height="0.321cm" svg:x="8.856cm" svg:y="9.816cm" svg:viewBox="0 0 373 322" draw:points="186,0 373,322 0,322">
          <text:p/>
        </draw:polygon>
        <draw:polygon draw:style-name="gr13" draw:text-style-name="P9" draw:layer="layout" svg:width="0.371cm" svg:height="0.322cm" svg:x="19.929cm" svg:y="6.195cm" svg:viewBox="0 0 372 323" draw:points="187,0 372,323 0,323">
          <text:p/>
        </draw:polygon>
        <draw:polygon draw:style-name="gr13" draw:text-style-name="P9" draw:layer="layout" svg:width="0.372cm" svg:height="0.322cm" svg:x="9.086cm" svg:y="7.399cm" svg:viewBox="0 0 373 323" draw:points="187,0 373,323 0,323">
          <text:p/>
        </draw:polygon>
        <draw:polygon draw:style-name="gr13" draw:text-style-name="P9" draw:layer="layout" svg:width="0.371cm" svg:height="0.322cm" svg:x="14.581cm" svg:y="4.975cm" svg:viewBox="0 0 372 323" draw:points="186,0 372,323 0,323">
          <text:p/>
        </draw:polygon>
        <draw:polygon draw:style-name="gr13" draw:text-style-name="P9" draw:layer="layout" svg:width="0.372cm" svg:height="0.322cm" svg:x="20.806cm" svg:y="7.608cm" svg:viewBox="0 0 373 323" draw:points="186,0 373,323 0,323">
          <text:p/>
        </draw:polygon>
        <draw:polygon draw:style-name="gr13" draw:text-style-name="P9" draw:layer="layout" svg:width="0.371cm" svg:height="0.321cm" svg:x="20.264cm" svg:y="6.291cm" svg:viewBox="0 0 372 322" draw:points="186,0 372,322 0,322">
          <text:p/>
        </draw:polygon>
        <draw:polygon draw:style-name="gr13" draw:text-style-name="P9" draw:layer="layout" svg:width="0.372cm" svg:height="0.322cm" svg:x="8.398cm" svg:y="6.202cm" svg:viewBox="0 0 373 323" draw:points="187,0 373,323 0,323">
          <text:p/>
        </draw:polygon>
        <draw:polygon draw:style-name="gr13" draw:text-style-name="P9" draw:layer="layout" svg:width="0.371cm" svg:height="0.321cm" svg:x="14.917cm" svg:y="5.47cm" svg:viewBox="0 0 372 322" draw:points="185,0 372,322 0,322">
          <text:p/>
        </draw:polygon>
        <draw:polygon draw:style-name="gr13" draw:text-style-name="P9" draw:layer="layout" svg:width="0.371cm" svg:height="0.322cm" svg:x="7.202cm" svg:y="7.567cm" svg:viewBox="0 0 372 323" draw:points="187,0 372,323 0,323">
          <text:p/>
        </draw:polygon>
        <draw:polygon draw:style-name="gr13" draw:text-style-name="P9" draw:layer="layout" svg:width="0.372cm" svg:height="0.322cm" svg:x="8.274cm" svg:y="11.09cm" svg:viewBox="0 0 373 323" draw:points="187,0 373,323 0,323">
          <text:p/>
        </draw:polygon>
        <draw:polygon draw:style-name="gr13" draw:text-style-name="P9" draw:layer="layout" svg:width="0.371cm" svg:height="0.322cm" svg:x="8.877cm" svg:y="8.261cm" svg:viewBox="0 0 372 323" draw:points="186,0 372,323 0,323">
          <text:p/>
        </draw:polygon>
        <draw:polygon draw:style-name="gr13" draw:text-style-name="P9" draw:layer="layout" svg:width="0.372cm" svg:height="0.321cm" svg:x="14.688cm" svg:y="7.584cm" svg:viewBox="0 0 373 322" draw:points="187,0 373,322 0,322">
          <text:p/>
        </draw:polygon>
        <draw:polygon draw:style-name="gr13" draw:text-style-name="P9" draw:layer="layout" svg:width="0.372cm" svg:height="0.321cm" svg:x="8.275cm" svg:y="10.653cm" svg:viewBox="0 0 373 322" draw:points="187,0 373,322 0,322">
          <text:p/>
        </draw:polygon>
        <draw:polygon draw:style-name="gr13" draw:text-style-name="P9" draw:layer="layout" svg:width="0.372cm" svg:height="0.322cm" svg:x="9.181cm" svg:y="7.429cm" svg:viewBox="0 0 373 323" draw:points="186,0 373,323 0,323">
          <text:p/>
        </draw:polygon>
        <draw:polygon draw:style-name="gr13" draw:text-style-name="P9" draw:layer="layout" svg:width="0.372cm" svg:height="0.322cm" svg:x="19.992cm" svg:y="5.274cm" svg:viewBox="0 0 373 323" draw:points="186,0 373,323 0,323">
          <text:p/>
        </draw:polygon>
        <draw:polygon draw:style-name="gr13" draw:text-style-name="P9" draw:layer="layout" svg:width="0.372cm" svg:height="0.321cm" svg:x="19.535cm" svg:y="5.773cm" svg:viewBox="0 0 373 322" draw:points="187,0 373,322 0,322">
          <text:p/>
        </draw:polygon>
        <draw:polygon draw:style-name="gr13" draw:text-style-name="P9" draw:layer="layout" svg:width="0.372cm" svg:height="0.322cm" svg:x="13.219cm" svg:y="7.318cm" svg:viewBox="0 0 373 323" draw:points="187,0 373,323 0,323">
          <text:p/>
        </draw:polygon>
        <draw:polygon draw:style-name="gr13" draw:text-style-name="P9" draw:layer="layout" svg:width="0.371cm" svg:height="0.322cm" svg:x="13.287cm" svg:y="6.005cm" svg:viewBox="0 0 372 323" draw:points="186,0 372,323 0,323">
          <text:p/>
        </draw:polygon>
        <draw:polygon draw:style-name="gr13" draw:text-style-name="P9" draw:layer="layout" svg:width="0.372cm" svg:height="0.322cm" svg:x="7.894cm" svg:y="8.127cm" svg:viewBox="0 0 373 323" draw:points="187,0 373,323 0,323">
          <text:p/>
        </draw:polygon>
        <draw:polygon draw:style-name="gr13" draw:text-style-name="P9" draw:layer="layout" svg:width="0.372cm" svg:height="0.322cm" svg:x="14.277cm" svg:y="7.846cm" svg:viewBox="0 0 373 323" draw:points="187,0 373,323 0,323">
          <text:p/>
        </draw:polygon>
        <draw:polygon draw:style-name="gr13" draw:text-style-name="P9" draw:layer="layout" svg:width="0.371cm" svg:height="0.322cm" svg:x="8.711cm" svg:y="10.374cm" svg:viewBox="0 0 372 323" draw:points="186,0 372,323 0,323">
          <text:p/>
        </draw:polygon>
        <draw:polygon draw:style-name="gr13" draw:text-style-name="P9" draw:layer="layout" svg:width="0.371cm" svg:height="0.322cm" svg:x="8.108cm" svg:y="7.52cm" svg:viewBox="0 0 372 323" draw:points="186,0 372,323 0,323">
          <text:p/>
        </draw:polygon>
        <draw:polygon draw:style-name="gr13" draw:text-style-name="P9" draw:layer="layout" svg:width="0.372cm" svg:height="0.322cm" svg:x="9.303cm" svg:y="7.694cm" svg:viewBox="0 0 373 323" draw:points="186,0 373,323 0,323">
          <text:p/>
        </draw:polygon>
        <draw:polygon draw:style-name="gr13" draw:text-style-name="P9" draw:layer="layout" svg:width="0.372cm" svg:height="0.322cm" svg:x="7.84cm" svg:y="9.777cm" svg:viewBox="0 0 373 323" draw:points="186,0 373,323 0,323">
          <text:p/>
        </draw:polygon>
        <draw:polygon draw:style-name="gr13" draw:text-style-name="P9" draw:layer="layout" svg:width="0.372cm" svg:height="0.322cm" svg:x="8.231cm" svg:y="10.429cm" svg:viewBox="0 0 373 323" draw:points="186,0 373,323 0,323">
          <text:p/>
        </draw:polygon>
        <draw:polygon draw:style-name="gr13" draw:text-style-name="P9" draw:layer="layout" svg:width="0.372cm" svg:height="0.322cm" svg:x="7.932cm" svg:y="8.279cm" svg:viewBox="0 0 373 323" draw:points="187,0 373,323 0,323">
          <text:p/>
        </draw:polygon>
        <draw:polygon draw:style-name="gr13" draw:text-style-name="P9" draw:layer="layout" svg:width="0.371cm" svg:height="0.322cm" svg:x="20.495cm" svg:y="8.595cm" svg:viewBox="0 0 372 323" draw:points="187,0 372,323 0,323">
          <text:p/>
        </draw:polygon>
        <draw:polygon draw:style-name="gr13" draw:text-style-name="P9" draw:layer="layout" svg:width="0.371cm" svg:height="0.322cm" svg:x="7.757cm" svg:y="8.803cm" svg:viewBox="0 0 372 323" draw:points="185,0 372,323 0,323">
          <text:p/>
        </draw:polygon>
        <draw:polygon draw:style-name="gr13" draw:text-style-name="P9" draw:layer="layout" svg:width="0.372cm" svg:height="0.322cm" svg:x="14.182cm" svg:y="8.524cm" svg:viewBox="0 0 373 323" draw:points="186,0 373,323 0,323">
          <text:p/>
        </draw:polygon>
        <draw:polygon draw:style-name="gr13" draw:text-style-name="P9" draw:layer="layout" svg:width="0.372cm" svg:height="0.322cm" svg:x="14.862cm" svg:y="6.935cm" svg:viewBox="0 0 373 323" draw:points="186,0 373,323 0,323">
          <text:p/>
        </draw:polygon>
        <draw:polygon draw:style-name="gr13" draw:text-style-name="P9" draw:layer="layout" svg:width="0.372cm" svg:height="0.322cm" svg:x="13.251cm" svg:y="5.697cm" svg:viewBox="0 0 373 323" draw:points="187,0 373,323 0,323">
          <text:p/>
        </draw:polygon>
        <draw:polygon draw:style-name="gr13" draw:text-style-name="P9" draw:layer="layout" svg:width="0.371cm" svg:height="0.322cm" svg:x="15.12cm" svg:y="6.028cm" svg:viewBox="0 0 372 323" draw:points="186,0 372,323 0,323">
          <text:p/>
        </draw:polygon>
        <draw:polygon draw:style-name="gr13" draw:text-style-name="P9" draw:layer="layout" svg:width="0.372cm" svg:height="0.322cm" svg:x="13.853cm" svg:y="8.813cm" svg:viewBox="0 0 373 323" draw:points="187,0 373,323 0,323">
          <text:p/>
        </draw:polygon>
        <draw:polygon draw:style-name="gr13" draw:text-style-name="P9" draw:layer="layout" svg:width="0.372cm" svg:height="0.321cm" svg:x="20.94cm" svg:y="8.917cm" svg:viewBox="0 0 373 322" draw:points="187,0 373,322 0,322">
          <text:p/>
        </draw:polygon>
        <draw:polygon draw:style-name="gr13" draw:text-style-name="P9" draw:layer="layout" svg:width="0.372cm" svg:height="0.322cm" svg:x="19.776cm" svg:y="8.749cm" svg:viewBox="0 0 373 323" draw:points="187,0 373,323 0,323">
          <text:p/>
        </draw:polygon>
        <draw:polygon draw:style-name="gr13" draw:text-style-name="P9" draw:layer="layout" svg:width="0.372cm" svg:height="0.321cm" svg:x="7.935cm" svg:y="11.847cm" svg:viewBox="0 0 373 322" draw:points="187,0 373,322 0,322">
          <text:p/>
        </draw:polygon>
        <draw:polygon draw:style-name="gr13" draw:text-style-name="P9" draw:layer="layout" svg:width="0.371cm" svg:height="0.322cm" svg:x="20.083cm" svg:y="9.559cm" svg:viewBox="0 0 372 323" draw:points="185,0 372,323 0,323">
          <text:p/>
        </draw:polygon>
        <draw:polygon draw:style-name="gr13" draw:text-style-name="P9" draw:layer="layout" svg:width="0.372cm" svg:height="0.322cm" svg:x="9.254cm" svg:y="7.558cm" svg:viewBox="0 0 373 323" draw:points="186,0 373,323 0,323">
          <text:p/>
        </draw:polygon>
        <draw:polygon draw:style-name="gr13" draw:text-style-name="P9" draw:layer="layout" svg:width="0.372cm" svg:height="0.321cm" svg:x="9.188cm" svg:y="11.841cm" svg:viewBox="0 0 373 322" draw:points="186,0 373,322 0,322">
          <text:p/>
        </draw:polygon>
        <draw:polygon draw:style-name="gr13" draw:text-style-name="P9" draw:layer="layout" svg:width="0.372cm" svg:height="0.322cm" svg:x="8.068cm" svg:y="8.822cm" svg:viewBox="0 0 373 323" draw:points="186,0 373,323 0,323">
          <text:p/>
        </draw:polygon>
        <draw:polygon draw:style-name="gr13" draw:text-style-name="P9" draw:layer="layout" svg:width="0.372cm" svg:height="0.322cm" svg:x="8.983cm" svg:y="11.64cm" svg:viewBox="0 0 373 323" draw:points="186,0 373,323 0,323">
          <text:p/>
        </draw:polygon>
        <draw:polygon draw:style-name="gr13" draw:text-style-name="P9" draw:layer="layout" svg:width="0.371cm" svg:height="0.322cm" svg:x="9.416cm" svg:y="10.233cm" svg:viewBox="0 0 372 323" draw:points="187,0 372,323 0,323">
          <text:p/>
        </draw:polygon>
        <draw:polygon draw:style-name="gr13" draw:text-style-name="P9" draw:layer="layout" svg:width="0.371cm" svg:height="0.322cm" svg:x="14.079cm" svg:y="13.224cm" svg:viewBox="0 0 372 323" draw:points="186,0 372,323 0,323">
          <text:p/>
        </draw:polygon>
        <draw:polygon draw:style-name="gr13" draw:text-style-name="P9" draw:layer="layout" svg:width="0.372cm" svg:height="0.322cm" svg:x="8.83cm" svg:y="12.171cm" svg:viewBox="0 0 373 323" draw:points="186,0 373,323 0,323">
          <text:p/>
        </draw:polygon>
        <draw:polygon draw:style-name="gr13" draw:text-style-name="P9" draw:layer="layout" svg:width="0.372cm" svg:height="0.322cm" svg:x="19.902cm" svg:y="11.623cm" svg:viewBox="0 0 373 323" draw:points="187,0 373,323 0,323">
          <text:p/>
        </draw:polygon>
        <draw:polygon draw:style-name="gr13" draw:text-style-name="P9" draw:layer="layout" svg:width="0.371cm" svg:height="0.322cm" svg:x="19.726cm" svg:y="9.877cm" svg:viewBox="0 0 372 323" draw:points="185,0 372,323 0,323">
          <text:p/>
        </draw:polygon>
        <draw:polygon draw:style-name="gr13" draw:text-style-name="P9" draw:layer="layout" svg:width="0.372cm" svg:height="0.322cm" svg:x="14.84cm" svg:y="9.204cm" svg:viewBox="0 0 373 323" draw:points="186,0 373,323 0,323">
          <text:p/>
        </draw:polygon>
        <draw:polygon draw:style-name="gr13" draw:text-style-name="P9" draw:layer="layout" svg:width="0.371cm" svg:height="0.322cm" svg:x="13.531cm" svg:y="7.725cm" svg:viewBox="0 0 372 323" draw:points="187,0 372,323 0,323">
          <text:p/>
        </draw:polygon>
        <draw:polygon draw:style-name="gr13" draw:text-style-name="P9" draw:layer="layout" svg:width="0.371cm" svg:height="0.322cm" svg:x="14.732cm" svg:y="8.595cm" svg:viewBox="0 0 372 323" draw:points="187,0 372,323 0,323">
          <text:p/>
        </draw:polygon>
        <draw:polygon draw:style-name="gr13" draw:text-style-name="P9" draw:layer="layout" svg:width="0.372cm" svg:height="0.322cm" svg:x="7.434cm" svg:y="10.974cm" svg:viewBox="0 0 373 323" draw:points="186,0 373,323 0,323">
          <text:p/>
        </draw:polygon>
        <draw:polygon draw:style-name="gr13" draw:text-style-name="P9" draw:layer="layout" svg:width="0.372cm" svg:height="0.321cm" svg:x="13.632cm" svg:y="8.159cm" svg:viewBox="0 0 373 322" draw:points="186,0 373,322 0,322">
          <text:p/>
        </draw:polygon>
        <draw:polygon draw:style-name="gr13" draw:text-style-name="P9" draw:layer="layout" svg:width="0.371cm" svg:height="0.321cm" svg:x="7.486cm" svg:y="8.352cm" svg:viewBox="0 0 372 322" draw:points="185,0 372,322 0,322">
          <text:p/>
        </draw:polygon>
        <draw:polygon draw:style-name="gr13" draw:text-style-name="P9" draw:layer="layout" svg:width="0.372cm" svg:height="0.321cm" svg:x="7.713cm" svg:y="9.333cm" svg:viewBox="0 0 373 322" draw:points="186,0 373,322 0,322">
          <text:p/>
        </draw:polygon>
        <draw:polygon draw:style-name="gr13" draw:text-style-name="P9" draw:layer="layout" svg:width="0.372cm" svg:height="0.322cm" svg:x="7.286cm" svg:y="9.392cm" svg:viewBox="0 0 373 323" draw:points="187,0 373,323 0,323">
          <text:p/>
        </draw:polygon>
        <draw:polygon draw:style-name="gr13" draw:text-style-name="P9" draw:layer="layout" svg:width="0.371cm" svg:height="0.322cm" svg:x="20.475cm" svg:y="7.989cm" svg:viewBox="0 0 372 323" draw:points="185,0 372,323 0,323">
          <text:p/>
        </draw:polygon>
        <draw:polygon draw:style-name="gr13" draw:text-style-name="P9" draw:layer="layout" svg:width="0.371cm" svg:height="0.322cm" svg:x="9.217cm" svg:y="7.706cm" svg:viewBox="0 0 372 323" draw:points="186,0 372,323 0,323">
          <text:p/>
        </draw:polygon>
        <draw:polygon draw:style-name="gr13" draw:text-style-name="P9" draw:layer="layout" svg:width="0.372cm" svg:height="0.322cm" svg:x="14.892cm" svg:y="11.269cm" svg:viewBox="0 0 373 323" draw:points="186,0 373,323 0,323">
          <text:p/>
        </draw:polygon>
        <draw:polygon draw:style-name="gr13" draw:text-style-name="P9" draw:layer="layout" svg:width="0.371cm" svg:height="0.322cm" svg:x="20.841cm" svg:y="4.655cm" svg:viewBox="0 0 372 323" draw:points="185,0 372,323 0,323">
          <text:p/>
        </draw:polygon>
        <draw:polygon draw:style-name="gr13" draw:text-style-name="P9" draw:layer="layout" svg:width="0.372cm" svg:height="0.322cm" svg:x="8.222cm" svg:y="24.356cm" svg:viewBox="0 0 373 323" draw:points="186,0 373,323 0,323">
          <text:p/>
        </draw:polygon>
        <draw:polygon draw:style-name="gr13" draw:text-style-name="P9" draw:layer="layout" svg:width="0.371cm" svg:height="0.322cm" svg:x="14.021cm" svg:y="7.644cm" svg:viewBox="0 0 372 323" draw:points="186,0 372,323 0,323">
          <text:p/>
        </draw:polygon>
        <draw:polygon draw:style-name="gr13" draw:text-style-name="P9" draw:layer="layout" svg:width="0.371cm" svg:height="0.322cm" svg:x="20.873cm" svg:y="6.544cm" svg:viewBox="0 0 372 323" draw:points="186,0 372,323 0,323">
          <text:p/>
        </draw:polygon>
        <draw:polygon draw:style-name="gr13" draw:text-style-name="P9" draw:layer="layout" svg:width="0.372cm" svg:height="0.321cm" svg:x="20.386cm" svg:y="11.608cm" svg:viewBox="0 0 373 322" draw:points="186,0 373,322 0,322">
          <text:p/>
        </draw:polygon>
        <draw:polygon draw:style-name="gr13" draw:text-style-name="P9" draw:layer="layout" svg:width="0.371cm" svg:height="0.322cm" svg:x="8.694cm" svg:y="17.574cm" svg:viewBox="0 0 372 323" draw:points="186,0 372,323 0,323">
          <text:p/>
        </draw:polygon>
        <draw:polygon draw:style-name="gr13" draw:text-style-name="P9" draw:layer="layout" svg:width="0.372cm" svg:height="0.322cm" svg:x="7.981cm" svg:y="14.557cm" svg:viewBox="0 0 373 323" draw:points="187,0 373,323 0,323">
          <text:p/>
        </draw:polygon>
        <draw:polygon draw:style-name="gr13" draw:text-style-name="P9" draw:layer="layout" svg:width="0.372cm" svg:height="0.321cm" svg:x="7.785cm" svg:y="17.172cm" svg:viewBox="0 0 373 322" draw:points="186,0 373,322 0,322">
          <text:p/>
        </draw:polygon>
        <draw:polygon draw:style-name="gr13" draw:text-style-name="P9" draw:layer="layout" svg:width="0.371cm" svg:height="0.322cm" svg:x="9.492cm" svg:y="8.503cm" svg:viewBox="0 0 372 323" draw:points="186,0 372,323 0,323">
          <text:p/>
        </draw:polygon>
        <draw:polygon draw:style-name="gr13" draw:text-style-name="P9" draw:layer="layout" svg:width="0.371cm" svg:height="0.322cm" svg:x="20.454cm" svg:y="8.627cm" svg:viewBox="0 0 372 323" draw:points="185,0 372,323 0,323">
          <text:p/>
        </draw:polygon>
        <draw:polygon draw:style-name="gr13" draw:text-style-name="P9" draw:layer="layout" svg:width="0.371cm" svg:height="0.321cm" svg:x="7.651cm" svg:y="9.163cm" svg:viewBox="0 0 372 322" draw:points="186,0 372,322 0,322">
          <text:p/>
        </draw:polygon>
        <draw:polygon draw:style-name="gr13" draw:text-style-name="P9" draw:layer="layout" svg:width="0.371cm" svg:height="0.321cm" svg:x="13.358cm" svg:y="9.235cm" svg:viewBox="0 0 372 322" draw:points="185,0 372,322 0,322">
          <text:p/>
        </draw:polygon>
        <draw:polygon draw:style-name="gr13" draw:text-style-name="P9" draw:layer="layout" svg:width="0.371cm" svg:height="0.322cm" svg:x="14.182cm" svg:y="7.467cm" svg:viewBox="0 0 372 323" draw:points="185,0 372,323 0,323">
          <text:p/>
        </draw:polygon>
        <draw:path draw:style-name="gr14" draw:text-style-name="P10" draw:layer="layout" svg:width="0.275cm" svg:height="0.276cm" svg:x="9.378cm" svg:y="8.791cm" svg:viewBox="0 0 276 277" svg:d="M0 138c0-76 62-138 137-138 77 0 139 62 139 138s-62 139-139 139c-75 0-137-63-137-139z">
          <text:p/>
        </draw:path>
        <draw:path draw:style-name="gr14" draw:text-style-name="P10" draw:layer="layout" svg:width="0.276cm" svg:height="0.276cm" svg:x="20.419cm" svg:y="9.021cm" svg:viewBox="0 0 277 277" svg:d="M0 138c0-75 63-138 138-138 77 0 139 63 139 138 0 76-62 139-139 139-75 0-138-63-138-139z">
          <text:p/>
        </draw:path>
        <draw:path draw:style-name="gr14" draw:text-style-name="P10" draw:layer="layout" svg:width="0.276cm" svg:height="0.276cm" svg:x="9.501cm" svg:y="6.883cm" svg:viewBox="0 0 277 277" svg:d="M0 138c0-76 62-138 139-138 75 0 138 62 138 138 0 77-63 139-138 139-77 0-139-62-139-139z">
          <text:p/>
        </draw:path>
        <draw:path draw:style-name="gr14" draw:text-style-name="P10" draw:layer="layout" svg:width="0.275cm" svg:height="0.276cm" svg:x="8.924cm" svg:y="12.047cm" svg:viewBox="0 0 276 277" svg:d="M0 138c0-76 61-138 138-138 76 0 138 62 138 138s-62 139-138 139c-77 0-138-63-138-139z">
          <text:p/>
        </draw:path>
        <draw:path draw:style-name="gr14" draw:text-style-name="P10" draw:layer="layout" svg:width="0.276cm" svg:height="0.276cm" svg:x="8.037cm" svg:y="5.664cm" svg:viewBox="0 0 277 277" svg:d="M0 139c0-76 62-139 138-139 77 0 139 63 139 139s-62 138-139 138c-76 0-138-62-138-138z">
          <text:p/>
        </draw:path>
        <draw:path draw:style-name="gr14" draw:text-style-name="P10" draw:layer="layout" svg:width="0.276cm" svg:height="0.276cm" svg:x="14.119cm" svg:y="10.277cm" svg:viewBox="0 0 277 277" svg:d="M0 139c0-77 62-139 138-139 77 0 139 62 139 139 0 76-62 138-139 138-76 0-138-62-138-138z">
          <text:p/>
        </draw:path>
        <draw:path draw:style-name="gr14" draw:text-style-name="P10" draw:layer="layout" svg:width="0.276cm" svg:height="0.276cm" svg:x="13.45cm" svg:y="9.498cm" svg:viewBox="0 0 277 277" svg:d="M0 139c0-76 62-139 138-139s139 63 139 139-63 138-139 138-138-62-138-138z">
          <text:p/>
        </draw:path>
        <draw:path draw:style-name="gr14" draw:text-style-name="P10" draw:layer="layout" svg:width="0.276cm" svg:height="0.276cm" svg:x="13.131cm" svg:y="10.809cm" svg:viewBox="0 0 277 277" svg:d="M0 139c0-77 63-139 139-139s138 62 138 139c0 76-62 138-138 138s-139-62-139-138z">
          <text:p/>
        </draw:path>
        <draw:path draw:style-name="gr14" draw:text-style-name="P10" draw:layer="layout" svg:width="0.276cm" svg:height="0.276cm" svg:x="14.79cm" svg:y="9.969cm" svg:viewBox="0 0 277 277" svg:d="M0 138c0-76 63-138 139-138s138 62 138 138c0 77-62 139-138 139s-139-62-139-139z">
          <text:p/>
        </draw:path>
        <draw:path draw:style-name="gr14" draw:text-style-name="P10" draw:layer="layout" svg:width="0.276cm" svg:height="0.276cm" svg:x="7.439cm" svg:y="11.207cm" svg:viewBox="0 0 277 277" svg:d="M0 139c0-76 62-139 138-139 75 0 139 63 139 139s-64 138-139 138c-76 0-138-62-138-138z">
          <text:p/>
        </draw:path>
        <draw:path draw:style-name="gr14" draw:text-style-name="P10" draw:layer="layout" svg:width="0.276cm" svg:height="0.276cm" svg:x="20.059cm" svg:y="6.081cm" svg:viewBox="0 0 277 277" svg:d="M0 138c0-76 62-138 138-138s139 62 139 138c0 77-63 139-139 139s-138-62-138-139z">
          <text:p/>
        </draw:path>
        <draw:path draw:style-name="gr14" draw:text-style-name="P10" draw:layer="layout" svg:width="0.276cm" svg:height="0.276cm" svg:x="8.707cm" svg:y="6.994cm" svg:viewBox="0 0 277 277" svg:d="M0 139c0-76 63-139 139-139s138 63 138 139-62 138-138 138-139-62-139-138z">
          <text:p/>
        </draw:path>
        <draw:path draw:style-name="gr14" draw:text-style-name="P10" draw:layer="layout" svg:width="0.276cm" svg:height="0.276cm" svg:x="21.348cm" svg:y="11.248cm" svg:viewBox="0 0 277 277" svg:d="M0 138c0-76 62-138 139-138 76 0 138 62 138 138s-62 139-138 139c-77 0-139-63-139-139z">
          <text:p/>
        </draw:path>
        <draw:path draw:style-name="gr14" draw:text-style-name="P10" draw:layer="layout" svg:width="0.276cm" svg:height="0.276cm" svg:x="8.365cm" svg:y="7.361cm" svg:viewBox="0 0 277 277" svg:d="M0 139c0-76 63-139 139-139s138 63 138 139-62 138-138 138-139-62-139-138z">
          <text:p/>
        </draw:path>
        <draw:path draw:style-name="gr14" draw:text-style-name="P10" draw:layer="layout" svg:width="0.276cm" svg:height="0.276cm" svg:x="8.339cm" svg:y="8.862cm" svg:viewBox="0 0 277 277" svg:d="M0 138c0-76 62-138 138-138 77 0 139 62 139 138 0 77-62 139-139 139-76 0-138-62-138-139z">
          <text:p/>
        </draw:path>
        <draw:path draw:style-name="gr14" draw:text-style-name="P10" draw:layer="layout" svg:width="0.276cm" svg:height="0.276cm" svg:x="7.604cm" svg:y="11.463cm" svg:viewBox="0 0 277 277" svg:d="M0 139c0-76 64-139 139-139 76 0 138 63 138 139 0 75-62 138-138 138-75 0-139-63-139-138z">
          <text:p/>
        </draw:path>
        <draw:path draw:style-name="gr14" draw:text-style-name="P10" draw:layer="layout" svg:width="0.276cm" svg:height="0.276cm" svg:x="14.883cm" svg:y="9.744cm" svg:viewBox="0 0 277 277" svg:d="M0 139c0-77 62-139 138-139 77 0 139 62 139 139 0 76-62 138-139 138-76 0-138-62-138-138z">
          <text:p/>
        </draw:path>
        <draw:path draw:style-name="gr14" draw:text-style-name="P10" draw:layer="layout" svg:width="0.276cm" svg:height="0.275cm" svg:x="8.267cm" svg:y="11.473cm" svg:viewBox="0 0 277 276" svg:d="M0 139c0-76 62-139 138-139s139 63 139 139c0 75-63 137-139 137s-138-62-138-137z">
          <text:p/>
        </draw:path>
        <draw:path draw:style-name="gr14" draw:text-style-name="P10" draw:layer="layout" svg:width="0.276cm" svg:height="0.276cm" svg:x="8.402cm" svg:y="7.224cm" svg:viewBox="0 0 277 277" svg:d="M0 138c0-76 62-138 139-138 76 0 138 62 138 138 0 77-62 139-138 139-77 0-139-62-139-139z">
          <text:p/>
        </draw:path>
        <draw:path draw:style-name="gr14" draw:text-style-name="P10" draw:layer="layout" svg:width="0.276cm" svg:height="0.276cm" svg:x="13.59cm" svg:y="11.863cm" svg:viewBox="0 0 277 277" svg:d="M0 138c0-76 62-138 139-138 76 0 138 62 138 138 0 77-62 139-138 139-77 0-139-62-139-139z">
          <text:p/>
        </draw:path>
        <draw:path draw:style-name="gr14" draw:text-style-name="P10" draw:layer="layout" svg:width="0.276cm" svg:height="0.276cm" svg:x="7.735cm" svg:y="12.693cm" svg:viewBox="0 0 277 277" svg:d="M0 138c0-76 62-138 138-138 77 0 139 62 139 138 0 77-62 139-139 139-76 0-138-62-138-139z">
          <text:p/>
        </draw:path>
        <draw:path draw:style-name="gr14" draw:text-style-name="P10" draw:layer="layout" svg:width="0.276cm" svg:height="0.276cm" svg:x="20.412cm" svg:y="8.427cm" svg:viewBox="0 0 277 277" svg:d="M0 139c0-76 62-139 138-139 77 0 139 63 139 139 0 75-62 138-139 138-76 0-138-63-138-138z">
          <text:p/>
        </draw:path>
        <draw:path draw:style-name="gr14" draw:text-style-name="P10" draw:layer="layout" svg:width="0.276cm" svg:height="0.276cm" svg:x="20.363cm" svg:y="8.3cm" svg:viewBox="0 0 277 277" svg:d="M0 138c0-76 62-138 138-138s139 62 139 138c0 77-63 139-139 139s-138-62-138-139z">
          <text:p/>
        </draw:path>
        <draw:path draw:style-name="gr14" draw:text-style-name="P10" draw:layer="layout" svg:width="0.276cm" svg:height="0.276cm" svg:x="19.187cm" svg:y="9.092cm" svg:viewBox="0 0 277 277" svg:d="M0 138c0-76 63-138 139-138s138 62 138 138c0 77-62 139-138 139s-139-62-139-139z">
          <text:p/>
        </draw:path>
        <draw:path draw:style-name="gr14" draw:text-style-name="P10" draw:layer="layout" svg:width="0.276cm" svg:height="0.276cm" svg:x="19.089cm" svg:y="9.569cm" svg:viewBox="0 0 277 277" svg:d="M0 138c0-76 62-138 139-138 76 0 138 62 138 138 0 75-62 139-138 139-77 0-139-64-139-139z">
          <text:p/>
        </draw:path>
        <draw:path draw:style-name="gr14" draw:text-style-name="P10" draw:layer="layout" svg:width="0.275cm" svg:height="0.276cm" svg:x="20.524cm" svg:y="9.411cm" svg:viewBox="0 0 276 277" svg:d="M0 138c0-76 62-138 138-138s138 62 138 138c0 77-62 139-138 139s-138-62-138-139z">
          <text:p/>
        </draw:path>
        <draw:path draw:style-name="gr14" draw:text-style-name="P10" draw:layer="layout" svg:width="0.276cm" svg:height="0.276cm" svg:x="9.388cm" svg:y="7.297cm" svg:viewBox="0 0 277 277" svg:d="M0 139c0-77 62-139 138-139 77 0 139 62 139 139 0 76-62 138-139 138-76 0-138-62-138-138z">
          <text:p/>
        </draw:path>
        <draw:path draw:style-name="gr14" draw:text-style-name="P10" draw:layer="layout" svg:width="0.275cm" svg:height="0.276cm" svg:x="14.513cm" svg:y="4.326cm" svg:viewBox="0 0 276 277" svg:d="M0 139c0-76 63-139 139-139 75 0 137 63 137 139s-62 138-137 138c-76 0-139-62-139-138z">
          <text:p/>
        </draw:path>
        <draw:path draw:style-name="gr14" draw:text-style-name="P10" draw:layer="layout" svg:width="0.275cm" svg:height="0.276cm" svg:x="8.52cm" svg:y="10.554cm" svg:viewBox="0 0 276 277" svg:d="M0 139c0-77 62-139 138-139 75 0 138 62 138 139 0 76-63 138-138 138-76 0-138-62-138-138z">
          <text:p/>
        </draw:path>
        <draw:path draw:style-name="gr14" draw:text-style-name="P10" draw:layer="layout" svg:width="0.275cm" svg:height="0.276cm" svg:x="14.343cm" svg:y="9.533cm" svg:viewBox="0 0 276 277" svg:d="M0 139c0-76 62-139 137-139 77 0 139 63 139 139s-62 138-139 138c-75 0-137-62-137-138z">
          <text:p/>
        </draw:path>
        <draw:path draw:style-name="gr14" draw:text-style-name="P10" draw:layer="layout" svg:width="0.276cm" svg:height="0.276cm" svg:x="21.332cm" svg:y="5.112cm" svg:viewBox="0 0 277 277" svg:d="M0 139c0-76 62-139 139-139 76 0 138 63 138 139s-62 138-138 138c-77 0-139-62-139-138z">
          <text:p/>
        </draw:path>
        <draw:path draw:style-name="gr14" draw:text-style-name="P10" draw:layer="layout" svg:width="0.276cm" svg:height="0.276cm" svg:x="8.394cm" svg:y="7.013cm" svg:viewBox="0 0 277 277" svg:d="M0 139c0-76 62-139 139-139 76 0 138 63 138 139s-62 138-138 138c-77 0-139-62-139-138z">
          <text:p/>
        </draw:path>
        <draw:path draw:style-name="gr14" draw:text-style-name="P10" draw:layer="layout" svg:width="0.276cm" svg:height="0.276cm" svg:x="8.807cm" svg:y="8.336cm" svg:viewBox="0 0 277 277" svg:d="M0 139c0-77 63-139 138-139 76 0 139 62 139 139 0 76-63 138-139 138-75 0-138-62-138-138z">
          <text:p/>
        </draw:path>
        <draw:path draw:style-name="gr14" draw:text-style-name="P10" draw:layer="layout" svg:width="0.275cm" svg:height="0.276cm" svg:x="8.616cm" svg:y="10.267cm" svg:viewBox="0 0 276 277" svg:d="M0 139c0-77 62-139 137-139 77 0 139 62 139 139 0 76-62 138-139 138-75 0-137-62-137-138z">
          <text:p/>
        </draw:path>
        <draw:path draw:style-name="gr14" draw:text-style-name="P10" draw:layer="layout" svg:width="0.276cm" svg:height="0.276cm" svg:x="7.759cm" svg:y="7.175cm" svg:viewBox="0 0 277 277" svg:d="M0 138c0-76 62-138 138-138 77 0 139 62 139 138 0 77-62 139-139 139-76 0-138-62-138-139z">
          <text:p/>
        </draw:path>
        <draw:path draw:style-name="gr14" draw:text-style-name="P10" draw:layer="layout" svg:width="0.276cm" svg:height="0.276cm" svg:x="19.615cm" svg:y="8.086cm" svg:viewBox="0 0 277 277" svg:d="M0 139c0-77 62-139 138-139 77 0 139 62 139 139 0 76-62 138-139 138-76 0-138-62-138-138z">
          <text:p/>
        </draw:path>
        <draw:path draw:style-name="gr14" draw:text-style-name="P10" draw:layer="layout" svg:width="0.275cm" svg:height="0.276cm" svg:x="8.918cm" svg:y="11.792cm" svg:viewBox="0 0 276 277" svg:d="M0 138c0-76 62-138 138-138s138 62 138 138-62 139-138 139-138-63-138-139z">
          <text:p/>
        </draw:path>
        <draw:path draw:style-name="gr14" draw:text-style-name="P10" draw:layer="layout" svg:width="0.276cm" svg:height="0.275cm" svg:x="8.264cm" svg:y="8.093cm" svg:viewBox="0 0 277 276" svg:d="M0 139c0-77 62-139 138-139s139 62 139 139c0 75-63 137-139 137s-138-62-138-137z">
          <text:p/>
        </draw:path>
        <draw:path draw:style-name="gr14" draw:text-style-name="P10" draw:layer="layout" svg:width="0.276cm" svg:height="0.276cm" svg:x="7.608cm" svg:y="6.745cm" svg:viewBox="0 0 277 277" svg:d="M0 139c0-77 63-139 139-139s138 62 138 139c0 75-62 138-138 138s-139-63-139-138z">
          <text:p/>
        </draw:path>
        <draw:path draw:style-name="gr14" draw:text-style-name="P10" draw:layer="layout" svg:width="0.276cm" svg:height="0.276cm" svg:x="20.769cm" svg:y="10.313cm" svg:viewBox="0 0 277 277" svg:d="M0 139c0-77 62-139 139-139 76 0 138 62 138 139 0 76-62 138-138 138-77 0-139-62-139-138z">
          <text:p/>
        </draw:path>
        <draw:path draw:style-name="gr14" draw:text-style-name="P10" draw:layer="layout" svg:width="0.276cm" svg:height="0.276cm" svg:x="7.443cm" svg:y="7.855cm" svg:viewBox="0 0 277 277" svg:d="M0 139c0-76 62-139 138-139s139 63 139 139-63 138-139 138-138-62-138-138z">
          <text:p/>
        </draw:path>
        <draw:path draw:style-name="gr14" draw:text-style-name="P10" draw:layer="layout" svg:width="0.276cm" svg:height="0.276cm" svg:x="15.142cm" svg:y="8.955cm" svg:viewBox="0 0 277 277" svg:d="M0 139c0-76 62-139 138-139s139 63 139 139-63 138-139 138-138-62-138-138z">
          <text:p/>
        </draw:path>
        <draw:path draw:style-name="gr14" draw:text-style-name="P10" draw:layer="layout" svg:width="0.276cm" svg:height="0.276cm" svg:x="20.457cm" svg:y="7.318cm" svg:viewBox="0 0 277 277" svg:d="M0 139c0-76 62-139 139-139 76 0 138 63 138 139s-62 138-138 138c-77 0-139-62-139-138z">
          <text:p/>
        </draw:path>
        <draw:path draw:style-name="gr14" draw:text-style-name="P10" draw:layer="layout" svg:width="0.276cm" svg:height="0.276cm" svg:x="20.321cm" svg:y="6.358cm" svg:viewBox="0 0 277 277" svg:d="M0 138c0-76 62-138 138-138s139 62 139 138c0 77-63 139-139 139s-138-62-138-139z">
          <text:p/>
        </draw:path>
        <draw:path draw:style-name="gr14" draw:text-style-name="P10" draw:layer="layout" svg:width="0.276cm" svg:height="0.275cm" svg:x="7.971cm" svg:y="9.175cm" svg:viewBox="0 0 277 276" svg:d="M0 139c0-77 62-139 138-139s139 62 139 139c0 75-63 137-139 137s-138-62-138-137z">
          <text:p/>
        </draw:path>
        <draw:path draw:style-name="gr14" draw:text-style-name="P10" draw:layer="layout" svg:width="0.276cm" svg:height="0.276cm" svg:x="14.17cm" svg:y="7.615cm" svg:viewBox="0 0 277 277" svg:d="M0 139c0-76 62-139 139-139 76 0 138 63 138 139s-62 138-138 138c-77 0-139-62-139-138z">
          <text:p/>
        </draw:path>
        <draw:path draw:style-name="gr14" draw:text-style-name="P10" draw:layer="layout" svg:width="0.276cm" svg:height="0.276cm" svg:x="8.377cm" svg:y="9.944cm" svg:viewBox="0 0 277 277" svg:d="M0 138c0-76 62-138 139-138 75 0 138 62 138 138 0 77-63 139-138 139-77 0-139-62-139-139z">
          <text:p/>
        </draw:path>
        <draw:path draw:style-name="gr14" draw:text-style-name="P10" draw:layer="layout" svg:width="0.276cm" svg:height="0.276cm" svg:x="7.622cm" svg:y="9.329cm" svg:viewBox="0 0 277 277" svg:d="M0 138c0-75 63-138 139-138s138 63 138 138c0 76-62 139-138 139s-139-63-139-139z">
          <text:p/>
        </draw:path>
        <draw:path draw:style-name="gr14" draw:text-style-name="P10" draw:layer="layout" svg:width="0.276cm" svg:height="0.276cm" svg:x="8.446cm" svg:y="5.744cm" svg:viewBox="0 0 277 277" svg:d="M0 138c0-76 63-138 139-138s138 62 138 138-62 139-138 139-139-63-139-139z">
          <text:p/>
        </draw:path>
        <draw:path draw:style-name="gr14" draw:text-style-name="P10" draw:layer="layout" svg:width="0.276cm" svg:height="0.276cm" svg:x="13.278cm" svg:y="10.586cm" svg:viewBox="0 0 277 277" svg:d="M0 139c0-77 62-139 138-139 77 0 139 62 139 139 0 76-62 138-139 138-76 0-138-62-138-138z">
          <text:p/>
        </draw:path>
        <draw:path draw:style-name="gr14" draw:text-style-name="P10" draw:layer="layout" svg:width="0.276cm" svg:height="0.275cm" svg:x="7.851cm" svg:y="23.416cm" svg:viewBox="0 0 277 276" svg:d="M0 137c0-75 62-137 139-137 75 0 138 62 138 137 0 77-63 139-138 139-77 0-139-62-139-139z">
          <text:p/>
        </draw:path>
        <draw:path draw:style-name="gr14" draw:text-style-name="P10" draw:layer="layout" svg:width="0.276cm" svg:height="0.276cm" svg:x="7.697cm" svg:y="7.61cm" svg:viewBox="0 0 277 277" svg:d="M0 139c0-76 62-139 138-139s139 63 139 139c0 75-63 138-139 138s-138-63-138-138z">
          <text:p/>
        </draw:path>
        <draw:path draw:style-name="gr14" draw:text-style-name="P10" draw:layer="layout" svg:width="0.276cm" svg:height="0.276cm" svg:x="19.678cm" svg:y="10.561cm" svg:viewBox="0 0 277 277" svg:d="M0 139c0-77 62-139 139-139 76 0 138 62 138 139 0 76-62 138-138 138-77 0-139-62-139-138z">
          <text:p/>
        </draw:path>
        <draw:path draw:style-name="gr14" draw:text-style-name="P10" draw:layer="layout" svg:width="0.276cm" svg:height="0.276cm" svg:x="21.119cm" svg:y="8.886cm" svg:viewBox="0 0 277 277" svg:d="M0 139c0-77 63-139 139-139s138 62 138 139c0 75-62 138-138 138s-139-63-139-138z">
          <text:p/>
        </draw:path>
        <draw:path draw:style-name="gr14" draw:text-style-name="P10" draw:layer="layout" svg:width="0.276cm" svg:height="0.276cm" svg:x="14.154cm" svg:y="9.367cm" svg:viewBox="0 0 277 277" svg:d="M0 138c0-76 62-138 139-138 76 0 138 62 138 138 0 77-62 139-138 139-77 0-139-62-139-139z">
          <text:p/>
        </draw:path>
        <draw:path draw:style-name="gr14" draw:text-style-name="P10" draw:layer="layout" svg:width="0.276cm" svg:height="0.276cm" svg:x="14.942cm" svg:y="6.455cm" svg:viewBox="0 0 277 277" svg:d="M0 139c0-77 62-139 138-139 77 0 139 62 139 139 0 76-62 138-139 138-76 0-138-62-138-138z">
          <text:p/>
        </draw:path>
        <draw:path draw:style-name="gr14" draw:text-style-name="P10" draw:layer="layout" svg:width="0.276cm" svg:height="0.275cm" svg:x="9.275cm" svg:y="10.468cm" svg:viewBox="0 0 277 276" svg:d="M0 137c0-75 63-137 139-137s138 62 138 137c0 77-62 139-138 139s-139-62-139-139z">
          <text:p/>
        </draw:path>
        <draw:path draw:style-name="gr14" draw:text-style-name="P10" draw:layer="layout" svg:width="0.276cm" svg:height="0.276cm" svg:x="14.076cm" svg:y="13.325cm" svg:viewBox="0 0 277 277" svg:d="M0 139c0-77 62-139 138-139 77 0 139 62 139 139 0 76-62 138-139 138-76 0-138-62-138-138z">
          <text:p/>
        </draw:path>
        <draw:path draw:style-name="gr14" draw:text-style-name="P10" draw:layer="layout" svg:width="0.275cm" svg:height="0.276cm" svg:x="7.346cm" svg:y="13.901cm" svg:viewBox="0 0 276 277" svg:d="M0 139c0-75 63-139 138-139 76 0 138 64 138 139 0 76-62 138-138 138-75 0-138-62-138-138z">
          <text:p/>
        </draw:path>
        <draw:path draw:style-name="gr14" draw:text-style-name="P10" draw:layer="layout" svg:width="0.276cm" svg:height="0.276cm" svg:x="7.987cm" svg:y="8.8cm" svg:viewBox="0 0 277 277" svg:d="M0 138c0-76 62-138 138-138s139 62 139 138c0 77-63 139-139 139s-138-62-138-139z">
          <text:p/>
        </draw:path>
        <draw:path draw:style-name="gr14" draw:text-style-name="P10" draw:layer="layout" svg:width="0.276cm" svg:height="0.276cm" svg:x="8.904cm" svg:y="8.419cm" svg:viewBox="0 0 277 277" svg:d="M0 139c0-76 62-139 139-139 76 0 138 63 138 139s-62 138-138 138c-77 0-139-62-139-138z">
          <text:p/>
        </draw:path>
        <draw:path draw:style-name="gr14" draw:text-style-name="P10" draw:layer="layout" svg:width="0.276cm" svg:height="0.276cm" svg:x="7.992cm" svg:y="12.872cm" svg:viewBox="0 0 277 277" svg:d="M0 138c0-76 62-138 138-138s139 62 139 138c0 75-63 139-139 139s-138-64-138-139z">
          <text:p/>
        </draw:path>
        <draw:path draw:style-name="gr14" draw:text-style-name="P10" draw:layer="layout" svg:width="0.276cm" svg:height="0.275cm" svg:x="8.684cm" svg:y="7.396cm" svg:viewBox="0 0 277 276" svg:d="M0 137c0-75 62-137 139-137 76 0 138 62 138 137 0 76-62 139-138 139-77 0-139-63-139-139z">
          <text:p/>
        </draw:path>
        <draw:path draw:style-name="gr14" draw:text-style-name="P10" draw:layer="layout" svg:width="0.276cm" svg:height="0.276cm" svg:x="9.18cm" svg:y="7.631cm" svg:viewBox="0 0 277 277" svg:d="M0 139c0-76 62-139 139-139 76 0 138 63 138 139s-62 138-138 138c-77 0-139-62-139-138z">
          <text:p/>
        </draw:path>
        <draw:path draw:style-name="gr14" draw:text-style-name="P10" draw:layer="layout" svg:width="0.276cm" svg:height="0.276cm" svg:x="21.027cm" svg:y="9.055cm" svg:viewBox="0 0 277 277" svg:d="M0 138c0-76 62-138 139-138 76 0 138 62 138 138s-62 139-138 139c-77 0-139-63-139-139z">
          <text:p/>
        </draw:path>
        <draw:path draw:style-name="gr14" draw:text-style-name="P10" draw:layer="layout" svg:width="0.276cm" svg:height="0.276cm" svg:x="8.119cm" svg:y="13.713cm" svg:viewBox="0 0 277 277" svg:d="M0 138c0-75 62-138 139-138 76 0 138 63 138 138 0 76-62 139-138 139-77 0-139-63-139-139z">
          <text:p/>
        </draw:path>
        <draw:path draw:style-name="gr14" draw:text-style-name="P10" draw:layer="layout" svg:width="0.275cm" svg:height="0.276cm" svg:x="13.999cm" svg:y="8.083cm" svg:viewBox="0 0 276 277" svg:d="M0 139c0-77 62-139 138-139 75 0 138 62 138 139 0 76-63 138-138 138-76 0-138-62-138-138z">
          <text:p/>
        </draw:path>
        <draw:path draw:style-name="gr14" draw:text-style-name="P10" draw:layer="layout" svg:width="0.276cm" svg:height="0.276cm" svg:x="15.215cm" svg:y="9.53cm" svg:viewBox="0 0 277 277" svg:d="M0 139c0-76 62-139 138-139 77 0 139 63 139 139s-62 138-139 138c-76 0-138-62-138-138z">
          <text:p/>
        </draw:path>
        <draw:path draw:style-name="gr14" draw:text-style-name="P10" draw:layer="layout" svg:width="0.276cm" svg:height="0.276cm" svg:x="14.622cm" svg:y="10.462cm" svg:viewBox="0 0 277 277" svg:d="M0 138c0-76 62-138 138-138 77 0 139 62 139 138 0 77-62 139-139 139-76 0-138-62-138-139z">
          <text:p/>
        </draw:path>
        <draw:path draw:style-name="gr14" draw:text-style-name="P10" draw:layer="layout" svg:width="0.275cm" svg:height="0.276cm" svg:x="14.851cm" svg:y="9.828cm" svg:viewBox="0 0 276 277" svg:d="M0 139c0-76 62-139 137-139 76 0 139 63 139 139s-63 138-139 138c-75 0-137-62-137-138z">
          <text:p/>
        </draw:path>
        <draw:path draw:style-name="gr14" draw:text-style-name="P10" draw:layer="layout" svg:width="0.276cm" svg:height="0.276cm" svg:x="14.53cm" svg:y="15.282cm" svg:viewBox="0 0 277 277" svg:d="M0 139c0-76 63-139 139-139s138 63 138 139-62 138-138 138-139-62-139-138z">
          <text:p/>
        </draw:path>
        <draw:path draw:style-name="gr14" draw:text-style-name="P10" draw:layer="layout" svg:width="0.277cm" svg:height="0.276cm" svg:x="21.138cm" svg:y="8.567cm" svg:viewBox="0 0 278 277" svg:d="M0 138c0-75 63-138 139-138s139 63 139 138c0 77-63 139-139 139s-139-62-139-139z">
          <text:p/>
        </draw:path>
        <draw:path draw:style-name="gr14" draw:text-style-name="P10" draw:layer="layout" svg:width="0.276cm" svg:height="0.275cm" svg:x="19.699cm" svg:y="7.348cm" svg:viewBox="0 0 277 276" svg:d="M0 138c0-75 62-138 139-138 76 0 138 63 138 138 0 76-62 138-138 138-77 0-139-62-139-138z">
          <text:p/>
        </draw:path>
        <draw:path draw:style-name="gr14" draw:text-style-name="P10" draw:layer="layout" svg:width="0.276cm" svg:height="0.276cm" svg:x="7.646cm" svg:y="13.775cm" svg:viewBox="0 0 277 277" svg:d="M0 138c0-76 64-138 139-138 76 0 138 62 138 138 0 77-62 139-138 139-75 0-139-62-139-139z">
          <text:p/>
        </draw:path>
        <draw:path draw:style-name="gr14" draw:text-style-name="P10" draw:layer="layout" svg:width="0.276cm" svg:height="0.276cm" svg:x="21.099cm" svg:y="12.597cm" svg:viewBox="0 0 277 277" svg:d="M0 138c0-76 63-138 139-138s138 62 138 138-62 139-138 139-139-63-139-139z">
          <text:p/>
        </draw:path>
        <draw:path draw:style-name="gr14" draw:text-style-name="P10" draw:layer="layout" svg:width="0.276cm" svg:height="0.275cm" svg:x="8.384cm" svg:y="8.709cm" svg:viewBox="0 0 277 276" svg:d="M0 138c0-76 62-138 139-138 76 0 138 62 138 138s-62 138-138 138c-77 0-139-62-139-138z">
          <text:p/>
        </draw:path>
        <draw:path draw:style-name="gr14" draw:text-style-name="P10" draw:layer="layout" svg:width="0.276cm" svg:height="0.275cm" svg:x="9.266cm" svg:y="11.407cm" svg:viewBox="0 0 277 276" svg:d="M0 139c0-77 64-139 139-139 76 0 138 62 138 139 0 75-62 137-138 137-75 0-139-62-139-137z">
          <text:p/>
        </draw:path>
        <draw:path draw:style-name="gr14" draw:text-style-name="P10" draw:layer="layout" svg:width="0.275cm" svg:height="0.276cm" svg:x="7.642cm" svg:y="10.699cm" svg:viewBox="0 0 276 277" svg:d="M0 138c0-76 63-138 138-138 76 0 138 62 138 138s-62 139-138 139c-75 0-138-63-138-139z">
          <text:p/>
        </draw:path>
        <draw:path draw:style-name="gr14" draw:text-style-name="P10" draw:layer="layout" svg:width="0.275cm" svg:height="0.276cm" svg:x="8.986cm" svg:y="17.771cm" svg:viewBox="0 0 276 277" svg:d="M0 139c0-76 63-139 139-139 75 0 137 63 137 139s-62 138-137 138c-76 0-139-62-139-138z">
          <text:p/>
        </draw:path>
        <draw:path draw:style-name="gr14" draw:text-style-name="P10" draw:layer="layout" svg:width="0.276cm" svg:height="0.276cm" svg:x="8.906cm" svg:y="9.696cm" svg:viewBox="0 0 277 277" svg:d="M0 138c0-76 62-138 139-138 76 0 138 62 138 138s-62 139-138 139c-77 0-139-63-139-139z">
          <text:p/>
        </draw:path>
        <draw:path draw:style-name="gr14" draw:text-style-name="P10" draw:layer="layout" svg:width="0.276cm" svg:height="0.276cm" svg:x="15.329cm" svg:y="15.157cm" svg:viewBox="0 0 277 277" svg:d="M0 138c0-76 63-138 139-138s138 62 138 138-62 139-138 139-139-63-139-139z">
          <text:p/>
        </draw:path>
        <draw:path draw:style-name="gr14" draw:text-style-name="P10" draw:layer="layout" svg:width="0.275cm" svg:height="0.276cm" svg:x="8.489cm" svg:y="12.184cm" svg:viewBox="0 0 276 277" svg:d="M0 139c0-76 61-139 137-139s139 63 139 139-63 138-139 138-137-62-137-138z">
          <text:p/>
        </draw:path>
        <draw:path draw:style-name="gr14" draw:text-style-name="P10" draw:layer="layout" svg:width="0.276cm" svg:height="0.275cm" svg:x="20.686cm" svg:y="12.822cm" svg:viewBox="0 0 277 276" svg:d="M0 139c0-76 62-139 138-139 77 0 139 63 139 139 0 75-62 137-139 137-76 0-138-62-138-137z">
          <text:p/>
        </draw:path>
        <draw:path draw:style-name="gr14" draw:text-style-name="P10" draw:layer="layout" svg:width="0.276cm" svg:height="0.276cm" svg:x="19.924cm" svg:y="11.622cm" svg:viewBox="0 0 277 277" svg:d="M0 138c0-76 62-138 139-138 76 0 138 62 138 138 0 77-62 139-138 139-77 0-139-62-139-139z">
          <text:p/>
        </draw:path>
        <draw:path draw:style-name="gr14" draw:text-style-name="P10" draw:layer="layout" svg:width="0.276cm" svg:height="0.275cm" svg:x="13.338cm" svg:y="11.656cm" svg:viewBox="0 0 277 276" svg:d="M0 138c0-77 62-138 139-138 76 0 138 61 138 138 0 76-62 138-138 138-77 0-139-62-139-138z">
          <text:p/>
        </draw:path>
        <draw:path draw:style-name="gr14" draw:text-style-name="P10" draw:layer="layout" svg:width="0.276cm" svg:height="0.276cm" svg:x="15.29cm" svg:y="9.91cm" svg:viewBox="0 0 277 277" svg:d="M0 138c0-75 63-138 139-138s138 63 138 138c0 77-62 139-138 139s-139-62-139-139z">
          <text:p/>
        </draw:path>
        <draw:path draw:style-name="gr14" draw:text-style-name="P10" draw:layer="layout" svg:width="0.276cm" svg:height="0.276cm" svg:x="13.769cm" svg:y="9.874cm" svg:viewBox="0 0 277 277" svg:d="M0 138c0-76 62-138 138-138s139 62 139 138-63 139-139 139-138-63-138-139z">
          <text:p/>
        </draw:path>
        <draw:path draw:style-name="gr14" draw:text-style-name="P10" draw:layer="layout" svg:width="0.276cm" svg:height="0.276cm" svg:x="8.59cm" svg:y="10.95cm" svg:viewBox="0 0 277 277" svg:d="M0 138c0-76 62-138 138-138 77 0 139 62 139 138s-62 139-139 139c-76 0-138-63-138-139z">
          <text:p/>
        </draw:path>
        <draw:path draw:style-name="gr14" draw:text-style-name="P10" draw:layer="layout" svg:width="0.276cm" svg:height="0.276cm" svg:x="13.361cm" svg:y="14.608cm" svg:viewBox="0 0 277 277" svg:d="M0 138c0-76 62-138 139-138 76 0 138 62 138 138 0 77-62 139-138 139-77 0-139-62-139-139z">
          <text:p/>
        </draw:path>
        <draw:path draw:style-name="gr14" draw:text-style-name="P10" draw:layer="layout" svg:width="0.276cm" svg:height="0.276cm" svg:x="9.18cm" svg:y="9.488cm" svg:viewBox="0 0 277 277" svg:d="M0 139c0-77 62-139 139-139 76 0 138 62 138 139 0 76-62 138-138 138-77 0-139-62-139-138z">
          <text:p/>
        </draw:path>
        <draw:path draw:style-name="gr14" draw:text-style-name="P10" draw:layer="layout" svg:width="0.276cm" svg:height="0.275cm" svg:x="7.946cm" svg:y="11.81cm" svg:viewBox="0 0 277 276" svg:d="M0 137c0-75 62-137 138-137s139 62 139 137c0 76-63 139-139 139s-138-63-138-139z">
          <text:p/>
        </draw:path>
        <draw:path draw:style-name="gr14" draw:text-style-name="P10" draw:layer="layout" svg:width="0.276cm" svg:height="0.275cm" svg:x="9.044cm" svg:y="10.833cm" svg:viewBox="0 0 277 276" svg:d="M0 139c0-78 62-139 138-139s139 61 139 139c0 75-63 137-139 137s-138-62-138-137z">
          <text:p/>
        </draw:path>
        <draw:path draw:style-name="gr14" draw:text-style-name="P10" draw:layer="layout" svg:width="0.276cm" svg:height="0.276cm" svg:x="19.637cm" svg:y="11.638cm" svg:viewBox="0 0 277 277" svg:d="M0 139c0-77 62-139 139-139 76 0 138 62 138 139 0 76-62 138-138 138-77 0-139-62-139-138z">
          <text:p/>
        </draw:path>
        <draw:path draw:style-name="gr14" draw:text-style-name="P10" draw:layer="layout" svg:width="0.276cm" svg:height="0.276cm" svg:x="7.711cm" svg:y="11.655cm" svg:viewBox="0 0 277 277" svg:d="M0 139c0-77 62-139 138-139s139 62 139 139c0 76-63 138-139 138s-138-62-138-138z">
          <text:p/>
        </draw:path>
        <draw:path draw:style-name="gr14" draw:text-style-name="P10" draw:layer="layout" svg:width="0.276cm" svg:height="0.276cm" svg:x="14.321cm" svg:y="12.468cm" svg:viewBox="0 0 277 277" svg:d="M0 139c0-76 62-139 138-139 75 0 139 63 139 139s-64 138-139 138c-76 0-138-62-138-138z">
          <text:p/>
        </draw:path>
        <draw:path draw:style-name="gr14" draw:text-style-name="P10" draw:layer="layout" svg:width="0.275cm" svg:height="0.275cm" svg:x="19.641cm" svg:y="10.214cm" svg:viewBox="0 0 276 276" svg:d="M0 137c0-75 62-137 138-137s138 62 138 137c0 77-62 139-138 139s-138-62-138-139z">
          <text:p/>
        </draw:path>
        <draw:path draw:style-name="gr14" draw:text-style-name="P10" draw:layer="layout" svg:width="0.276cm" svg:height="0.275cm" svg:x="7.623cm" svg:y="21.56cm" svg:viewBox="0 0 277 276" svg:d="M0 138c0-76 63-138 139-138s138 62 138 138-62 138-138 138-139-62-139-138z">
          <text:p/>
        </draw:path>
        <draw:path draw:style-name="gr14" draw:text-style-name="P10" draw:layer="layout" svg:width="0.276cm" svg:height="0.275cm" svg:x="14.325cm" svg:y="10.04cm" svg:viewBox="0 0 277 276" svg:d="M0 139c0-77 62-139 138-139 77 0 139 62 139 139 0 75-62 137-139 137-76 0-138-62-138-137z">
          <text:p/>
        </draw:path>
        <draw:path draw:style-name="gr14" draw:text-style-name="P10" draw:layer="layout" svg:width="0.276cm" svg:height="0.276cm" svg:x="20.334cm" svg:y="12.172cm" svg:viewBox="0 0 277 277" svg:d="M0 138c0-76 63-138 138-138 76 0 139 62 139 138 0 77-63 139-139 139-75 0-138-62-138-139z">
          <text:p/>
        </draw:path>
        <draw:path draw:style-name="gr14" draw:text-style-name="P10" draw:layer="layout" svg:width="0.276cm" svg:height="0.275cm" svg:x="19.31cm" svg:y="17.635cm" svg:viewBox="0 0 277 276" svg:d="M0 137c0-75 62-137 138-137 77 0 139 62 139 137 0 77-62 139-139 139-76 0-138-62-138-139z">
          <text:p/>
        </draw:path>
        <draw:path draw:style-name="gr14" draw:text-style-name="P10" draw:layer="layout" svg:width="0.276cm" svg:height="0.276cm" svg:x="7.8cm" svg:y="18.751cm" svg:viewBox="0 0 277 277" svg:d="M0 138c0-76 62-138 138-138 77 0 139 62 139 138 0 77-62 139-139 139-76 0-138-62-138-139z">
          <text:p/>
        </draw:path>
        <draw:path draw:style-name="gr14" draw:text-style-name="P10" draw:layer="layout" svg:width="0.276cm" svg:height="0.276cm" svg:x="8.891cm" svg:y="12.959cm" svg:viewBox="0 0 277 277" svg:d="M0 138c0-76 62-138 138-138s139 62 139 138c0 77-63 139-139 139s-138-62-138-139z">
          <text:p/>
        </draw:path>
        <draw:path draw:style-name="gr14" draw:text-style-name="P10" draw:layer="layout" svg:width="0.276cm" svg:height="0.276cm" svg:x="9.466cm" svg:y="20.873cm" svg:viewBox="0 0 277 277" svg:d="M0 138c0-76 62-138 139-138 76 0 138 62 138 138 0 75-62 139-138 139-77 0-139-64-139-139z">
          <text:p/>
        </draw:path>
        <draw:path draw:style-name="gr14" draw:text-style-name="P10" draw:layer="layout" svg:width="0.276cm" svg:height="0.276cm" svg:x="7.431cm" svg:y="14.958cm" svg:viewBox="0 0 277 277" svg:d="M0 139c0-77 62-139 138-139s139 62 139 139c0 76-63 138-139 138s-138-62-138-138z">
          <text:p/>
        </draw:path>
        <draw:path draw:style-name="gr14" draw:text-style-name="P10" draw:layer="layout" svg:width="0.276cm" svg:height="0.276cm" svg:x="20.808cm" svg:y="13.02cm" svg:viewBox="0 0 277 277" svg:d="M0 139c0-77 63-139 139-139s138 62 138 139c0 76-62 138-138 138s-139-62-139-138z">
          <text:p/>
        </draw:path>
        <draw:path draw:style-name="gr14" draw:text-style-name="P10" draw:layer="layout" svg:width="0.276cm" svg:height="0.275cm" svg:x="9.434cm" svg:y="17.562cm" svg:viewBox="0 0 277 276" svg:d="M0 137c0-75 62-137 138-137 77 0 139 62 139 137 0 76-62 139-139 139-76 0-138-63-138-139z">
          <text:p/>
        </draw:path>
        <draw:path draw:style-name="gr14" draw:text-style-name="P10" draw:layer="layout" svg:width="0.275cm" svg:height="0.275cm" svg:x="15.034cm" svg:y="13.619cm" svg:viewBox="0 0 276 276" svg:d="M0 138c0-76 63-138 139-138 75 0 137 62 137 138s-62 138-137 138c-76 0-139-62-139-138z">
          <text:p/>
        </draw:path>
        <draw:path draw:style-name="gr14" draw:text-style-name="P10" draw:layer="layout" svg:width="0.276cm" svg:height="0.275cm" svg:x="13.828cm" svg:y="13.153cm" svg:viewBox="0 0 277 276" svg:d="M0 137c0-75 62-137 138-137 77 0 139 62 139 137 0 76-62 139-139 139-76 0-138-63-138-139z">
          <text:p/>
        </draw:path>
        <draw:path draw:style-name="gr15" draw:text-style-name="P11" draw:layer="layout" svg:width="0.439cm" svg:height="0.649cm" svg:x="3.047cm" svg:y="21.04cm" svg:viewBox="0 0 440 650" svg:d="M440 326l-1 17v18l-1 17-1 16-1 15-3 16-2 14-2 14-3 13-4 13-3 12-4 12-4 11-4 10-5 11-5 10-5 9-5 9-6 8-6 8-6 8-6 7-6 6-7 6-7 6-7 5-7 5-8 4-7 4-9 4-8 3-8 3-8 2-9 2-8 2-9 2-9 1-8 1h-10-9-9-9l-9-1-8-1-9-2-9-2-8-2-8-2-9-3-7-3-10-4-7-4-8-4-7-5-7-5-7-6-6-6-7-6-6-7-6-8-6-8-5-8-5-9-5-9-5-10-5-10-4-11-4-11-4-12-3-12-3-12-3-14-3-14-2-14-1-15-2-16-1-16-1-17v-17l-1-18 1-19v-18l1-18 1-16 2-16 1-16 2-15 3-14 3-13 3-13 3-12 4-12 4-11 4-11 5-10 5-11 5-9 5-9 6-8 5-8 6-7 7-7 6-6 7-6 7-5 7-5 7-5 8-4 9-4 7-3 8-3 9-2 8-3 9-1 8-2 9-2 9-1h9l10-1h9 9l9 1h9l8 1 9 2 8 2 8 1 9 3 8 2 8 3 8 3 7 4 8 4 7 5 7 5 7 5 7 6 6 6 6 7 6 7 6 8 6 8 5 9 5 9 5 11 4 10 5 11 3 11 4 12 4 12 3 13 3 13 2 14 3 15 2 16 1 16 1 16 1 18v18zM358 326v-15-14l-1-14v-13l-2-13v-12l-2-12-1-11-1-11-2-10-2-10-2-9-2-10-3-8-2-8-3-8-3-7-3-7-3-7-4-6-3-6-4-5-4-6-4-5-4-5-4-3-5-4-4-3-5-4-6-2-5-3-5-2-5-1-6-2-6-2-5-1h-6l-6-1h-7-6-7-6l-7 1h-6l-6 1-6 2-6 2-5 1-6 2-5 3-5 3-5 3-5 3-4 4-5 4-4 4-4 5-4 6-5 6-4 6-3 6-3 6-3 7-3 7-3 8-3 8-2 9-2 9-2 9-2 10-2 11-2 10-1 11-1 12-1 12-1 13-1 13v14 14 15 14 14 13l1 13 1 13 1 11 1 12 1 11 2 11 2 10 2 10 2 9 2 9 3 9 2 8 3 8 3 7 3 7 3 7 4 6 3 6 5 6 4 5 4 4 5 5 4 4 4 4 5 4 5 3 5 3 5 2 6 2 5 2 6 2 5 1 6 2h6l7 1h6 6 7 6l6-1h6l6-2 5-1 6-2 5-2 6-2 5-2 5-3 4-3 5-4 5-4 4-4 4-5 5-4 4-5 3-6 4-6 3-6 4-7 3-7 3-7 2-8 3-8 3-9 2-9 2-9 2-10 2-10 2-11 1-11 1-12 1-11 1-13 1-13 1-13v-14z">
          <text:p/>
        </draw:path>
        <draw:polygon draw:style-name="gr15" draw:text-style-name="P11" draw:layer="layout" svg:width="0.088cm" svg:height="0.099cm" svg:x="3.605cm" svg:y="21.582cm" svg:viewBox="0 0 89 100" draw:points="0,100 0,0 89,0 89,100">
          <text:p/>
        </draw:polygon>
        <draw:path draw:style-name="gr15" draw:text-style-name="P11" draw:layer="layout" svg:width="0.439cm" svg:height="0.649cm" svg:x="3.812cm" svg:y="21.04cm" svg:viewBox="0 0 440 650" svg:d="M440 326v17l-1 18-1 17-1 16-2 15-1 16-3 14-2 14-3 13-4 13-3 12-4 12-4 11-5 10-4 11-5 10-5 9-5 9-6 8-6 8-6 8-6 7-6 6-7 6-7 6-7 5-8 5-7 4-8 4-8 4-8 3-8 3-8 2-9 2-8 2-9 2-9 1-9 1h-10-9-9-9l-9-1-8-1-9-2-9-2-8-2-8-2-8-3-9-3-7-4-8-4-8-4-7-5-7-5-7-6-6-6-7-6-6-7-6-8-6-8-5-8-5-9-5-9-5-10-4-10-5-11-4-11-4-12-3-12-3-12-3-14-3-14-2-14-2-15-1-16-1-16-1-17-1-17v-18-19l1-18 1-18 1-16 1-16 2-16 2-15 3-14 3-13 3-13 3-12 4-12 4-11 5-11 4-10 5-11 5-9 5-9 6-8 5-8 7-7 6-7 6-6 7-6 7-5 7-5 7-5 8-4 7-4 8-3 9-3 8-2 8-3 9-1 8-2 9-2 9-1h9l10-1h9 9l10 1h9l8 1 9 2 8 2 9 1 8 3 8 2 8 3 8 3 7 4 8 4 7 5 7 5 7 5 6 6 7 6 6 7 6 7 6 8 5 8 6 9 5 9 5 11 4 10 4 11 4 11 4 12 4 12 3 13 3 13 3 14 2 15 1 16 2 16 1 16 1 18 1 18zM358 326v-15l-1-14v-14l-1-13v-13l-1-12-1-12-2-11-2-11-1-10-2-10-2-9-2-10-3-8-2-8-3-8-3-7-3-7-3-7-4-6-3-6-4-5-4-6-4-5-4-5-4-3-5-4-5-3-5-4-5-2-5-3-5-2-5-1-6-2-5-2-6-1h-6l-7-1h-7-6-7-6l-6 1h-7l-6 1-6 2-6 2-5 1-6 2-5 3-5 3-5 3-5 3-4 4-5 4-4 4-4 5-4 6-4 6-4 6-3 6-3 6-4 7-2 7-3 8-3 8-2 9-2 9-2 9-2 10-2 11-1 10-2 11-1 12-1 12-1 13v13l-1 14v14 15 14 14l1 13v13l1 13 1 11 1 12 2 11 1 11 2 10 2 10 2 9 2 9 3 9 2 8 3 8 3 7 3 7 3 7 4 6 3 6 4 6 4 5 4 4 4 5 5 4 5 4 4 4 5 3 5 3 5 2 6 2 5 2 6 2 5 1 6 2h6l6 1h7 6 7 6l7-1h6l6-2 5-1 6-2 5-2 5-2 6-2 5-3 5-3 4-4 5-4 4-4 4-5 4-4 4-5 4-6 4-6 3-6 3-7 4-7 2-7 3-8 3-8 3-9 2-9 2-9 2-10 2-10 1-11 2-11 1-12 1-11 1-13 1-13v-13l1-14z">
          <text:p/>
        </draw:path>
        <draw:polygon draw:style-name="gr15" draw:text-style-name="P11" draw:layer="layout" svg:width="0.396cm" svg:height="0.632cm" svg:x="4.356cm" svg:y="21.049cm" svg:viewBox="0 0 397 633" draw:points="0,633 0,564 161,564 161,77 19,179 19,103 168,0 243,0 243,564 397,564 397,633">
          <text:p/>
        </draw:polygon>
        <draw:path draw:style-name="gr15" draw:text-style-name="P11" draw:layer="layout" svg:width="0.439cm" svg:height="0.65cm" svg:x="3.047cm" svg:y="15.54cm" svg:viewBox="0 0 440 651" svg:d="M440 325l-1 18v17l-1 17-1 16-1 16-3 16-2 15-2 13-3 14-4 12-3 12-4 12-4 11-4 11-5 10-5 10-5 10-5 8-6 9-6 8-6 7-6 7-6 6-7 7-7 5-7 6-7 4-8 5-7 4-9 3-8 4-8 2-8 3-9 2-8 2-9 1-9 2h-8l-10 1h-9-9l-9-1h-9l-8-2-9-1-9-2-8-2-8-3-9-2-7-4-10-3-7-4-8-5-7-4-7-6-7-5-6-7-7-6-6-7-6-7-6-8-5-9-5-8-5-10-5-9-5-11-4-10-4-12-4-11-3-12-3-13-3-13-3-14-2-14-1-17-2-15-1-17-1-16v-18l-1-18 1-19v-18l1-17 1-17 2-16 1-15 2-15 3-14 3-14 3-12 3-13 4-12 4-11 4-11 5-10 5-10 5-9 5-8 6-9 5-7 6-8 7-6 6-7 7-6 7-5 7-5 7-4 8-4 9-4 7-3 8-3 9-3 8-2 9-2 8-2 9-1 9-1 9-1h10l9-1 9 1h9l9 1 8 1 9 1 8 2 8 2 9 2 8 3 8 3 8 3 7 4 8 4 7 4 7 5 7 5 7 6 6 7 6 6 6 8 6 7 6 9 5 8 5 9 5 10 4 10 5 11 3 11 4 12 4 13 3 12 3 14 2 14 3 15 2 15 1 16 1 17 1 17v18zM358 325v-14-15l-1-14v-13l-2-13v-12l-2-12-1-11-1-11-2-10-2-10-2-9-2-9-3-9-2-8-3-7-3-8-3-7-3-6-4-7-3-5-4-6-4-5-4-5-4-4-4-4-5-4-4-3-5-3-6-3-5-2-5-2-5-2-6-2-6-1-5-1-6-1-6-1h-7-6-7-6l-7 1-6 1-6 1-6 1-6 2-5 2-6 2-5 2-5 3-5 3-5 4-4 3-5 4-4 5-4 5-4 5-5 5-4 6-3 6-3 6-3 8-3 7-3 8-3 8-2 9-2 8-2 10-2 10-2 10-2 11-1 11-1 12-1 12-1 12-1 14v13 15 14 14 14 14l1 13 1 12 1 12 1 13 1 11 2 10 2 10 2 10 2 9 2 10 3 8 2 8 3 8 3 8 3 7 3 7 4 6 3 6 5 5 4 5 4 5 5 5 4 4 4 3 5 4 5 3 5 3 5 2 6 3 5 2 6 1 5 2 6 1 6 1 7 1h6 6 7 6l6-1 6-1 6-1 5-2 6-1 5-2 6-3 5-2 5-3 4-3 5-4 5-3 4-4 4-5 5-5 4-5 3-5 4-6 3-6 4-7 3-7 3-8 2-8 3-8 3-8 2-10 2-9 2-10 2-10 2-10 1-11 1-13 1-12 1-12 1-13 1-14v-14z">
          <text:p/>
        </draw:path>
        <draw:polygon draw:style-name="gr15" draw:text-style-name="P11" draw:layer="layout" svg:width="0.088cm" svg:height="0.098cm" svg:x="3.605cm" svg:y="16.083cm" svg:viewBox="0 0 89 99" draw:points="0,99 0,0 89,0 89,99">
          <text:p/>
        </draw:polygon>
        <draw:polygon draw:style-name="gr15" draw:text-style-name="P11" draw:layer="layout" svg:width="0.396cm" svg:height="0.631cm" svg:x="3.846cm" svg:y="15.55cm" svg:viewBox="0 0 397 632" draw:points="0,632 0,563 161,563 161,78 19,179 19,104 168,0 242,0 242,563 397,563 397,632">
          <text:p/>
        </draw:polygon>
        <draw:path draw:style-name="gr15" draw:text-style-name="P11" draw:layer="layout" svg:width="0.439cm" svg:height="0.65cm" svg:x="4.322cm" svg:y="15.54cm" svg:viewBox="0 0 440 651" svg:d="M440 325v18l-1 17-1 17-1 16-1 16-2 16-3 15-2 13-3 14-4 12-3 12-4 12-4 11-4 11-5 10-5 10-5 10-5 8-6 9-5 8-7 7-6 7-7 6-6 7-7 5-7 6-7 4-8 5-8 4-8 3-8 4-8 2-8 3-8 2-9 2-9 1-9 2h-8l-10 1h-8-10l-9-1h-9l-8-2-9-1-9-2-9-2-8-3-8-2-8-4-8-3-8-4-7-5-8-4-7-6-7-5-6-7-7-6-6-7-6-7-6-8-5-9-5-8-5-10-5-9-4-11-5-10-4-12-4-11-3-12-3-13-3-13-3-14-2-14-2-17-1-15-1-17-1-16v-18l-1-18 1-19v-18l1-17 1-17 1-16 2-15 2-15 3-14 3-14 3-12 3-13 4-12 4-11 5-11 4-10 5-10 5-9 5-8 6-9 5-7 7-8 6-6 6-7 7-6 7-5 7-5 7-4 8-4 7-4 9-3 8-3 8-3 8-2 10-2 9-2 8-1 9-1 9-1h10l9-1 9 1h9l9 1 8 1 9 1 8 2 9 2 8 2 8 3 8 3 8 3 7 4 8 4 7 4 7 5 7 5 7 6 6 7 6 6 6 8 6 7 6 9 5 8 5 9 5 10 4 10 5 11 3 11 4 12 4 13 3 12 3 14 3 14 2 15 2 15 1 16 1 17 1 17 1 18zM358 325v-14-15l-1-14-1-13v-13l-1-12-1-12-2-11-2-11-1-10-2-10-2-9-2-9-3-9-2-8-3-7-3-8-3-7-3-6-3-7-4-5-4-6-4-5-4-5-4-4-4-4-5-4-5-3-4-3-5-3-6-2-5-2-5-2-6-2-5-1-6-1-6-1-6-1h-7-6-7-6l-6 1-7 1-6 1-6 1-6 2-5 2-6 2-6 2-5 3-5 3-5 4-4 3-5 4-4 5-4 5-4 5-4 5-4 6-3 6-3 6-4 8-2 7-3 8-3 8-2 9-2 8-2 10-2 10-2 10-1 11-2 11-1 12-1 12-1 12v14l-1 13v15 14 14 14l1 14v13l1 12 1 12 1 13 2 11 1 10 2 10 2 10 2 9 2 10 3 8 2 8 3 8 3 8 3 7 3 7 4 6 3 6 4 5 4 5 4 5 4 5 5 4 5 3 4 4 5 3 5 3 6 2 6 3 5 2 6 1 6 2 5 1 6 1 7 1h6 6 7 6l6-1 6-1 6-1 5-2 6-1 5-2 6-3 5-2 5-3 5-3 4-4 5-3 4-4 4-5 5-5 3-5 4-5 4-6 3-6 4-7 3-7 3-8 2-8 3-8 3-8 2-10 2-9 2-10 2-10 2-10 1-11 1-13 1-12 1-12 1-13 1-14v-14z">
          <text:p/>
        </draw:path>
        <draw:polygon draw:style-name="gr15" draw:text-style-name="P11" draw:layer="layout" svg:width="0.395cm" svg:height="0.63cm" svg:x="3.082cm" svg:y="10.051cm" svg:viewBox="0 0 396 631" draw:points="0,631 0,563 160,563 160,76 18,178 18,102 167,0 241,0 241,563 396,563 396,631">
          <text:p/>
        </draw:polygon>
        <draw:polygon draw:style-name="gr15" draw:text-style-name="P11" draw:layer="layout" svg:width="0.088cm" svg:height="0.098cm" svg:x="3.605cm" svg:y="10.583cm" svg:viewBox="0 0 89 99" draw:points="0,99 0,0 89,0 89,99">
          <text:p/>
        </draw:polygon>
        <draw:path draw:style-name="gr15" draw:text-style-name="P11" draw:layer="layout" svg:width="0.439cm" svg:height="0.649cm" svg:x="3.812cm" svg:y="10.041cm" svg:viewBox="0 0 440 650" svg:d="M440 326v18l-1 17-1 17-1 16-2 16-1 14-3 15-2 14-3 13-4 13-3 12-4 12-4 11-5 11-4 10-5 10-5 9-5 9-6 8-6 8-6 8-6 7-6 6-7 6-7 6-7 5-8 5-7 4-8 4-8 4-8 3-8 3-8 2-9 2-8 2-9 2-9 1-9 1h-10-9-9-9l-9-1-8-1-9-2-9-2-8-2-8-2-8-3-9-3-7-4-8-4-8-4-7-5-7-5-7-6-6-6-7-6-6-7-6-8-6-8-5-8-5-9-5-9-5-10-4-10-5-11-4-11-4-12-3-12-3-12-3-14-3-13-2-15-2-15-1-16-1-16-1-17-1-17v-18-19l1-18 1-17 1-17 1-17 2-15 2-15 3-14 3-13 3-13 3-12 4-12 4-11 5-11 4-10 5-10 5-9 5-9 6-8 5-9 7-7 6-7 6-6 7-6 7-5 7-5 7-5 8-4 7-4 8-3 9-3 8-2 8-3 9-1 8-2 9-2 9-1h9l10-1h9 9l10 1h9l8 1 9 2 8 2 9 1 8 3 8 2 8 3 8 3 7 4 8 4 7 5 7 5 7 5 6 6 7 6 6 7 6 7 6 9 5 8 6 9 5 9 5 10 4 10 4 11 4 11 4 12 4 12 3 13 3 13 3 14 2 15 1 15 2 17 1 17 1 17 1 18zM358 326v-15l-1-14v-14l-1-14v-12l-1-12-1-12-2-12-2-10-1-10-2-10-2-9-2-10-3-8-2-8-3-8-3-7-3-7-3-7-4-6-3-6-4-5-4-5-4-5-4-4-4-5-5-3-5-3-5-4-5-2-5-2-5-3-5-2-6-2-5-2-6-1h-6l-7-1h-7l-6-1-7 1h-6l-6 1h-7l-6 1-6 2-6 2-5 2-6 3-5 2-5 3-5 3-5 3-4 4-5 4-4 4-4 5-4 5-4 6-4 6-3 6-3 6-4 7-2 7-3 8-3 8-2 9-2 9-2 10-2 9-2 10-1 11-2 11-1 12-1 12-1 13v13l-1 14v14 15 14 14l1 13v13l1 13 1 12 1 11 2 11 1 11 2 10 2 10 2 9 2 9 3 9 2 8 3 8 3 7 3 7 3 7 4 6 3 6 4 5 4 6 4 5 4 4 5 4 5 4 4 3 5 4 5 2 5 3 6 2 5 2 6 2 5 1 6 1 6 1 6 1 7 1h6 7l6-1 7-1 6-1 6-1 5-1 6-2 5-2 5-2 6-3 5-2 5-4 4-3 5-4 4-4 4-4 4-5 4-6 4-5 4-6 3-6 3-7 4-7 2-7 3-8 3-8 3-9 2-9 2-9 2-10 2-10 1-11 2-11 1-11 1-12 1-13 1-13v-13l1-14z">
          <text:p/>
        </draw:path>
        <draw:path draw:style-name="gr15" draw:text-style-name="P11" draw:layer="layout" svg:width="0.439cm" svg:height="0.649cm" svg:x="4.322cm" svg:y="10.041cm" svg:viewBox="0 0 440 650" svg:d="M440 326v18l-1 17-1 17-1 16-1 16-2 14-3 15-2 14-3 13-4 13-3 12-4 12-4 11-4 11-5 10-5 10-5 9-5 9-6 8-5 8-7 8-6 7-7 6-6 6-7 6-7 5-7 5-8 4-8 4-8 4-8 3-8 3-8 2-8 2-9 2-9 2-9 1-8 1h-10-8-10-9l-9-1-8-1-9-2-9-2-9-2-8-2-8-3-8-3-8-4-8-4-7-4-8-5-7-5-7-6-6-6-7-6-6-7-6-8-6-8-5-8-5-9-5-9-5-10-4-10-5-11-4-11-4-12-3-12-3-12-3-14-3-13-2-15-2-15-1-16-1-16-1-17v-17l-1-18 1-19v-18l1-17 1-17 1-17 2-15 2-15 3-14 3-13 3-13 3-12 4-12 4-11 5-11 4-10 5-10 5-9 5-9 6-8 5-9 7-7 6-7 6-6 7-6 7-5 7-5 7-5 8-4 7-4 9-3 8-3 8-2 8-3 10-1 9-2 8-2 9-1h9l10-1h9 9l9 1h9l8 1 9 2 8 2 9 1 8 3 8 2 8 3 8 3 7 4 8 4 7 5 7 5 7 5 7 6 6 6 6 7 6 7 6 9 6 8 5 9 5 9 5 10 4 10 5 11 3 11 4 12 4 12 3 13 3 13 3 14 2 15 2 15 1 17 1 17 1 17 1 18zM358 326v-15-14l-1-14-1-14v-12l-1-12-1-12-2-12-2-10-1-10-2-10-2-9-2-10-3-8-2-8-3-8-3-7-3-7-3-7-3-6-4-6-4-5-4-5-4-5-4-4-4-5-5-3-5-3-4-4-5-2-6-2-5-3-5-2-6-2-5-2-6-1h-6l-6-1h-7l-6-1-7 1h-6l-6 1h-7l-6 1-6 2-6 2-5 2-6 3-6 2-5 3-5 3-5 3-4 4-5 4-4 4-4 5-4 5-4 6-4 6-3 6-3 6-4 7-2 7-3 8-3 8-2 9-2 9-2 10-2 9-2 10-1 11-2 11-1 12-1 12-1 13v13l-1 14v14 15 14 14l1 13v13l1 13 1 12 1 11 2 11 1 11 2 10 2 10 2 9 2 9 3 9 2 8 3 8 3 7 3 7 3 7 4 6 3 6 4 5 4 6 4 5 4 4 5 4 5 4 4 3 5 4 5 2 6 3 6 2 5 2 6 2 6 1 5 1 6 1 7 1 6 1h6 7l6-1 6-1 6-1 6-1 5-1 6-2 5-2 6-2 5-3 5-2 5-4 4-3 5-4 4-4 4-4 5-5 3-6 4-5 4-6 3-6 4-7 3-7 3-7 2-8 3-8 3-9 2-9 2-9 2-10 2-10 2-11 1-11 1-11 1-12 1-13 1-13 1-13v-14z">
          <text:p/>
        </draw:path>
        <draw:polygon draw:style-name="gr15" draw:text-style-name="P11" draw:layer="layout" svg:width="0.396cm" svg:height="0.631cm" svg:x="2.571cm" svg:y="4.551cm" svg:viewBox="0 0 397 632" draw:points="0,632 0,563 162,563 162,77 20,179 20,102 169,0 243,0 243,563 397,563 397,632">
          <text:p/>
        </draw:polygon>
        <draw:path draw:style-name="gr15" draw:text-style-name="P11" draw:layer="layout" svg:width="0.439cm" svg:height="0.649cm" svg:x="3.047cm" svg:y="4.542cm" svg:viewBox="0 0 440 650" svg:d="M440 324l-1 18v17l-1 17-1 17-1 16-3 15-2 14-2 14-3 14-4 12-3 13-4 11-4 11-4 11-5 10-5 10-5 9-5 10-6 8-6 8-6 7-6 7-6 7-7 6-7 6-7 5-7 4-8 5-7 4-9 3-8 4-8 2-8 3-9 2-8 2-9 1-9 1-8 1-10 1h-9-9l-9-1-9-1-8-1-9-1-9-2-8-2-8-3-9-2-7-4-10-3-7-4-8-5-7-4-7-5-7-6-6-6-7-7-6-7-6-7-6-8-5-8-5-9-5-9-5-10-5-11-4-10-4-11-4-12-3-12-3-13-3-13-3-14-2-15-1-15-2-15-1-18-1-16v-18l-1-18 1-19v-18l1-17 1-17 2-16 1-15 2-15 3-14 3-14 3-13 3-12 4-12 4-11 4-10 5-11 5-10 5-9 5-9 6-8 5-7 6-7 7-7 6-7 7-6 7-5 7-5 7-4 8-5 9-3 7-3 8-3 9-3 8-2 9-2 8-2 9-1 9-1 9-1h10 9 9 9l9 1 8 1 9 1 8 2 8 2 9 2 8 3 8 3 8 3 7 3 8 5 7 4 7 5 7 5 7 6 6 7 6 7 6 7 6 7 6 8 5 9 5 9 5 10 4 11 5 10 3 11 4 12 4 12 3 13 3 14 2 14 3 15 2 15 1 16 1 17 1 17v18zM358 324v-15-14l-1-14v-13l-2-13v-12l-2-12-1-11-1-11-2-10-2-10-2-9-2-9-3-8-2-9-3-8-3-7-3-7-3-6-4-6-3-6-4-6-4-5-4-5-4-4-4-4-5-4-4-3-5-3-6-2-5-3-5-2-5-2-6-2-6-1-5-1-6-1h-6l-7-1h-6-7l-6 1h-7l-6 1-6 1-6 1-6 2-5 2-6 2-5 3-5 2-5 3-5 4-4 3-5 4-4 5-4 5-4 5-5 5-4 6-3 6-3 7-3 7-3 7-3 8-3 8-2 8-2 10-2 9-2 10-2 10-2 11-1 11-1 11-1 13-1 12-1 13v14 15 14 15 13 14l1 12 1 14 1 12 1 11 1 12 2 10 2 11 2 9 2 10 2 9 3 8 2 8 3 8 3 8 3 7 3 6 4 7 3 6 5 5 4 5 4 5 5 4 4 5 4 3 5 4 5 3 5 3 5 2 6 3 5 2 6 1 5 2 6 1 6 1 7 1h6 6 7 6l6-1 6-1 6-1 5-2 6-1 5-2 6-3 5-2 5-3 4-3 5-4 5-3 4-5 4-4 5-5 4-5 3-5 4-6 3-7 4-6 3-7 3-8 2-8 3-8 3-8 2-9 2-10 2-9 2-11 2-10 1-12 1-11 1-12 1-14 1-12 1-14v-13z">
          <text:p/>
        </draw:path>
        <draw:polygon draw:style-name="gr15" draw:text-style-name="P11" draw:layer="layout" svg:width="0.088cm" svg:height="0.098cm" svg:x="3.605cm" svg:y="5.084cm" svg:viewBox="0 0 89 99" draw:points="0,99 0,0 89,0 89,99">
          <text:p/>
        </draw:polygon>
        <draw:path draw:style-name="gr15" draw:text-style-name="P11" draw:layer="layout" svg:width="0.439cm" svg:height="0.649cm" svg:x="3.812cm" svg:y="4.542cm" svg:viewBox="0 0 440 650" svg:d="M440 324v18l-1 17-1 17-1 17-2 16-1 15-3 14-2 14-3 14-4 12-3 13-4 11-4 11-5 11-4 10-5 10-5 9-5 10-6 8-6 8-6 7-6 7-6 7-7 6-7 6-7 5-8 4-7 5-8 4-8 3-8 4-8 2-8 3-9 2-8 2-9 1-9 1-9 1-10 1h-9-9l-9-1-9-1-8-1-9-1-9-2-8-2-8-3-8-2-9-4-7-3-8-4-8-5-7-4-7-5-7-6-6-6-7-7-6-7-6-7-6-8-5-8-5-9-5-9-5-10-4-11-5-10-4-11-4-12-3-12-3-13-3-13-3-14-2-15-2-15-1-15-1-18-1-16-1-18v-18-19l1-18 1-17 1-17 1-16 2-15 2-15 3-14 3-14 3-13 3-12 4-12 4-11 5-10 4-11 5-10 5-9 5-9 6-8 5-7 7-7 6-7 6-7 7-6 7-5 7-5 7-4 8-5 7-3 8-3 9-3 8-3 8-2 9-2 8-2 9-1 9-1 9-1h10 9 9 10l9 1 8 1 9 1 8 2 9 2 8 2 8 3 8 3 8 3 7 3 8 5 7 4 7 5 7 5 6 6 7 7 6 7 6 7 6 7 5 8 6 9 5 9 5 10 4 11 4 10 4 11 4 12 4 12 3 13 3 14 3 14 2 15 1 15 2 16 1 17 1 17 1 18zM358 324v-15l-1-14v-14l-1-13v-13l-1-12-1-12-2-11-2-11-1-10-2-10-2-9-2-9-3-8-2-9-3-8-3-7-3-7-3-6-4-6-3-6-4-6-4-5-4-5-4-4-4-4-5-4-5-3-5-3-5-2-5-3-5-2-5-2-6-2-5-1-6-1-6-1h-7l-7-1h-6-7l-6 1h-6l-7 1-6 1-6 1-6 2-5 2-6 2-5 3-5 2-5 3-5 4-4 3-5 4-4 5-4 5-4 5-4 5-4 6-3 6-3 7-4 7-2 7-3 8-3 8-2 8-2 10-2 9-2 10-2 10-1 11-2 11-1 11-1 13-1 12v13l-1 14v15 14 15 13l1 14v12l1 14 1 12 1 11 2 12 1 10 2 11 2 9 2 10 2 9 3 8 2 8 3 8 3 8 3 7 3 6 4 7 3 6 4 5 4 5 4 5 4 4 5 5 5 3 4 4 5 3 5 3 5 2 6 3 5 2 6 1 5 2 6 1 6 1 6 1h7 6 7 6l7-1 6-1 6-1 5-2 6-1 5-2 5-3 6-2 5-3 5-3 4-4 5-3 4-5 4-4 4-5 4-5 4-5 4-6 3-7 3-6 4-7 2-8 3-8 3-8 3-8 2-9 2-10 2-9 2-11 1-10 2-12 1-11 1-12 1-14 1-12v-14l1-13z">
          <text:p/>
        </draw:path>
        <draw:path draw:style-name="gr15" draw:text-style-name="P11" draw:layer="layout" svg:width="0.439cm" svg:height="0.649cm" svg:x="4.322cm" svg:y="4.542cm" svg:viewBox="0 0 440 650" svg:d="M440 324v18l-1 17-1 17-1 17-1 16-2 15-3 14-2 14-3 14-4 12-3 13-4 11-4 11-4 11-5 10-5 10-5 9-5 10-6 8-5 8-7 7-6 7-7 7-6 6-7 6-7 5-7 4-8 5-8 4-8 3-8 4-8 2-8 3-8 2-9 2-9 1-9 1-8 1-10 1h-8-10l-9-1-9-1-8-1-9-1-9-2-9-2-8-3-8-2-8-4-8-3-8-4-7-5-8-4-7-5-7-6-6-6-7-7-6-7-6-7-6-8-5-8-5-9-5-9-5-10-4-11-5-10-4-11-4-12-3-12-3-13-3-13-3-14-2-15-2-15-1-15-1-18-1-16v-18l-1-18 1-19v-18l1-17 1-17 1-16 2-15 2-15 3-14 3-14 3-13 3-12 4-12 4-11 5-10 4-11 5-10 5-9 5-9 6-8 5-7 7-7 6-7 6-7 7-6 7-5 7-5 7-4 8-5 7-3 9-3 8-3 8-3 8-2 10-2 9-2 8-1 9-1 9-1h10 9 9 9l9 1 8 1 9 1 8 2 9 2 8 2 8 3 8 3 8 3 7 3 8 5 7 4 7 5 7 5 7 6 6 7 6 7 6 7 6 7 6 8 5 9 5 9 5 10 4 11 5 10 3 11 4 12 4 12 3 13 3 14 3 14 2 15 2 15 1 16 1 17 1 17 1 18zM358 324v-15-14l-1-14-1-13v-13l-1-12-1-12-2-11-2-11-1-10-2-10-2-9-2-9-3-8-2-9-3-8-3-7-3-7-3-6-3-6-4-6-4-6-4-5-4-5-4-4-4-4-5-4-5-3-4-3-5-2-6-3-5-2-5-2-6-2-5-1-6-1-6-1h-6l-7-1h-6-7l-6 1h-6l-7 1-6 1-6 1-6 2-5 2-6 2-6 3-5 2-5 3-5 4-4 3-5 4-4 5-4 5-4 5-4 5-4 6-3 6-3 7-4 7-2 7-3 8-3 8-2 8-2 10-2 9-2 10-2 10-1 11-2 11-1 11-1 13-1 12v13l-1 14v15 14 15 13l1 14v12l1 14 1 12 1 11 2 12 1 10 2 11 2 9 2 10 2 9 3 8 2 8 3 8 3 8 3 7 3 6 4 7 3 6 4 5 4 5 4 5 4 4 5 5 5 3 4 4 5 3 5 3 6 2 6 3 5 2 6 1 6 2 5 1 6 1 7 1h6 6 7 6l6-1 6-1 6-1 5-2 6-1 5-2 6-3 5-2 5-3 5-3 4-4 5-3 4-5 4-4 5-5 3-5 4-5 4-6 3-7 4-6 3-7 3-8 2-8 3-8 3-8 2-9 2-10 2-9 2-11 2-10 1-12 1-11 1-12 1-14 1-12 1-14v-13z">
          <text:p/>
        </draw:path>
        <draw:line draw:style-name="gr11" draw:text-style-name="P3" draw:layer="layout" svg:x1="4.874cm" svg:y1="21.365cm" svg:x2="4.971cm" svg:y2="21.365cm">
          <text:p/>
        </draw:line>
        <draw:line draw:style-name="gr11" draw:text-style-name="P3" draw:layer="layout" svg:x1="4.874cm" svg:y1="15.865cm" svg:x2="4.971cm" svg:y2="15.865cm">
          <text:p/>
        </draw:line>
        <draw:line draw:style-name="gr11" draw:text-style-name="P3" draw:layer="layout" svg:x1="4.874cm" svg:y1="10.366cm" svg:x2="4.971cm" svg:y2="10.366cm">
          <text:p/>
        </draw:line>
        <draw:line draw:style-name="gr11" draw:text-style-name="P3" draw:layer="layout" svg:x1="4.874cm" svg:y1="4.866cm" svg:x2="4.971cm" svg:y2="4.866cm">
          <text:p/>
        </draw:line>
        <draw:polygon draw:style-name="gr1" draw:text-style-name="P1" draw:layer="layout" svg:width="0.777cm" svg:height="0.665cm" svg:x="1.394cm" svg:y="20.199cm" svg:viewBox="0 0 778 666" draw:points="125,253 778,253 778,415 125,415 125,666 0,666 0,0 125,0">
          <text:p/>
        </draw:polygon>
        <draw:path draw:style-name="gr1" draw:text-style-name="P1" draw:layer="layout" svg:width="0.619cm" svg:height="0.601cm" svg:x="1.563cm" svg:y="19.542cm" svg:viewBox="0 0 620 602" svg:d="M309 0h13 14l13 1 12 2 13 2 12 2 13 2 12 3 11 3 12 4 11 4 11 4 11 5 10 5 10 6 10 5 9 7 9 6 9 7 8 8 8 8 8 8 7 8 7 9 7 10 6 9 6 10 6 11 5 10 5 12 4 11 4 13 3 12 3 13 3 13 2 14 1 13 2 14v15l1 15-1 14v14l-2 14-1 13-2 13-3 13-3 13-3 12-4 11-4 11-5 11-5 11-5 10-6 10-6 10-8 9-7 9-7 8-7 8-9 8-8 7-8 7-9 7-10 6-9 6-10 5-10 6-11 4-11 5-11 4-12 4-12 3-11 3-13 2-12 2-13 2-13 1-13 1-14 1h-13-14l-13-1-12-1-13-1-12-1-13-3-12-2-11-2-12-4-11-3-12-4-10-4-11-5-10-5-10-5-10-6-9-6-9-7-9-7-8-7-8-8-8-8-8-9-6-8-7-10-6-9-6-10-6-11-5-11-5-10-4-12-4-12-4-12-3-13-2-13-2-14-2-13-1-15-1-14v-15-16l1-16 1-15 2-14 2-14 2-13 3-13 4-14 4-12 4-12 5-11 5-11 6-10 6-10 6-9 7-9 6-9 8-8 8-8 8-7 8-7 9-7 9-6 9-6 9-6 10-5 11-4 10-5 11-4 11-3 12-4 11-2 12-3 12-2 12-2 13-2 12-1 13-1h13zM309 162h-21l-19 1-19 2-17 2-16 3-15 4-13 5-13 5-11 7-11 7-9 7-8 8-7 8-6 9-6 10-4 10-3 11-3 12-1 12-1 13 1 14 1 13 3 12 3 11 5 11 5 10 6 9 7 9 9 8 9 8 10 7 12 6 12 6 14 4 14 4 17 4 17 2 18 2 19 1 21 1h10l11-1h10l9-1 10-1 8-1 9-1 9-1 8-2 8-2 7-2 8-2 7-2 6-3 7-3 6-2 6-4 6-3 5-3 5-4 5-3 5-4 4-4 4-4 4-4 3-4 4-5 3-4 3-5 2-5 2-5 2-5 2-5 2-6 1-5 1-6 1-5v-6-6l1-6-1-6v-7-6l-1-7-1-6-1-6-2-6-2-5-2-6-2-5-2-5-3-5-3-5-4-5-3-5-4-4-4-5-4-4-5-3-5-4-5-4-5-3-6-3-6-4-6-3-7-3-6-3-7-2-8-2-7-2-8-2-8-1-9-1-9-2-8-1-10-1h-9l-10-1h-11z">
          <text:p/>
        </draw:path>
        <draw:polygon draw:style-name="gr1" draw:text-style-name="P1" draw:layer="layout" svg:width="0.747cm" svg:height="0.348cm" svg:x="1.434cm" svg:y="19.136cm" svg:viewBox="0 0 748 349" draw:points="748,131 747,145 746,157 744,169 742,181 738,191 734,202 729,212 724,220 718,229 710,236 703,243 694,250 684,255 674,260 664,264 652,267 639,270 626,272 612,273 598,273 246,273 246,349 140,349 140,266 0,217 0,120 140,120 140,6 246,6 246,120 556,120 564,120 572,120 580,118 587,117 593,116 600,114 605,112 611,110 616,107 620,104 624,100 628,96 630,92 633,86 635,81 637,76 639,71 640,65 640,58 641,51 640,48 640,46 640,43 640,40 640,38 640,35 639,32 639,30 639,28 638,25 638,23 637,21 637,18 636,16 636,13 635,11 635,8 634,5 633,2 633,0 729,0 731,5 732,11 734,17 736,23 737,29 738,35 739,41 740,48 742,54 743,60 743,67 744,73 745,80 746,87 746,94 746,102 747,109 747,116 747,124">
          <text:p/>
        </draw:polygon>
        <draw:path draw:style-name="gr1" draw:text-style-name="P1" draw:layer="layout" svg:width="0.619cm" svg:height="0.602cm" svg:x="1.563cm" svg:y="18.487cm" svg:viewBox="0 0 620 603" svg:d="M620 419l-1 9v8 8l-1 8-1 8-2 8-1 7-2 7-2 7-2 7-3 7-2 6-3 7-3 6-4 6-3 5-4 5-4 6-4 5-5 5-5 4-6 4-5 5-5 4-6 3-5 4-6 3-6 3-7 3-6 3-7 2-8 3-7 1-7 2-7 2-8 1-8 1h-8-9l-8 1-11-1h-10l-9-1-10-1-9-2-8-2-9-2-8-3-7-3-8-4-7-4-7-4-6-4-7-5-6-5-5-5-6-5-5-6-5-6-4-6-5-7-4-6-4-8-3-7-4-7-3-8-3-8-2-8-3-8-2-8-2-9-2-9-1-9-2-9-1-9-1-9-1-9v-10l-1-9v-10l-2-128h-30-7-6-6l-6 1h-5l-6 1-5 1-4 1-5 1-5 1-4 1-4 1-4 2-4 1-3 2-4 1-3 2-4 2-2 2-3 3-3 2-3 2-2 3-2 2-2 3-2 3-1 3-2 3-1 3-2 3-1 3-1 3-1 4-1 3v4l-1 4v4 4l-1 4v4 4 4l1 3v4 3l1 4v3l1 3 1 4v3l1 3 1 2 1 3 1 3 2 2 1 3 2 3 1 2 2 2 2 2 2 3 2 2 2 2 3 2 2 2 3 1 3 2 3 2 3 1 3 2 3 1 4 1 3 1 4 1 4 1 4 1 5 1 4 1 5 1h5l-8 162-8-2-7-2-8-1-7-3-7-2-8-2-6-3-7-3-7-3-6-4-7-3-6-4-6-4-6-5-5-5-6-5-5-5-6-5-5-6-4-6-5-6-4-7-5-7-3-8-4-7-4-8-3-8-3-8-3-9-3-9-2-9-2-10-2-10-2-10-2-10-1-11-1-11v-12l-1-12v-12-11l1-10v-11l1-10 1-10 2-10 2-10 2-9 2-9 3-9 3-9 3-8 3-8 4-8 4-7 4-7 5-7 5-7 5-6 5-7 6-6 5-5 6-6 7-5 6-5 7-4 7-4 7-4 8-4 8-3 8-3 8-3 9-2 9-2 9-2 9-1 10-1 9-2h11 10 217 4 4 4 4l4-1h4 3 4 3l4-1h3l3-1h3l3-1h3l3-2h2l3-1 2-1 3-1 2-1 2-1 2-2 2-1 1-1 2-2 2-2 1-1 1-2 2-2 1-2 1-2 1-2v-3l1-2v-3l1-2v-4-3-3-4-3-3-4l-1-4v-3-3l-1-4v-3l-1-3h85v2l1 3 1 3v2l1 3v2l1 3 1 2v2l1 3v2l1 2v2l1 2v2l1 3v2 3l1 2v2 3l1 2v2l1 3v2 3 2l1 2v3 2 3 2l1 3v3 2 3 3 4 3 3 11l-1 11-1 10-3 10-2 9-3 8-4 8-4 7-5 6-6 6-6 6-6 5-7 4-9 4-8 4-9 2-9 3-10 2-10 2-11 2v3l11 6 10 7 10 7 10 7 8 8 9 8 9 9 7 8 7 10 7 9 6 10 5 10 4 11 4 11 4 11 3 12 2 13 1 12 1 14zM331 239l1 79 1 5v5 5l1 5v4l1 5v5l1 4v5l1 5v4l1 4 1 4 1 5 1 3 2 4 1 4 2 4 2 3 1 4 3 3 2 3 2 3 3 3 2 3 3 2 3 3 3 2 3 2 4 2 4 2 4 2 4 1 5 2 4 1h6l5 1 6 1h6 6 8l8-1 7-1 7-1 7-2 6-2 6-2 5-3 5-3 4-4 4-4 4-5 2-4 3-5 2-5 2-5 2-6 1-6v-6l1-6-1-6v-6l-1-6v-5l-2-6-1-5-2-6-1-5-3-5-2-4-3-5-3-5-3-5-3-4-3-4-3-4-4-4-3-3-4-4-4-3-4-4-5-3-4-3-5-3-5-3-5-2-5-2-5-3-5-2-5-2-6-2-5-1-5-1-6-2-5-1-6-1h-6l-5-1h-6-5z">
          <text:p/>
        </draw:path>
        <draw:polygon draw:style-name="gr1" draw:text-style-name="P1" draw:layer="layout" svg:width="0.818cm" svg:height="0.155cm" svg:x="1.353cm" svg:y="18.26cm" svg:viewBox="0 0 819 156" draw:points="819,156 0,156 0,0 819,0">
          <text:p/>
        </draw:polygon>
        <draw:path draw:style-name="gr1" draw:text-style-name="P1" draw:layer="layout" svg:width="0.619cm" svg:height="0.602cm" svg:x="1.563cm" svg:y="17.232cm" svg:viewBox="0 0 620 603" svg:d="M620 419l-1 9v8 8l-1 8-1 8-2 7-1 8-2 7-2 7-2 7-3 7-2 6-3 6-3 6-4 6-3 6-4 5-4 6-4 5-5 4-5 5-6 5-5 4-5 4-6 3-5 4-6 3-6 3-7 3-6 3-7 2-8 2-7 2-7 2-7 1-8 1-8 1-8 1-9 1h-8l-11-1h-10l-9-1-10-1-9-2-8-2-9-2-8-3-7-3-8-4-7-4-7-4-6-4-7-5-6-5-5-5-6-5-5-6-5-6-4-6-5-7-4-7-4-7-3-7-4-7-3-8-3-8-2-7-3-9-2-8-2-9-2-9-1-9-2-9-1-9-1-9-1-9v-10l-1-9v-10l-2-128h-30-7-6-6l-6 1h-5l-6 1-5 1-4 1-5 1-5 1-4 1-4 1-4 2-4 1-3 2-4 1-3 2-4 2-2 2-3 2-3 3-3 2-2 2-2 3-2 3-2 3-1 2-2 4-1 3-2 3-1 3-1 4-1 3-1 3v4l-1 4v4 3l-1 5v4 3 4l1 4v4 3l1 3v4l1 3 1 3v4l1 2 1 3 1 3 1 3 2 2 1 3 2 3 1 2 2 2 2 2 2 3 2 2 2 2 3 2 2 1 3 2 3 2 3 1 3 2 3 2 3 1 4 1 3 1 4 1 4 1 4 1 5 1 4 1h5l5 1-8 161-8-1-7-1-8-3-7-2-7-2-8-2-6-3-7-3-7-3-6-4-7-4-6-3-6-5-6-4-5-5-6-5-5-5-6-5-5-6-4-6-5-7-4-6-5-7-3-7-4-8-4-8-3-8-3-8-3-9-3-9-2-9-2-10-2-10-2-10-2-11-1-10-1-11v-12l-1-12v-12-11l1-11v-10l1-10 1-10 2-10 2-10 2-9 2-9 3-9 3-9 3-8 3-8 4-8 4-7 4-8 5-7 5-6 5-7 5-6 6-6 5-6 6-5 7-5 6-5 7-4 7-4 7-4 8-4 8-3 8-3 8-4 9-2 9-2 9-2 9-2 10-1 9-1h11 10 217 4 4 4 4l4-1h4 3 4 3l4-1h3l3-1h3l3-1 3-1h3l2-1 3-1 2-1 3-1 2-1 2-1 2-2 2-1 1-2 2-1 2-2 1-1 1-2 2-2 1-2 1-2 1-2v-3l1-2v-3l1-3v-2-3-3-4-3-4-3l-1-4v-3-3l-1-4v-3l-1-3h85v2l1 3 1 2v3l1 3v2l1 3 1 2v2l1 2v2l1 3v2l1 2v2l1 3v2 2l1 2v3 2l1 2v2l1 2v3 2 3l1 2v3 2 3 2l1 3v2 3 3 3 3 5 3 11l-1 11-1 10-3 10-2 9-3 8-4 8-4 7-5 6-6 6-6 6-6 4-7 5-9 4-8 3-9 4-9 2-10 2-10 2-11 1v4l11 6 10 7 10 7 10 7 8 8 9 8 9 8 7 9 7 9 7 10 6 10 5 10 4 11 4 11 4 11 3 12 2 13 1 12 1 13zM331 239l1 79 1 5v5 5l1 5v4l1 5v5l1 4v5l1 4v5l1 4 1 4 1 4 1 4 2 4 1 4 2 4 2 3 1 4 3 3 2 3 2 3 3 3 2 2 3 3 3 2 3 3 3 2 4 2 4 2 4 2 4 1 5 1 4 1 6 2h5l6 1h6 6 8l8-1 7-1 7-1 7-2 6-2 6-3 5-2 5-4 4-3 4-4 4-5 2-5 3-4 2-5 2-6 2-5 1-6v-6l1-7-1-6v-5l-1-6v-6l-2-5-1-6-2-4-1-6-3-5-2-5-3-5-3-4-3-4-3-5-3-4-3-4-4-4-3-4-4-3-4-4-4-3-5-3-4-3-5-3-5-3-5-2-5-3-5-2-5-2-5-2-6-2-5-1-5-2-6-1-5-1-6-1h-6l-5-1h-6-5z">
          <text:p/>
        </draw:path>
        <draw:polygon draw:style-name="gr1" draw:text-style-name="P1" draw:layer="layout" svg:width="0.609cm" svg:height="0.348cm" svg:x="1.562cm" svg:y="16.816cm" svg:viewBox="0 0 610 349" draw:points="610,345 152,345 148,345 144,345 140,345 136,345 132,345 128,345 124,345 120,345 115,345 111,345 107,345 103,345 99,345 94,346 90,346 86,346 82,346 78,346 75,346 71,346 66,347 63,347 59,347 55,347 52,347 48,347 45,347 42,348 38,348 35,348 32,348 29,348 27,348 24,348 21,348 19,349 17,349 15,349 14,349 12,349 12,200 14,200 15,200 17,200 19,200 21,199 24,199 26,199 29,199 32,199 35,198 39,198 42,198 45,198 48,198 52,197 55,197 59,197 63,197 67,196 71,196 74,196 78,196 82,196 86,196 90,195 94,195 97,195 101,195 105,194 109,194 113,194 116,194 120,194 123,194 126,194 129,194 132,193 135,193 137,193 139,193 139,191 133,189 127,187 120,184 114,182 109,180 103,177 97,175 92,173 87,171 82,168 76,166 71,163 67,161 62,158 58,156 53,153 49,150 45,147 42,144 38,141 34,138 31,135 28,131 25,127 22,124 19,120 17,116 15,112 12,107 10,103 9,99 7,94 5,89 4,84 3,78 2,73 2,67 1,61 0,55 0,48 0,46 0,43 1,40 1,38 1,35 2,32 2,29 2,27 3,24 3,22 4,19 4,16 5,14 5,11 6,9 6,7 7,5 8,4 8,2 9,0 138,0 138,4 137,6 136,10 136,12 135,16 135,18 134,22 134,25 133,28 133,31 132,34 132,37 131,40 131,44 131,47 131,51 130,55 130,59 130,63 130,67 131,78 132,89 134,99 138,109 142,118 147,127 153,135 160,143 168,150 177,157 187,163 197,169 209,173 222,178 235,181 250,184 265,186 281,188 298,189 316,189 610,189">
          <text:p/>
        </draw:polygon>
        <draw:polygon draw:style-name="gr1" draw:text-style-name="P1" draw:layer="layout" svg:width="0.747cm" svg:height="0.349cm" svg:x="1.434cm" svg:y="16.437cm" svg:viewBox="0 0 748 350" draw:points="748,132 747,145 746,158 744,170 742,181 738,192 734,203 729,212 724,221 718,229 710,237 703,244 694,251 684,256 674,261 664,265 652,268 639,271 626,273 612,274 598,274 246,274 246,350 140,350 140,267 0,218 0,121 140,121 140,8 246,8 246,121 556,121 564,121 572,120 580,119 587,118 593,117 600,115 605,113 611,110 616,107 620,104 624,101 628,97 630,93 633,88 635,83 637,78 639,72 640,66 640,60 641,53 640,50 640,47 640,45 640,42 640,39 640,37 639,34 639,32 639,29 638,27 638,25 637,22 637,20 636,17 636,15 635,12 635,10 634,6 633,3 633,0 729,0 731,6 732,13 734,19 736,25 737,31 738,37 739,43 740,49 742,56 743,62 743,68 744,75 745,82 746,88 746,95 746,102 747,110 747,117 747,124">
          <text:p/>
        </draw:polygon>
        <draw:polygon draw:style-name="gr1" draw:text-style-name="P1" draw:layer="layout" svg:width="0.818cm" svg:height="0.541cm" svg:x="1.353cm" svg:y="15.804cm" svg:viewBox="0 0 819 542" draw:points="341,388 328,382 315,375 304,368 292,360 282,352 273,345 264,336 255,327 248,319 241,309 235,299 230,290 225,279 221,268 218,257 215,246 213,234 211,222 211,209 210,196 210,186 211,175 212,165 213,156 214,146 217,138 219,129 221,121 224,113 228,105 231,98 235,91 239,84 244,78 249,71 254,65 260,60 265,54 271,49 277,44 283,40 290,36 297,31 304,28 311,24 318,21 326,18 334,15 342,13 350,11 358,8 367,7 376,5 384,4 394,2 403,2 412,1 421,0 431,0 440,0 819,0 819,154 485,154 478,155 471,155 464,155 458,155 451,156 445,156 439,157 433,158 427,159 421,160 415,161 410,162 404,164 399,165 394,167 389,169 384,171 380,173 376,176 371,178 367,181 364,183 360,186 356,189 353,193 350,196 347,200 344,203 341,207 339,211 337,215 335,219 333,224 331,229 330,234 329,239 328,244 328,249 328,255 327,261 328,266 328,272 329,277 329,282 330,288 332,292 334,298 335,302 337,307 340,312 342,316 345,321 348,325 352,329 355,333 359,337 362,340 366,344 371,348 375,351 380,354 385,357 390,360 395,363 400,366 406,368 412,371 418,373 424,375 430,377 436,379 443,380 449,381 456,383 463,383 470,385 477,385 484,386 492,386 499,386 819,386 819,542 0,542 0,386 223,386 226,386 230,386 233,386 237,386 240,386 244,386 248,386 251,386 255,386 259,386 263,386 267,387 270,387 273,387 277,387 280,387 283,387 287,388 290,388 293,388 296,388 299,388 302,388 305,388 308,388 311,389 313,389 316,389 319,389 321,389 324,389 326,389 328,389 330,389 333,390 335,390 336,390 338,390 340,390 341,390">
          <text:p/>
        </draw:polygon>
        <draw:polygon draw:style-name="gr1" draw:text-style-name="P1" draw:layer="layout" svg:width="0.609cm" svg:height="0.347cm" svg:x="1.562cm" svg:y="15.312cm" svg:viewBox="0 0 610 348" draw:points="610,344 152,344 148,344 144,344 140,344 136,344 132,344 128,344 124,344 120,344 115,344 111,345 107,345 103,345 99,345 94,345 90,345 86,345 82,345 78,346 75,346 71,346 66,346 63,346 59,346 55,346 52,346 48,347 45,347 42,347 38,347 35,347 32,347 29,347 27,347 24,347 21,348 19,348 17,348 15,348 14,348 12,348 12,201 14,201 15,200 17,200 19,200 21,200 24,199 26,199 29,199 32,199 35,198 39,198 42,198 45,198 48,198 52,197 55,197 59,197 63,197 67,197 71,196 74,196 78,196 82,196 86,196 90,195 94,195 97,195 101,195 105,195 109,195 113,195 116,194 120,194 123,194 126,194 129,194 132,194 135,194 137,193 139,193 139,191 133,189 127,187 120,184 114,182 109,180 103,178 97,175 92,173 87,171 82,168 76,166 71,163 67,161 62,159 58,156 53,153 49,150 45,147 42,144 38,141 34,138 31,135 28,131 25,128 22,124 19,120 17,116 15,112 12,107 10,103 9,99 7,94 5,89 4,84 3,78 2,73 2,67 1,61 0,55 0,47 0,45 0,42 1,39 1,37 1,34 2,31 2,29 2,26 3,23 3,21 4,18 4,15 5,13 5,11 6,9 6,7 7,4 8,3 8,1 9,0 138,0 138,3 137,6 136,9 136,12 135,15 135,18 134,21 134,24 133,27 133,30 132,33 132,36 131,39 131,43 131,46 131,51 130,55 130,59 130,63 130,67 131,78 132,89 134,99 138,109 142,118 147,127 153,136 160,143 168,150 177,157 187,163 197,169 209,174 222,178 235,181 250,184 265,186 281,188 298,189 316,189 610,189">
          <text:p/>
        </draw:polygon>
        <draw:path draw:style-name="gr1" draw:text-style-name="P1" draw:layer="layout" svg:width="0.619cm" svg:height="0.601cm" svg:x="1.563cm" svg:y="14.649cm" svg:viewBox="0 0 620 602" svg:d="M309 0h13l14 1 13 1 12 1 13 2 12 2 13 3 12 2 11 4 12 3 11 4 11 5 11 4 10 5 10 6 10 6 9 6 9 7 9 7 8 7 8 8 8 8 7 9 7 9 7 9 6 10 6 10 6 10 5 11 5 11 4 12 4 11 3 13 3 12 3 13 2 14 1 14 2 15v15l1 14-1 15v14l-2 13-1 14-2 13-3 13-3 12-3 12-4 12-4 11-5 11-5 10-5 11-6 9-6 10-8 9-7 9-7 8-7 9-9 7-8 8-8 7-9 6-10 6-9 6-10 6-10 5-11 5-11 4-11 4-12 4-12 3-11 3-13 2-12 3-13 1-13 2-13 1h-14-13-14-13l-12-1-13-1-12-2-13-2-12-2-11-3-12-3-11-4-12-4-10-4-11-5-10-5-10-5-10-6-9-6-9-6-9-8-8-7-8-8-8-8-8-8-6-9-7-9-6-10-6-10-6-10-5-11-5-11-4-12-4-12-4-12-3-13-2-13-2-13-2-14-1-15-1-14v-15-16l1-16 1-15 2-14 2-15 2-13 3-13 4-13 4-12 4-11 5-11 5-11 6-10 6-10 6-10 7-9 6-9 8-8 8-7 8-8 8-7 9-7 9-6 9-6 9-5 10-5 11-5 10-4 11-4 11-4 12-3 11-3 12-3 12-2 12-1 13-2 12-1 13-1 13-1zM309 162l-21 1-19 1-19 1-17 3-16 3-15 4-13 4-13 5-11 6-11 7-9 7-8 8-7 8-6 10-6 10-4 10-3 11-3 12-1 13-1 13 1 13 1 13 3 12 3 11 5 11 5 10 6 10 7 9 9 8 9 8 10 7 12 6 12 5 14 5 14 4 17 3 17 3 18 1 19 1 21 1h10l11-1h10l9-1h10l8-1 9-2 9-1 8-2 8-1 7-2 8-3 7-2 6-2 7-3 6-3 6-3 6-3 5-4 5-3 5-4 5-3 4-4 4-4 4-5 3-4 4-4 3-5 3-5 2-5 2-4 2-6 2-5 2-5 1-6 1-5 1-6v-5-6l1-6-1-7v-6-7l-1-6-1-7-1-6-2-6-2-6-2-5-2-6-2-5-3-5-3-5-4-5-3-5-4-4-4-4-4-4-5-4-5-4-5-4-5-3-6-3-6-3-6-3-7-2-6-3-7-2-8-2-7-3-8-1-8-2-9-1-9-2-8-1h-10l-9-1h-10l-11-1z">
          <text:p/>
        </draw:path>
        <draw:path draw:style-name="gr1" draw:text-style-name="P1" draw:layer="layout" svg:width="0.844cm" svg:height="0.568cm" svg:x="1.561cm" svg:y="13.962cm" svg:viewBox="0 0 845 569" svg:d="M309 0h14 13l13 1 13 1 13 1 12 2 12 1 12 3 12 2 12 3 11 2 11 4 10 3 11 4 10 3 10 5 9 4 9 5 9 6 8 5 8 6 8 6 8 6 7 7 6 7 6 7 6 8 6 8 5 8 5 8 5 9 4 9 3 10 3 9 3 11 2 10 1 11 2 10v12l1 11v6l-1 5v5 6l-1 6-1 5v5l-1 6-1 5-1 5-1 6-2 5-1 5-1 5-2 5-2 5-2 5-2 5-2 4-3 5-2 5-3 5-3 4-3 4-3 5-3 4-4 5-3 4-4 4-4 4-4 4-5 4-4 3-5 4-5 3-5 4-5 3-6 3-6 4-5 2v4h1l1-1h1 1 2 2 1l2-1h3 2 2 3 2 2 3 3 3l2-1h3 3 3 3 3 3 3 3 4 3 3 3 4 2l4-1h3 3 2 3 3 3 229v155h-694-9-9-8l-9 1h-8-8-8-8l-7 1h-7-7-8l-6 1h-6-6-6l-5 1h-4-5-4v-150h1 1l1-1h1 2 1 2l2-1h2 2 2l2-1h3 2 3l2-1h3 3 2 3 3l3-1h4 3 3 3 3l3-1h3 3 3 3 3 3 2l3-1h3 2 3 2v-2l-12-6-10-6-10-6-10-7-9-8-8-8-8-8-7-9-6-9-5-10-5-10-4-10-4-11-3-11-3-11-3-11-1-12-2-13v-13l-1-12 1-11v-11l2-11 1-10 2-10 3-10 3-9 3-9 4-9 5-9 4-8 6-7 5-8 6-7 6-7 7-7 8-6 7-6 7-6 9-5 8-6 8-5 9-4 10-5 9-4 10-3 10-4 11-4 11-2 11-3 12-3 11-2 12-2 12-2 12-1 13-1 12-1 13-1h13zM309 161l-19 1h-19l-18 2-17 2-15 3-15 3-13 5-13 4-11 5-11 6-9 7-8 7-8 8-6 8-6 9-4 9-4 10-2 12-2 11v12 5 4l1 5v5l1 4 2 5 1 5 1 4 2 5 2 4 2 5 2 5 3 4 3 4 3 4 3 4 4 4 4 4 4 4 5 3 5 4 5 3 5 3 6 3 6 3 7 3 6 3 8 3 7 2 8 3 8 2 8 1 9 2 9 2 10 1 10 1h11l11 1h11 12 11 12l10-1h11l10-1 9-1 9-2 9-2 9-1 7-2 8-3 7-2 7-3 7-2 6-3 6-3 6-3 5-3 5-4 5-3 5-4 4-3 4-4 4-5 3-3 3-5 3-4 3-4 2-4 2-5 2-5 2-4 1-5 1-4 1-5 1-4 1-5v-4-5l1-5-1-5v-6-6l-1-5-1-6-1-5-2-6-2-5-2-5-2-5-2-4-3-5-3-4-4-4-3-4-4-4-4-3-4-4-5-3-5-3-5-3-6-3-5-3-6-3-7-2-6-3-7-2-7-2-8-2-7-2-8-1-9-1-8-2-9-1-9-1h-10l-10-1h-9l-11-1z">
          <text:p/>
        </draw:path>
        <draw:path draw:style-name="gr1" draw:text-style-name="P1" draw:layer="layout" svg:width="0.619cm" svg:height="0.601cm" svg:x="1.563cm" svg:y="13.27cm" svg:viewBox="0 0 620 602" svg:d="M309 0h13l14 1 13 1 12 1 13 2 12 2 13 3 12 2 11 4 12 3 11 4 11 5 11 4 10 5 10 6 10 6 9 6 9 7 9 7 8 7 8 8 8 8 7 9 7 8 7 10 6 9 6 11 6 10 5 11 5 11 4 11 4 12 3 13 3 12 3 13 2 14 1 14 2 14v14l1 15-1 14v15l-2 13-1 14-2 13-3 12-3 13-3 12-4 11-4 11-5 12-5 11-5 11-6 9-6 10-8 9-7 9-7 8-7 9-9 7-8 8-8 7-9 6-10 6-9 6-10 6-10 5-11 5-11 4-11 4-12 4-12 3-11 3-13 2-12 3-13 1-13 2-13 1h-14-13-14-13l-12-1-13-2-12-1-13-2-12-3-11-2-12-3-11-4-12-4-10-4-11-5-10-5-10-5-10-6-9-6-9-7-9-7-8-7-8-8-8-8-8-8-6-9-7-9-6-10-6-10-6-10-5-12-5-11-4-12-4-12-4-12-3-13-2-13-2-13-2-14-1-15-1-14v-15-16l1-16 1-14 2-15 2-14 2-13 3-13 4-13 4-12 4-11 5-12 5-10 6-10 6-10 6-10 7-9 6-9 8-8 8-8 8-7 8-7 9-7 9-6 9-6 9-6 10-4 11-5 10-5 11-4 11-3 12-3 11-3 12-3 12-2 12-2 13-1 12-2h13l13-1zM309 162h-21l-19 1-19 2-17 3-16 3-15 4-13 4-13 5-11 6-11 7-9 7-8 8-7 8-6 10-6 10-4 10-3 11-3 11-1 13-1 13 1 13 1 13 3 12 3 11 5 11 5 10 6 10 7 9 9 8 9 8 10 6 12 7 12 5 14 5 14 4 17 3 17 3 18 1 19 1 21 1h10l11-1h10l9-1 10-1 8-1 9-1 9-1 8-2 8-2 7-2 8-2 7-2 6-3 7-2 6-3 6-3 6-3 5-4 5-3 5-4 5-4 4-3 4-4 4-5 3-4 4-4 3-5 3-5 2-5 2-4 2-6 2-5 2-5 1-6 1-5 1-6v-6-5l1-6-1-7v-7-6l-1-6-1-6-1-6-2-6-2-6-2-6-2-5-2-5-3-5-3-5-4-5-3-5-4-4-4-4-4-4-5-4-5-4-5-4-5-3-6-3-6-3-6-3-7-3-6-2-7-2-8-2-7-3-8-1-8-2-9-2-9-1-8-1h-10l-9-1-10-1h-11z">
          <text:p/>
        </draw:path>
        <draw:path draw:style-name="gr1" draw:text-style-name="P1" draw:layer="layout" svg:width="0.829cm" svg:height="0.569cm" svg:x="1.353cm" svg:y="12.611cm" svg:viewBox="0 0 830 570" svg:d="M819 150h-1-1-2l-1 1h-2-1-2l-2 1h-2-2l-2 1h-3-2-3l-2 1h-3-3l-2 1h-3-3l-3 1h-3-2-3-3l-3 1h-3-3-3-3-3l-3 1h-3-3-2-3-2-3-2-2v2l11 6 10 6 10 6 10 7 8 8 8 7 8 8 6 9 6 9 6 10 4 10 5 10 3 10 3 11 3 12 3 11 1 12 2 13v13l1 13-1 11v11l-2 10-1 10-2 10-3 10-3 9-3 9-4 9-5 8-5 8-5 8-5 8-6 7-6 8-7 6-7 7-7 6-8 6-8 5-9 5-8 5-9 5-10 4-9 4-10 4-10 4-11 3-11 3-11 3-11 2-12 3-12 1-12 2-12 2-12 1-13 1h-13-13l-13 1-14-1h-13l-13-1h-13l-12-2-13-1-12-2-12-2-11-2-12-3-11-3-11-3-10-3-11-4-10-4-9-4-9-5-9-5-9-5-8-5-8-6-8-6-8-7-6-6-8-8-6-8-6-7-6-8-5-8-5-9-4-8-4-10-4-9-3-10-2-10-2-10-2-11-1-12-1-11v-12-6-5l1-6v-6l1-5v-6l1-5 1-6 1-5 1-6 1-5 2-6 1-5 2-5 2-5 2-5 2-5 2-5 2-5 3-4 2-5 3-4 3-5 3-4 3-4 3-4 4-5 4-3 4-4 4-4 5-4 4-3 4-4 5-3 4-3 5-4 5-2 5-4 6-2 5-3v-1h-1-1-2-1-1-2-2-2-1-3-2-2-3-2-2-3-3-2-3-3-2-3-3l-3 1h-3-4-2-3-3-3-3-3-3-3-3-2-3-3-3-3-217v-155h688 9 8 9 8 8 7l8-1h7 7l7-1h7 6l6-1h6 5 5l5-1h5 3 5zM517 157h-12-11l-10 1-11 1h-10l-9 2-10 1-8 2-9 2-8 2-7 2-8 3-7 2-6 3-7 3-6 3-5 3-6 3-5 4-4 3-5 4-4 3-4 4-4 4-3 4-3 4-3 4-2 5-2 4-2 5-2 4-2 5-1 5-1 4-1 5-1 4-1 5v5l-1 4v5 6l1 6v5l1 6 1 5 2 5 1 5 2 6 2 4 2 5 2 4 3 5 3 4 3 4 4 4 4 4 4 3 4 4 4 4 5 3 5 3 6 3 5 2 6 3 6 2 7 3 7 2 7 2 7 2 8 1 8 2 8 1 8 1 9 1 9 1 10 1h9l11 1h10 11l38-1 35-4 30-6 27-8 22-11 18-14 14-16 11-18 6-21 2-23-1-4v-5-5l-1-4-1-5-1-4-1-5-2-5-1-4-2-5-2-5-3-4-3-5-2-4-4-4-3-4-4-4-4-4-4-4-5-3-5-4-5-4-6-3-6-3-6-3-6-2-7-3-7-3-7-2-8-3-9-2-8-2-9-1-9-2-10-1-11-1-10-1-11-1h-11z">
          <text:p/>
        </draw:path>
        <draw:path draw:style-name="gr1" draw:text-style-name="P1" draw:layer="layout" svg:width="0.829cm" svg:height="0.569cm" svg:x="1.353cm" svg:y="11.579cm" svg:viewBox="0 0 830 570" svg:d="M518 0h13l14 1 13 1 13 1 12 1 13 1 12 2 12 2 12 2 11 3 11 3 11 3 11 3 10 4 10 4 10 4 9 5 9 5 9 5 9 6 8 5 8 7 7 6 7 7 7 7 6 7 6 7 5 9 5 8 5 8 5 9 4 9 3 9 3 10 3 10 2 11 1 10 2 11v11l1 12v5l-1 6v5 5l-1 6-1 5v5l-1 5-1 6-1 5-1 5-2 6-1 5-2 5-1 5-2 5-2 5-2 5-3 5-2 4-3 5-3 5-3 4-3 4-3 5-3 4-4 5-3 5-4 4-4 4-4 4-5 4-4 3-5 4-5 3-5 4-5 3-6 3-6 3-5 3v1h2 2 3 2 3 3 2l3 1h3 3 3l3 1h3 3 3 3 3l2 1h3 3 3 3l2 1h3 2 3l2 1h3 2l2 1h2 2 2 2l1 1h2 1l2 1h1 1v150h-5-4l-4-1h-5-6l-5-1h-6-7-6-7l-7-1h-8-8-7l-8-1h-9-8-9-9-9-682v-155h228 3 4 3 4 3 4 3 4 3 3 5 3 3l3 1h3 3 4 2 3 3 4 3 3 3 3l3 1h4 3 3 3v-2l-12-6-11-6-11-7-10-7-9-7-9-8-8-10-7-9-7-9-5-9-6-10-4-10-4-11-3-11-3-11-3-12-2-11-1-12-1-13v-13-11l1-11 1-11 2-10 2-10 2-10 3-9 4-9 4-9 4-9 5-8 5-7 5-8 6-7 7-7 7-7 7-6 7-6 8-6 8-5 8-6 9-5 9-4 9-4 10-5 10-3 10-4 10-3 11-3 11-3 12-2 11-2 12-3 12-1 12-1 12-1 13-1 13-1 13-1zM518 162h-20l-18 1-18 2-17 2-15 2-15 4-13 4-13 4-11 5-11 6-9 6-8 7-8 7-6 9-5 8-4 10-4 10-2 11-2 12-1 12 1 4v5 5l1 4 1 5 1 5 1 5 1 4 2 5 2 5 2 4 2 4 3 5 3 4 3 5 3 3 4 5 4 5 5 3 4 4 5 3 5 4 5 3 6 3 6 3 7 3 6 3 8 2 7 3 8 2 8 2 8 2 9 2 9 1 10 1 10 1 11 1 11 1h11 12 12 11l10-1 11-1 10-1 9-1 9-1 9-2 8-2 8-2 7-2 8-2 7-3 7-3 6-2 6-3 6-3 5-4 5-3 5-3 4-4 5-4 3-5 4-4 4-3 3-5 3-4 2-4 2-5 2-4 2-5 2-4 1-5 1-5 1-5 1-4 1-5v-5-4l1-5-1-12-1-11-3-10-3-10-5-9-5-9-6-8-7-8-9-7-9-7-10-6-12-5-13-5-14-5-15-3-16-3-17-2-19-2-20-1z">
          <text:p/>
        </draw:path>
        <draw:path draw:style-name="gr1" draw:text-style-name="P1" draw:layer="layout" svg:width="0.818cm" svg:height="0.155cm" svg:x="1.353cm" svg:y="11.299cm" svg:viewBox="0 0 819 156" svg:d="M113 156h-113v-156h113zM819 156h-598v-156h598z">
          <text:p/>
        </draw:path>
        <draw:path draw:style-name="gr1" draw:text-style-name="P1" draw:layer="layout" svg:width="0.619cm" svg:height="0.602cm" svg:x="1.563cm" svg:y="10.574cm" svg:viewBox="0 0 620 603" svg:d="M309 0h13l14 1 13 1 12 1 13 2 12 2 13 3 12 2 11 4 12 3 11 4 11 5 11 4 10 5 10 6 10 6 9 6 9 7 9 6 8 8 8 8 8 8 7 9 7 8 7 10 6 9 6 10 6 12 5 11 5 11 4 11 4 12 3 13 3 12 3 13 2 14 1 14 2 14v14l1 15-1 15v14l-2 13-1 13-2 14-3 12-3 13-3 12-4 11-4 12-5 10-5 11-5 10-6 10-6 10-8 9-7 9-7 8-7 9-9 7-8 8-8 6-9 7-10 7-9 5-10 6-10 5-11 5-11 4-11 4-12 4-12 3-11 3-13 2-12 3-13 1-13 2h-13l-14 1-13 1-14-1-13-1h-12l-13-2-12-1-13-2-12-3-11-2-12-3-11-4-12-4-10-4-11-5-10-5-10-5-10-6-9-6-9-7-9-7-8-7-8-8-8-8-8-8-6-9-7-9-6-10-6-10-6-10-5-11-5-11-4-12-4-12-4-12-3-13-2-13-2-13-2-14-1-14-1-15v-15-16l1-15 1-15 2-15 2-14 2-13 3-13 4-13 4-12 4-11 5-12 5-11 6-10 6-10 6-10 7-9 6-8 8-9 8-8 8-7 8-7 9-7 9-6 9-6 9-5 10-5 11-5 10-5 11-3 11-4 12-3 11-3 12-2 12-3 12-2 13-1 12-2h13l13-1zM309 163h-21l-19 1-19 2-17 3-16 3-15 4-13 4-13 5-11 6-11 7-9 7-8 8-7 9-6 9-6 9-4 11-3 11-3 11-1 13-1 13 1 13 1 13 3 12 3 11 5 11 5 10 6 10 7 9 9 8 9 7 10 7 12 7 12 5 14 5 14 4 17 3 17 2 18 2 19 2h21 10 11l10-1 9-1 10-1 8-1 9-1 9-1 8-2 8-2 7-2 8-2 7-2 6-3 7-3 6-2 6-3 6-3 5-4 5-3 5-4 5-4 4-3 4-4 4-5 3-4 4-4 3-5 3-5 2-4 2-6 2-5 2-5 2-5 1-6 1-5 1-6v-5-6l1-6-1-7v-7-6l-1-6-1-6-1-6-2-6-2-6-2-6-2-5-2-5-3-5-3-5-4-5-3-5-4-4-4-4-4-4-5-4-5-4-5-4-5-3-6-3-6-3-6-3-7-3-6-2-7-3-8-2-7-1-8-2-8-2-9-1-9-1-8-2-10-1h-9l-10-1h-11z">
          <text:p/>
        </draw:path>
        <draw:polygon draw:style-name="gr1" draw:text-style-name="P1" draw:layer="layout" svg:width="0.609cm" svg:height="0.86cm" svg:x="1.562cm" svg:y="9.596cm" svg:viewBox="0 0 610 861" draw:points="610,504 274,504 267,504 260,504 254,504 247,505 241,505 234,506 228,506 222,507 216,508 210,509 205,510 199,511 194,512 188,513 184,515 179,517 174,518 169,520 165,522 161,524 157,527 153,529 149,531 146,534 142,537 139,540 136,542 133,546 131,549 129,553 126,556 124,560 123,564 121,568 120,573 119,577 118,581 117,586 117,591 117,595 117,600 117,605 118,609 119,614 120,618 121,622 123,626 125,631 127,634 130,638 132,642 135,646 138,650 141,653 144,656 148,660 152,663 156,666 160,669 165,672 169,675 174,677 179,680 184,682 190,684 195,686 201,688 207,690 213,692 219,693 226,695 232,696 239,698 246,698 252,699 259,700 266,700 274,701 281,701 289,701 610,701 610,856 145,856 142,856 138,856 134,856 130,856 126,856 122,856 118,856 114,856 110,857 106,857 102,857 98,857 94,857 90,857 86,857 82,857 78,857 75,857 71,858 67,858 64,858 60,858 56,858 53,858 49,858 46,858 43,858 40,859 37,859 34,859 31,859 28,859 26,859 23,859 21,859 19,860 17,860 15,860 14,860 12,861 12,713 14,713 15,712 17,712 19,712 21,712 23,711 25,711 28,711 31,711 34,711 36,710 39,710 42,710 46,710 49,710 52,709 55,709 59,709 62,708 65,708 69,708 72,708 76,708 79,707 83,707 87,707 90,707 94,707 97,707 101,707 104,706 108,706 111,706 114,706 117,706 120,706 123,706 125,706 128,706 131,706 131,704 117,698 105,692 93,685 82,678 72,671 62,664 53,657 45,649 38,641 31,632 25,623 20,614 16,605 12,595 8,585 5,575 3,563 2,552 1,541 0,529 1,515 2,503 4,490 6,479 9,467 12,456 17,446 22,437 28,428 34,419 41,411 48,403 57,396 65,390 75,384 85,379 95,374 106,370 118,366 131,363 131,360 123,356 116,353 109,350 103,346 97,343 91,340 85,336 79,332 74,329 69,325 64,322 59,318 55,314 51,310 47,306 43,302 39,298 35,293 32,289 29,284 26,280 23,275 21,271 18,266 16,261 14,256 12,251 10,246 9,241 7,236 6,231 5,225 4,220 3,214 2,209 2,203 1,197 1,191 0,185 0,179 1,169 1,160 2,151 3,142 5,134 7,125 9,118 12,110 15,103 18,96 22,89 26,83 30,77 34,71 39,65 44,60 49,55 55,50 60,45 67,41 73,37 79,33 86,29 93,26 100,22 108,20 115,17 123,14 131,12 139,10 148,8 156,7 165,5 174,4 183,3 192,2 201,1 211,1 220,0 230,0 610,0 610,154 274,154 267,154 260,154 254,154 247,155 241,155 234,156 228,156 222,157 216,158 210,159 205,160 199,161 194,162 188,163 184,165 179,167 174,168 169,170 165,172 161,174 157,177 153,179 149,181 146,184 142,186 139,190 136,192 133,196 131,199 129,202 126,206 124,210 123,213 121,217 120,221 119,226 118,230 117,235 117,239 117,244 117,249 117,253 118,258 119,262 120,267 121,271 123,275 125,279 127,283 129,287 131,290 134,294 137,298 140,301 143,304 147,308 150,311 154,314 158,317 162,320 167,323 172,325 176,328 181,330 186,332 192,334 197,336 203,338 208,340 214,341 221,343 227,344 233,346 240,347 246,347 253,348 260,349 267,349 274,350 282,350 610,350">
          <text:p/>
        </draw:polygon>
        <draw:path draw:style-name="gr1" draw:text-style-name="P1" draw:layer="layout" svg:width="0.619cm" svg:height="0.602cm" svg:x="1.563cm" svg:y="8.891cm" svg:viewBox="0 0 620 603" svg:d="M620 419l-1 9v8 8l-1 9-1 7-2 8-1 7-2 7-2 8-2 7-3 6-2 7-3 6-3 6-4 6-3 5-4 6-4 5-4 5-5 5-5 5-6 4-5 4-5 4-6 4-5 3-6 4-6 3-7 3-6 2-7 3-8 2-7 2-7 2-7 1-8 1-8 1h-8l-9 1h-8-11l-10-1-9-1-10-1-9-1-8-3-9-2-8-2-7-4-8-3-7-4-7-4-6-5-7-4-6-5-5-5-6-6-5-6-5-6-4-6-5-6-4-7-4-7-3-7-4-8-3-7-3-8-2-8-3-8-2-9-2-9-2-8-1-9-2-9-1-9-1-9-1-10v-9l-1-10v-9l-2-129h-30-7-6l-6 1h-6l-5 1-6 1h-5l-4 1-5 1-5 1-4 1-4 2-4 1-4 2-3 1-4 2-3 2-4 2-2 2-3 2-3 2-3 3-2 2-2 3-2 2-2 3-1 3-2 3-1 3-2 4-1 3-1 3-1 3-1 4v4l-1 3v4 4l-1 4v4 4 4l1 4v3 4l1 3v4l1 3 1 3v3l1 3 1 3 1 3 1 2 2 3 1 3 2 2 1 2 2 3 2 2 2 2 2 2 2 2 3 2 2 2 3 2 3 2 3 1 3 2 3 1 3 1 4 2 3 1 4 1 4 1 4 1 5 1h4l5 1h5l-8 162-8-1-7-2-8-2-7-2-7-2-8-3-6-2-7-4-7-3-6-3-7-4-6-4-6-4-6-5-5-4-6-5-5-5-6-6-5-6-4-6-5-6-4-7-5-7-3-7-4-8-4-7-3-8-3-9-3-8-3-9-2-10-2-9-2-10-2-10-2-11-1-11-1-11v-11l-1-12v-12-11l1-11v-11l1-10 1-10 2-10 2-9 2-10 2-9 3-9 3-8 3-8 3-8 4-8 4-8 4-7 5-7 5-7 5-6 5-6 6-6 5-6 6-5 7-5 6-5 7-4 7-5 7-4 8-3 8-4 8-3 8-3 9-2 9-2 9-2 9-1 10-1 9-1h11l10-1h217 4 4 4 4 4 4 3l4-1h3 4l3-1h3l3-1h3l3-1 3-1 2-1h3l2-2 3-1 2-1 2-1 2-1 2-2 1-1 2-1 2-2 1-2 1-2 2-1 1-2 1-3 1-2v-2l1-3v-2l1-3v-3-3-3-3-4-3-5l-1-3v-3-4l-1-3v-4l-1-3h85v3l1 3 1 2v3l1 2v3l1 2 1 2v4l1 2v2l1 2v3l1 2v2l1 2v3 2l1 2v2 2l1 2v3l1 2v3 2 2l1 3v2 3 2 3l1 2v3 3 3 3 3 3 3 12l-1 11-1 10-3 9-2 9-3 9-4 7-4 8-5 6-6 6-6 5-6 5-7 4-9 5-8 3-9 3-9 3-10 2-10 2-11 1v3l11 7 10 6 10 7 10 8 8 7 9 9 9 8 7 9 7 9 7 10 6 9 5 11 4 10 4 11 4 12 3 12 2 12 1 13 1 13zM331 239l1 80 1 5v4 5l1 5v5l1 5v4l1 5v4l1 5v4l1 5 1 4 1 4 1 4 2 4 1 4 2 3 2 4 1 3 3 3 2 4 2 2 3 3 2 3 3 3 3 2 3 2 3 3 4 2 4 1 4 2 4 2 5 1 4 1 6 1 5 1h6l6 1h6l8-1h8l7-1 7-2 7-1 6-2 6-3 5-3 5-3 4-4 4-4 4-4 2-5 3-4 2-6 2-5 2-6 1-6v-6l1-6-1-6v-6l-1-5v-6l-2-6-1-5-2-5-1-5-3-5-2-5-3-5-3-5-3-4-3-4-3-5-3-3-4-4-3-4-4-3-4-4-4-3-5-3-4-3-5-3-5-3-5-3-5-2-5-2-5-2-5-2-6-2-5-2-5-1-6-1-5-1-6-1-6-1h-5l-6-1h-5z">
          <text:p/>
        </draw:path>
        <draw:polygon draw:style-name="gr1" draw:text-style-name="P1" draw:layer="layout" svg:width="0.62cm" svg:height="0.542cm" svg:x="1.562cm" svg:y="8.317cm" svg:viewBox="0 0 621 543" draw:points="434,0 443,0 451,0 459,1 467,3 475,4 483,6 490,9 498,11 505,14 512,18 518,22 525,26 531,30 537,35 543,40 549,45 554,51 560,57 565,63 571,70 575,77 580,84 584,92 588,99 592,108 596,116 599,125 602,134 605,144 608,153 610,164 612,174 614,184 616,195 617,207 618,218 620,230 620,242 620,254 621,267 621,278 620,289 620,299 619,310 618,321 617,331 616,341 615,350 614,360 612,369 610,378 609,387 606,395 604,404 601,412 599,420 596,428 592,435 589,442 585,450 581,457 577,464 573,470 567,476 562,482 557,487 552,493 546,498 541,503 535,508 529,513 522,517 515,521 508,525 501,528 493,532 485,535 477,538 469,540 460,543 439,405 444,404 449,403 453,401 458,399 462,398 466,396 469,394 473,392 476,389 480,387 482,385 486,382 488,380 491,377 493,374 495,371 498,368 500,365 501,362 503,359 505,355 506,352 508,348 509,344 510,340 511,336 512,332 513,328 514,323 514,319 515,314 515,309 516,304 516,299 516,294 517,289 517,284 517,278 517,272 517,267 517,261 517,256 517,251 517,246 516,241 516,236 516,231 515,227 515,222 514,218 513,213 513,208 512,204 511,200 510,196 509,192 508,188 506,185 505,181 504,178 502,175 500,171 499,168 497,165 495,163 493,160 490,158 488,156 486,153 483,151 480,150 477,148 474,147 471,145 468,144 464,144 460,143 457,143 453,142 448,142 444,142 440,143 436,143 432,144 428,145 424,147 421,149 418,151 415,153 412,156 410,158 407,162 404,165 402,168 400,172 398,175 396,180 394,184 392,188 390,193 389,198 387,202 385,207 384,213 382,218 381,224 379,229 378,235 377,242 375,248 374,254 373,261 371,267 370,274 368,280 367,287 365,294 364,301 362,308 360,315 359,322 357,330 355,338 353,345 351,352 349,360 347,367 345,374 343,382 341,389 338,396 336,403 333,410 330,417 327,423 324,430 320,436 317,442 313,449 309,455 305,461 301,466 296,471 291,476 287,481 282,485 276,490 271,494 265,498 259,501 253,505 246,508 239,510 232,513 224,515 216,516 208,517 199,518 191,519 181,519 173,519 165,518 157,517 149,516 141,515 134,513 126,511 119,508 113,505 106,502 99,499 93,495 87,491 81,487 75,482 69,477 64,472 59,466 54,460 49,454 44,446 40,440 36,432 32,425 28,417 25,409 22,401 18,392 16,383 13,374 11,364 9,355 7,344 5,334 4,323 3,312 2,301 1,289 0,278 0,266 0,256 1,246 1,237 2,228 3,219 4,210 5,201 6,192 8,183 10,175 12,167 14,159 16,151 19,143 21,135 24,128 28,121 31,114 35,107 39,100 42,93 47,87 51,81 56,75 60,70 66,65 71,59 76,54 82,49 88,45 94,41 101,36 107,33 114,29 121,26 129,23 137,20 145,18 153,16 161,13 176,151 172,152 167,153 163,154 160,155 156,156 153,158 149,159 146,161 143,163 141,165 138,166 135,169 132,171 130,173 128,176 125,178 123,181 121,184 120,187 118,189 116,192 115,195 113,199 112,202 111,205 110,208 109,212 108,216 107,219 107,223 106,227 106,231 105,235 105,239 105,243 104,248 104,252 104,256 103,261 103,266 104,276 104,286 105,296 106,305 107,314 109,322 111,329 113,336 115,343 118,348 121,353 124,358 128,362 132,366 137,369 141,371 147,373 152,375 158,375 165,376 169,376 173,375 176,375 180,374 183,373 186,372 189,370 192,369 195,367 197,365 200,362 202,360 204,357 206,354 209,351 210,347 212,344 214,340 216,337 218,333 219,328 221,324 222,320 223,315 225,310 226,305 228,300 229,295 230,289 232,284 233,278 234,272 235,266 236,260 238,254 239,248 240,241 242,235 244,228 245,222 247,213 249,205 251,197 253,189 255,181 257,172 259,164 262,156 264,148 266,140 269,132 271,125 274,117 277,110 280,102 283,96 287,89 291,82 295,75 299,69 303,63 307,57 312,51 317,46 322,41 327,36 333,31 339,27 345,23 351,19 358,16 365,12 373,9 380,7 389,5 397,3 406,1 415,1 424,0">
          <text:p/>
        </draw:polygon>
        <draw:polygon draw:style-name="gr1" draw:text-style-name="P1" draw:layer="layout" svg:width="0.62cm" svg:height="0.542cm" svg:x="1.562cm" svg:y="7.689cm" svg:viewBox="0 0 621 543" draw:points="434,0 443,0 451,1 459,1 467,3 475,5 483,6 490,9 498,12 505,15 512,18 518,22 525,26 531,30 537,35 543,40 549,45 554,51 560,57 565,63 571,70 575,77 580,84 584,92 588,100 592,108 596,116 599,125 602,134 605,144 608,154 610,164 612,174 614,185 616,195 617,207 618,218 620,230 620,242 620,254 621,267 621,278 620,289 620,300 619,310 618,321 617,331 616,341 615,350 614,360 612,369 610,378 609,387 606,396 604,404 601,412 599,420 596,428 592,435 589,443 585,450 581,457 577,463 573,469 567,475 562,481 557,487 552,492 546,497 541,502 535,507 529,512 522,516 515,520 508,524 501,527 493,531 485,535 477,538 469,540 460,543 439,406 444,404 449,403 453,401 458,399 462,398 466,396 469,394 473,392 476,390 480,387 482,385 486,382 488,380 491,377 493,374 495,372 498,369 500,366 501,362 503,359 505,355 506,352 508,348 509,344 510,340 511,336 512,332 513,328 514,324 514,319 515,314 515,309 516,304 516,300 516,294 517,289 517,284 517,278 517,272 517,267 517,261 517,256 517,251 517,246 516,241 516,236 516,231 515,227 515,222 514,218 513,213 513,209 512,204 511,200 510,196 509,192 508,188 506,185 505,181 504,178 502,175 500,171 499,168 497,165 495,163 493,160 490,158 488,156 486,154 483,151 480,150 477,148 474,147 471,145 468,144 464,144 460,143 457,143 453,142 448,142 444,142 440,143 436,143 432,144 428,146 424,147 421,149 418,151 415,153 412,156 410,159 407,162 404,165 402,168 400,172 398,176 396,180 394,184 392,188 390,193 389,198 387,203 385,207 384,213 382,218 381,224 379,230 378,236 377,242 375,248 374,254 373,261 371,267 370,274 368,281 367,287 365,294 364,301 362,308 360,315 359,323 357,330 355,338 353,345 351,352 349,360 347,367 345,374 343,382 341,389 338,396 336,403 333,410 330,417 327,424 324,430 320,436 317,442 313,448 309,454 305,460 301,465 296,470 291,475 287,480 282,484 276,489 271,493 265,497 259,500 253,504 246,507 239,509 232,512 224,514 216,515 208,517 199,517 191,518 181,518 173,518 165,518 157,517 149,515 141,514 134,512 126,510 119,507 113,505 106,502 99,498 93,494 87,490 81,486 75,481 69,476 64,471 59,465 54,459 49,453 44,447 40,440 36,433 32,425 28,417 25,409 22,401 18,392 16,384 13,374 11,364 9,355 7,345 5,334 4,324 3,312 2,301 1,290 0,278 0,266 0,256 1,247 1,237 2,228 3,219 4,210 5,201 6,192 8,184 10,175 12,167 14,159 16,151 19,143 21,136 24,128 28,121 31,114 35,107 39,100 42,94 47,88 51,82 56,76 60,70 66,65 71,59 76,54 82,50 88,45 94,41 101,37 107,33 114,29 121,26 129,23 137,20 145,18 153,16 161,14 176,151 172,152 167,153 163,154 160,155 156,156 153,158 149,159 146,161 143,163 141,165 138,167 135,169 132,171 130,174 128,176 125,179 123,181 121,184 120,187 118,189 116,192 115,195 113,199 112,202 111,205 110,209 109,212 108,216 107,219 107,223 106,227 106,231 105,235 105,239 105,243 104,248 104,252 104,257 103,261 103,266 104,276 104,286 105,296 106,305 107,314 109,322 111,329 113,336 115,343 118,348 121,354 124,358 128,362 132,366 137,369 141,372 147,373 152,375 158,376 165,376 169,376 173,375 176,375 180,374 183,373 186,372 189,370 192,369 195,367 197,365 200,362 202,360 204,357 206,354 209,351 210,348 212,344 214,341 216,337 218,333 219,328 221,324 222,320 223,315 225,310 226,305 228,300 229,295 230,289 232,284 233,278 234,272 235,266 236,260 238,254 239,248 240,241 242,235 244,228 245,222 247,213 249,205 251,197 253,189 255,181 257,173 259,164 262,156 264,149 266,140 269,133 271,125 274,117 277,110 280,103 283,96 287,89 291,82 295,76 299,70 303,63 307,57 312,52 317,46 322,41 327,36 333,32 339,27 345,23 351,19 358,16 365,12 373,10 380,7 389,5 397,3 406,2 415,1 424,0">
          <text:p/>
        </draw:polygon>
        <draw:polygon draw:style-name="gr1" draw:text-style-name="P1" draw:layer="layout" svg:width="1.052cm" svg:height="0.319cm" svg:x="1.353cm" svg:y="6.954cm" svg:viewBox="0 0 1053 320" draw:points="1053,155 1041,164 1028,172 1016,179 1004,187 992,195 980,202 968,209 955,215 943,222 931,228 919,234 906,240 894,246 882,251 869,257 857,262 844,267 832,271 819,275 806,280 794,283 781,287 767,291 754,295 741,298 728,301 714,304 701,306 687,308 674,310 660,312 645,314 631,315 616,316 602,317 587,318 572,319 557,319 541,320 526,320 510,320 495,319 479,319 464,318 450,317 435,316 421,315 406,314 392,312 379,310 364,308 350,306 337,304 323,301 310,298 297,295 284,291 271,287 258,283 245,280 232,275 220,271 207,267 195,262 182,257 170,251 158,246 146,240 133,234 121,228 109,222 97,215 85,209 73,202 61,195 48,187 36,179 24,172 12,164 0,155 0,0 12,9 25,17 38,26 50,33 63,41 76,49 88,56 101,63 113,69 126,76 138,82 151,88 163,94 176,99 188,104 201,110 214,114 226,119 239,123 252,128 265,131 278,135 291,138 304,142 317,145 330,148 343,150 357,153 370,155 385,157 398,159 412,160 426,161 440,163 454,164 468,165 482,165 497,166 511,166 526,166 541,166 556,166 571,165 585,165 600,164 614,163 628,161 642,160 655,159 669,157 682,155 696,153 709,150 722,148 735,145 748,142 761,138 775,135 788,131 800,128 813,123 826,119 838,114 851,110 864,104 876,99 889,94 901,88 914,82 926,76 939,69 951,63 964,56 976,49 989,41 1001,33 1014,26 1027,17 1040,9 1053,0">
          <text:p/>
        </draw:polygon>
        <draw:path draw:style-name="gr1" draw:text-style-name="P1" draw:layer="layout" svg:width="0.848cm" svg:height="0.568cm" svg:x="1.562cm" svg:y="6.339cm" svg:viewBox="0 0 849 569" svg:d="M849 286l-1 11v12 11l-1 11-1 10-2 10-1 10-2 10-2 10-3 9-2 9-2 8-3 9-3 7-4 8-3 8-3 7-4 7-4 7-4 6-5 7-4 5-5 7-5 6-5 5-5 5-5 4-5 5-6 4-6 4-6 4-6 3-6 3-6 3-7 3-7 2-6 3-7 2-7 1-7 2-18-156 7-2 7-2 6-3 6-3 6-3 6-4 5-4 5-4 4-5 4-5 4-6 4-6 3-6 2-7 3-7 1-7 2-8 1-8 1-8v-9-5-6l-1-5-1-5v-5l-1-5-1-5-1-5-1-4-2-5-2-5-1-4-3-4-2-4-2-4-3-4-3-4-3-3-4-4-3-3-4-3-4-3-4-3-5-3-5-3-5-2-5-3-5-2-6-2-6-2-6-1-7-2-6-1-7-2-8-1h-8l-7-1h-9l-8-1h-9-3-3-3-4-2-4-3-3-3-3-3-4-3-3-3-3-2-3-3-2-4l-3-1h-3-3-3-3-3-2-3-3v1l11 6 10 6 11 6 9 7 9 8 8 8 7 8 7 8 6 10 5 9 5 10 5 10 4 11 3 11 3 11 2 12 2 12 1 13 1 13v13 11 11l-2 11-1 10-2 10-3 10-2 9-4 9-3 8-5 9-4 8-6 8-5 7-5 8-6 7-7 7-7 6-7 6-7 6-8 6-8 5-9 5-8 5-10 4-9 4-10 4-10 4-10 3-10 3-11 3-12 2-11 3-12 2-12 1-12 2-12 1-13 1h-12l-13 1h-14-14l-13-1h-13l-13-2-12-1-13-1-12-2-11-2-12-2-11-3-11-3-11-3-11-4-10-3-9-4-10-5-9-4-9-5-8-6-9-5-8-6-7-6-8-7-7-6-6-8-6-7-6-8-5-8-5-8-4-8-5-10-3-9-4-9-2-10-3-10-2-11-1-10-1-11-1-12-1-12 1-11 1-12 1-11 2-11 2-11 3-10 3-11 4-10 4-9 5-10 5-9 6-9 7-8 7-9 8-7 9-7 10-7 10-6 10-6 11-6v-3h-2-3-2-3-2-3-3-3-3-2l-4-1h-3-3-2-4l-2-1h-4-3-3-3l-3-1h-2-3-3-2l-3-1h-2-3-2-2l-2-1h-2l-2-1h-2-1-2l-1-1h-1-1-1v-147h4 5l4 1h5 6 6l6 1h6 7 8 7l8 1h7 8 8 8 9 9 9 9 440 13l13 1 12 1 12 1 11 2 11 2 11 3 10 2 11 4 9 3 10 4 9 4 9 5 9 5 8 5 7 6 8 6 7 6 7 7 7 7 6 8 6 7 6 8 5 9 5 8 4 9 5 10 4 9 3 11 4 10 3 11 3 11 2 11 2 11 2 12 1 12 1 13 1 12v13zM303 156h-11l-11 1h-10l-10 1-9 1-10 1-8 2-9 1-8 2-8 2-7 2-7 3-7 2-6 3-7 3-5 3-6 3-5 3-5 3-5 4-4 3-4 4-4 4-4 4-3 4-3 4-3 4-3 5-2 4-2 4-2 5-1 4-1 5-2 5-1 4-1 5v4l-1 5v5 4 6 6l1 5 1 6 1 5 1 6 2 5 1 5 2 5 2 4 3 5 3 4 2 4 4 4 3 4 4 4 4 4 4 3 5 3 4 4 5 3 5 3 6 3 6 2 6 3 6 2 7 2 7 2 7 2 7 2 8 2 8 1 8 1 8 1 9 1 9 1 10 1h9 10 10 19l18-1 17-1 16-3 15-2 14-4 13-4 12-4 11-6 11-6 9-6 9-7 7-8 6-8 6-9 4-10 3-10 3-10 1-12 1-12v-4-5l-1-5v-4l-1-5-1-4-2-5-1-4-1-5-2-4-2-5-2-4-3-5-3-4-3-4-3-4-4-4-3-4-4-4-5-4-5-3-5-4-5-3-6-3-6-3-6-3-6-3-8-2-7-3-7-2-8-2-8-2-9-1-9-2-9-1-10-1-10-1h-11l-11-1z">
          <text:p/>
        </draw:path>
        <draw:polygon draw:style-name="gr1" draw:text-style-name="P1" draw:layer="layout" svg:width="1.052cm" svg:height="0.318cm" svg:x="1.353cm" svg:y="5.944cm" svg:viewBox="0 0 1053 319" draw:points="1053,319 1040,311 1027,302 1014,294 1001,286 989,278 976,271 964,264 951,257 939,250 926,244 914,238 901,232 889,226 876,221 864,215 851,210 838,205 826,201 813,197 800,193 788,189 775,185 761,181 748,178 735,175 722,172 709,169 696,167 682,165 669,163 655,161 642,160 628,158 614,157 600,156 585,155 571,154 556,154 541,154 526,154 511,154 497,154 482,154 468,155 454,156 440,157 426,158 412,160 398,161 385,163 370,165 357,167 343,169 330,172 317,175 304,178 291,181 278,185 265,189 252,193 239,197 226,201 214,205 201,210 188,215 176,221 163,226 151,232 138,238 126,244 113,250 101,257 88,264 76,271 63,278 50,286 38,294 25,302 12,311 0,319 0,165 12,156 24,148 36,140 48,132 61,125 73,118 85,111 97,104 109,98 121,91 133,85 146,79 158,74 170,68 182,63 195,58 207,53 220,49 232,45 245,40 258,36 271,33 284,28 297,25 310,22 323,19 337,16 350,14 364,12 379,10 392,8 406,6 421,5 435,3 450,2 464,1 479,1 495,0 510,0 526,0 541,0 557,0 572,1 587,1 602,2 616,3 631,5 645,6 660,8 674,10 687,12 701,14 714,16 728,19 741,22 754,25 767,28 781,33 794,36 806,40 819,45 832,49 844,53 857,58 869,63 882,68 894,74 906,79 919,85 931,91 943,98 955,104 968,111 980,118 992,125 1004,132 1016,140 1028,148 1041,156 1053,165">
          <text:p/>
        </draw:polygon>
        <draw:frame draw:style-name="gr16" draw:text-style-name="P12" draw:layer="layout" svg:width="1.195cm" svg:height="1.767cm" svg:x="8.04cm" svg:y="2.475cm">
          <draw:text-box>
            <text:p><text:span text:style-name="T2">a</text:span></text:p>
          </draw:text-box>
        </draw:frame>
        <draw:frame draw:style-name="gr17" draw:text-style-name="P12" draw:layer="layout" svg:width="1.241cm" svg:height="1.767cm" svg:x="13.873cm" svg:y="2.399cm">
          <draw:text-box>
            <text:p><text:span text:style-name="T2">b</text:span></text:p>
          </draw:text-box>
        </draw:frame>
        <draw:frame draw:style-name="gr17" draw:text-style-name="P12" draw:layer="layout" svg:width="1.241cm" svg:height="1.767cm" svg:x="19.611cm" svg:y="2.3cm">
          <draw:text-box>
            <text:p><text:span text:style-name="T2">b</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Helvetica Neue" svg:font-family="'Helvetica Neue'"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50cm" fo:page-height="5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11-14T09:15:17.518658170</meta:creation-date>
    <dc:date>2025-01-21T10:58:04.666422991</dc:date>
    <meta:editing-duration>PT19H14M29S</meta:editing-duration>
    <meta:editing-cycles>10</meta:editing-cycles>
    <meta:generator>LibreOffice/7.3.7.2$Linux_X86_64 LibreOffice_project/30$Build-2</meta:generator>
    <meta:document-statistic meta:object-count="858"/>
  </office:meta>
</office:document-meta>
</file>